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002060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Excel_32_Built-in_32_Normal" style:data-style-name="N39">
      <style:table-cell-properties fo:border-top="none" fo:border-bottom="none" fo:border-left="none" fo:border-right="2pt solid #000000" style:vertical-align="automatic" fo:background-color="#002060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Excel_32_Built-in_32_Normal" style:data-style-name="N37">
      <style:table-cell-properties fo:border-top="none" fo:border-bottom="none" fo:border-left="none" fo:border-right="2pt solid #000000" style:vertical-align="automatic" fo:background-color="#002060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8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fo:color="#FFFFFF" style:font-name="Calibri" style:font-name-asian="Calibri" style:font-name-complex="Calibri"/>
    </style:style>
    <style:style style:name="ce9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Excel_32_Built-in_32_Normal" style:data-style-name="N39">
      <style:table-cell-properties style:vertical-align="automatic" fo:background-color="#002060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style:font-name="Calibri" style:font-name-asian="Calibri" style:font-name-complex="Calibri"/>
    </style:style>
    <style:style style:name="ce12" style:family="table-cell" style:parent-style-name="Excel_32_Built-in_32_Normal" style:data-style-name="N40">
      <style:table-cell-properties fo:border-top="none" fo:border-bottom="none" fo:border-left="none" fo:border-right="2pt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13" style:family="table-cell" style:parent-style-name="Excel_32_Built-in_32_Normal" style:data-style-name="N37">
      <style:table-cell-properties fo:border-top="none" fo:border-bottom="2pt solid #000000" fo:border-left="2pt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14" style:family="table-cell" style:parent-style-name="Excel_32_Built-in_32_Normal" style:data-style-name="N43">
      <style:table-cell-properties fo:border-top="none" fo:border-bottom="none" fo:border-left="none" fo:border-right="2pt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15" style:family="table-cell" style:parent-style-name="Excel_32_Built-in_32_Normal" style:data-style-name="N40">
      <style:table-cell-properties fo:border-top="none" fo:border-bottom="none" fo:border-left="none" fo:border-right="2pt solid #000000" style:vertical-align="automatic" fo:background-color="#002060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Excel_32_Built-in_32_Normal" style:data-style-name="N36">
      <style:table-cell-properties fo:border-top="2pt solid #000000" fo:border-bottom="none" fo:border-left="none" fo:border-right="2pt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Excel_32_Built-in_32_Normal" style:data-style-name="N37">
      <style:table-cell-properties fo:border-top="none" fo:border-bottom="2pt solid #000000" fo:border-left="2pt solid #000000" fo:border-right="none" style:vertical-align="automatic" fo:background-color="transparent"/>
      <style:text-properties fo:color="#FFFFFF" style:font-name="Calibri" style:font-name-asian="Calibri" style:font-name-complex="Calibri"/>
    </style:style>
    <style:style style:name="ce18" style:family="table-cell" style:parent-style-name="Excel_32_Built-in_32_Normal" style:data-style-name="N37">
      <style:table-cell-properties fo:border-top="none" fo:border-bottom="2pt solid #000000" fo:border-left="none" fo:border-right="none" style:vertical-align="automatic" fo:background-color="transparent"/>
      <style:text-properties style:font-name="Calibri" style:font-name-asian="Calibri" style:font-name-complex="Calibri"/>
    </style:style>
    <style:style style:name="ce19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20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21" style:family="table-cell" style:parent-style-name="Excel_32_Built-in_32_Normal" style:data-style-name="N37">
      <style:table-cell-properties fo:border-top="2pt solid #000000" fo:border-bottom="none" fo:border-left="none" fo:border-right="none" style:vertical-align="automatic" fo:background-color="transparent"/>
      <style:text-properties fo:color="#FFFFFF" style:font-name="Calibri" style:font-name-asian="Calibri" style:font-name-complex="Calibri"/>
    </style:style>
    <style:style style:name="ce22" style:family="table-cell" style:parent-style-name="Excel_32_Built-in_32_Normal" style:data-style-name="N46">
      <style:table-cell-properties style:vertical-align="automatic" fo:background-color="transparent"/>
      <style:text-properties fo:color="#FFFFFF" style:font-name="Calibri" style:font-name-asian="Calibri" style:font-name-complex="Calibri"/>
    </style:style>
    <style:style style:name="ce23" style:family="table-cell" style:parent-style-name="Excel_32_Built-in_32_Normal" style:data-style-name="N36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24" style:family="table-cell" style:parent-style-name="Excel_32_Built-in_32_Normal" style:data-style-name="N47">
      <style:table-cell-properties fo:border-top="2pt solid #000000" fo:border-bottom="2pt solid #000000" fo:border-left="none" fo:border-right="2pt solid #000000" style:vertical-align="automatic" fo:background-color="#002060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Excel_32_Built-in_32_Normal" style:data-style-name="N44">
      <style:table-cell-properties fo:border-top="none" fo:border-bottom="none" fo:border-left="none" fo:border-right="2pt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27" style:family="table-cell" style:parent-style-name="Excel_32_Built-in_32_Normal" style:data-style-name="N39">
      <style:table-cell-properties fo:border-top="none" fo:border-bottom="2pt solid #000000" fo:border-left="none" fo:border-right="2pt solid #000000" style:vertical-align="automatic" fo:background-color="#002060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28" style:family="table-cell" style:parent-style-name="Excel_32_Built-in_32_Normal" style:data-style-name="N37">
      <style:table-cell-properties fo:border-top="none" fo:border-bottom="thin solid #000000" fo:border-left="none" fo:border-right="none" style:vertical-align="automatic" fo:background-color="transparent"/>
      <style:text-properties style:font-name="Calibri" style:font-name-asian="Calibri" style:font-name-complex="Calibri"/>
    </style:style>
    <style:style style:name="ce29" style:family="table-cell" style:parent-style-name="Excel_32_Built-in_32_Normal" style:data-style-name="N39">
      <style:table-cell-properties fo:border-top="thin solid #000000" fo:border-bottom="thin solid #000000" fo:border-left="none" fo:border-right="none" style:vertical-align="automatic" fo:background-color="#002060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30" style:family="table-cell" style:parent-style-name="Excel_32_Built-in_32_Normal" style:data-style-name="N47">
      <style:table-cell-properties fo:border-top="thin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/>
    </style:style>
    <style:style style:name="ce31" style:family="table-cell" style:parent-style-name="Excel_32_Built-in_32_Normal" style:data-style-name="N47">
      <style:table-cell-properties fo:border-top="thin solid #000000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32" style:family="table-cell" style:parent-style-name="Excel_32_Built-in_32_Normal" style:data-style-name="N47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33" style:family="table-cell" style:parent-style-name="Excel_32_Built-in_32_Normal" style:data-style-name="N47">
      <style:table-cell-properties fo:border-top="none" fo:border-bottom="none" fo:border-left="2pt solid #000000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34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35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6" style:family="table-cell" style:parent-style-name="Excel_32_Built-in_32_Normal" style:data-style-name="N37">
      <style:table-cell-properties fo:border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7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8" style:family="table-cell" style:parent-style-name="Excel_32_Built-in_32_Normal" style:data-style-name="N37">
      <style:table-cell-properties fo:border-top="thin solid #000000" fo:border-bottom="none" fo:border-left="thin solid #000000" fo:border-right="thin solid #000000" style:vertical-align="automatic" fo:background-color="#FFFF99"/>
      <style:text-properties style:font-name="Calibri" style:font-name-asian="Calibri" style:font-name-complex="Calibri" fo:font-weight="bold" style:font-weight-asian="bold" style:font-weight-complex="bold"/>
    </style:style>
    <style:style style:name="ce39" style:family="table-cell" style:parent-style-name="Excel_32_Built-in_32_Normal" style:data-style-name="N37">
      <style:table-cell-properties fo:border-top="thin solid #000000" fo:border-bottom="none" fo:border-left="none" fo:border-right="none" style:vertical-align="automatic" fo:background-color="#92D050"/>
      <style:text-properties style:font-name="Calibri" style:font-name-asian="Calibri" style:font-name-complex="Calibri" fo:font-weight="bold" style:font-weight-asian="bold" style:font-weight-complex="bold"/>
    </style:style>
    <style:style style:name="ce40" style:family="table-cell" style:parent-style-name="Excel_32_Built-in_32_Normal" style:data-style-name="N37">
      <style:table-cell-properties fo:border-top="thin solid #000000" fo:border-bottom="none" fo:border-left="2pt solid #000000" fo:border-right="thin solid #000000" style:vertical-align="automatic" fo:background-color="#92D050"/>
      <style:text-properties style:font-name="Calibri" style:font-name-asian="Calibri" style:font-name-complex="Calibri" fo:font-weight="bold" style:font-weight-asian="bold" style:font-weight-complex="bold"/>
    </style:style>
    <style:style style:name="ce41" style:family="table-cell" style:parent-style-name="Excel_32_Built-in_32_Normal" style:data-style-name="N37">
      <style:table-cell-properties fo:border-top="none" fo:border-bottom="none" fo:border-left="thin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42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99"/>
      <style:text-properties style:font-name="Calibri" style:font-name-asian="Calibri" style:font-name-complex="Calibri"/>
    </style:style>
    <style:style style:name="ce43" style:family="table-cell" style:parent-style-name="Excel_32_Built-in_32_Normal" style:data-style-name="N36">
      <style:table-cell-properties fo:border-top="none" fo:border-bottom="none" fo:border-left="2pt solid #000000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44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/>
      <style:text-properties style:font-name="Calibri" style:font-name-asian="Calibri" style:font-name-complex="Calibri"/>
    </style:style>
    <style:style style:name="ce45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99"/>
      <style:text-properties style:font-name="Calibri" style:font-name-asian="Calibri" style:font-name-complex="Calibri" fo:font-weight="bold" style:font-weight-asian="bold" style:font-weight-complex="bold"/>
    </style:style>
    <style:style style:name="ce4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47" style:family="table-cell" style:parent-style-name="Excel_32_Built-in_32_Normal" style:data-style-name="N36">
      <style:table-cell-properties fo:border-top="none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48" style:family="table-cell" style:parent-style-name="Excel_32_Built-in_32_Normal" style:data-style-name="N37">
      <style:table-cell-properties fo:border-top="none" fo:border-bottom="none" fo:border-left="thin solid #000000" fo:border-right="thin solid #000000" style:vertical-align="automatic" fo:background-color="#FFFF99"/>
      <style:text-properties style:font-name="Calibri" style:font-name-asian="Calibri" style:font-name-complex="Calibri"/>
    </style:style>
    <style:style style:name="ce49" style:family="table-cell" style:parent-style-name="Excel_32_Built-in_32_Normal" style:data-style-name="N37">
      <style:table-cell-properties fo:border-top="thin solid #000000" fo:border-bottom="none" fo:border-left="thin solid #000000" fo:border-right="thin solid #000000" style:vertical-align="automatic" fo:background-color="#FFFF99"/>
      <style:text-properties style:font-name="Calibri" style:font-name-asian="Calibri" style:font-name-complex="Calibri"/>
    </style:style>
    <style:style style:name="ce50" style:family="table-cell" style:parent-style-name="Excel_32_Built-in_32_Normal" style:data-style-name="N37">
      <style:table-cell-properties fo:border-top="thin solid #000000" fo:border-bottom="none" fo:border-left="none" fo:border-right="none" style:vertical-align="automatic" fo:background-color="#FFFF00"/>
      <style:text-properties style:font-name="Calibri" style:font-name-asian="Calibri" style:font-name-complex="Calibri"/>
    </style:style>
    <style:style style:name="ce51" style:family="table-cell" style:parent-style-name="Excel_32_Built-in_32_Normal" style:data-style-name="N37">
      <style:table-cell-properties fo:border-top="thin solid #000000" fo:border-bottom="none" fo:border-left="2pt solid #000000" fo:border-right="thin solid #000000" style:vertical-align="automatic" fo:background-color="#FFFF00"/>
      <style:text-properties style:font-name="Calibri" style:font-name-asian="Calibri" style:font-name-complex="Calibri"/>
    </style:style>
    <style:style style:name="ce52" style:family="table-cell" style:parent-style-name="Excel_32_Built-in_32_Normal" style:data-style-name="N36">
      <style:table-cell-properties style:vertical-align="automatic" fo:background-color="#002060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53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54" style:family="table-cell" style:parent-style-name="Excel_32_Built-in_32_Normal" style:data-style-name="N37">
      <style:table-cell-properties fo:border-top="thin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/>
    </style:style>
    <style:style style:name="ce55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/>
    </style:style>
    <style:style style:name="ce56" style:family="table-cell" style:parent-style-name="Excel_32_Built-in_32_Normal" style:data-style-name="N36">
      <style:table-cell-properties fo:border="thin solid #000000" style:vertical-align="automatic" fo:background-color="#FFFF99"/>
      <style:text-properties style:font-name="Calibri" style:font-name-asian="Calibri" style:font-name-complex="Calibri" fo:font-weight="bold" style:font-weight-asian="bold" style:font-weight-complex="bold"/>
    </style:style>
    <style:style style:name="ce57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58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59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FFFF99"/>
      <style:text-properties style:font-name="Calibri" style:font-name-asian="Calibri" style:font-name-complex="Calibri"/>
    </style:style>
    <style:style style:name="ce60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61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#C6D9F1"/>
      <style:text-properties style:font-name="Calibri" style:font-name-asian="Calibri" style:font-name-complex="Calibri" fo:font-weight="bold" style:font-weight-asian="bold" style:font-weight-complex="bold"/>
    </style:style>
    <style:style style:name="ce62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#C6D9F1"/>
      <style:text-properties style:font-name="Calibri" style:font-name-asian="Calibri" style:font-name-complex="Calibri" fo:font-weight="bold" style:font-weight-asian="bold" style:font-weight-complex="bold"/>
    </style:style>
    <style:style style:name="ce63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#FCD5B5"/>
      <style:text-properties style:font-name="Calibri" style:font-name-asian="Calibri" style:font-name-complex="Calibri"/>
    </style:style>
    <style:style style:name="ce64" style:family="table-cell" style:parent-style-name="Excel_32_Built-in_32_Normal" style:data-style-name="N36">
      <style:table-cell-properties fo:border-top="thin solid #000000" fo:border-bottom="none" fo:border-left="2pt solid #000000" fo:border-right="thin solid #000000" style:vertical-align="automatic" fo:background-color="#FCD5B5"/>
      <style:text-properties style:font-name="Calibri" style:font-name-asian="Calibri" style:font-name-complex="Calibri"/>
    </style:style>
    <style:style style:name="ce65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6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67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99"/>
      <style:text-properties style:font-name="Calibri" style:font-name-asian="Calibri" style:font-name-complex="Calibri" fo:font-weight="bold" style:font-weight-asian="bold" style:font-weight-complex="bold"/>
    </style:style>
    <style:style style:name="ce68" style:family="table-cell" style:parent-style-name="Excel_32_Built-in_32_Normal" style:data-style-name="N36">
      <style:table-cell-properties fo:border-top="none" fo:border-bottom="none" fo:border-left="2pt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69" style:family="table-cell" style:parent-style-name="Excel_32_Built-in_32_Normal" style:data-style-name="N40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70" style:family="table-cell" style:parent-style-name="Excel_32_Built-in_32_Normal" style:data-style-name="N40">
      <style:table-cell-properties fo:border-top="none" fo:border-bottom="thin solid #000000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71" style:family="table-cell" style:parent-style-name="Excel_32_Built-in_32_Normal" style:data-style-name="N40">
      <style:table-cell-properties fo:border-top="none" fo:border-bottom="thin solid #000000" fo:border-left="thin solid #000000" fo:border-right="thin solid #000000" style:vertical-align="automatic" fo:background-color="#FFFF99"/>
      <style:text-properties style:font-name="Calibri" style:font-name-asian="Calibri" style:font-name-complex="Calibri" fo:font-weight="bold" style:font-weight-asian="bold" style:font-weight-complex="bold"/>
    </style:style>
    <style:style style:name="ce72" style:family="table-cell" style:parent-style-name="Excel_32_Built-in_32_Normal" style:data-style-name="N40">
      <style:table-cell-properties fo:border-top="none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73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74" style:family="table-cell" style:parent-style-name="Excel_32_Built-in_32_Normal" style:data-style-name="N38">
      <style:table-cell-properties fo:border-top="thin solid #000000" fo:border-bottom="none" fo:border-left="none" fo:border-right="none" style:vertical-align="automatic" fo:background-color="transparent"/>
      <style:text-properties style:font-name="Calibri" style:font-name-asian="Calibri" style:font-name-complex="Calibri"/>
    </style:style>
    <style:style style:name="ce75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/>
      <style:text-properties style:font-name="Calibri" style:font-name-asian="Calibri" style:font-name-complex="Calibri"/>
    </style:style>
    <style:style style:name="ce76" style:family="table-cell" style:parent-style-name="Excel_32_Built-in_32_Normal" style:data-style-name="N36">
      <style:table-cell-properties fo:border-top="thin solid #000000" fo:border-bottom="none" fo:border-left="2pt solid #000000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77" style:family="table-cell" style:parent-style-name="Excel_32_Built-in_32_Normal" style:data-style-name="N37">
      <style:table-cell-properties fo:border-top="thin solid #000000" fo:border-bottom="none" fo:border-left="thin solid #000000" fo:border-right="none" style:vertical-align="automatic" fo:background-color="#D99694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78" style:family="table-cell" style:parent-style-name="Excel_32_Built-in_32_Normal" style:data-style-name="N37">
      <style:table-cell-properties fo:border-top="thin solid #000000" fo:border-bottom="none" fo:border-left="none" fo:border-right="none" style:vertical-align="automatic" fo:background-color="#D99694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79" style:family="table-cell" style:parent-style-name="Excel_32_Built-in_32_Normal" style:data-style-name="N37">
      <style:table-cell-properties fo:border-top="thin solid #000000" fo:border-bottom="none" fo:border-left="thin solid #000000" fo:border-right="thin solid #000000" style:vertical-align="automatic" fo:background-color="#FFFF9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80" style:family="table-cell" style:parent-style-name="Excel_32_Built-in_32_Normal" style:data-style-name="N37">
      <style:table-cell-properties fo:border-top="thin solid #000000" fo:border-bottom="none" fo:border-left="2pt solid #000000" fo:border-right="thin solid #000000" style:vertical-align="automatic" fo:background-color="#D99694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8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99"/>
      <style:text-properties style:font-name="Calibri" style:font-name-asian="Calibri" style:font-name-complex="Calibri"/>
    </style:style>
    <style:style style:name="ce82" style:family="table-cell" style:parent-style-name="Excel_32_Built-in_32_Normal" style:data-style-name="N36">
      <style:table-cell-properties fo:border-top="none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83" style:family="table-cell" style:parent-style-name="Excel_32_Built-in_32_Normal" style:data-style-name="N37">
      <style:table-cell-properties fo:border-top="2pt solid #000000" fo:border-bottom="none" fo:border-left="2pt solid #000000" fo:border-right="2pt solid #000000" style:vertical-align="automatic" fo:background-color="#95B3D7" style:repeat-content="false"/>
      <style:paragraph-properties fo:text-align="center"/>
      <style:text-properties style:font-name="Calibri" style:font-name-asian="Calibri" style:font-name-complex="Calibri"/>
    </style:style>
    <style:style style:name="ce84" style:family="table-cell" style:parent-style-name="Excel_32_Built-in_32_Normal" style:data-style-name="N37">
      <style:table-cell-properties fo:border-top="2pt solid #000000" fo:border-bottom="none" fo:border-left="2pt solid #000000" fo:border-right="2pt solid #000000" style:vertical-align="automatic" fo:background-color="#92D05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85" style:family="table-cell" style:parent-style-name="Excel_32_Built-in_32_Normal" style:data-style-name="N37">
      <style:table-cell-properties fo:border-top="2pt solid #000000" fo:border-bottom="none" fo:border-left="2pt solid #000000" fo:border-right="2pt solid #000000" style:vertical-align="automatic" fo:background-color="#D99694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86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87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88" style:family="table-cell" style:parent-style-name="Default" style:data-style-name="N0">
      <style:table-cell-properties fo:border-top="none" fo:border-bottom="2pt solid #000000" fo:border-left="2pt solid #000000" fo:border-right="2pt solid #000000" fo:background-color="#002060"/>
    </style:style>
    <style:style style:name="ce89" style:family="table-cell" style:parent-style-name="Excel_32_Built-in_32_Normal" style:data-style-name="N37">
      <style:table-cell-properties fo:border-top="none" fo:border-bottom="2pt solid #000000" fo:border-left="2pt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90" style:family="table-cell" style:parent-style-name="Excel_32_Built-in_32_Normal" style:data-style-name="N37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91" style:family="table-cell" style:parent-style-name="Excel_32_Built-in_32_Normal" style:data-style-name="N37">
      <style:table-cell-properties fo:border-top="2pt solid #000000" fo:border-bottom="none" fo:border-left="2pt solid #000000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92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93" style:family="table-cell" style:parent-style-name="Excel_32_Built-in_32_Normal" style:data-style-name="N37">
      <style:table-cell-properties fo:border-top="none" fo:border-bottom="2pt solid #000000" fo:border-left="2pt solid #000000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94" style:family="table-cell" style:parent-style-name="Excel_32_Built-in_32_Normal" style:data-style-name="N37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95" style:family="table-cell" style:parent-style-name="Excel_32_Built-in_32_Normal" style:data-style-name="N37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96" style:family="table-cell" style:parent-style-name="Excel_32_Built-in_32_Normal" style:data-style-name="N37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97" style:family="table-cell" style:parent-style-name="Excel_32_Built-in_32_Normal" style:data-style-name="N37">
      <style:table-cell-properties fo:border-top="thin solid #000000" fo:border-bottom="none" fo:border-left="thin solid #000000" fo:border-right="thin solid #000000" style:vertical-align="automatic" fo:background-color="#92D050"/>
      <style:text-properties style:font-name="Calibri" style:font-name-asian="Calibri" style:font-name-complex="Calibri" fo:font-weight="bold" style:font-weight-asian="bold" style:font-weight-complex="bold"/>
    </style:style>
    <style:style style:name="ce98" style:family="table-cell" style:parent-style-name="Excel_32_Built-in_32_Normal" style:data-style-name="N37">
      <style:table-cell-properties fo:border-top="none" fo:border-bottom="none" fo:border-left="thin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99" style:family="table-cell" style:parent-style-name="Excel_32_Built-in_32_Normal" style:data-style-name="N37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100" style:family="table-cell" style:parent-style-name="Excel_32_Built-in_32_Normal" style:data-style-name="N37">
      <style:table-cell-properties fo:border-top="thin solid #000000" fo:border-bottom="none" fo:border-left="thin solid #000000" fo:border-right="thin solid #000000" style:vertical-align="automatic" fo:background-color="#FFFF00"/>
      <style:text-properties style:font-name="Calibri" style:font-name-asian="Calibri" style:font-name-complex="Calibri" fo:font-weight="bold" style:font-weight-asian="bold" style:font-weight-complex="bold"/>
    </style:style>
    <style:style style:name="ce101" style:family="table-cell" style:parent-style-name="Excel_32_Built-in_32_Normal" style:data-style-name="N37">
      <style:table-cell-properties fo:border="thin solid #000000" style:vertical-align="automatic" fo:background-color="#C6D9F1"/>
      <style:text-properties style:font-name="Calibri" style:font-name-asian="Calibri" style:font-name-complex="Calibri" fo:font-weight="bold" style:font-weight-asian="bold" style:font-weight-complex="bold"/>
    </style:style>
    <style:style style:name="ce102" style:family="table-cell" style:parent-style-name="Excel_32_Built-in_32_Normal" style:data-style-name="N37">
      <style:table-cell-properties fo:border-top="thin solid #000000" fo:border-bottom="none" fo:border-left="thin solid #000000" fo:border-right="thin solid #000000" style:vertical-align="automatic" fo:background-color="#FCD5B5"/>
      <style:text-properties style:font-name="Calibri" style:font-name-asian="Calibri" style:font-name-complex="Calibri" fo:font-weight="bold" style:font-weight-asian="bold" style:font-weight-complex="bold"/>
    </style:style>
    <style:style style:name="ce103" style:family="table-cell" style:parent-style-name="Excel_32_Built-in_32_Normal" style:data-style-name="N37">
      <style:table-cell-properties fo:border-top="none" fo:border-bottom="none" fo:border-left="thin solid #000000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104" style:family="table-cell" style:parent-style-name="Excel_32_Built-in_32_Normal" style:data-style-name="N40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105" style:family="table-cell" style:parent-style-name="Excel_32_Built-in_32_Normal" style:data-style-name="N38">
      <style:table-cell-properties fo:border-top="thin solid #000000" fo:border-bottom="none" fo:border-left="thin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106" style:family="table-cell" style:parent-style-name="Excel_32_Built-in_32_Normal" style:data-style-name="N38">
      <style:table-cell-properties fo:border-top="none" fo:border-bottom="none" fo:border-left="thin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107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10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109" style:family="table-cell" style:parent-style-name="Excel_32_Built-in_32_Normal" style:data-style-name="N41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110" style:family="table-cell" style:parent-style-name="Excel_32_Built-in_32_Normal" style:data-style-name="N42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111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112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13" style:family="table-cell" style:parent-style-name="Excel_32_Built-in_32_Normal" style:data-style-name="N41">
      <style:table-cell-properties fo:border-top="2pt solid #000000" fo:border-bottom="none" fo:border-left="none" fo:border-right="2pt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114" style:family="table-cell" style:parent-style-name="Excel_32_Built-in_32_Normal" style:data-style-name="N37">
      <style:table-cell-properties style:vertical-align="automatic" fo:background-color="transparent"/>
      <style:text-properties fo:color="#FFFFFF" style:font-name="Calibri" style:font-name-asian="Calibri" style:font-name-complex="Calibri"/>
    </style:style>
    <style:style style:name="ce115" style:family="table-cell" style:parent-style-name="Excel_32_Built-in_32_Normal" style:data-style-name="N41">
      <style:table-cell-properties style:vertical-align="automatic" fo:background-color="transparent"/>
      <style:text-properties fo:color="#FFFFFF" style:font-name="Calibri" style:font-name-asian="Calibri" style:font-name-complex="Calibri"/>
    </style:style>
    <style:style style:name="ce116" style:family="table-cell" style:parent-style-name="Excel_32_Built-in_32_Normal" style:data-style-name="N41">
      <style:table-cell-properties fo:border-top="none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117" style:family="table-cell" style:parent-style-name="Excel_32_Built-in_32_Normal" style:data-style-name="N40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118" style:family="table-cell" style:parent-style-name="Excel_32_Built-in_32_Normal" style:data-style-name="N38">
      <style:table-cell-properties style:vertical-align="automatic" fo:background-color="transparent"/>
      <style:text-properties fo:color="#FFFFFF" style:font-name="Calibri" style:font-name-asian="Calibri" style:font-name-complex="Calibri"/>
    </style:style>
    <style:style style:name="ce119" style:family="table-cell" style:parent-style-name="Excel_32_Built-in_32_Normal" style:data-style-name="N41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120" style:family="table-cell" style:parent-style-name="Excel_32_Built-in_32_Normal" style:data-style-name="N41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121" style:family="table-cell" style:parent-style-name="Excel_32_Built-in_32_Normal" style:data-style-name="N43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122" style:family="table-cell" style:parent-style-name="Excel_32_Built-in_32_Normal" style:data-style-name="N44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123" style:family="table-cell" style:parent-style-name="Excel_32_Built-in_32_Normal" style:data-style-name="N41">
      <style:table-cell-properties fo:border-top="none" fo:border-bottom="none" fo:border-left="none" fo:border-right="2pt solid #000000" style:vertical-align="automatic" fo:background-color="transparent"/>
      <style:text-properties style:font-name="Calibri" style:font-name-asian="Calibri" style:font-name-complex="Calibri"/>
    </style:style>
    <style:style style:name="ce124" style:family="table-cell" style:parent-style-name="Excel_32_Built-in_32_Normal" style:data-style-name="N41">
      <style:table-cell-properties fo:border-top="none" fo:border-bottom="2pt solid #000000" fo:border-left="none" fo:border-right="none" style:vertical-align="automatic" fo:background-color="transparent"/>
      <style:text-properties style:font-name="Calibri" style:font-name-asian="Calibri" style:font-name-complex="Calibri"/>
    </style:style>
    <style:style style:name="ce125" style:family="table-cell" style:parent-style-name="Excel_32_Built-in_32_Normal" style:data-style-name="N41">
      <style:table-cell-properties fo:border-top="none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/>
    </style:style>
    <style:style style:name="ce126" style:family="table-cell" style:parent-style-name="Excel_32_Built-in_32_Normal" style:data-style-name="N37">
      <style:table-cell-properties fo:border-top="none" fo:border-bottom="none" fo:border-left="none" fo:border-right="2pt solid #000000" style:vertical-align="automatic" fo:background-color="transparent"/>
      <style:text-properties style:font-name="Calibri" style:font-name-asian="Calibri" style:font-name-complex="Calibri"/>
    </style:style>
    <style:style style:name="ce127" style:family="table-cell" style:parent-style-name="Excel_32_Built-in_32_Normal" style:data-style-name="N41">
      <style:table-cell-properties fo:border-top="thin solid #000000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128" style:family="table-cell" style:parent-style-name="Excel_32_Built-in_32_Normal" style:data-style-name="N41">
      <style:table-cell-properties fo:border-top="2pt solid #000000" fo:border-bottom="2pt solid #000000" fo:border-left="none" fo:border-right="2pt solid #000000" style:vertical-align="automatic" fo:background-color="#92D050"/>
      <style:text-properties style:font-name="Calibri" style:font-name-asian="Calibri" style:font-name-complex="Calibri" fo:font-weight="bold" style:font-weight-asian="bold" style:font-weight-complex="bold"/>
    </style:style>
    <style:style style:name="ce129" style:family="table-cell" style:parent-style-name="Excel_32_Built-in_32_Normal" style:data-style-name="N38">
      <style:table-cell-properties fo:border-top="2pt solid #000000" fo:border-bottom="none" fo:border-left="none" fo:border-right="2pt solid #000000" style:vertical-align="automatic" fo:background-color="transparent"/>
      <style:text-properties style:font-name="Calibri" style:font-name-asian="Calibri" style:font-name-complex="Calibri"/>
    </style:style>
    <style:style style:name="ce130" style:family="table-cell" style:parent-style-name="Excel_32_Built-in_32_Normal" style:data-style-name="N38">
      <style:table-cell-properties fo:border-top="none" fo:border-bottom="none" fo:border-left="none" fo:border-right="2pt solid #000000" style:vertical-align="automatic" fo:background-color="transparent"/>
      <style:text-properties style:font-name="Calibri" style:font-name-asian="Calibri" style:font-name-complex="Calibri"/>
    </style:style>
    <style:style style:name="ce131" style:family="table-cell" style:parent-style-name="Excel_32_Built-in_32_Normal" style:data-style-name="N40">
      <style:table-cell-properties fo:border-top="none" fo:border-bottom="none" fo:border-left="none" fo:border-right="2pt solid #000000" style:vertical-align="automatic" fo:background-color="transparent"/>
      <style:text-properties style:font-name="Calibri" style:font-name-asian="Calibri" style:font-name-complex="Calibri"/>
    </style:style>
    <style:style style:name="ce132" style:family="table-cell" style:parent-style-name="Excel_32_Built-in_32_Normal" style:data-style-name="N41">
      <style:table-cell-properties fo:border-top="none" fo:border-bottom="thin solid #000000" fo:border-left="none" fo:border-right="none" style:vertical-align="automatic" fo:background-color="transparent"/>
      <style:text-properties style:font-name="Calibri" style:font-name-asian="Calibri" style:font-name-complex="Calibri"/>
    </style:style>
    <style:style style:name="ce133" style:family="table-cell" style:parent-style-name="Excel_32_Built-in_32_Normal" style:data-style-name="N41">
      <style:table-cell-properties fo:border-top="none" fo:border-bottom="thin solid #000000" fo:border-left="none" fo:border-right="2pt solid #000000" style:vertical-align="automatic" fo:background-color="transparent"/>
      <style:text-properties style:font-name="Calibri" style:font-name-asian="Calibri" style:font-name-complex="Calibri"/>
    </style:style>
    <style:style style:name="ce134" style:family="table-cell" style:parent-style-name="Excel_32_Built-in_32_Normal" style:data-style-name="N40">
      <style:table-cell-properties fo:border-top="none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/>
    </style:style>
    <style:style style:name="ce135" style:family="table-cell" style:parent-style-name="Excel_32_Built-in_32_Normal" style:data-style-name="N37">
      <style:table-cell-properties fo:border-top="2pt solid #000000" fo:border-bottom="none" fo:border-left="2pt solid #000000" fo:border-right="2pt solid #000000" style:vertical-align="automatic" fo:background-color="#FAC09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36" style:family="table-cell" style:parent-style-name="Excel_32_Built-in_32_Normal" style:data-style-name="N37">
      <style:table-cell-properties fo:border="2pt solid #000000" style:vertical-align="automatic" fo:background-color="#00B0F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37" style:family="table-cell" style:parent-style-name="Excel_32_Built-in_32_Normal" style:data-style-name="N37">
      <style:table-cell-properties fo:border="2pt solid #000000" style:vertical-align="automatic" fo:background-color="#E6B9B8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38" style:family="table-cell" style:parent-style-name="Excel_32_Built-in_32_Normal" style:data-style-name="N37">
      <style:table-cell-properties fo:border-top="2pt solid #000000" fo:border-bottom="none" fo:border-left="2pt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139" style:family="table-cell" style:parent-style-name="Default" style:data-style-name="N0">
      <style:table-cell-properties fo:border-top="none" fo:border-bottom="thin solid #000000" fo:border-left="2pt solid #000000" fo:border-right="none" fo:background-color="transparent"/>
    </style:style>
    <style:style style:name="ce140" style:family="table-cell" style:parent-style-name="Excel_32_Built-in_32_Normal" style:data-style-name="N37">
      <style:table-cell-properties fo:border-top="thin solid #000000" fo:border-bottom="2pt solid #000000" fo:border-left="2pt solid #000000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141" style:family="table-cell" style:parent-style-name="Excel_32_Built-in_32_Normal" style:data-style-name="N37">
      <style:table-cell-properties fo:border-top="2pt solid #000000" fo:border-bottom="thin solid #000000" fo:border-left="2pt solid #000000" fo:border-right="2pt solid #000000" style:vertical-align="automatic" fo:background-color="#C6D9F1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42" style:family="table-cell" style:parent-style-name="Excel_32_Built-in_32_Normal" style:data-style-name="N37">
      <style:table-cell-properties fo:border-top="2pt solid #000000" fo:border-bottom="2pt solid #000000" fo:border-left="2pt solid #000000" fo:border-right="none" style:vertical-align="automatic" fo:background-color="#92D050"/>
      <style:text-properties style:font-name="Calibri" style:font-name-asian="Calibri" style:font-name-complex="Calibri" fo:font-weight="bold" style:font-weight-asian="bold" style:font-weight-complex="bold"/>
    </style:style>
    <style:style style:name="ce143" style:family="table-cell" style:parent-style-name="Excel_32_Built-in_32_Normal" style:data-style-name="N37">
      <style:table-cell-properties fo:border-top="none" fo:border-bottom="thin solid #000000" fo:border-left="2pt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144" style:family="table-cell" style:parent-style-name="Default" style:data-style-name="N0">
      <style:table-cell-properties fo:background-color="transparent"/>
    </style:style>
    <style:style style:name="ce145" style:family="table-cell" style:parent-style-name="Excel_32_Built-in_32_Normal" style:data-style-name="N37">
      <style:table-cell-properties fo:border-top="2pt solid #000000" fo:border-bottom="2pt solid #000000" fo:border-left="2pt solid #000000" fo:border-right="thin solid #000000" style:vertical-align="automatic" fo:background-color="#002060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146" style:family="table-cell" style:parent-style-name="Excel_32_Built-in_32_Normal" style:data-style-name="N37">
      <style:table-cell-properties fo:border-top="2pt solid #000000" fo:border-bottom="2pt solid #000000" fo:border-left="none" fo:border-right="none" style:vertical-align="automatic" fo:background-color="#002060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147" style:family="table-cell" style:parent-style-name="Excel_32_Built-in_32_Normal" style:data-style-name="N37">
      <style:table-cell-properties fo:border-top="2pt solid #000000" fo:border-bottom="2pt solid #000000" fo:border-left="thin solid #000000" fo:border-right="thin solid #000000" style:vertical-align="automatic" fo:background-color="#002060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148" style:family="table-cell" style:parent-style-name="Excel_32_Built-in_32_Normal" style:data-style-name="N37">
      <style:table-cell-properties fo:border-top="2pt solid #000000" fo:border-bottom="2pt solid #000000" fo:border-left="thin solid #000000" fo:border-right="2pt solid #000000" style:vertical-align="automatic" fo:background-color="#002060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149" style:family="table-cell" style:parent-style-name="Excel_32_Built-in_32_Normal" style:data-style-name="N37">
      <style:table-cell-properties fo:border-top="none" fo:border-bottom="none" fo:border-left="2pt solid #000000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150" style:family="table-cell" style:parent-style-name="Excel_32_Built-in_32_Normal" style:data-style-name="N45">
      <style:table-cell-properties style:vertical-align="automatic" fo:background-color="#00B0F0"/>
      <style:text-properties style:font-name="Calibri" style:font-name-asian="Calibri" style:font-name-complex="Calibri"/>
    </style:style>
    <style:style style:name="ce151" style:family="table-cell" style:parent-style-name="Excel_32_Built-in_32_Normal" style:data-style-name="N37">
      <style:table-cell-properties fo:border-top="none" fo:border-bottom="none" fo:border-left="thin solid #000000" fo:border-right="thin solid #000000" style:vertical-align="automatic" fo:background-color="#92D050"/>
      <style:text-properties style:font-name="Calibri" style:font-name-asian="Calibri" style:font-name-complex="Calibri"/>
    </style:style>
    <style:style style:name="ce152" style:family="table-cell" style:parent-style-name="Excel_32_Built-in_32_Normal" style:data-style-name="N45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153" style:family="table-cell" style:parent-style-name="Excel_32_Built-in_32_Normal" style:data-style-name="N45">
      <style:table-cell-properties fo:border-top="none" fo:border-bottom="none" fo:border-left="thin solid #000000" fo:border-right="2pt solid #000000" style:vertical-align="automatic" fo:background-color="transparent"/>
      <style:text-properties style:font-name="Calibri" style:font-name-asian="Calibri" style:font-name-complex="Calibri"/>
    </style:style>
    <style:style style:name="ce154" style:family="table-cell" style:parent-style-name="Excel_32_Built-in_32_Normal" style:data-style-name="N37">
      <style:table-cell-properties fo:border-top="2pt solid #000000" fo:border-bottom="2pt solid #000000" fo:border-left="2pt solid #000000" fo:border-right="thin solid #000000" style:vertical-align="automatic" fo:background-color="#BFBFBF"/>
      <style:text-properties style:font-name="Calibri" style:font-name-asian="Calibri" style:font-name-complex="Calibri" fo:font-weight="bold" style:font-weight-asian="bold" style:font-weight-complex="bold"/>
    </style:style>
    <style:style style:name="ce155" style:family="table-cell" style:parent-style-name="Excel_32_Built-in_32_Normal" style:data-style-name="N45">
      <style:table-cell-properties fo:border-top="2pt solid #000000" fo:border-bottom="2pt solid #000000" fo:border-left="none" fo:border-right="none" style:vertical-align="automatic" fo:background-color="#BFBFBF"/>
      <style:text-properties style:font-name="Calibri" style:font-name-asian="Calibri" style:font-name-complex="Calibri" fo:font-weight="bold" style:font-weight-asian="bold" style:font-weight-complex="bold"/>
    </style:style>
    <style:style style:name="ce156" style:family="table-cell" style:parent-style-name="Excel_32_Built-in_32_Normal" style:data-style-name="N37">
      <style:table-cell-properties fo:border-top="2pt solid #000000" fo:border-bottom="2pt solid #000000" fo:border-left="thin solid #000000" fo:border-right="thin solid #000000" style:vertical-align="automatic" fo:background-color="#BFBFBF"/>
      <style:text-properties style:font-name="Calibri" style:font-name-asian="Calibri" style:font-name-complex="Calibri" fo:font-weight="bold" style:font-weight-asian="bold" style:font-weight-complex="bold"/>
    </style:style>
    <style:style style:name="ce157" style:family="table-cell" style:parent-style-name="Excel_32_Built-in_32_Normal" style:data-style-name="N45">
      <style:table-cell-properties fo:border-top="2pt solid #000000" fo:border-bottom="2pt solid #000000" fo:border-left="thin solid #000000" fo:border-right="2pt solid #000000" style:vertical-align="automatic" fo:background-color="#BFBFBF"/>
      <style:text-properties style:font-name="Calibri" style:font-name-asian="Calibri" style:font-name-complex="Calibri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105833333333333cm"/>
    </style:style>
    <style:style style:name="co2" style:family="table-column">
      <style:table-column-properties fo:break-before="auto" style:column-width="3.40783333333333cm"/>
    </style:style>
    <style:style style:name="co3" style:family="table-column">
      <style:table-column-properties fo:break-before="auto" style:column-width="0.9313333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9473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714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82033333333333cm"/>
    </style:style>
    <style:style style:name="co11" style:family="table-column">
      <style:table-column-properties fo:break-before="auto" style:column-width="2.13783333333333cm"/>
    </style:style>
    <style:style style:name="co12" style:family="table-column">
      <style:table-column-properties fo:break-before="auto" style:column-width="2.05316666666667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1.03716666666667cm"/>
    </style:style>
    <style:style style:name="co15" style:family="table-column">
      <style:table-column-properties fo:break-before="auto" style:column-width="4.80483333333333cm"/>
    </style:style>
    <style:style style:name="co16" style:family="table-column">
      <style:table-column-properties fo:break-before="auto" style:column-width="1.397cm"/>
    </style:style>
    <style:style style:name="co17" style:family="table-column">
      <style:table-column-properties fo:break-before="auto" style:column-width="1.92616666666667cm"/>
    </style:style>
    <style:style style:name="co18" style:family="table-column">
      <style:table-column-properties fo:break-before="auto" style:column-width="2.4765cm"/>
    </style:style>
    <style:style style:name="co19" style:family="table-column">
      <style:table-column-properties fo:break-before="auto" style:column-width="1.143cm"/>
    </style:style>
    <style:style style:name="co20" style:family="table-column">
      <style:table-column-properties fo:break-before="auto" style:column-width="6.49816666666667cm"/>
    </style:style>
    <style:style style:name="co21" style:family="table-column">
      <style:table-column-properties fo:break-before="auto" style:column-width="7.5565cm"/>
    </style:style>
    <style:style style:name="co22" style:family="table-column">
      <style:table-column-properties fo:break-before="auto" style:column-width="2.0955cm"/>
    </style:style>
    <style:style style:name="co23" style:family="table-column">
      <style:table-column-properties fo:break-before="auto" style:column-width="2.667cm"/>
    </style:style>
    <style:style style:name="co24" style:family="table-column">
      <style:table-column-properties fo:break-before="auto" style:column-width="3.069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ro4" style:family="table-row">
      <style:table-row-properties style:row-height="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58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fo:color="#FFFFFF" style:font-name="Calibri" style:font-name-asian="Calibri" style:font-name-complex="Calibri" fo:font-weight="bold" style:font-weight-asian="bold" style:font-weight-complex="bold"/>
      <style:map style:condition="of:is-true-formula([.$L$3]&gt;=1)" style:apply-style-name="cf1" style:base-cell-address="Analysis.T3"/>
    </style:style>
    <style:style style:name="ce159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fo:color="#FFFFFF" style:font-name="Calibri" style:font-name-asian="Calibri" style:font-name-complex="Calibri"/>
      <style:map style:condition="of:is-true-formula([.$L$3]&gt;=1)" style:apply-style-name="cf3" style:base-cell-address="Analysis.R3"/>
    </style:style>
    <style:style style:name="ce160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fo:color="#FFFFFF" style:font-name="Calibri" style:font-name-asian="Calibri" style:font-name-complex="Calibri" fo:font-weight="bold" style:font-weight-asian="bold" style:font-weight-complex="bold"/>
      <style:map style:condition="of:is-true-formula([.$L$3]&gt;=2)" style:apply-style-name="cf1" style:base-cell-address="Analysis.T4"/>
    </style:style>
    <style:style style:name="ce161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fo:color="#FFFFFF" style:font-name="Calibri" style:font-name-asian="Calibri" style:font-name-complex="Calibri"/>
      <style:map style:condition="of:is-true-formula([.$L$3]&gt;=2)" style:apply-style-name="cf3" style:base-cell-address="Analysis.R4"/>
    </style:style>
    <style:style style:name="ce162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fo:color="#FFFFFF" style:font-name="Calibri" style:font-name-asian="Calibri" style:font-name-complex="Calibri" fo:font-weight="bold" style:font-weight-asian="bold" style:font-weight-complex="bold"/>
      <style:map style:condition="of:is-true-formula([.$L$3]&gt;=3)" style:apply-style-name="cf1" style:base-cell-address="Analysis.T5"/>
    </style:style>
    <style:style style:name="ce163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fo:color="#FFFFFF" style:font-name="Calibri" style:font-name-asian="Calibri" style:font-name-complex="Calibri"/>
      <style:map style:condition="of:is-true-formula([.$L$3]&gt;=3)" style:apply-style-name="cf3" style:base-cell-address="Analysis.R5"/>
    </style:style>
    <style:style style:name="ce164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/>
      <style:text-properties fo:color="#FFFFFF" style:font-name="Calibri" style:font-name-asian="Calibri" style:font-name-complex="Calibri" fo:font-weight="bold" style:font-weight-asian="bold" style:font-weight-complex="bold"/>
      <style:map style:condition="of:is-true-formula([.$L$3]&gt;=4)" style:apply-style-name="cf1" style:base-cell-address="Analysis.T6"/>
    </style:style>
    <style:style style:name="ce165" style:family="table-cell" style:parent-style-name="Excel_32_Built-in_32_Normal" style:data-style-name="N37">
      <style:table-cell-properties fo:border-top="none" fo:border-bottom="2pt solid #000000" fo:border-left="2pt solid #000000" fo:border-right="none" style:vertical-align="automatic" fo:background-color="transparent"/>
      <style:text-properties fo:color="#FFFFFF" style:font-name="Calibri" style:font-name-asian="Calibri" style:font-name-complex="Calibri"/>
      <style:map style:condition="of:is-true-formula([.$L$3]&gt;=4)" style:apply-style-name="cf3" style:base-cell-address="Analysis.R6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Analysi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9" table:default-cell-style-name="ce2"/>
        <table:table-column table:style-name="co7" table:default-cell-style-name="ce2"/>
        <table:table-column table:style-name="co1" table:default-cell-style-name="ce2"/>
        <table:table-column table:style-name="co8" table:number-columns-repeated="988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3" table:number-rows-spanned="1" table:style-name="ce83">
            <text:p>Cost Assumptions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83">
            <text:p>Financing Assumptions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83">
            <text:p>Revenue Assumptions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84">
            <text:p>Key Values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83">
            <text:p>Unit Breakdown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85">
            <text:p>After Repair Value (ARV)</text:p>
          </table:table-cell>
          <table:covered-table-cell table:number-columns-repeated="2"/>
          <table:table-cell table:number-columns-repeated="1000" table:style-name="ce2"/>
          <table:table-cell table:number-columns-repeated="15360"/>
        </table:table-row>
        <table:table-row table:style-name="ro1">
          <table:table-cell/>
          <table:table-cell office:value-type="string" table:number-columns-spanned="2" table:number-rows-spanned="1" table:style-name="ce86">
            <text:p>Purchase Price</text:p>
          </table:table-cell>
          <table:covered-table-cell/>
          <table:table-cell office:value-type="float" office:value="75000" table:style-name="ce3">
            <text:p><text:s/>$75,000<text:s/></text:p>
          </table:table-cell>
          <table:table-cell table:style-name="ce2"/>
          <table:table-cell office:value-type="string" table:number-columns-spanned="2" table:number-rows-spanned="1" table:style-name="ce87">
            <text:p>Downpayment</text:p>
          </table:table-cell>
          <table:covered-table-cell/>
          <table:table-cell office:value-type="percentage" office:value="0.04" table:style-name="ce5">
            <text:p>4%</text:p>
          </table:table-cell>
          <table:table-cell table:style-name="ce2"/>
          <table:table-cell office:value-type="string" table:number-columns-spanned="2" table:number-rows-spanned="1" table:style-name="ce87">
            <text:p># of Units</text:p>
          </table:table-cell>
          <table:covered-table-cell/>
          <table:table-cell office:value-type="float" office:value="2" table:style-name="ce6">
            <text:p>2</text:p>
          </table:table-cell>
          <table:table-cell table:style-name="ce2"/>
          <table:table-cell office:value-type="string" table:number-columns-spanned="2" table:number-rows-spanned="1" table:style-name="ce87">
            <text:p>Cost/Unit</text:p>
          </table:table-cell>
          <table:covered-table-cell/>
          <table:table-cell office:value-type="float" office:value="40750" table:formula="of:=SUM([.D8]/[.L3])" table:style-name="ce7">
            <text:p><text:s/>$40,750<text:s/></text:p>
          </table:table-cell>
          <table:table-cell table:style-name="ce2"/>
          <table:table-cell office:value-type="string" table:style-name="ce159">
            <text:p>Unit 1</text:p>
          </table:table-cell>
          <table:table-cell table:style-name="ce2"/>
          <table:table-cell office:value-type="float" office:value="750" table:style-name="ce158">
            <text:p><text:s/>$750<text:s/></text:p>
          </table:table-cell>
          <table:table-cell table:style-name="ce2"/>
          <table:table-cell office:value-type="float" office:value="81500" table:number-columns-spanned="3" table:number-rows-spanned="1" table:style-name="ce88">
            <text:p>81500</text:p>
          </table:table-cell>
          <table:covered-table-cell table:number-columns-repeated="2"/>
          <table:table-cell table:number-columns-repeated="1000" table:style-name="ce2"/>
          <table:table-cell table:number-columns-repeated="15360"/>
        </table:table-row>
        <table:table-row table:style-name="ro2">
          <table:table-cell/>
          <table:table-cell office:value-type="string" table:style-name="ce4">
            <text:p><text:s text:c="4"/>Land Value</text:p>
          </table:table-cell>
          <table:table-cell table:style-name="ce10"/>
          <table:table-cell office:value-type="float" office:value="0" table:formula="of:=SUM([.C4]*[.D3])" table:style-name="ce11">
            <text:p><text:s/>$-<text:s/></text:p>
          </table:table-cell>
          <table:table-cell table:style-name="ce2"/>
          <table:table-cell office:value-type="string" table:number-columns-spanned="2" table:number-rows-spanned="1" table:style-name="ce87">
            <text:p>Finance Amt</text:p>
          </table:table-cell>
          <table:covered-table-cell/>
          <table:table-cell office:value-type="float" office:value="72000" table:formula="of:=SUM([.D3]-[.H5])" table:style-name="ce11">
            <text:p><text:s/>$72,000<text:s/></text:p>
          </table:table-cell>
          <table:table-cell table:style-name="ce2"/>
          <table:table-cell office:value-type="string" table:number-columns-spanned="2" table:number-rows-spanned="1" table:style-name="ce87">
            <text:p>Total Rent/Month</text:p>
          </table:table-cell>
          <table:covered-table-cell/>
          <table:table-cell office:value-type="float" office:value="1500" table:formula="of:=SUM([.T3:.T6])" table:style-name="ce11">
            <text:p><text:s/>$1,500<text:s/></text:p>
          </table:table-cell>
          <table:table-cell table:style-name="ce2"/>
          <table:table-cell office:value-type="string" table:number-columns-spanned="2" table:number-rows-spanned="1" table:style-name="ce87">
            <text:p>Capitalization Rate</text:p>
          </table:table-cell>
          <table:covered-table-cell/>
          <table:table-cell office:value-type="percentage" office:value="0.11711145194274029" table:formula="of:=SUM([.F36]/[.D8])" table:style-name="ce12">
            <text:p>11.71%</text:p>
          </table:table-cell>
          <table:table-cell table:style-name="ce2"/>
          <table:table-cell office:value-type="string" table:style-name="ce161">
            <text:p>Unit 2</text:p>
          </table:table-cell>
          <table:table-cell table:style-name="ce2"/>
          <table:table-cell office:value-type="float" office:value="750" table:style-name="ce160">
            <text:p><text:s/>$750<text:s/></text:p>
          </table:table-cell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4">
            <text:p><text:s text:c="4"/>Property Value</text:p>
          </table:table-cell>
          <table:table-cell table:style-name="ce10"/>
          <table:table-cell office:value-type="float" office:value="0" table:formula="of:=SUM([.C5]*[.D3])" table:style-name="ce11">
            <text:p><text:s/>$-<text:s/></text:p>
          </table:table-cell>
          <table:table-cell table:style-name="ce2"/>
          <table:table-cell office:value-type="string" table:number-columns-spanned="2" table:number-rows-spanned="1" table:style-name="ce87">
            <text:p>Downpayment Amt</text:p>
          </table:table-cell>
          <table:covered-table-cell/>
          <table:table-cell office:value-type="float" office:value="3000" table:formula="of:=SUM([.D3]*[.H3])" table:style-name="ce11">
            <text:p><text:s/>$3,000<text:s/></text:p>
          </table:table-cell>
          <table:table-cell table:style-name="ce2"/>
          <table:table-cell office:value-type="string" table:number-columns-spanned="2" table:number-rows-spanned="1" table:style-name="ce89">
            <text:p>Other Rev/Month</text:p>
          </table:table-cell>
          <table:covered-table-cell/>
          <table:table-cell office:value-type="float" office:value="0" table:style-name="ce3">
            <text:p><text:s/>$-<text:s/></text:p>
          </table:table-cell>
          <table:table-cell table:style-name="ce2"/>
          <table:table-cell office:value-type="string" table:number-columns-spanned="2" table:number-rows-spanned="1" table:style-name="ce87">
            <text:p>GRM</text:p>
          </table:table-cell>
          <table:covered-table-cell/>
          <table:table-cell office:value-type="float" office:value="4.5277777777777777" table:formula="of:=SUM([.D8]/[.L7])" table:style-name="ce14">
            <text:p>4.53<text:s/></text:p>
          </table:table-cell>
          <table:table-cell table:style-name="ce2"/>
          <table:table-cell office:value-type="string" table:style-name="ce163">
            <text:p>Unit 3</text:p>
          </table:table-cell>
          <table:table-cell table:style-name="ce2"/>
          <table:table-cell table:style-name="ce162"/>
          <table:table-cell table:style-name="ce2"/>
          <table:table-cell office:value-type="string" table:number-columns-spanned="3" table:number-rows-spanned="1" table:style-name="ce90">
            <text:p>Initial Equity</text:p>
          </table:table-cell>
          <table:covered-table-cell table:number-columns-repeated="2"/>
          <table:table-cell table:number-columns-repeated="1000" table:style-name="ce2"/>
          <table:table-cell table:number-columns-repeated="15360"/>
        </table:table-row>
        <table:table-row table:style-name="ro1">
          <table:table-cell/>
          <table:table-cell office:value-type="string" table:number-columns-spanned="2" table:number-rows-spanned="1" table:style-name="ce87">
            <text:p>Improvements</text:p>
          </table:table-cell>
          <table:covered-table-cell/>
          <table:table-cell office:value-type="float" office:value="6500" table:style-name="ce3">
            <text:p><text:s/>$6,500<text:s/></text:p>
          </table:table-cell>
          <table:table-cell table:style-name="ce2"/>
          <table:table-cell office:value-type="string" table:number-columns-spanned="2" table:number-rows-spanned="1" table:style-name="ce87">
            <text:p>Interest Rate</text:p>
          </table:table-cell>
          <table:covered-table-cell/>
          <table:table-cell office:value-type="percentage" office:value="3.5000000000000003E-2" table:style-name="ce15">
            <text:p>3.50%</text:p>
          </table:table-cell>
          <table:table-cell table:style-name="ce2"/>
          <table:table-cell office:value-type="string" table:number-columns-spanned="2" table:number-rows-spanned="1" table:style-name="ce91">
            <text:p><text:s text:c="4"/>Gross Rev/Month</text:p>
          </table:table-cell>
          <table:covered-table-cell/>
          <table:table-cell office:value-type="float" office:value="1500" table:formula="of:=SUM([.L4]+[.L5])" table:style-name="ce16">
            <text:p><text:s/>$1,500<text:s/></text:p>
          </table:table-cell>
          <table:table-cell table:style-name="ce2"/>
          <table:table-cell office:value-type="string" table:number-columns-spanned="2" table:number-rows-spanned="1" table:style-name="ce87">
            <text:p>Cash ROI</text:p>
          </table:table-cell>
          <table:covered-table-cell/>
          <table:table-cell office:value-type="percentage" office:value="0.59629865585948272" table:formula="of:=[.F42]" table:style-name="ce12">
            <text:p>59.63%</text:p>
          </table:table-cell>
          <table:table-cell table:style-name="ce2"/>
          <table:table-cell office:value-type="string" table:style-name="ce165">
            <text:p>Unit 4</text:p>
          </table:table-cell>
          <table:table-cell table:style-name="ce18"/>
          <table:table-cell table:style-name="ce164"/>
          <table:table-cell table:style-name="ce2"/>
          <table:table-cell office:value-type="float" office:value="6500" table:formula="of:=SUM([.V3]-[.D3])" table:number-columns-spanned="3" table:number-rows-spanned="1" table:style-name="ce92">
            <text:p>$6,500<text:s/></text:p>
          </table:table-cell>
          <table:covered-table-cell table:number-columns-repeated="2"/>
          <table:table-cell table:number-columns-repeated="1000" table:style-name="ce2"/>
          <table:table-cell table:number-columns-repeated="15360"/>
        </table:table-row>
        <table:table-row table:style-name="ro1">
          <table:table-cell/>
          <table:table-cell office:value-type="string" table:number-columns-spanned="2" table:number-rows-spanned="1" table:style-name="ce89">
            <text:p>Closing Costs</text:p>
          </table:table-cell>
          <table:covered-table-cell/>
          <table:table-cell table:style-name="ce11"/>
          <table:table-cell office:value-type="float" office:value="1500" table:formula="of:=SUM(0.02*[.D3])" table:style-name="ce2">
            <text:p>1500</text:p>
          </table:table-cell>
          <table:table-cell office:value-type="string" table:number-columns-spanned="2" table:number-rows-spanned="1" table:style-name="ce87">
            <text:p>Mortgage (yrs)</text:p>
          </table:table-cell>
          <table:covered-table-cell/>
          <table:table-cell office:value-type="float" office:value="30" table:style-name="ce6">
            <text:p>30</text:p>
          </table:table-cell>
          <table:table-cell table:style-name="ce2"/>
          <table:table-cell office:value-type="string" table:number-columns-spanned="2" table:number-rows-spanned="1" table:style-name="ce93">
            <text:p><text:s text:c="4"/>Gross Rev/Year</text:p>
          </table:table-cell>
          <table:covered-table-cell/>
          <table:table-cell office:value-type="float" office:value="18000" table:formula="of:=SUM([.L6]*12)" table:style-name="ce20">
            <text:p><text:s/>$18,000<text:s/></text:p>
          </table:table-cell>
          <table:table-cell table:style-name="ce2"/>
          <table:table-cell office:value-type="string" table:number-columns-spanned="2" table:number-rows-spanned="1" table:style-name="ce87">
            <text:p>Total ROI</text:p>
          </table:table-cell>
          <table:covered-table-cell/>
          <table:table-cell office:value-type="percentage" office:value="0.91332730443713162" table:formula="of:=[.F46]" table:style-name="ce12">
            <text:p>91.33%</text:p>
          </table:table-cell>
          <table:table-cell table:style-name="ce2"/>
          <table:table-cell office:value-type="string" table:style-name="ce21">
            <text:p>Other</text:p>
          </table:table-cell>
          <table:table-cell table:style-name="ce21"/>
          <table:table-cell office:value-type="currency" office:value="0" table:formula="of:=[.L5]" table:style-name="ce22">
            <text:p>$0</text:p>
          </table:table-cell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number-columns-spanned="2" table:number-rows-spanned="1" table:style-name="ce94">
            <text:p><text:s text:c="4"/><text:span text:style-name="T1">Total Cost</text:span></text:p>
          </table:table-cell>
          <table:covered-table-cell/>
          <table:table-cell office:value-type="float" office:value="81500" table:formula="of:=ABS(SUM([.D3]+[.D6]+[.D7]))" table:style-name="ce23">
            <text:p><text:s/>$81,500<text:s/></text:p>
          </table:table-cell>
          <table:table-cell table:style-name="ce2"/>
          <table:table-cell office:value-type="string" table:number-columns-spanned="2" table:number-rows-spanned="1" table:style-name="ce89">
            <text:p>Mortgage Payment</text:p>
          </table:table-cell>
          <table:covered-table-cell/>
          <table:table-cell office:value-type="float" office:value="323.31217522235397" table:formula="of:=SUM(([.H4]*([.H6]/12)*POWER(1+([.H6]/12);([.H7]*12)))/(POWER(1+([.H6]/12);([.H7]*12))-1))" table:style-name="ce11">
            <text:p><text:s/>$323<text:s/></text:p>
          </table:table-cell>
          <table:table-cell table:style-name="ce2"/>
          <table:table-cell office:value-type="string" table:number-columns-spanned="2" table:number-rows-spanned="1" table:style-name="ce94">
            <text:p>Vacancy Rate</text:p>
          </table:table-cell>
          <table:covered-table-cell/>
          <table:table-cell office:value-type="percentage" office:value="0.12" table:style-name="ce24">
            <text:p>12.0%</text:p>
          </table:table-cell>
          <table:table-cell table:style-name="ce2"/>
          <table:table-cell office:value-type="string" table:number-columns-spanned="2" table:number-rows-spanned="1" table:style-name="ce87">
            <text:p>DSCR</text:p>
          </table:table-cell>
          <table:covered-table-cell/>
          <table:table-cell office:value-type="float" office:value="2.4601051410990951" table:formula="of:=SUM([.F36]/[.F40])" table:style-name="ce25">
            <text:p>2.46</text:p>
          </table:table-cell>
          <table:table-cell table:style-name="ce2"/>
          <table:table-cell table:number-columns-repeated="2" table:style-name="ce26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number-columns-spanned="2" table:number-rows-spanned="1" table:style-name="ce94">
            <text:p>Selling Costs</text:p>
          </table:table-cell>
          <table:covered-table-cell/>
          <table:table-cell office:value-type="percentage" office:value="0.04" table:style-name="ce27">
            <text:p>4%</text:p>
          </table:table-cell>
          <table:table-cell table:style-name="ce2"/>
          <table:table-cell office:value-type="string" table:number-columns-spanned="2" table:number-rows-spanned="1" table:style-name="ce95">
            <text:p>Cash Outlay</text:p>
          </table:table-cell>
          <table:covered-table-cell/>
          <table:table-cell office:value-type="float" office:value="9500" table:formula="of:=SUM([.D6]+[.D7]+[.H5])" table:style-name="ce23">
            <text:p><text:s/>$9,500<text:s/></text:p>
          </table:table-cell>
          <table:table-cell table:number-columns-repeated="5" table:style-name="ce2"/>
          <table:table-cell office:value-type="string" table:number-columns-spanned="2" table:number-rows-spanned="1" table:style-name="ce89">
            <text:p>Annual Cash Flow</text:p>
          </table:table-cell>
          <table:covered-table-cell/>
          <table:table-cell office:value-type="float" office:value="5664.8372306650863" table:formula="of:=[.F41]" table:style-name="ce20">
            <text:p><text:s/>$5,665<text:s/>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/>
          <table:table-cell table:number-columns-repeated="33" table:style-name="ce2"/>
          <table:table-cell table:style-name="ce28"/>
          <table:table-cell table:number-columns-repeated="16349"/>
        </table:table-row>
        <table:table-row table:style-name="ro2">
          <table:table-cell/>
          <table:table-cell office:value-type="string" table:number-columns-spanned="3" table:number-rows-spanned="1" table:style-name="ce96">
            <text:p>Annual Revenue Increase</text:p>
          </table:table-cell>
          <table:covered-table-cell table:number-columns-repeated="2"/>
          <table:table-cell office:value-type="percentage" office:value="0.02" table:style-name="ce29">
            <text:p>2%</text:p>
          </table:table-cell>
          <table:table-cell office:value-type="percentage" office:value="0" table:style-name="ce30">
            <text:p>0.0%</text:p>
          </table:table-cell>
          <table:table-cell office:value-type="percentage" office:value="0.02" table:formula="of:=[.E11]" table:style-name="ce30">
            <text:p>2.0%</text:p>
          </table:table-cell>
          <table:table-cell office:value-type="percentage" office:value="0.02" table:formula="of:=[.E11]" table:style-name="ce30">
            <text:p>2.0%</text:p>
          </table:table-cell>
          <table:table-cell office:value-type="percentage" office:value="0.02" table:formula="of:=[.E11]" table:style-name="ce30">
            <text:p>2.0%</text:p>
          </table:table-cell>
          <table:table-cell office:value-type="percentage" office:value="0.02" table:formula="of:=[.E11]" table:style-name="ce30">
            <text:p>2.0%</text:p>
          </table:table-cell>
          <table:table-cell office:value-type="percentage" office:value="0.02" table:formula="of:=[.E11]" table:style-name="ce30">
            <text:p>2.0%</text:p>
          </table:table-cell>
          <table:table-cell office:value-type="percentage" office:value="0.02" table:formula="of:=[.E11]" table:style-name="ce30">
            <text:p>2.0%</text:p>
          </table:table-cell>
          <table:table-cell office:value-type="percentage" office:value="0.02" table:formula="of:=[.E11]" table:style-name="ce30">
            <text:p>2.0%</text:p>
          </table:table-cell>
          <table:table-cell office:value-type="percentage" office:value="0.02" table:formula="of:=[.E11]" table:style-name="ce30">
            <text:p>2.0%</text:p>
          </table:table-cell>
          <table:table-cell office:value-type="percentage" office:value="0.02" table:formula="of:=[.E11]" table:style-name="ce30">
            <text:p>2.0%</text:p>
          </table:table-cell>
          <table:table-cell office:value-type="percentage" office:value="0.02" table:formula="of:=[.E11]" table:style-name="ce30">
            <text:p>2.0%</text:p>
          </table:table-cell>
          <table:table-cell office:value-type="percentage" office:value="0.02" table:formula="of:=[.E11]" table:style-name="ce30">
            <text:p>2.0%</text:p>
          </table:table-cell>
          <table:table-cell office:value-type="percentage" office:value="0.02" table:formula="of:=[.E11]" table:style-name="ce30">
            <text:p>2.0%</text:p>
          </table:table-cell>
          <table:table-cell office:value-type="percentage" office:value="0.02" table:formula="of:=[.E11]" table:style-name="ce30">
            <text:p>2.0%</text:p>
          </table:table-cell>
          <table:table-cell office:value-type="percentage" office:value="0.02" table:formula="of:=[.E11]" table:style-name="ce30">
            <text:p>2.0%</text:p>
          </table:table-cell>
          <table:table-cell office:value-type="percentage" office:value="0.02" table:formula="of:=[.E11]" table:style-name="ce30">
            <text:p>2.0%</text:p>
          </table:table-cell>
          <table:table-cell office:value-type="percentage" office:value="0.02" table:formula="of:=[.E11]" table:style-name="ce30">
            <text:p>2.0%</text:p>
          </table:table-cell>
          <table:table-cell office:value-type="percentage" office:value="0.02" table:formula="of:=[.E11]" table:style-name="ce30">
            <text:p>2.0%</text:p>
          </table:table-cell>
          <table:table-cell office:value-type="percentage" office:value="0.02" table:formula="of:=[.E11]" table:style-name="ce30">
            <text:p>2.0%</text:p>
          </table:table-cell>
          <table:table-cell office:value-type="percentage" office:value="0.02" table:formula="of:=[.E11]" table:style-name="ce30">
            <text:p>2.0%</text:p>
          </table:table-cell>
          <table:table-cell office:value-type="percentage" office:value="0.02" table:formula="of:=[.E11]" table:style-name="ce30">
            <text:p>2.0%</text:p>
          </table:table-cell>
          <table:table-cell office:value-type="percentage" office:value="0.02" table:formula="of:=[.E11]" table:style-name="ce30">
            <text:p>2.0%</text:p>
          </table:table-cell>
          <table:table-cell office:value-type="percentage" office:value="0.02" table:formula="of:=[.E11]" table:style-name="ce30">
            <text:p>2.0%</text:p>
          </table:table-cell>
          <table:table-cell office:value-type="percentage" office:value="0.02" table:formula="of:=[.E11]" table:style-name="ce30">
            <text:p>2.0%</text:p>
          </table:table-cell>
          <table:table-cell office:value-type="percentage" office:value="0.02" table:formula="of:=[.E11]" table:style-name="ce30">
            <text:p>2.0%</text:p>
          </table:table-cell>
          <table:table-cell office:value-type="percentage" office:value="0.02" table:formula="of:=[.E11]" table:style-name="ce30">
            <text:p>2.0%</text:p>
          </table:table-cell>
          <table:table-cell office:value-type="percentage" office:value="0.02" table:formula="of:=[.E11]" table:style-name="ce30">
            <text:p>2.0%</text:p>
          </table:table-cell>
          <table:table-cell office:value-type="percentage" office:value="0.02" table:formula="of:=[.E11]" table:style-name="ce30">
            <text:p>2.0%</text:p>
          </table:table-cell>
          <table:table-cell office:value-type="percentage" office:value="0.02" table:formula="of:=[.E11]" table:style-name="ce30">
            <text:p>2.0%</text:p>
          </table:table-cell>
          <table:table-cell office:value-type="percentage" office:value="0.02" table:formula="of:=[.E11]" table:style-name="ce31">
            <text:p>2.0%</text:p>
          </table:table-cell>
          <table:table-cell table:number-columns-repeated="16349"/>
        </table:table-row>
        <table:table-row table:style-name="ro2">
          <table:table-cell/>
          <table:table-cell office:value-type="string" table:number-columns-spanned="3" table:number-rows-spanned="1" table:style-name="ce96">
            <text:p>Annual Operating Expense Increase</text:p>
          </table:table-cell>
          <table:covered-table-cell table:number-columns-repeated="2"/>
          <table:table-cell office:value-type="percentage" office:value="0.03" table:style-name="ce10">
            <text:p>3%</text:p>
          </table:table-cell>
          <table:table-cell office:value-type="percentage" office:value="0" table:style-name="ce32">
            <text:p>0.0%</text:p>
          </table:table-cell>
          <table:table-cell office:value-type="percentage" office:value="0.03" table:formula="of:=[.E12]" table:style-name="ce30">
            <text:p>3.0%</text:p>
          </table:table-cell>
          <table:table-cell office:value-type="percentage" office:value="0.03" table:formula="of:=[.E12]" table:style-name="ce32">
            <text:p>3.0%</text:p>
          </table:table-cell>
          <table:table-cell office:value-type="percentage" office:value="0.03" table:formula="of:=[.E12]" table:style-name="ce32">
            <text:p>3.0%</text:p>
          </table:table-cell>
          <table:table-cell office:value-type="percentage" office:value="0.03" table:formula="of:=[.E12]" table:style-name="ce32">
            <text:p>3.0%</text:p>
          </table:table-cell>
          <table:table-cell office:value-type="percentage" office:value="0.03" table:formula="of:=[.E12]" table:style-name="ce32">
            <text:p>3.0%</text:p>
          </table:table-cell>
          <table:table-cell office:value-type="percentage" office:value="0.03" table:formula="of:=[.E12]" table:style-name="ce32">
            <text:p>3.0%</text:p>
          </table:table-cell>
          <table:table-cell office:value-type="percentage" office:value="0.03" table:formula="of:=[.E12]" table:style-name="ce32">
            <text:p>3.0%</text:p>
          </table:table-cell>
          <table:table-cell office:value-type="percentage" office:value="0.03" table:formula="of:=[.E12]" table:style-name="ce32">
            <text:p>3.0%</text:p>
          </table:table-cell>
          <table:table-cell office:value-type="percentage" office:value="0.03" table:formula="of:=[.E12]" table:style-name="ce32">
            <text:p>3.0%</text:p>
          </table:table-cell>
          <table:table-cell office:value-type="percentage" office:value="0.03" table:formula="of:=[.E12]" table:style-name="ce32">
            <text:p>3.0%</text:p>
          </table:table-cell>
          <table:table-cell office:value-type="percentage" office:value="0.03" table:formula="of:=[.E12]" table:style-name="ce32">
            <text:p>3.0%</text:p>
          </table:table-cell>
          <table:table-cell office:value-type="percentage" office:value="0.03" table:formula="of:=[.E12]" table:style-name="ce32">
            <text:p>3.0%</text:p>
          </table:table-cell>
          <table:table-cell office:value-type="percentage" office:value="0.03" table:formula="of:=[.E12]" table:style-name="ce32">
            <text:p>3.0%</text:p>
          </table:table-cell>
          <table:table-cell office:value-type="percentage" office:value="0.03" table:formula="of:=[.E12]" table:style-name="ce32">
            <text:p>3.0%</text:p>
          </table:table-cell>
          <table:table-cell office:value-type="percentage" office:value="0.03" table:formula="of:=[.E12]" table:style-name="ce32">
            <text:p>3.0%</text:p>
          </table:table-cell>
          <table:table-cell office:value-type="percentage" office:value="0.03" table:formula="of:=[.E12]" table:style-name="ce32">
            <text:p>3.0%</text:p>
          </table:table-cell>
          <table:table-cell office:value-type="percentage" office:value="0.03" table:formula="of:=[.E12]" table:style-name="ce32">
            <text:p>3.0%</text:p>
          </table:table-cell>
          <table:table-cell office:value-type="percentage" office:value="0.03" table:formula="of:=[.E12]" table:style-name="ce32">
            <text:p>3.0%</text:p>
          </table:table-cell>
          <table:table-cell office:value-type="percentage" office:value="0.03" table:formula="of:=[.E12]" table:style-name="ce32">
            <text:p>3.0%</text:p>
          </table:table-cell>
          <table:table-cell office:value-type="percentage" office:value="0.03" table:formula="of:=[.E12]" table:style-name="ce32">
            <text:p>3.0%</text:p>
          </table:table-cell>
          <table:table-cell office:value-type="percentage" office:value="0.03" table:formula="of:=[.E12]" table:style-name="ce32">
            <text:p>3.0%</text:p>
          </table:table-cell>
          <table:table-cell office:value-type="percentage" office:value="0.03" table:formula="of:=[.E12]" table:style-name="ce32">
            <text:p>3.0%</text:p>
          </table:table-cell>
          <table:table-cell office:value-type="percentage" office:value="0.03" table:formula="of:=[.E12]" table:style-name="ce32">
            <text:p>3.0%</text:p>
          </table:table-cell>
          <table:table-cell office:value-type="percentage" office:value="0.03" table:formula="of:=[.E12]" table:style-name="ce32">
            <text:p>3.0%</text:p>
          </table:table-cell>
          <table:table-cell office:value-type="percentage" office:value="0.03" table:formula="of:=[.E12]" table:style-name="ce32">
            <text:p>3.0%</text:p>
          </table:table-cell>
          <table:table-cell office:value-type="percentage" office:value="0.03" table:formula="of:=[.E12]" table:style-name="ce32">
            <text:p>3.0%</text:p>
          </table:table-cell>
          <table:table-cell office:value-type="percentage" office:value="0.03" table:formula="of:=[.E12]" table:style-name="ce32">
            <text:p>3.0%</text:p>
          </table:table-cell>
          <table:table-cell office:value-type="percentage" office:value="0.03" table:formula="of:=[.E12]" table:style-name="ce32">
            <text:p>3.0%</text:p>
          </table:table-cell>
          <table:table-cell office:value-type="percentage" office:value="0.03" table:formula="of:=[.E12]" table:style-name="ce33">
            <text:p>3.0%</text:p>
          </table:table-cell>
          <table:table-cell table:number-columns-repeated="16349"/>
        </table:table-row>
        <table:table-row table:style-name="ro2">
          <table:table-cell/>
          <table:table-cell office:value-type="string" table:number-columns-spanned="3" table:number-rows-spanned="1" table:style-name="ce96">
            <text:p>Annual Appreciation</text:p>
          </table:table-cell>
          <table:covered-table-cell table:number-columns-repeated="2"/>
          <table:table-cell office:value-type="percentage" office:value="0.02" table:style-name="ce29">
            <text:p>2%</text:p>
          </table:table-cell>
          <table:table-cell office:value-type="percentage" office:value="0.02" table:formula="of:=[.E13]" table:style-name="ce30">
            <text:p>2.0%</text:p>
          </table:table-cell>
          <table:table-cell office:value-type="percentage" office:value="0.02" table:formula="of:=[.E13]" table:style-name="ce30">
            <text:p>2.0%</text:p>
          </table:table-cell>
          <table:table-cell office:value-type="percentage" office:value="0.02" table:formula="of:=[.E13]" table:style-name="ce30">
            <text:p>2.0%</text:p>
          </table:table-cell>
          <table:table-cell office:value-type="percentage" office:value="0.02" table:formula="of:=[.E13]" table:style-name="ce30">
            <text:p>2.0%</text:p>
          </table:table-cell>
          <table:table-cell office:value-type="percentage" office:value="0.02" table:formula="of:=[.E13]" table:style-name="ce30">
            <text:p>2.0%</text:p>
          </table:table-cell>
          <table:table-cell office:value-type="percentage" office:value="0.02" table:formula="of:=[.E13]" table:style-name="ce30">
            <text:p>2.0%</text:p>
          </table:table-cell>
          <table:table-cell office:value-type="percentage" office:value="0.02" table:formula="of:=[.E13]" table:style-name="ce30">
            <text:p>2.0%</text:p>
          </table:table-cell>
          <table:table-cell office:value-type="percentage" office:value="0.02" table:formula="of:=[.E13]" table:style-name="ce30">
            <text:p>2.0%</text:p>
          </table:table-cell>
          <table:table-cell office:value-type="percentage" office:value="0.02" table:formula="of:=[.E13]" table:style-name="ce30">
            <text:p>2.0%</text:p>
          </table:table-cell>
          <table:table-cell office:value-type="percentage" office:value="0.02" table:formula="of:=[.E13]" table:style-name="ce30">
            <text:p>2.0%</text:p>
          </table:table-cell>
          <table:table-cell office:value-type="percentage" office:value="0.02" table:formula="of:=[.E13]" table:style-name="ce30">
            <text:p>2.0%</text:p>
          </table:table-cell>
          <table:table-cell office:value-type="percentage" office:value="0.02" table:formula="of:=[.E13]" table:style-name="ce30">
            <text:p>2.0%</text:p>
          </table:table-cell>
          <table:table-cell office:value-type="percentage" office:value="0.02" table:formula="of:=[.E13]" table:style-name="ce30">
            <text:p>2.0%</text:p>
          </table:table-cell>
          <table:table-cell office:value-type="percentage" office:value="0.02" table:formula="of:=[.E13]" table:style-name="ce30">
            <text:p>2.0%</text:p>
          </table:table-cell>
          <table:table-cell office:value-type="percentage" office:value="0.02" table:formula="of:=[.E13]" table:style-name="ce30">
            <text:p>2.0%</text:p>
          </table:table-cell>
          <table:table-cell office:value-type="percentage" office:value="0.02" table:formula="of:=[.E13]" table:style-name="ce30">
            <text:p>2.0%</text:p>
          </table:table-cell>
          <table:table-cell office:value-type="percentage" office:value="0.02" table:formula="of:=[.E13]" table:style-name="ce30">
            <text:p>2.0%</text:p>
          </table:table-cell>
          <table:table-cell office:value-type="percentage" office:value="0.02" table:formula="of:=[.E13]" table:style-name="ce30">
            <text:p>2.0%</text:p>
          </table:table-cell>
          <table:table-cell office:value-type="percentage" office:value="0.02" table:formula="of:=[.E13]" table:style-name="ce30">
            <text:p>2.0%</text:p>
          </table:table-cell>
          <table:table-cell office:value-type="percentage" office:value="0.02" table:formula="of:=[.E13]" table:style-name="ce30">
            <text:p>2.0%</text:p>
          </table:table-cell>
          <table:table-cell office:value-type="percentage" office:value="0.02" table:formula="of:=[.E13]" table:style-name="ce30">
            <text:p>2.0%</text:p>
          </table:table-cell>
          <table:table-cell office:value-type="percentage" office:value="0.02" table:formula="of:=[.E13]" table:style-name="ce30">
            <text:p>2.0%</text:p>
          </table:table-cell>
          <table:table-cell office:value-type="percentage" office:value="0.02" table:formula="of:=[.E13]" table:style-name="ce30">
            <text:p>2.0%</text:p>
          </table:table-cell>
          <table:table-cell office:value-type="percentage" office:value="0.02" table:formula="of:=[.E13]" table:style-name="ce30">
            <text:p>2.0%</text:p>
          </table:table-cell>
          <table:table-cell office:value-type="percentage" office:value="0.02" table:formula="of:=[.E13]" table:style-name="ce30">
            <text:p>2.0%</text:p>
          </table:table-cell>
          <table:table-cell office:value-type="percentage" office:value="0.02" table:formula="of:=[.E13]" table:style-name="ce30">
            <text:p>2.0%</text:p>
          </table:table-cell>
          <table:table-cell office:value-type="percentage" office:value="0.02" table:formula="of:=[.E13]" table:style-name="ce30">
            <text:p>2.0%</text:p>
          </table:table-cell>
          <table:table-cell office:value-type="percentage" office:value="0.02" table:formula="of:=[.E13]" table:style-name="ce30">
            <text:p>2.0%</text:p>
          </table:table-cell>
          <table:table-cell office:value-type="percentage" office:value="0.02" table:formula="of:=[.E13]" table:style-name="ce30">
            <text:p>2.0%</text:p>
          </table:table-cell>
          <table:table-cell office:value-type="percentage" office:value="0.02" table:formula="of:=[.E13]" table:style-name="ce31">
            <text:p>2.0%</text:p>
          </table:table-cell>
          <table:table-cell table:number-columns-repeated="16349"/>
        </table:table-row>
        <table:table-row table:style-name="ro2">
          <table:table-cell/>
          <table:table-cell table:number-columns-repeated="33" table:style-name="ce2"/>
          <table:table-cell table:style-name="ce4"/>
          <table:table-cell table:number-columns-repeated="16349"/>
        </table:table-row>
        <table:table-row table:style-name="ro2">
          <table:table-cell table:style-name="ce34"/>
          <table:table-cell table:number-columns-repeated="3" table:style-name="ce34"/>
          <table:table-cell office:value-type="string" table:style-name="ce35">
            <text:p>Monthly</text:p>
          </table:table-cell>
          <table:table-cell office:value-type="string" table:style-name="ce36">
            <text:p>Year 1</text:p>
          </table:table-cell>
          <table:table-cell office:value-type="string" table:style-name="ce35">
            <text:p>Year 2</text:p>
          </table:table-cell>
          <table:table-cell office:value-type="string" table:style-name="ce35">
            <text:p>Year 3</text:p>
          </table:table-cell>
          <table:table-cell office:value-type="string" table:style-name="ce35">
            <text:p>Year 4</text:p>
          </table:table-cell>
          <table:table-cell office:value-type="string" table:style-name="ce35">
            <text:p>Year 5</text:p>
          </table:table-cell>
          <table:table-cell office:value-type="string" table:style-name="ce35">
            <text:p>Year 6</text:p>
          </table:table-cell>
          <table:table-cell office:value-type="string" table:style-name="ce35">
            <text:p>Year 7</text:p>
          </table:table-cell>
          <table:table-cell office:value-type="string" table:style-name="ce35">
            <text:p>Year 8</text:p>
          </table:table-cell>
          <table:table-cell office:value-type="string" table:style-name="ce35">
            <text:p>Year 9</text:p>
          </table:table-cell>
          <table:table-cell office:value-type="string" table:style-name="ce35">
            <text:p>Year 10</text:p>
          </table:table-cell>
          <table:table-cell office:value-type="string" table:style-name="ce35">
            <text:p>Year 11</text:p>
          </table:table-cell>
          <table:table-cell office:value-type="string" table:style-name="ce35">
            <text:p>Year 12</text:p>
          </table:table-cell>
          <table:table-cell office:value-type="string" table:style-name="ce35">
            <text:p>Year 13</text:p>
          </table:table-cell>
          <table:table-cell office:value-type="string" table:style-name="ce35">
            <text:p>Year 14</text:p>
          </table:table-cell>
          <table:table-cell office:value-type="string" table:style-name="ce35">
            <text:p>Year 15</text:p>
          </table:table-cell>
          <table:table-cell office:value-type="string" table:style-name="ce35">
            <text:p>Year 16</text:p>
          </table:table-cell>
          <table:table-cell office:value-type="string" table:style-name="ce35">
            <text:p>Year 17</text:p>
          </table:table-cell>
          <table:table-cell office:value-type="string" table:style-name="ce35">
            <text:p>Year 18</text:p>
          </table:table-cell>
          <table:table-cell office:value-type="string" table:style-name="ce35">
            <text:p>Year 19</text:p>
          </table:table-cell>
          <table:table-cell office:value-type="string" table:style-name="ce35">
            <text:p>Year 20</text:p>
          </table:table-cell>
          <table:table-cell office:value-type="string" table:style-name="ce35">
            <text:p>Year 21</text:p>
          </table:table-cell>
          <table:table-cell office:value-type="string" table:style-name="ce35">
            <text:p>Year 22</text:p>
          </table:table-cell>
          <table:table-cell office:value-type="string" table:style-name="ce35">
            <text:p>Year 23</text:p>
          </table:table-cell>
          <table:table-cell office:value-type="string" table:style-name="ce35">
            <text:p>Year 24</text:p>
          </table:table-cell>
          <table:table-cell office:value-type="string" table:style-name="ce35">
            <text:p>Year 25</text:p>
          </table:table-cell>
          <table:table-cell office:value-type="string" table:style-name="ce35">
            <text:p>Year 26</text:p>
          </table:table-cell>
          <table:table-cell office:value-type="string" table:style-name="ce35">
            <text:p>Year 27</text:p>
          </table:table-cell>
          <table:table-cell office:value-type="string" table:style-name="ce35">
            <text:p>Year 28</text:p>
          </table:table-cell>
          <table:table-cell office:value-type="string" table:style-name="ce35">
            <text:p>Year 29</text:p>
          </table:table-cell>
          <table:table-cell office:value-type="string" table:style-name="ce37">
            <text:p>Year 30</text:p>
          </table:table-cell>
          <table:table-cell table:number-columns-repeated="16349" table:style-name="ce34"/>
        </table:table-row>
        <table:table-row table:style-name="ro2">
          <table:table-cell/>
          <table:table-cell office:value-type="string" table:number-columns-spanned="4" table:number-rows-spanned="1" table:style-name="ce97">
            <text:p>Revenues</text:p>
          </table:table-cell>
          <table:covered-table-cell table:number-columns-repeated="3"/>
          <table:table-cell table:style-name="ce38"/>
          <table:table-cell table:number-columns-repeated="28" table:style-name="ce39"/>
          <table:table-cell table:style-name="ce40"/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98">
            <text:p>Rental Income</text:p>
          </table:table-cell>
          <table:covered-table-cell/>
          <table:table-cell table:style-name="ce2"/>
          <table:table-cell office:value-type="float" office:value="1500" table:formula="of:=[.L4]" table:style-name="ce26">
            <text:p><text:s/>$1,500<text:s/></text:p>
          </table:table-cell>
          <table:table-cell office:value-type="float" office:value="18000" table:formula="of:=SUM(12*[.E17])" table:style-name="ce42">
            <text:p><text:s/>$18,000<text:s/></text:p>
          </table:table-cell>
          <table:table-cell office:value-type="float" office:value="18360" table:formula="of:=SUM([.F17]+([.G11]*[.F17]))" table:style-name="ce26">
            <text:p><text:s/>$18,360<text:s/></text:p>
          </table:table-cell>
          <table:table-cell office:value-type="float" office:value="18727.2" table:formula="of:=SUM([.G17]+([.H11]*[.G17]))" table:style-name="ce26">
            <text:p><text:s/>$18,727<text:s/></text:p>
          </table:table-cell>
          <table:table-cell office:value-type="float" office:value="19101.744000000002" table:formula="of:=SUM([.H17]+([.I11]*[.H17]))" table:style-name="ce26">
            <text:p><text:s/>$19,102<text:s/></text:p>
          </table:table-cell>
          <table:table-cell office:value-type="float" office:value="19483.778880000002" table:formula="of:=SUM([.I17]+([.J11]*[.I17]))" table:style-name="ce26">
            <text:p><text:s/>$19,484<text:s/></text:p>
          </table:table-cell>
          <table:table-cell office:value-type="float" office:value="19873.454457600001" table:formula="of:=SUM([.J17]+([.K11]*[.J17]))" table:style-name="ce26">
            <text:p><text:s/>$19,873<text:s/></text:p>
          </table:table-cell>
          <table:table-cell office:value-type="float" office:value="20270.923546752001" table:formula="of:=SUM([.K17]+([.L11]*[.K17]))" table:style-name="ce26">
            <text:p><text:s/>$20,271<text:s/></text:p>
          </table:table-cell>
          <table:table-cell office:value-type="float" office:value="20676.342017687042" table:formula="of:=SUM([.L17]+([.M11]*[.L17]))" table:style-name="ce26">
            <text:p><text:s/>$20,676<text:s/></text:p>
          </table:table-cell>
          <table:table-cell office:value-type="float" office:value="21089.868858040783" table:formula="of:=SUM([.M17]+([.N11]*[.M17]))" table:style-name="ce26">
            <text:p><text:s/>$21,090<text:s/></text:p>
          </table:table-cell>
          <table:table-cell office:value-type="float" office:value="21511.666235201599" table:formula="of:=SUM([.N17]+([.O11]*[.N17]))" table:style-name="ce26">
            <text:p><text:s/>$21,512<text:s/></text:p>
          </table:table-cell>
          <table:table-cell office:value-type="float" office:value="21941.899559905632" table:formula="of:=SUM([.O17]+([.P11]*[.O17]))" table:style-name="ce26">
            <text:p><text:s/>$21,942<text:s/></text:p>
          </table:table-cell>
          <table:table-cell office:value-type="float" office:value="22380.737551103746" table:formula="of:=SUM([.P17]+([.Q11]*[.P17]))" table:style-name="ce26">
            <text:p><text:s/>$22,381<text:s/></text:p>
          </table:table-cell>
          <table:table-cell office:value-type="float" office:value="22828.352302125822" table:formula="of:=SUM([.Q17]+([.R11]*[.Q17]))" table:style-name="ce26">
            <text:p><text:s/>$22,828<text:s/></text:p>
          </table:table-cell>
          <table:table-cell office:value-type="float" office:value="23284.91934816834" table:formula="of:=SUM([.R17]+([.S11]*[.R17]))" table:style-name="ce26">
            <text:p><text:s/>$23,285<text:s/></text:p>
          </table:table-cell>
          <table:table-cell office:value-type="float" office:value="23750.617735131706" table:formula="of:=SUM([.S17]+([.T11]*[.S17]))" table:style-name="ce26">
            <text:p><text:s/>$23,751<text:s/></text:p>
          </table:table-cell>
          <table:table-cell office:value-type="float" office:value="24225.63008983434" table:formula="of:=SUM([.T17]+([.U11]*[.T17]))" table:style-name="ce26">
            <text:p><text:s/>$24,226<text:s/></text:p>
          </table:table-cell>
          <table:table-cell office:value-type="float" office:value="24710.142691631027" table:formula="of:=SUM([.U17]+([.V11]*[.U17]))" table:style-name="ce26">
            <text:p><text:s/>$24,710<text:s/></text:p>
          </table:table-cell>
          <table:table-cell office:value-type="float" office:value="25204.345545463646" table:formula="of:=SUM([.V17]+([.W11]*[.V17]))" table:style-name="ce26">
            <text:p><text:s/>$25,204<text:s/></text:p>
          </table:table-cell>
          <table:table-cell office:value-type="float" office:value="25708.432456372921" table:formula="of:=SUM([.W17]+([.X11]*[.W17]))" table:style-name="ce26">
            <text:p><text:s/>$25,708<text:s/></text:p>
          </table:table-cell>
          <table:table-cell office:value-type="float" office:value="26222.60110550038" table:formula="of:=SUM([.X17]+([.Y11]*[.X17]))" table:style-name="ce26">
            <text:p><text:s/>$26,223<text:s/></text:p>
          </table:table-cell>
          <table:table-cell office:value-type="float" office:value="26747.053127610387" table:formula="of:=SUM([.Y17]+([.Z11]*[.Y17]))" table:style-name="ce26">
            <text:p><text:s/>$26,747<text:s/></text:p>
          </table:table-cell>
          <table:table-cell office:value-type="float" office:value="27281.994190162593" table:formula="of:=SUM([.Z17]+([.AA11]*[.Z17]))" table:style-name="ce26">
            <text:p><text:s/>$27,282<text:s/></text:p>
          </table:table-cell>
          <table:table-cell office:value-type="float" office:value="27827.634073965844" table:formula="of:=SUM([.AA17]+([.AB11]*[.AA17]))" table:style-name="ce26">
            <text:p><text:s/>$27,828<text:s/></text:p>
          </table:table-cell>
          <table:table-cell office:value-type="float" office:value="28384.18675544516" table:formula="of:=SUM([.AB17]+([.AC11]*[.AB17]))" table:style-name="ce26">
            <text:p><text:s/>$28,384<text:s/></text:p>
          </table:table-cell>
          <table:table-cell office:value-type="float" office:value="28951.870490554062" table:formula="of:=SUM([.AC17]+([.AD11]*[.AC17]))" table:style-name="ce26">
            <text:p><text:s/>$28,952<text:s/></text:p>
          </table:table-cell>
          <table:table-cell office:value-type="float" office:value="29530.907900365142" table:formula="of:=SUM([.AD17]+([.AE11]*[.AD17]))" table:style-name="ce26">
            <text:p><text:s/>$29,531<text:s/></text:p>
          </table:table-cell>
          <table:table-cell office:value-type="float" office:value="30121.526058372445" table:formula="of:=SUM([.AE17]+([.AF11]*[.AE17]))" table:style-name="ce26">
            <text:p><text:s/>$30,122<text:s/></text:p>
          </table:table-cell>
          <table:table-cell office:value-type="float" office:value="30723.956579539892" table:formula="of:=SUM([.AF17]+([.AG11]*[.AF17]))" table:style-name="ce26">
            <text:p><text:s/>$30,724<text:s/></text:p>
          </table:table-cell>
          <table:table-cell office:value-type="float" office:value="31338.435711130689" table:formula="of:=SUM([.AG17]+([.AH11]*[.AG17]))" table:style-name="ce26">
            <text:p><text:s/>$31,338<text:s/></text:p>
          </table:table-cell>
          <table:table-cell office:value-type="float" office:value="31965.204425353302" table:formula="of:=SUM([.AH17]+([.AI11]*[.AH17]))" table:style-name="ce43">
            <text:p><text:s/>$31,965<text:s/></text:p>
          </table:table-cell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98">
            <text:p>Vacancy Rate</text:p>
          </table:table-cell>
          <table:covered-table-cell/>
          <table:table-cell office:value-type="percentage" office:value="0.12" table:formula="of:=[.L8]" table:style-name="ce32">
            <text:p>12.0%</text:p>
          </table:table-cell>
          <table:table-cell office:value-type="float" office:value="-180" table:formula="of:=SUM(-([.L4]*[.D18]))" table:style-name="ce26">
            <text:p><text:s/>$(180)</text:p>
          </table:table-cell>
          <table:table-cell office:value-type="float" office:value="-2160" table:formula="of:=SUM(-([.F17]*[.D18]))" table:style-name="ce42">
            <text:p><text:s/>$(2,160)</text:p>
          </table:table-cell>
          <table:table-cell office:value-type="float" office:value="-2203.1999999999998" table:formula="of:=SUM(-([.G17]*[.$D$18]))" table:style-name="ce26">
            <text:p><text:s/>$(2,203)</text:p>
          </table:table-cell>
          <table:table-cell office:value-type="float" office:value="-2247.2640000000001" table:formula="of:=SUM(-([.H17]*[.$D$18]))" table:style-name="ce26">
            <text:p><text:s/>$(2,247)</text:p>
          </table:table-cell>
          <table:table-cell office:value-type="float" office:value="-2292.20928" table:formula="of:=SUM(-([.I17]*[.$D$18]))" table:style-name="ce26">
            <text:p><text:s/>$(2,292)</text:p>
          </table:table-cell>
          <table:table-cell office:value-type="float" office:value="-2338.0534656" table:formula="of:=SUM(-([.J17]*[.$D$18]))" table:style-name="ce26">
            <text:p><text:s/>$(2,338)</text:p>
          </table:table-cell>
          <table:table-cell office:value-type="float" office:value="-2384.814534912" table:formula="of:=SUM(-([.K17]*[.$D$18]))" table:style-name="ce26">
            <text:p><text:s/>$(2,385)</text:p>
          </table:table-cell>
          <table:table-cell office:value-type="float" office:value="-2432.5108256102399" table:formula="of:=SUM(-([.L17]*[.$D$18]))" table:style-name="ce26">
            <text:p><text:s/>$(2,433)</text:p>
          </table:table-cell>
          <table:table-cell office:value-type="float" office:value="-2481.161042122445" table:formula="of:=SUM(-([.M17]*[.$D$18]))" table:style-name="ce26">
            <text:p><text:s/>$(2,481)</text:p>
          </table:table-cell>
          <table:table-cell office:value-type="float" office:value="-2530.784262964894" table:formula="of:=SUM(-([.N17]*[.$D$18]))" table:style-name="ce26">
            <text:p><text:s/>$(2,531)</text:p>
          </table:table-cell>
          <table:table-cell office:value-type="float" office:value="-2581.399948224192" table:formula="of:=SUM(-([.O17]*[.$D$18]))" table:style-name="ce26">
            <text:p><text:s/>$(2,581)</text:p>
          </table:table-cell>
          <table:table-cell office:value-type="float" office:value="-2633.0279471886756" table:formula="of:=SUM(-([.P17]*[.$D$18]))" table:style-name="ce26">
            <text:p><text:s/>$(2,633)</text:p>
          </table:table-cell>
          <table:table-cell office:value-type="float" office:value="-2685.6885061324497" table:formula="of:=SUM(-([.Q17]*[.$D$18]))" table:style-name="ce26">
            <text:p><text:s/>$(2,686)</text:p>
          </table:table-cell>
          <table:table-cell office:value-type="float" office:value="-2739.4022762550985" table:formula="of:=SUM(-([.R17]*[.$D$18]))" table:style-name="ce26">
            <text:p><text:s/>$(2,739)</text:p>
          </table:table-cell>
          <table:table-cell office:value-type="float" office:value="-2794.1903217802005" table:formula="of:=SUM(-([.S17]*[.$D$18]))" table:style-name="ce26">
            <text:p><text:s/>$(2,794)</text:p>
          </table:table-cell>
          <table:table-cell office:value-type="float" office:value="-2850.0741282158046" table:formula="of:=SUM(-([.T17]*[.$D$18]))" table:style-name="ce26">
            <text:p><text:s/>$(2,850)</text:p>
          </table:table-cell>
          <table:table-cell office:value-type="float" office:value="-2907.0756107801208" table:formula="of:=SUM(-([.U17]*[.$D$18]))" table:style-name="ce26">
            <text:p><text:s/>$(2,907)</text:p>
          </table:table-cell>
          <table:table-cell office:value-type="float" office:value="-2965.217122995723" table:formula="of:=SUM(-([.V17]*[.$D$18]))" table:style-name="ce26">
            <text:p><text:s/>$(2,965)</text:p>
          </table:table-cell>
          <table:table-cell office:value-type="float" office:value="-3024.5214654556376" table:formula="of:=SUM(-([.W17]*[.$D$18]))" table:style-name="ce26">
            <text:p><text:s/>$(3,025)</text:p>
          </table:table-cell>
          <table:table-cell office:value-type="float" office:value="-3085.0118947647502" table:formula="of:=SUM(-([.X17]*[.$D$18]))" table:style-name="ce26">
            <text:p><text:s/>$(3,085)</text:p>
          </table:table-cell>
          <table:table-cell office:value-type="float" office:value="-3146.7121326600454" table:formula="of:=SUM(-([.Y17]*[.$D$18]))" table:style-name="ce26">
            <text:p><text:s/>$(3,147)</text:p>
          </table:table-cell>
          <table:table-cell office:value-type="float" office:value="-3209.6463753132462" table:formula="of:=SUM(-([.Z17]*[.$D$18]))" table:style-name="ce26">
            <text:p><text:s/>$(3,210)</text:p>
          </table:table-cell>
          <table:table-cell office:value-type="float" office:value="-3273.839302819511" table:formula="of:=SUM(-([.AA17]*[.$D$18]))" table:style-name="ce26">
            <text:p><text:s/>$(3,274)</text:p>
          </table:table-cell>
          <table:table-cell office:value-type="float" office:value="-3339.3160888759012" table:formula="of:=SUM(-([.AB17]*[.$D$18]))" table:style-name="ce26">
            <text:p><text:s/>$(3,339)</text:p>
          </table:table-cell>
          <table:table-cell office:value-type="float" office:value="-3406.1024106534192" table:formula="of:=SUM(-([.AC17]*[.$D$18]))" table:style-name="ce26">
            <text:p><text:s/>$(3,406)</text:p>
          </table:table-cell>
          <table:table-cell office:value-type="float" office:value="-3474.2244588664871" table:formula="of:=SUM(-([.AD17]*[.$D$18]))" table:style-name="ce26">
            <text:p><text:s/>$(3,474)</text:p>
          </table:table-cell>
          <table:table-cell office:value-type="float" office:value="-3543.7089480438171" table:formula="of:=SUM(-([.AE17]*[.$D$18]))" table:style-name="ce26">
            <text:p><text:s/>$(3,544)</text:p>
          </table:table-cell>
          <table:table-cell office:value-type="float" office:value="-3614.5831270046933" table:formula="of:=SUM(-([.AF17]*[.$D$18]))" table:style-name="ce26">
            <text:p><text:s/>$(3,615)</text:p>
          </table:table-cell>
          <table:table-cell office:value-type="float" office:value="-3686.8747895447868" table:formula="of:=SUM(-([.AG17]*[.$D$18]))" table:style-name="ce26">
            <text:p><text:s/>$(3,687)</text:p>
          </table:table-cell>
          <table:table-cell office:value-type="float" office:value="-3760.6122853356824" table:formula="of:=SUM(-([.AH17]*[.$D$18]))" table:style-name="ce26">
            <text:p><text:s/>$(3,761)</text:p>
          </table:table-cell>
          <table:table-cell office:value-type="float" office:value="-3835.8245310423963" table:formula="of:=SUM(-([.AI17]*[.$D$18]))" table:style-name="ce43">
            <text:p><text:s/>$(3,836)</text:p>
          </table:table-cell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98">
            <text:p>Net Rental Income</text:p>
          </table:table-cell>
          <table:covered-table-cell/>
          <table:table-cell table:style-name="ce2"/>
          <table:table-cell office:value-type="float" office:value="1320" table:formula="of:=SUM([.E17]+[.E18])" table:style-name="ce26">
            <text:p><text:s/>$1,320<text:s/></text:p>
          </table:table-cell>
          <table:table-cell office:value-type="float" office:value="15840" table:formula="of:=SUM(12*[.E19])" table:style-name="ce42">
            <text:p><text:s/>$15,840<text:s/></text:p>
          </table:table-cell>
          <table:table-cell office:value-type="float" office:value="16156.8" table:formula="of:=SUM([.G17]+[.G18])" table:style-name="ce26">
            <text:p><text:s/>$16,157<text:s/></text:p>
          </table:table-cell>
          <table:table-cell office:value-type="float" office:value="16479.936000000002" table:formula="of:=SUM([.H17]+[.H18])" table:style-name="ce26">
            <text:p><text:s/>$16,480<text:s/></text:p>
          </table:table-cell>
          <table:table-cell office:value-type="float" office:value="16809.534720000003" table:formula="of:=SUM([.I17]+[.I18])" table:style-name="ce26">
            <text:p><text:s/>$16,810<text:s/></text:p>
          </table:table-cell>
          <table:table-cell office:value-type="float" office:value="17145.725414400004" table:formula="of:=SUM([.J17]+[.J18])" table:style-name="ce26">
            <text:p><text:s/>$17,146<text:s/></text:p>
          </table:table-cell>
          <table:table-cell office:value-type="float" office:value="17488.639922688002" table:formula="of:=SUM([.K17]+[.K18])" table:style-name="ce26">
            <text:p><text:s/>$17,489<text:s/></text:p>
          </table:table-cell>
          <table:table-cell office:value-type="float" office:value="17838.412721141762" table:formula="of:=SUM([.L17]+[.L18])" table:style-name="ce26">
            <text:p><text:s/>$17,838<text:s/></text:p>
          </table:table-cell>
          <table:table-cell office:value-type="float" office:value="18195.180975564595" table:formula="of:=SUM([.M17]+[.M18])" table:style-name="ce26">
            <text:p><text:s/>$18,195<text:s/></text:p>
          </table:table-cell>
          <table:table-cell office:value-type="float" office:value="18559.084595075889" table:formula="of:=SUM([.N17]+[.N18])" table:style-name="ce26">
            <text:p><text:s/>$18,559<text:s/></text:p>
          </table:table-cell>
          <table:table-cell office:value-type="float" office:value="18930.266286977407" table:formula="of:=SUM([.O17]+[.O18])" table:style-name="ce26">
            <text:p><text:s/>$18,930<text:s/></text:p>
          </table:table-cell>
          <table:table-cell office:value-type="float" office:value="19308.871612716957" table:formula="of:=SUM([.P17]+[.P18])" table:style-name="ce26">
            <text:p><text:s/>$19,309<text:s/></text:p>
          </table:table-cell>
          <table:table-cell office:value-type="float" office:value="19695.049044971296" table:formula="of:=SUM([.Q17]+[.Q18])" table:style-name="ce26">
            <text:p><text:s/>$19,695<text:s/></text:p>
          </table:table-cell>
          <table:table-cell office:value-type="float" office:value="20088.950025870723" table:formula="of:=SUM([.R17]+[.R18])" table:style-name="ce26">
            <text:p><text:s/>$20,089<text:s/></text:p>
          </table:table-cell>
          <table:table-cell office:value-type="float" office:value="20490.72902638814" table:formula="of:=SUM([.S17]+[.S18])" table:style-name="ce26">
            <text:p><text:s/>$20,491<text:s/></text:p>
          </table:table-cell>
          <table:table-cell office:value-type="float" office:value="20900.5436069159" table:formula="of:=SUM([.T17]+[.T18])" table:style-name="ce26">
            <text:p><text:s/>$20,901<text:s/></text:p>
          </table:table-cell>
          <table:table-cell office:value-type="float" office:value="21318.554479054219" table:formula="of:=SUM([.U17]+[.U18])" table:style-name="ce26">
            <text:p><text:s/>$21,319<text:s/></text:p>
          </table:table-cell>
          <table:table-cell office:value-type="float" office:value="21744.925568635303" table:formula="of:=SUM([.V17]+[.V18])" table:style-name="ce26">
            <text:p><text:s/>$21,745<text:s/></text:p>
          </table:table-cell>
          <table:table-cell office:value-type="float" office:value="22179.824080008009" table:formula="of:=SUM([.W17]+[.W18])" table:style-name="ce26">
            <text:p><text:s/>$22,180<text:s/></text:p>
          </table:table-cell>
          <table:table-cell office:value-type="float" office:value="22623.420561608171" table:formula="of:=SUM([.X17]+[.X18])" table:style-name="ce26">
            <text:p><text:s/>$22,623<text:s/></text:p>
          </table:table-cell>
          <table:table-cell office:value-type="float" office:value="23075.888972840334" table:formula="of:=SUM([.Y17]+[.Y18])" table:style-name="ce26">
            <text:p><text:s/>$23,076<text:s/></text:p>
          </table:table-cell>
          <table:table-cell office:value-type="float" office:value="23537.406752297142" table:formula="of:=SUM([.Z17]+[.Z18])" table:style-name="ce26">
            <text:p><text:s/>$23,537<text:s/></text:p>
          </table:table-cell>
          <table:table-cell office:value-type="float" office:value="24008.154887343084" table:formula="of:=SUM([.AA17]+[.AA18])" table:style-name="ce26">
            <text:p><text:s/>$24,008<text:s/></text:p>
          </table:table-cell>
          <table:table-cell office:value-type="float" office:value="24488.317985089943" table:formula="of:=SUM([.AB17]+[.AB18])" table:style-name="ce26">
            <text:p><text:s/>$24,488<text:s/></text:p>
          </table:table-cell>
          <table:table-cell office:value-type="float" office:value="24978.08434479174" table:formula="of:=SUM([.AC17]+[.AC18])" table:style-name="ce26">
            <text:p><text:s/>$24,978<text:s/></text:p>
          </table:table-cell>
          <table:table-cell office:value-type="float" office:value="25477.646031687575" table:formula="of:=SUM([.AD17]+[.AD18])" table:style-name="ce26">
            <text:p><text:s/>$25,478<text:s/></text:p>
          </table:table-cell>
          <table:table-cell office:value-type="float" office:value="25987.198952321327" table:formula="of:=SUM([.AE17]+[.AE18])" table:style-name="ce26">
            <text:p><text:s/>$25,987<text:s/></text:p>
          </table:table-cell>
          <table:table-cell office:value-type="float" office:value="26506.94293136775" table:formula="of:=SUM([.AF17]+[.AF18])" table:style-name="ce26">
            <text:p><text:s/>$26,507<text:s/></text:p>
          </table:table-cell>
          <table:table-cell office:value-type="float" office:value="27037.081789995107" table:formula="of:=SUM([.AG17]+[.AG18])" table:style-name="ce26">
            <text:p><text:s/>$27,037<text:s/></text:p>
          </table:table-cell>
          <table:table-cell office:value-type="float" office:value="27577.823425795006" table:formula="of:=SUM([.AH17]+[.AH18])" table:style-name="ce26">
            <text:p><text:s/>$27,578<text:s/></text:p>
          </table:table-cell>
          <table:table-cell office:value-type="float" office:value="28129.379894310907" table:formula="of:=SUM([.AI17]+[.AI18])" table:style-name="ce43">
            <text:p><text:s/>$28,129<text:s/></text:p>
          </table:table-cell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98">
            <text:p>Other Income</text:p>
          </table:table-cell>
          <table:covered-table-cell/>
          <table:table-cell table:style-name="ce2"/>
          <table:table-cell office:value-type="float" office:value="0" table:formula="of:=[.L5]" table:style-name="ce26">
            <text:p><text:s/>$-<text:s/></text:p>
          </table:table-cell>
          <table:table-cell office:value-type="float" office:value="0" table:formula="of:=SUM(12*[.E20])" table:style-name="ce42">
            <text:p><text:s/>$-<text:s/></text:p>
          </table:table-cell>
          <table:table-cell office:value-type="float" office:value="0" table:formula="of:=SUM([.F20]+([.G11]*[.F20]))" table:style-name="ce26">
            <text:p><text:s/>$-<text:s/></text:p>
          </table:table-cell>
          <table:table-cell office:value-type="float" office:value="0" table:formula="of:=SUM([.G20]+([.H11]*[.G20]))" table:style-name="ce26">
            <text:p><text:s/>$-<text:s/></text:p>
          </table:table-cell>
          <table:table-cell office:value-type="float" office:value="0" table:formula="of:=SUM([.H20]+([.I11]*[.H20]))" table:style-name="ce26">
            <text:p><text:s/>$-<text:s/></text:p>
          </table:table-cell>
          <table:table-cell office:value-type="float" office:value="0" table:formula="of:=SUM([.I20]+([.J11]*[.I20]))" table:style-name="ce26">
            <text:p><text:s/>$-<text:s/></text:p>
          </table:table-cell>
          <table:table-cell office:value-type="float" office:value="0" table:formula="of:=SUM([.J20]+([.K11]*[.J20]))" table:style-name="ce26">
            <text:p><text:s/>$-<text:s/></text:p>
          </table:table-cell>
          <table:table-cell office:value-type="float" office:value="0" table:formula="of:=SUM([.K20]+([.L11]*[.K20]))" table:style-name="ce26">
            <text:p><text:s/>$-<text:s/></text:p>
          </table:table-cell>
          <table:table-cell office:value-type="float" office:value="0" table:formula="of:=SUM([.L20]+([.M11]*[.L20]))" table:style-name="ce26">
            <text:p><text:s/>$-<text:s/></text:p>
          </table:table-cell>
          <table:table-cell office:value-type="float" office:value="0" table:formula="of:=SUM([.M20]+([.N11]*[.M20]))" table:style-name="ce26">
            <text:p><text:s/>$-<text:s/></text:p>
          </table:table-cell>
          <table:table-cell office:value-type="float" office:value="0" table:formula="of:=SUM([.N20]+([.O11]*[.N20]))" table:style-name="ce26">
            <text:p><text:s/>$-<text:s/></text:p>
          </table:table-cell>
          <table:table-cell office:value-type="float" office:value="0" table:formula="of:=SUM([.O20]+([.P11]*[.O20]))" table:style-name="ce26">
            <text:p><text:s/>$-<text:s/></text:p>
          </table:table-cell>
          <table:table-cell office:value-type="float" office:value="0" table:formula="of:=SUM([.P20]+([.Q11]*[.P20]))" table:style-name="ce26">
            <text:p><text:s/>$-<text:s/></text:p>
          </table:table-cell>
          <table:table-cell office:value-type="float" office:value="0" table:formula="of:=SUM([.Q20]+([.R11]*[.Q20]))" table:style-name="ce26">
            <text:p><text:s/>$-<text:s/></text:p>
          </table:table-cell>
          <table:table-cell office:value-type="float" office:value="0" table:formula="of:=SUM([.R20]+([.S11]*[.R20]))" table:style-name="ce26">
            <text:p><text:s/>$-<text:s/></text:p>
          </table:table-cell>
          <table:table-cell office:value-type="float" office:value="0" table:formula="of:=SUM([.S20]+([.T11]*[.S20]))" table:style-name="ce26">
            <text:p><text:s/>$-<text:s/></text:p>
          </table:table-cell>
          <table:table-cell office:value-type="float" office:value="0" table:formula="of:=SUM([.T20]+([.U11]*[.T20]))" table:style-name="ce26">
            <text:p><text:s/>$-<text:s/></text:p>
          </table:table-cell>
          <table:table-cell office:value-type="float" office:value="0" table:formula="of:=SUM([.U20]+([.V11]*[.U20]))" table:style-name="ce26">
            <text:p><text:s/>$-<text:s/></text:p>
          </table:table-cell>
          <table:table-cell office:value-type="float" office:value="0" table:formula="of:=SUM([.V20]+([.W11]*[.V20]))" table:style-name="ce26">
            <text:p><text:s/>$-<text:s/></text:p>
          </table:table-cell>
          <table:table-cell office:value-type="float" office:value="0" table:formula="of:=SUM([.W20]+([.X11]*[.W20]))" table:style-name="ce26">
            <text:p><text:s/>$-<text:s/></text:p>
          </table:table-cell>
          <table:table-cell office:value-type="float" office:value="0" table:formula="of:=SUM([.X20]+([.Y11]*[.X20]))" table:style-name="ce26">
            <text:p><text:s/>$-<text:s/></text:p>
          </table:table-cell>
          <table:table-cell office:value-type="float" office:value="0" table:formula="of:=SUM([.Y20]+([.Z11]*[.Y20]))" table:style-name="ce26">
            <text:p><text:s/>$-<text:s/></text:p>
          </table:table-cell>
          <table:table-cell office:value-type="float" office:value="0" table:formula="of:=SUM([.Z20]+([.AA11]*[.Z20]))" table:style-name="ce26">
            <text:p><text:s/>$-<text:s/></text:p>
          </table:table-cell>
          <table:table-cell office:value-type="float" office:value="0" table:formula="of:=SUM([.AA20]+([.AB11]*[.AA20]))" table:style-name="ce26">
            <text:p><text:s/>$-<text:s/></text:p>
          </table:table-cell>
          <table:table-cell office:value-type="float" office:value="0" table:formula="of:=SUM([.AB20]+([.AC11]*[.AB20]))" table:style-name="ce26">
            <text:p><text:s/>$-<text:s/></text:p>
          </table:table-cell>
          <table:table-cell office:value-type="float" office:value="0" table:formula="of:=SUM([.AC20]+([.AD11]*[.AC20]))" table:style-name="ce26">
            <text:p><text:s/>$-<text:s/></text:p>
          </table:table-cell>
          <table:table-cell office:value-type="float" office:value="0" table:formula="of:=SUM([.AD20]+([.AE11]*[.AD20]))" table:style-name="ce26">
            <text:p><text:s/>$-<text:s/></text:p>
          </table:table-cell>
          <table:table-cell office:value-type="float" office:value="0" table:formula="of:=SUM([.AE20]+([.AF11]*[.AE20]))" table:style-name="ce26">
            <text:p><text:s/>$-<text:s/></text:p>
          </table:table-cell>
          <table:table-cell office:value-type="float" office:value="0" table:formula="of:=SUM([.AF20]+([.AG11]*[.AF20]))" table:style-name="ce26">
            <text:p><text:s/>$-<text:s/></text:p>
          </table:table-cell>
          <table:table-cell office:value-type="float" office:value="0" table:formula="of:=SUM([.AG20]+([.AH11]*[.AG20]))" table:style-name="ce26">
            <text:p><text:s/>$-<text:s/></text:p>
          </table:table-cell>
          <table:table-cell office:value-type="float" office:value="0" table:formula="of:=SUM([.AH20]+([.AI11]*[.AH20]))" table:style-name="ce43">
            <text:p><text:s/>$-<text:s/></text:p>
          </table:table-cell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99">
            <text:p><text:s text:c="4"/><text:span text:style-name="T1">Gross Income</text:span></text:p>
          </table:table-cell>
          <table:covered-table-cell/>
          <table:table-cell table:style-name="ce28"/>
          <table:table-cell office:value-type="float" office:value="1320" table:formula="of:=SUM([.E19]+[.E20])" table:style-name="ce44">
            <text:p><text:s/>$1,320<text:s/></text:p>
          </table:table-cell>
          <table:table-cell office:value-type="float" office:value="15840" table:formula="of:=SUM(12*[.E21])" table:style-name="ce45">
            <text:p><text:s/>$15,840<text:s/></text:p>
          </table:table-cell>
          <table:table-cell office:value-type="float" office:value="16156.8" table:formula="of:=SUM([.G19:.G20])" table:style-name="ce46">
            <text:p><text:s/>$16,157<text:s/></text:p>
          </table:table-cell>
          <table:table-cell office:value-type="float" office:value="16479.936000000002" table:formula="of:=SUM([.H19:.H20])" table:style-name="ce46">
            <text:p><text:s/>$16,480<text:s/></text:p>
          </table:table-cell>
          <table:table-cell office:value-type="float" office:value="16809.534720000003" table:formula="of:=SUM([.I19:.I20])" table:style-name="ce46">
            <text:p><text:s/>$16,810<text:s/></text:p>
          </table:table-cell>
          <table:table-cell office:value-type="float" office:value="17145.725414400004" table:formula="of:=SUM([.J19:.J20])" table:style-name="ce46">
            <text:p><text:s/>$17,146<text:s/></text:p>
          </table:table-cell>
          <table:table-cell office:value-type="float" office:value="17488.639922688002" table:formula="of:=SUM([.K19:.K20])" table:style-name="ce46">
            <text:p><text:s/>$17,489<text:s/></text:p>
          </table:table-cell>
          <table:table-cell office:value-type="float" office:value="17838.412721141762" table:formula="of:=SUM([.L19:.L20])" table:style-name="ce46">
            <text:p><text:s/>$17,838<text:s/></text:p>
          </table:table-cell>
          <table:table-cell office:value-type="float" office:value="18195.180975564595" table:formula="of:=SUM([.M19:.M20])" table:style-name="ce46">
            <text:p><text:s/>$18,195<text:s/></text:p>
          </table:table-cell>
          <table:table-cell office:value-type="float" office:value="18559.084595075889" table:formula="of:=SUM([.N19:.N20])" table:style-name="ce46">
            <text:p><text:s/>$18,559<text:s/></text:p>
          </table:table-cell>
          <table:table-cell office:value-type="float" office:value="18930.266286977407" table:formula="of:=SUM([.O19:.O20])" table:style-name="ce46">
            <text:p><text:s/>$18,930<text:s/></text:p>
          </table:table-cell>
          <table:table-cell office:value-type="float" office:value="19308.871612716957" table:formula="of:=SUM([.P19:.P20])" table:style-name="ce46">
            <text:p><text:s/>$19,309<text:s/></text:p>
          </table:table-cell>
          <table:table-cell office:value-type="float" office:value="19695.049044971296" table:formula="of:=SUM([.Q19:.Q20])" table:style-name="ce46">
            <text:p><text:s/>$19,695<text:s/></text:p>
          </table:table-cell>
          <table:table-cell office:value-type="float" office:value="20088.950025870723" table:formula="of:=SUM([.R19:.R20])" table:style-name="ce46">
            <text:p><text:s/>$20,089<text:s/></text:p>
          </table:table-cell>
          <table:table-cell office:value-type="float" office:value="20490.72902638814" table:formula="of:=SUM([.S19:.S20])" table:style-name="ce46">
            <text:p><text:s/>$20,491<text:s/></text:p>
          </table:table-cell>
          <table:table-cell office:value-type="float" office:value="20900.5436069159" table:formula="of:=SUM([.T19:.T20])" table:style-name="ce46">
            <text:p><text:s/>$20,901<text:s/></text:p>
          </table:table-cell>
          <table:table-cell office:value-type="float" office:value="21318.554479054219" table:formula="of:=SUM([.U19:.U20])" table:style-name="ce46">
            <text:p><text:s/>$21,319<text:s/></text:p>
          </table:table-cell>
          <table:table-cell office:value-type="float" office:value="21744.925568635303" table:formula="of:=SUM([.V19:.V20])" table:style-name="ce46">
            <text:p><text:s/>$21,745<text:s/></text:p>
          </table:table-cell>
          <table:table-cell office:value-type="float" office:value="22179.824080008009" table:formula="of:=SUM([.W19:.W20])" table:style-name="ce46">
            <text:p><text:s/>$22,180<text:s/></text:p>
          </table:table-cell>
          <table:table-cell office:value-type="float" office:value="22623.420561608171" table:formula="of:=SUM([.X19:.X20])" table:style-name="ce46">
            <text:p><text:s/>$22,623<text:s/></text:p>
          </table:table-cell>
          <table:table-cell office:value-type="float" office:value="23075.888972840334" table:formula="of:=SUM([.Y19:.Y20])" table:style-name="ce46">
            <text:p><text:s/>$23,076<text:s/></text:p>
          </table:table-cell>
          <table:table-cell office:value-type="float" office:value="23537.406752297142" table:formula="of:=SUM([.Z19:.Z20])" table:style-name="ce46">
            <text:p><text:s/>$23,537<text:s/></text:p>
          </table:table-cell>
          <table:table-cell office:value-type="float" office:value="24008.154887343084" table:formula="of:=SUM([.AA19:.AA20])" table:style-name="ce46">
            <text:p><text:s/>$24,008<text:s/></text:p>
          </table:table-cell>
          <table:table-cell office:value-type="float" office:value="24488.317985089943" table:formula="of:=SUM([.AB19:.AB20])" table:style-name="ce46">
            <text:p><text:s/>$24,488<text:s/></text:p>
          </table:table-cell>
          <table:table-cell office:value-type="float" office:value="24978.08434479174" table:formula="of:=SUM([.AC19:.AC20])" table:style-name="ce46">
            <text:p><text:s/>$24,978<text:s/></text:p>
          </table:table-cell>
          <table:table-cell office:value-type="float" office:value="25477.646031687575" table:formula="of:=SUM([.AD19:.AD20])" table:style-name="ce46">
            <text:p><text:s/>$25,478<text:s/></text:p>
          </table:table-cell>
          <table:table-cell office:value-type="float" office:value="25987.198952321327" table:formula="of:=SUM([.AE19:.AE20])" table:style-name="ce46">
            <text:p><text:s/>$25,987<text:s/></text:p>
          </table:table-cell>
          <table:table-cell office:value-type="float" office:value="26506.94293136775" table:formula="of:=SUM([.AF19:.AF20])" table:style-name="ce46">
            <text:p><text:s/>$26,507<text:s/></text:p>
          </table:table-cell>
          <table:table-cell office:value-type="float" office:value="27037.081789995107" table:formula="of:=SUM([.AG19:.AG20])" table:style-name="ce46">
            <text:p><text:s/>$27,037<text:s/></text:p>
          </table:table-cell>
          <table:table-cell office:value-type="float" office:value="27577.823425795006" table:formula="of:=SUM([.AH19:.AH20])" table:style-name="ce46">
            <text:p><text:s/>$27,578<text:s/></text:p>
          </table:table-cell>
          <table:table-cell office:value-type="float" office:value="28129.379894310907" table:formula="of:=SUM([.AI19:.AI20])" table:style-name="ce47">
            <text:p><text:s/>$28,129<text:s/></text:p>
          </table:table-cell>
          <table:table-cell table:number-columns-repeated="16349"/>
        </table:table-row>
        <table:table-row table:style-name="ro2">
          <table:table-cell/>
          <table:table-cell table:number-columns-repeated="4" table:style-name="ce2"/>
          <table:table-cell table:style-name="ce48"/>
          <table:table-cell table:number-columns-repeated="28" table:style-name="ce2"/>
          <table:table-cell table:style-name="ce4"/>
          <table:table-cell table:number-columns-repeated="16349"/>
        </table:table-row>
        <table:table-row table:style-name="ro2">
          <table:table-cell/>
          <table:table-cell office:value-type="string" table:number-columns-spanned="4" table:number-rows-spanned="1" table:style-name="ce100">
            <text:p>Expenses</text:p>
          </table:table-cell>
          <table:covered-table-cell table:number-columns-repeated="3"/>
          <table:table-cell table:style-name="ce49"/>
          <table:table-cell table:number-columns-repeated="28" table:style-name="ce50"/>
          <table:table-cell table:style-name="ce51"/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98">
            <text:p>Property Taxes</text:p>
          </table:table-cell>
          <table:covered-table-cell/>
          <table:table-cell office:value-type="string" table:style-name="ce2">
            <text:p>Annual</text:p>
          </table:table-cell>
          <table:table-cell office:value-type="float" office:value="1580" table:style-name="ce52">
            <text:p><text:s/>$1,580<text:s/></text:p>
          </table:table-cell>
          <table:table-cell office:value-type="float" office:value="1580" table:formula="of:=SUM([.E24]+([.E24]*[.$F$12]))" table:style-name="ce42">
            <text:p><text:s/>$1,580<text:s/></text:p>
          </table:table-cell>
          <table:table-cell office:value-type="float" office:value="1627.4" table:formula="of:=SUM([.F24]+([.F24]*[.G12]))" table:style-name="ce26">
            <text:p><text:s/>$1,627<text:s/></text:p>
          </table:table-cell>
          <table:table-cell office:value-type="float" office:value="1676.2220000000002" table:formula="of:=SUM([.G24]+([.G24]*[.H12]))" table:style-name="ce26">
            <text:p><text:s/>$1,676<text:s/></text:p>
          </table:table-cell>
          <table:table-cell office:value-type="float" office:value="1726.5086600000002" table:formula="of:=SUM([.H24]+([.H24]*[.I12]))" table:style-name="ce26">
            <text:p><text:s/>$1,727<text:s/></text:p>
          </table:table-cell>
          <table:table-cell office:value-type="float" office:value="1778.3039198000001" table:formula="of:=SUM([.I24]+([.I24]*[.J12]))" table:style-name="ce26">
            <text:p><text:s/>$1,778<text:s/></text:p>
          </table:table-cell>
          <table:table-cell office:value-type="float" office:value="1831.6530373940002" table:formula="of:=SUM([.J24]+([.J24]*[.K12]))" table:style-name="ce26">
            <text:p><text:s/>$1,832<text:s/></text:p>
          </table:table-cell>
          <table:table-cell office:value-type="float" office:value="1886.6026285158202" table:formula="of:=SUM([.K24]+([.K24]*[.L12]))" table:style-name="ce26">
            <text:p><text:s/>$1,887<text:s/></text:p>
          </table:table-cell>
          <table:table-cell office:value-type="float" office:value="1943.2007073712948" table:formula="of:=SUM([.L24]+([.L24]*[.M12]))" table:style-name="ce26">
            <text:p><text:s/>$1,943<text:s/></text:p>
          </table:table-cell>
          <table:table-cell office:value-type="float" office:value="2001.4967285924336" table:formula="of:=SUM([.M24]+([.M24]*[.N12]))" table:style-name="ce26">
            <text:p><text:s/>$2,001<text:s/></text:p>
          </table:table-cell>
          <table:table-cell office:value-type="float" office:value="2061.5416304502064" table:formula="of:=SUM([.N24]+([.N24]*[.O12]))" table:style-name="ce26">
            <text:p><text:s/>$2,062<text:s/></text:p>
          </table:table-cell>
          <table:table-cell office:value-type="float" office:value="2123.3878793637127" table:formula="of:=SUM([.O24]+([.O24]*[.P12]))" table:style-name="ce26">
            <text:p><text:s/>$2,123<text:s/></text:p>
          </table:table-cell>
          <table:table-cell office:value-type="float" office:value="2187.0895157446239" table:formula="of:=SUM([.P24]+([.P24]*[.Q12]))" table:style-name="ce26">
            <text:p><text:s/>$2,187<text:s/></text:p>
          </table:table-cell>
          <table:table-cell office:value-type="float" office:value="2252.7022012169627" table:formula="of:=SUM([.Q24]+([.Q24]*[.R12]))" table:style-name="ce26">
            <text:p><text:s/>$2,253<text:s/></text:p>
          </table:table-cell>
          <table:table-cell office:value-type="float" office:value="2320.2832672534714" table:formula="of:=SUM([.R24]+([.R24]*[.S12]))" table:style-name="ce26">
            <text:p><text:s/>$2,320<text:s/></text:p>
          </table:table-cell>
          <table:table-cell office:value-type="float" office:value="2389.8917652710757" table:formula="of:=SUM([.S24]+([.S24]*[.T12]))" table:style-name="ce26">
            <text:p><text:s/>$2,390<text:s/></text:p>
          </table:table-cell>
          <table:table-cell office:value-type="float" office:value="2461.5885182292077" table:formula="of:=SUM([.T24]+([.T24]*[.U12]))" table:style-name="ce26">
            <text:p><text:s/>$2,462<text:s/></text:p>
          </table:table-cell>
          <table:table-cell office:value-type="float" office:value="2535.4361737760837" table:formula="of:=SUM([.U24]+([.U24]*[.V12]))" table:style-name="ce26">
            <text:p><text:s/>$2,535<text:s/></text:p>
          </table:table-cell>
          <table:table-cell office:value-type="float" office:value="2611.4992589893664" table:formula="of:=SUM([.V24]+([.V24]*[.W12]))" table:style-name="ce26">
            <text:p><text:s/>$2,611<text:s/></text:p>
          </table:table-cell>
          <table:table-cell office:value-type="float" office:value="2689.8442367590474" table:formula="of:=SUM([.W24]+([.W24]*[.X12]))" table:style-name="ce26">
            <text:p><text:s/>$2,690<text:s/></text:p>
          </table:table-cell>
          <table:table-cell office:value-type="float" office:value="2770.5395638618188" table:formula="of:=SUM([.X24]+([.X24]*[.Y12]))" table:style-name="ce26">
            <text:p><text:s/>$2,771<text:s/></text:p>
          </table:table-cell>
          <table:table-cell office:value-type="float" office:value="2853.6557507776733" table:formula="of:=SUM([.Y24]+([.Y24]*[.Z12]))" table:style-name="ce26">
            <text:p><text:s/>$2,854<text:s/></text:p>
          </table:table-cell>
          <table:table-cell office:value-type="float" office:value="2939.2654233010035" table:formula="of:=SUM([.Z24]+([.Z24]*[.AA12]))" table:style-name="ce26">
            <text:p><text:s/>$2,939<text:s/></text:p>
          </table:table-cell>
          <table:table-cell office:value-type="float" office:value="3027.4433860000336" table:formula="of:=SUM([.AA24]+([.AA24]*[.AB12]))" table:style-name="ce26">
            <text:p><text:s/>$3,027<text:s/></text:p>
          </table:table-cell>
          <table:table-cell office:value-type="float" office:value="3118.2666875800346" table:formula="of:=SUM([.AB24]+([.AB24]*[.AC12]))" table:style-name="ce26">
            <text:p><text:s/>$3,118<text:s/></text:p>
          </table:table-cell>
          <table:table-cell office:value-type="float" office:value="3211.8146882074357" table:formula="of:=SUM([.AC24]+([.AC24]*[.AD12]))" table:style-name="ce26">
            <text:p><text:s/>$3,212<text:s/></text:p>
          </table:table-cell>
          <table:table-cell office:value-type="float" office:value="3308.1691288536585" table:formula="of:=SUM([.AD24]+([.AD24]*[.AE12]))" table:style-name="ce26">
            <text:p><text:s/>$3,308<text:s/></text:p>
          </table:table-cell>
          <table:table-cell office:value-type="float" office:value="3407.4142027192684" table:formula="of:=SUM([.AE24]+([.AE24]*[.AF12]))" table:style-name="ce26">
            <text:p><text:s/>$3,407<text:s/></text:p>
          </table:table-cell>
          <table:table-cell office:value-type="float" office:value="3509.6366288008462" table:formula="of:=SUM([.AF24]+([.AF24]*[.AG12]))" table:style-name="ce26">
            <text:p><text:s/>$3,510<text:s/></text:p>
          </table:table-cell>
          <table:table-cell office:value-type="float" office:value="3614.9257276648714" table:formula="of:=SUM([.AG24]+([.AG24]*[.AH12]))" table:style-name="ce26">
            <text:p><text:s/>$3,615<text:s/></text:p>
          </table:table-cell>
          <table:table-cell office:value-type="float" office:value="3723.3734994948177" table:formula="of:=SUM([.AH24]+([.AH24]*[.AI12]))" table:style-name="ce43">
            <text:p><text:s/>$3,723<text:s/></text:p>
          </table:table-cell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98">
            <text:p>Insurance</text:p>
          </table:table-cell>
          <table:covered-table-cell/>
          <table:table-cell office:value-type="string" table:style-name="ce2">
            <text:p>Annual</text:p>
          </table:table-cell>
          <table:table-cell office:value-type="float" office:value="0" table:style-name="ce52">
            <text:p><text:s/>$-<text:s/></text:p>
          </table:table-cell>
          <table:table-cell office:value-type="float" office:value="0" table:formula="of:=SUM([.E25]+([.E25]*[.$F$12]))" table:style-name="ce42">
            <text:p><text:s/>$-<text:s/></text:p>
          </table:table-cell>
          <table:table-cell office:value-type="float" office:value="0" table:formula="of:=SUM([.F25]+([.F25]*[.G12]))" table:style-name="ce26">
            <text:p><text:s/>$-<text:s/></text:p>
          </table:table-cell>
          <table:table-cell office:value-type="float" office:value="0" table:formula="of:=SUM([.G25]+([.G25]*[.H12]))" table:style-name="ce26">
            <text:p><text:s/>$-<text:s/></text:p>
          </table:table-cell>
          <table:table-cell office:value-type="float" office:value="0" table:formula="of:=SUM([.H25]+([.H25]*[.I12]))" table:style-name="ce26">
            <text:p><text:s/>$-<text:s/></text:p>
          </table:table-cell>
          <table:table-cell office:value-type="float" office:value="0" table:formula="of:=SUM([.I25]+([.I25]*[.J12]))" table:style-name="ce26">
            <text:p><text:s/>$-<text:s/></text:p>
          </table:table-cell>
          <table:table-cell office:value-type="float" office:value="0" table:formula="of:=SUM([.J25]+([.J25]*[.K12]))" table:style-name="ce26">
            <text:p><text:s/>$-<text:s/></text:p>
          </table:table-cell>
          <table:table-cell office:value-type="float" office:value="0" table:formula="of:=SUM([.K25]+([.K25]*[.L12]))" table:style-name="ce26">
            <text:p><text:s/>$-<text:s/></text:p>
          </table:table-cell>
          <table:table-cell office:value-type="float" office:value="0" table:formula="of:=SUM([.L25]+([.L25]*[.M12]))" table:style-name="ce26">
            <text:p><text:s/>$-<text:s/></text:p>
          </table:table-cell>
          <table:table-cell office:value-type="float" office:value="0" table:formula="of:=SUM([.M25]+([.M25]*[.N12]))" table:style-name="ce26">
            <text:p><text:s/>$-<text:s/></text:p>
          </table:table-cell>
          <table:table-cell office:value-type="float" office:value="0" table:formula="of:=SUM([.N25]+([.N25]*[.O12]))" table:style-name="ce26">
            <text:p><text:s/>$-<text:s/></text:p>
          </table:table-cell>
          <table:table-cell office:value-type="float" office:value="0" table:formula="of:=SUM([.O25]+([.O25]*[.P12]))" table:style-name="ce26">
            <text:p><text:s/>$-<text:s/></text:p>
          </table:table-cell>
          <table:table-cell office:value-type="float" office:value="0" table:formula="of:=SUM([.P25]+([.P25]*[.Q12]))" table:style-name="ce26">
            <text:p><text:s/>$-<text:s/></text:p>
          </table:table-cell>
          <table:table-cell office:value-type="float" office:value="0" table:formula="of:=SUM([.Q25]+([.Q25]*[.R12]))" table:style-name="ce26">
            <text:p><text:s/>$-<text:s/></text:p>
          </table:table-cell>
          <table:table-cell office:value-type="float" office:value="0" table:formula="of:=SUM([.R25]+([.R25]*[.S12]))" table:style-name="ce26">
            <text:p><text:s/>$-<text:s/></text:p>
          </table:table-cell>
          <table:table-cell office:value-type="float" office:value="0" table:formula="of:=SUM([.S25]+([.S25]*[.T12]))" table:style-name="ce26">
            <text:p><text:s/>$-<text:s/></text:p>
          </table:table-cell>
          <table:table-cell office:value-type="float" office:value="0" table:formula="of:=SUM([.T25]+([.T25]*[.U12]))" table:style-name="ce26">
            <text:p><text:s/>$-<text:s/></text:p>
          </table:table-cell>
          <table:table-cell office:value-type="float" office:value="0" table:formula="of:=SUM([.U25]+([.U25]*[.V12]))" table:style-name="ce26">
            <text:p><text:s/>$-<text:s/></text:p>
          </table:table-cell>
          <table:table-cell office:value-type="float" office:value="0" table:formula="of:=SUM([.V25]+([.V25]*[.W12]))" table:style-name="ce26">
            <text:p><text:s/>$-<text:s/></text:p>
          </table:table-cell>
          <table:table-cell office:value-type="float" office:value="0" table:formula="of:=SUM([.W25]+([.W25]*[.X12]))" table:style-name="ce26">
            <text:p><text:s/>$-<text:s/></text:p>
          </table:table-cell>
          <table:table-cell office:value-type="float" office:value="0" table:formula="of:=SUM([.X25]+([.X25]*[.Y12]))" table:style-name="ce26">
            <text:p><text:s/>$-<text:s/></text:p>
          </table:table-cell>
          <table:table-cell office:value-type="float" office:value="0" table:formula="of:=SUM([.Y25]+([.Y25]*[.Z12]))" table:style-name="ce26">
            <text:p><text:s/>$-<text:s/></text:p>
          </table:table-cell>
          <table:table-cell office:value-type="float" office:value="0" table:formula="of:=SUM([.Z25]+([.Z25]*[.AA12]))" table:style-name="ce26">
            <text:p><text:s/>$-<text:s/></text:p>
          </table:table-cell>
          <table:table-cell office:value-type="float" office:value="0" table:formula="of:=SUM([.AA25]+([.AA25]*[.AB12]))" table:style-name="ce26">
            <text:p><text:s/>$-<text:s/></text:p>
          </table:table-cell>
          <table:table-cell office:value-type="float" office:value="0" table:formula="of:=SUM([.AB25]+([.AB25]*[.AC12]))" table:style-name="ce26">
            <text:p><text:s/>$-<text:s/></text:p>
          </table:table-cell>
          <table:table-cell office:value-type="float" office:value="0" table:formula="of:=SUM([.AC25]+([.AC25]*[.AD12]))" table:style-name="ce26">
            <text:p><text:s/>$-<text:s/></text:p>
          </table:table-cell>
          <table:table-cell office:value-type="float" office:value="0" table:formula="of:=SUM([.AD25]+([.AD25]*[.AE12]))" table:style-name="ce26">
            <text:p><text:s/>$-<text:s/></text:p>
          </table:table-cell>
          <table:table-cell office:value-type="float" office:value="0" table:formula="of:=SUM([.AE25]+([.AE25]*[.AF12]))" table:style-name="ce26">
            <text:p><text:s/>$-<text:s/></text:p>
          </table:table-cell>
          <table:table-cell office:value-type="float" office:value="0" table:formula="of:=SUM([.AF25]+([.AF25]*[.AG12]))" table:style-name="ce26">
            <text:p><text:s/>$-<text:s/></text:p>
          </table:table-cell>
          <table:table-cell office:value-type="float" office:value="0" table:formula="of:=SUM([.AG25]+([.AG25]*[.AH12]))" table:style-name="ce26">
            <text:p><text:s/>$-<text:s/></text:p>
          </table:table-cell>
          <table:table-cell office:value-type="float" office:value="0" table:formula="of:=SUM([.AH25]+([.AH25]*[.AI12]))" table:style-name="ce43">
            <text:p><text:s/>$-<text:s/></text:p>
          </table:table-cell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98">
            <text:p>Property Mgmt</text:p>
          </table:table-cell>
          <table:covered-table-cell/>
          <table:table-cell office:value-type="string" table:style-name="ce2">
            <text:p>(% Rent)</text:p>
          </table:table-cell>
          <table:table-cell table:style-name="ce10"/>
          <table:table-cell office:value-type="float" office:value="0" table:formula="of:=SUM([.F19]*[.E26])" table:style-name="ce42">
            <text:p><text:s/>$-<text:s/></text:p>
          </table:table-cell>
          <table:table-cell office:value-type="float" office:value="0" table:formula="of:=SUM([.E26]*[.G19])" table:style-name="ce26">
            <text:p><text:s/>$-<text:s/></text:p>
          </table:table-cell>
          <table:table-cell office:value-type="float" office:value="0" table:formula="of:=SUM([.E26]*[.H19])" table:style-name="ce26">
            <text:p><text:s/>$-<text:s/></text:p>
          </table:table-cell>
          <table:table-cell office:value-type="float" office:value="0" table:formula="of:=SUM([.E26]*[.I19])" table:style-name="ce26">
            <text:p><text:s/>$-<text:s/></text:p>
          </table:table-cell>
          <table:table-cell office:value-type="float" office:value="0" table:formula="of:=SUM([.E26]*[.J19])" table:style-name="ce26">
            <text:p><text:s/>$-<text:s/></text:p>
          </table:table-cell>
          <table:table-cell office:value-type="float" office:value="0" table:formula="of:=SUM([.E26]*[.K19])" table:style-name="ce26">
            <text:p><text:s/>$-<text:s/></text:p>
          </table:table-cell>
          <table:table-cell office:value-type="float" office:value="0" table:formula="of:=SUM([.E26]*[.L19])" table:style-name="ce26">
            <text:p><text:s/>$-<text:s/></text:p>
          </table:table-cell>
          <table:table-cell office:value-type="float" office:value="0" table:formula="of:=SUM([.E26]*[.M19])" table:style-name="ce26">
            <text:p><text:s/>$-<text:s/></text:p>
          </table:table-cell>
          <table:table-cell office:value-type="float" office:value="0" table:formula="of:=SUM([.E26]*[.N19])" table:style-name="ce26">
            <text:p><text:s/>$-<text:s/></text:p>
          </table:table-cell>
          <table:table-cell office:value-type="float" office:value="0" table:formula="of:=SUM([.E26]*[.O19])" table:style-name="ce26">
            <text:p><text:s/>$-<text:s/></text:p>
          </table:table-cell>
          <table:table-cell office:value-type="float" office:value="0" table:formula="of:=SUM([.E26]*[.P19])" table:style-name="ce26">
            <text:p><text:s/>$-<text:s/></text:p>
          </table:table-cell>
          <table:table-cell office:value-type="float" office:value="0" table:formula="of:=SUM([.E26]*[.Q19])" table:style-name="ce26">
            <text:p><text:s/>$-<text:s/></text:p>
          </table:table-cell>
          <table:table-cell office:value-type="float" office:value="0" table:formula="of:=SUM([.E26]*[.R19])" table:style-name="ce26">
            <text:p><text:s/>$-<text:s/></text:p>
          </table:table-cell>
          <table:table-cell office:value-type="float" office:value="0" table:formula="of:=SUM([.E26]*[.S19])" table:style-name="ce26">
            <text:p><text:s/>$-<text:s/></text:p>
          </table:table-cell>
          <table:table-cell office:value-type="float" office:value="0" table:formula="of:=SUM([.E26]*[.T19])" table:style-name="ce26">
            <text:p><text:s/>$-<text:s/></text:p>
          </table:table-cell>
          <table:table-cell office:value-type="float" office:value="0" table:formula="of:=SUM([.E26]*[.U19])" table:style-name="ce26">
            <text:p><text:s/>$-<text:s/></text:p>
          </table:table-cell>
          <table:table-cell office:value-type="float" office:value="0" table:formula="of:=SUM([.E26]*[.V19])" table:style-name="ce26">
            <text:p><text:s/>$-<text:s/></text:p>
          </table:table-cell>
          <table:table-cell office:value-type="float" office:value="0" table:formula="of:=SUM([.E26]*[.W19])" table:style-name="ce26">
            <text:p><text:s/>$-<text:s/></text:p>
          </table:table-cell>
          <table:table-cell office:value-type="float" office:value="0" table:formula="of:=SUM([.E26]*[.X19])" table:style-name="ce26">
            <text:p><text:s/>$-<text:s/></text:p>
          </table:table-cell>
          <table:table-cell office:value-type="float" office:value="0" table:formula="of:=SUM([.E26]*[.Y19])" table:style-name="ce26">
            <text:p><text:s/>$-<text:s/></text:p>
          </table:table-cell>
          <table:table-cell office:value-type="float" office:value="0" table:formula="of:=SUM([.E26]*[.Z19])" table:style-name="ce26">
            <text:p><text:s/>$-<text:s/></text:p>
          </table:table-cell>
          <table:table-cell office:value-type="float" office:value="0" table:formula="of:=SUM([.E26]*[.AA19])" table:style-name="ce26">
            <text:p><text:s/>$-<text:s/></text:p>
          </table:table-cell>
          <table:table-cell office:value-type="float" office:value="0" table:formula="of:=SUM([.E26]*[.AB19])" table:style-name="ce26">
            <text:p><text:s/>$-<text:s/></text:p>
          </table:table-cell>
          <table:table-cell office:value-type="float" office:value="0" table:formula="of:=SUM([.E26]*[.AC19])" table:style-name="ce26">
            <text:p><text:s/>$-<text:s/></text:p>
          </table:table-cell>
          <table:table-cell office:value-type="float" office:value="0" table:formula="of:=SUM([.E26]*[.AD19])" table:style-name="ce26">
            <text:p><text:s/>$-<text:s/></text:p>
          </table:table-cell>
          <table:table-cell office:value-type="float" office:value="0" table:formula="of:=SUM([.E26]*[.AE19])" table:style-name="ce26">
            <text:p><text:s/>$-<text:s/></text:p>
          </table:table-cell>
          <table:table-cell office:value-type="float" office:value="0" table:formula="of:=SUM([.E26]*[.AF19])" table:style-name="ce26">
            <text:p><text:s/>$-<text:s/></text:p>
          </table:table-cell>
          <table:table-cell office:value-type="float" office:value="0" table:formula="of:=SUM([.E26]*[.AG19])" table:style-name="ce26">
            <text:p><text:s/>$-<text:s/></text:p>
          </table:table-cell>
          <table:table-cell office:value-type="float" office:value="0" table:formula="of:=SUM([.E26]*[.AH19])" table:style-name="ce26">
            <text:p><text:s/>$-<text:s/></text:p>
          </table:table-cell>
          <table:table-cell office:value-type="float" office:value="0" table:formula="of:=SUM([.E26]*[.AI19])" table:style-name="ce43">
            <text:p><text:s/>$-<text:s/></text:p>
          </table:table-cell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98">
            <text:p>Maintenance &amp; Repairs</text:p>
          </table:table-cell>
          <table:covered-table-cell/>
          <table:table-cell office:value-type="string" table:style-name="ce2">
            <text:p>Annual</text:p>
          </table:table-cell>
          <table:table-cell office:value-type="float" office:value="1200" table:style-name="ce52">
            <text:p><text:s/>$1,200<text:s/></text:p>
          </table:table-cell>
          <table:table-cell office:value-type="float" office:value="1200" table:formula="of:=SUM([.E27]+([.E27]*[.$F$12]))" table:style-name="ce42">
            <text:p><text:s/>$1,200<text:s/></text:p>
          </table:table-cell>
          <table:table-cell office:value-type="float" office:value="1236" table:formula="of:=SUM([.F27]+([.F27]*[.G12]))" table:style-name="ce26">
            <text:p><text:s/>$1,236<text:s/></text:p>
          </table:table-cell>
          <table:table-cell office:value-type="float" office:value="1273.08" table:formula="of:=SUM([.G27]+([.G27]*[.H12]))" table:style-name="ce26">
            <text:p><text:s/>$1,273<text:s/></text:p>
          </table:table-cell>
          <table:table-cell office:value-type="float" office:value="1311.2723999999998" table:formula="of:=SUM([.H27]+([.H27]*[.I12]))" table:style-name="ce26">
            <text:p><text:s/>$1,311<text:s/></text:p>
          </table:table-cell>
          <table:table-cell office:value-type="float" office:value="1350.6105719999998" table:formula="of:=SUM([.I27]+([.I27]*[.J12]))" table:style-name="ce26">
            <text:p><text:s/>$1,351<text:s/></text:p>
          </table:table-cell>
          <table:table-cell office:value-type="float" office:value="1391.1288891599997" table:formula="of:=SUM([.J27]+([.J27]*[.K12]))" table:style-name="ce26">
            <text:p><text:s/>$1,391<text:s/></text:p>
          </table:table-cell>
          <table:table-cell office:value-type="float" office:value="1432.8627558347998" table:formula="of:=SUM([.K27]+([.K27]*[.L12]))" table:style-name="ce26">
            <text:p><text:s/>$1,433<text:s/></text:p>
          </table:table-cell>
          <table:table-cell office:value-type="float" office:value="1475.8486385098438" table:formula="of:=SUM([.L27]+([.L27]*[.M12]))" table:style-name="ce26">
            <text:p><text:s/>$1,476<text:s/></text:p>
          </table:table-cell>
          <table:table-cell office:value-type="float" office:value="1520.1240976651391" table:formula="of:=SUM([.M27]+([.M27]*[.N12]))" table:style-name="ce26">
            <text:p><text:s/>$1,520<text:s/></text:p>
          </table:table-cell>
          <table:table-cell office:value-type="float" office:value="1565.7278205950931" table:formula="of:=SUM([.N27]+([.N27]*[.O12]))" table:style-name="ce26">
            <text:p><text:s/>$1,566<text:s/></text:p>
          </table:table-cell>
          <table:table-cell office:value-type="float" office:value="1612.699655212946" table:formula="of:=SUM([.O27]+([.O27]*[.P12]))" table:style-name="ce26">
            <text:p><text:s/>$1,613<text:s/></text:p>
          </table:table-cell>
          <table:table-cell office:value-type="float" office:value="1661.0806448693345" table:formula="of:=SUM([.P27]+([.P27]*[.Q12]))" table:style-name="ce26">
            <text:p><text:s/>$1,661<text:s/></text:p>
          </table:table-cell>
          <table:table-cell office:value-type="float" office:value="1710.9130642154146" table:formula="of:=SUM([.Q27]+([.Q27]*[.R12]))" table:style-name="ce26">
            <text:p><text:s/>$1,711<text:s/></text:p>
          </table:table-cell>
          <table:table-cell office:value-type="float" office:value="1762.2404561418771" table:formula="of:=SUM([.R27]+([.R27]*[.S12]))" table:style-name="ce26">
            <text:p><text:s/>$1,762<text:s/></text:p>
          </table:table-cell>
          <table:table-cell office:value-type="float" office:value="1815.1076698261334" table:formula="of:=SUM([.S27]+([.S27]*[.T12]))" table:style-name="ce26">
            <text:p><text:s/>$1,815<text:s/></text:p>
          </table:table-cell>
          <table:table-cell office:value-type="float" office:value="1869.5608999209173" table:formula="of:=SUM([.T27]+([.T27]*[.U12]))" table:style-name="ce26">
            <text:p><text:s/>$1,870<text:s/></text:p>
          </table:table-cell>
          <table:table-cell office:value-type="float" office:value="1925.6477269185448" table:formula="of:=SUM([.U27]+([.U27]*[.V12]))" table:style-name="ce26">
            <text:p><text:s/>$1,926<text:s/></text:p>
          </table:table-cell>
          <table:table-cell office:value-type="float" office:value="1983.4171587261012" table:formula="of:=SUM([.V27]+([.V27]*[.W12]))" table:style-name="ce26">
            <text:p><text:s/>$1,983<text:s/></text:p>
          </table:table-cell>
          <table:table-cell office:value-type="float" office:value="2042.9196734878842" table:formula="of:=SUM([.W27]+([.W27]*[.X12]))" table:style-name="ce26">
            <text:p><text:s/>$2,043<text:s/></text:p>
          </table:table-cell>
          <table:table-cell office:value-type="float" office:value="2104.2072636925209" table:formula="of:=SUM([.X27]+([.X27]*[.Y12]))" table:style-name="ce26">
            <text:p><text:s/>$2,104<text:s/></text:p>
          </table:table-cell>
          <table:table-cell office:value-type="float" office:value="2167.3334816032966" table:formula="of:=SUM([.Y27]+([.Y27]*[.Z12]))" table:style-name="ce26">
            <text:p><text:s/>$2,167<text:s/></text:p>
          </table:table-cell>
          <table:table-cell office:value-type="float" office:value="2232.3534860513955" table:formula="of:=SUM([.Z27]+([.Z27]*[.AA12]))" table:style-name="ce26">
            <text:p><text:s/>$2,232<text:s/></text:p>
          </table:table-cell>
          <table:table-cell office:value-type="float" office:value="2299.3240906329374" table:formula="of:=SUM([.AA27]+([.AA27]*[.AB12]))" table:style-name="ce26">
            <text:p><text:s/>$2,299<text:s/></text:p>
          </table:table-cell>
          <table:table-cell office:value-type="float" office:value="2368.3038133519258" table:formula="of:=SUM([.AB27]+([.AB27]*[.AC12]))" table:style-name="ce26">
            <text:p><text:s/>$2,368<text:s/></text:p>
          </table:table-cell>
          <table:table-cell office:value-type="float" office:value="2439.3529277524835" table:formula="of:=SUM([.AC27]+([.AC27]*[.AD12]))" table:style-name="ce26">
            <text:p><text:s/>$2,439<text:s/></text:p>
          </table:table-cell>
          <table:table-cell office:value-type="float" office:value="2512.533515585058" table:formula="of:=SUM([.AD27]+([.AD27]*[.AE12]))" table:style-name="ce26">
            <text:p><text:s/>$2,513<text:s/></text:p>
          </table:table-cell>
          <table:table-cell office:value-type="float" office:value="2587.9095210526098" table:formula="of:=SUM([.AE27]+([.AE27]*[.AF12]))" table:style-name="ce26">
            <text:p><text:s/>$2,588<text:s/></text:p>
          </table:table-cell>
          <table:table-cell office:value-type="float" office:value="2665.5468066841881" table:formula="of:=SUM([.AF27]+([.AF27]*[.AG12]))" table:style-name="ce26">
            <text:p><text:s/>$2,666<text:s/></text:p>
          </table:table-cell>
          <table:table-cell office:value-type="float" office:value="2745.5132108847138" table:formula="of:=SUM([.AG27]+([.AG27]*[.AH12]))" table:style-name="ce26">
            <text:p><text:s/>$2,746<text:s/></text:p>
          </table:table-cell>
          <table:table-cell office:value-type="float" office:value="2827.8786072112553" table:formula="of:=SUM([.AH27]+([.AH27]*[.AI12]))" table:style-name="ce43">
            <text:p><text:s/>$2,828<text:s/></text:p>
          </table:table-cell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98">
            <text:p>Advertising</text:p>
          </table:table-cell>
          <table:covered-table-cell/>
          <table:table-cell office:value-type="string" table:style-name="ce2">
            <text:p>Annual</text:p>
          </table:table-cell>
          <table:table-cell office:value-type="float" office:value="0" table:style-name="ce52">
            <text:p><text:s/>$-<text:s/></text:p>
          </table:table-cell>
          <table:table-cell office:value-type="float" office:value="0" table:formula="of:=SUM([.E28]+([.E28]*[.$F$12]))" table:style-name="ce42">
            <text:p><text:s/>$-<text:s/></text:p>
          </table:table-cell>
          <table:table-cell office:value-type="float" office:value="0" table:formula="of:=SUM([.F28]+([.F28]*[.G12]))" table:style-name="ce26">
            <text:p><text:s/>$-<text:s/></text:p>
          </table:table-cell>
          <table:table-cell office:value-type="float" office:value="0" table:formula="of:=SUM([.G28]+([.G28]*[.H12]))" table:style-name="ce26">
            <text:p><text:s/>$-<text:s/></text:p>
          </table:table-cell>
          <table:table-cell office:value-type="float" office:value="0" table:formula="of:=SUM([.H28]+([.H28]*[.I12]))" table:style-name="ce26">
            <text:p><text:s/>$-<text:s/></text:p>
          </table:table-cell>
          <table:table-cell office:value-type="float" office:value="0" table:formula="of:=SUM([.I28]+([.I28]*[.J12]))" table:style-name="ce26">
            <text:p><text:s/>$-<text:s/></text:p>
          </table:table-cell>
          <table:table-cell office:value-type="float" office:value="0" table:formula="of:=SUM([.J28]+([.J28]*[.K12]))" table:style-name="ce26">
            <text:p><text:s/>$-<text:s/></text:p>
          </table:table-cell>
          <table:table-cell office:value-type="float" office:value="0" table:formula="of:=SUM([.K28]+([.K28]*[.L12]))" table:style-name="ce26">
            <text:p><text:s/>$-<text:s/></text:p>
          </table:table-cell>
          <table:table-cell office:value-type="float" office:value="0" table:formula="of:=SUM([.L28]+([.L28]*[.M12]))" table:style-name="ce26">
            <text:p><text:s/>$-<text:s/></text:p>
          </table:table-cell>
          <table:table-cell office:value-type="float" office:value="0" table:formula="of:=SUM([.M28]+([.M28]*[.N12]))" table:style-name="ce26">
            <text:p><text:s/>$-<text:s/></text:p>
          </table:table-cell>
          <table:table-cell office:value-type="float" office:value="0" table:formula="of:=SUM([.N28]+([.N28]*[.O12]))" table:style-name="ce26">
            <text:p><text:s/>$-<text:s/></text:p>
          </table:table-cell>
          <table:table-cell office:value-type="float" office:value="0" table:formula="of:=SUM([.O28]+([.O28]*[.P12]))" table:style-name="ce26">
            <text:p><text:s/>$-<text:s/></text:p>
          </table:table-cell>
          <table:table-cell office:value-type="float" office:value="0" table:formula="of:=SUM([.P28]+([.P28]*[.Q12]))" table:style-name="ce26">
            <text:p><text:s/>$-<text:s/></text:p>
          </table:table-cell>
          <table:table-cell office:value-type="float" office:value="0" table:formula="of:=SUM([.Q28]+([.Q28]*[.R12]))" table:style-name="ce26">
            <text:p><text:s/>$-<text:s/></text:p>
          </table:table-cell>
          <table:table-cell office:value-type="float" office:value="0" table:formula="of:=SUM([.R28]+([.R28]*[.S12]))" table:style-name="ce26">
            <text:p><text:s/>$-<text:s/></text:p>
          </table:table-cell>
          <table:table-cell office:value-type="float" office:value="0" table:formula="of:=SUM([.S28]+([.S28]*[.T12]))" table:style-name="ce26">
            <text:p><text:s/>$-<text:s/></text:p>
          </table:table-cell>
          <table:table-cell office:value-type="float" office:value="0" table:formula="of:=SUM([.T28]+([.T28]*[.U12]))" table:style-name="ce26">
            <text:p><text:s/>$-<text:s/></text:p>
          </table:table-cell>
          <table:table-cell office:value-type="float" office:value="0" table:formula="of:=SUM([.U28]+([.U28]*[.V12]))" table:style-name="ce26">
            <text:p><text:s/>$-<text:s/></text:p>
          </table:table-cell>
          <table:table-cell office:value-type="float" office:value="0" table:formula="of:=SUM([.V28]+([.V28]*[.W12]))" table:style-name="ce26">
            <text:p><text:s/>$-<text:s/></text:p>
          </table:table-cell>
          <table:table-cell office:value-type="float" office:value="0" table:formula="of:=SUM([.W28]+([.W28]*[.X12]))" table:style-name="ce26">
            <text:p><text:s/>$-<text:s/></text:p>
          </table:table-cell>
          <table:table-cell office:value-type="float" office:value="0" table:formula="of:=SUM([.X28]+([.X28]*[.Y12]))" table:style-name="ce26">
            <text:p><text:s/>$-<text:s/></text:p>
          </table:table-cell>
          <table:table-cell office:value-type="float" office:value="0" table:formula="of:=SUM([.Y28]+([.Y28]*[.Z12]))" table:style-name="ce26">
            <text:p><text:s/>$-<text:s/></text:p>
          </table:table-cell>
          <table:table-cell office:value-type="float" office:value="0" table:formula="of:=SUM([.Z28]+([.Z28]*[.AA12]))" table:style-name="ce26">
            <text:p><text:s/>$-<text:s/></text:p>
          </table:table-cell>
          <table:table-cell office:value-type="float" office:value="0" table:formula="of:=SUM([.AA28]+([.AA28]*[.AB12]))" table:style-name="ce26">
            <text:p><text:s/>$-<text:s/></text:p>
          </table:table-cell>
          <table:table-cell office:value-type="float" office:value="0" table:formula="of:=SUM([.AB28]+([.AB28]*[.AC12]))" table:style-name="ce26">
            <text:p><text:s/>$-<text:s/></text:p>
          </table:table-cell>
          <table:table-cell office:value-type="float" office:value="0" table:formula="of:=SUM([.AC28]+([.AC28]*[.AD12]))" table:style-name="ce26">
            <text:p><text:s/>$-<text:s/></text:p>
          </table:table-cell>
          <table:table-cell office:value-type="float" office:value="0" table:formula="of:=SUM([.AD28]+([.AD28]*[.AE12]))" table:style-name="ce26">
            <text:p><text:s/>$-<text:s/></text:p>
          </table:table-cell>
          <table:table-cell office:value-type="float" office:value="0" table:formula="of:=SUM([.AE28]+([.AE28]*[.AF12]))" table:style-name="ce26">
            <text:p><text:s/>$-<text:s/></text:p>
          </table:table-cell>
          <table:table-cell office:value-type="float" office:value="0" table:formula="of:=SUM([.AF28]+([.AF28]*[.AG12]))" table:style-name="ce26">
            <text:p><text:s/>$-<text:s/></text:p>
          </table:table-cell>
          <table:table-cell office:value-type="float" office:value="0" table:formula="of:=SUM([.AG28]+([.AG28]*[.AH12]))" table:style-name="ce26">
            <text:p><text:s/>$-<text:s/></text:p>
          </table:table-cell>
          <table:table-cell office:value-type="float" office:value="0" table:formula="of:=SUM([.AH28]+([.AH28]*[.AI12]))" table:style-name="ce43">
            <text:p><text:s/>$-<text:s/></text:p>
          </table:table-cell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98">
            <text:p>Utilities</text:p>
          </table:table-cell>
          <table:covered-table-cell/>
          <table:table-cell office:value-type="string" table:style-name="ce2">
            <text:p>Annual</text:p>
          </table:table-cell>
          <table:table-cell office:value-type="float" office:value="1200" table:style-name="ce52">
            <text:p><text:s/>$1,200<text:s/></text:p>
          </table:table-cell>
          <table:table-cell office:value-type="float" office:value="1200" table:formula="of:=SUM([.E29]+([.E29]*[.$F$12]))" table:style-name="ce42">
            <text:p><text:s/>$1,200<text:s/></text:p>
          </table:table-cell>
          <table:table-cell office:value-type="float" office:value="1236" table:formula="of:=SUM([.F29]+([.F29]*[.G12]))" table:style-name="ce26">
            <text:p><text:s/>$1,236<text:s/></text:p>
          </table:table-cell>
          <table:table-cell office:value-type="float" office:value="1273.08" table:formula="of:=SUM([.G29]+([.G29]*[.H12]))" table:style-name="ce26">
            <text:p><text:s/>$1,273<text:s/></text:p>
          </table:table-cell>
          <table:table-cell office:value-type="float" office:value="1311.2723999999998" table:formula="of:=SUM([.H29]+([.H29]*[.I12]))" table:style-name="ce26">
            <text:p><text:s/>$1,311<text:s/></text:p>
          </table:table-cell>
          <table:table-cell office:value-type="float" office:value="1350.6105719999998" table:formula="of:=SUM([.I29]+([.I29]*[.J12]))" table:style-name="ce26">
            <text:p><text:s/>$1,351<text:s/></text:p>
          </table:table-cell>
          <table:table-cell office:value-type="float" office:value="1391.1288891599997" table:formula="of:=SUM([.J29]+([.J29]*[.K12]))" table:style-name="ce26">
            <text:p><text:s/>$1,391<text:s/></text:p>
          </table:table-cell>
          <table:table-cell office:value-type="float" office:value="1432.8627558347998" table:formula="of:=SUM([.K29]+([.K29]*[.L12]))" table:style-name="ce26">
            <text:p><text:s/>$1,433<text:s/></text:p>
          </table:table-cell>
          <table:table-cell office:value-type="float" office:value="1475.8486385098438" table:formula="of:=SUM([.L29]+([.L29]*[.M12]))" table:style-name="ce26">
            <text:p><text:s/>$1,476<text:s/></text:p>
          </table:table-cell>
          <table:table-cell office:value-type="float" office:value="1520.1240976651391" table:formula="of:=SUM([.M29]+([.M29]*[.N12]))" table:style-name="ce26">
            <text:p><text:s/>$1,520<text:s/></text:p>
          </table:table-cell>
          <table:table-cell office:value-type="float" office:value="1565.7278205950931" table:formula="of:=SUM([.N29]+([.N29]*[.O12]))" table:style-name="ce26">
            <text:p><text:s/>$1,566<text:s/></text:p>
          </table:table-cell>
          <table:table-cell office:value-type="float" office:value="1612.699655212946" table:formula="of:=SUM([.O29]+([.O29]*[.P12]))" table:style-name="ce26">
            <text:p><text:s/>$1,613<text:s/></text:p>
          </table:table-cell>
          <table:table-cell office:value-type="float" office:value="1661.0806448693345" table:formula="of:=SUM([.P29]+([.P29]*[.Q12]))" table:style-name="ce26">
            <text:p><text:s/>$1,661<text:s/></text:p>
          </table:table-cell>
          <table:table-cell office:value-type="float" office:value="1710.9130642154146" table:formula="of:=SUM([.Q29]+([.Q29]*[.R12]))" table:style-name="ce26">
            <text:p><text:s/>$1,711<text:s/></text:p>
          </table:table-cell>
          <table:table-cell office:value-type="float" office:value="1762.2404561418771" table:formula="of:=SUM([.R29]+([.R29]*[.S12]))" table:style-name="ce26">
            <text:p><text:s/>$1,762<text:s/></text:p>
          </table:table-cell>
          <table:table-cell office:value-type="float" office:value="1815.1076698261334" table:formula="of:=SUM([.S29]+([.S29]*[.T12]))" table:style-name="ce26">
            <text:p><text:s/>$1,815<text:s/></text:p>
          </table:table-cell>
          <table:table-cell office:value-type="float" office:value="1869.5608999209173" table:formula="of:=SUM([.T29]+([.T29]*[.U12]))" table:style-name="ce26">
            <text:p><text:s/>$1,870<text:s/></text:p>
          </table:table-cell>
          <table:table-cell office:value-type="float" office:value="1925.6477269185448" table:formula="of:=SUM([.U29]+([.U29]*[.V12]))" table:style-name="ce26">
            <text:p><text:s/>$1,926<text:s/></text:p>
          </table:table-cell>
          <table:table-cell office:value-type="float" office:value="1983.4171587261012" table:formula="of:=SUM([.V29]+([.V29]*[.W12]))" table:style-name="ce26">
            <text:p><text:s/>$1,983<text:s/></text:p>
          </table:table-cell>
          <table:table-cell office:value-type="float" office:value="2042.9196734878842" table:formula="of:=SUM([.W29]+([.W29]*[.X12]))" table:style-name="ce26">
            <text:p><text:s/>$2,043<text:s/></text:p>
          </table:table-cell>
          <table:table-cell office:value-type="float" office:value="2104.2072636925209" table:formula="of:=SUM([.X29]+([.X29]*[.Y12]))" table:style-name="ce26">
            <text:p><text:s/>$2,104<text:s/></text:p>
          </table:table-cell>
          <table:table-cell office:value-type="float" office:value="2167.3334816032966" table:formula="of:=SUM([.Y29]+([.Y29]*[.Z12]))" table:style-name="ce26">
            <text:p><text:s/>$2,167<text:s/></text:p>
          </table:table-cell>
          <table:table-cell office:value-type="float" office:value="2232.3534860513955" table:formula="of:=SUM([.Z29]+([.Z29]*[.AA12]))" table:style-name="ce26">
            <text:p><text:s/>$2,232<text:s/></text:p>
          </table:table-cell>
          <table:table-cell office:value-type="float" office:value="2299.3240906329374" table:formula="of:=SUM([.AA29]+([.AA29]*[.AB12]))" table:style-name="ce26">
            <text:p><text:s/>$2,299<text:s/></text:p>
          </table:table-cell>
          <table:table-cell office:value-type="float" office:value="2368.3038133519258" table:formula="of:=SUM([.AB29]+([.AB29]*[.AC12]))" table:style-name="ce26">
            <text:p><text:s/>$2,368<text:s/></text:p>
          </table:table-cell>
          <table:table-cell office:value-type="float" office:value="2439.3529277524835" table:formula="of:=SUM([.AC29]+([.AC29]*[.AD12]))" table:style-name="ce26">
            <text:p><text:s/>$2,439<text:s/></text:p>
          </table:table-cell>
          <table:table-cell office:value-type="float" office:value="2512.533515585058" table:formula="of:=SUM([.AD29]+([.AD29]*[.AE12]))" table:style-name="ce26">
            <text:p><text:s/>$2,513<text:s/></text:p>
          </table:table-cell>
          <table:table-cell office:value-type="float" office:value="2587.9095210526098" table:formula="of:=SUM([.AE29]+([.AE29]*[.AF12]))" table:style-name="ce26">
            <text:p><text:s/>$2,588<text:s/></text:p>
          </table:table-cell>
          <table:table-cell office:value-type="float" office:value="2665.5468066841881" table:formula="of:=SUM([.AF29]+([.AF29]*[.AG12]))" table:style-name="ce26">
            <text:p><text:s/>$2,666<text:s/></text:p>
          </table:table-cell>
          <table:table-cell office:value-type="float" office:value="2745.5132108847138" table:formula="of:=SUM([.AG29]+([.AG29]*[.AH12]))" table:style-name="ce26">
            <text:p><text:s/>$2,746<text:s/></text:p>
          </table:table-cell>
          <table:table-cell office:value-type="float" office:value="2827.8786072112553" table:formula="of:=SUM([.AH29]+([.AH29]*[.AI12]))" table:style-name="ce43">
            <text:p><text:s/>$2,828<text:s/></text:p>
          </table:table-cell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98">
            <text:p>Other 1</text:p>
          </table:table-cell>
          <table:covered-table-cell/>
          <table:table-cell office:value-type="string" table:style-name="ce2">
            <text:p>Annual</text:p>
          </table:table-cell>
          <table:table-cell table:style-name="ce52"/>
          <table:table-cell office:value-type="float" office:value="0" table:formula="of:=SUM([.E30]+([.E30]*[.$F$12]))" table:style-name="ce42">
            <text:p><text:s/>$-<text:s/></text:p>
          </table:table-cell>
          <table:table-cell office:value-type="float" office:value="0" table:formula="of:=SUM([.F30]+([.F30]*[.G12]))" table:style-name="ce26">
            <text:p><text:s/>$-<text:s/></text:p>
          </table:table-cell>
          <table:table-cell office:value-type="float" office:value="0" table:formula="of:=SUM([.G30]+([.G30]*[.H12]))" table:style-name="ce26">
            <text:p><text:s/>$-<text:s/></text:p>
          </table:table-cell>
          <table:table-cell office:value-type="float" office:value="0" table:formula="of:=SUM([.H30]+([.H30]*[.I12]))" table:style-name="ce26">
            <text:p><text:s/>$-<text:s/></text:p>
          </table:table-cell>
          <table:table-cell office:value-type="float" office:value="0" table:formula="of:=SUM([.I30]+([.I30]*[.J12]))" table:style-name="ce26">
            <text:p><text:s/>$-<text:s/></text:p>
          </table:table-cell>
          <table:table-cell office:value-type="float" office:value="0" table:formula="of:=SUM([.J30]+([.J30]*[.K12]))" table:style-name="ce26">
            <text:p><text:s/>$-<text:s/></text:p>
          </table:table-cell>
          <table:table-cell office:value-type="float" office:value="0" table:formula="of:=SUM([.K30]+([.K30]*[.L12]))" table:style-name="ce26">
            <text:p><text:s/>$-<text:s/></text:p>
          </table:table-cell>
          <table:table-cell office:value-type="float" office:value="0" table:formula="of:=SUM([.L30]+([.L30]*[.M12]))" table:style-name="ce26">
            <text:p><text:s/>$-<text:s/></text:p>
          </table:table-cell>
          <table:table-cell office:value-type="float" office:value="0" table:formula="of:=SUM([.M30]+([.M30]*[.N12]))" table:style-name="ce26">
            <text:p><text:s/>$-<text:s/></text:p>
          </table:table-cell>
          <table:table-cell office:value-type="float" office:value="0" table:formula="of:=SUM([.N30]+([.N30]*[.O12]))" table:style-name="ce26">
            <text:p><text:s/>$-<text:s/></text:p>
          </table:table-cell>
          <table:table-cell office:value-type="float" office:value="0" table:formula="of:=SUM([.O30]+([.O30]*[.P12]))" table:style-name="ce26">
            <text:p><text:s/>$-<text:s/></text:p>
          </table:table-cell>
          <table:table-cell office:value-type="float" office:value="0" table:formula="of:=SUM([.P30]+([.P30]*[.Q12]))" table:style-name="ce26">
            <text:p><text:s/>$-<text:s/></text:p>
          </table:table-cell>
          <table:table-cell office:value-type="float" office:value="0" table:formula="of:=SUM([.Q30]+([.Q30]*[.R12]))" table:style-name="ce26">
            <text:p><text:s/>$-<text:s/></text:p>
          </table:table-cell>
          <table:table-cell office:value-type="float" office:value="0" table:formula="of:=SUM([.R30]+([.R30]*[.S12]))" table:style-name="ce26">
            <text:p><text:s/>$-<text:s/></text:p>
          </table:table-cell>
          <table:table-cell office:value-type="float" office:value="0" table:formula="of:=SUM([.S30]+([.S30]*[.T12]))" table:style-name="ce26">
            <text:p><text:s/>$-<text:s/></text:p>
          </table:table-cell>
          <table:table-cell office:value-type="float" office:value="0" table:formula="of:=SUM([.T30]+([.T30]*[.U12]))" table:style-name="ce26">
            <text:p><text:s/>$-<text:s/></text:p>
          </table:table-cell>
          <table:table-cell office:value-type="float" office:value="0" table:formula="of:=SUM([.U30]+([.U30]*[.V12]))" table:style-name="ce26">
            <text:p><text:s/>$-<text:s/></text:p>
          </table:table-cell>
          <table:table-cell office:value-type="float" office:value="0" table:formula="of:=SUM([.V30]+([.V30]*[.W12]))" table:style-name="ce26">
            <text:p><text:s/>$-<text:s/></text:p>
          </table:table-cell>
          <table:table-cell office:value-type="float" office:value="0" table:formula="of:=SUM([.W30]+([.W30]*[.X12]))" table:style-name="ce26">
            <text:p><text:s/>$-<text:s/></text:p>
          </table:table-cell>
          <table:table-cell office:value-type="float" office:value="0" table:formula="of:=SUM([.X30]+([.X30]*[.Y12]))" table:style-name="ce26">
            <text:p><text:s/>$-<text:s/></text:p>
          </table:table-cell>
          <table:table-cell office:value-type="float" office:value="0" table:formula="of:=SUM([.Y30]+([.Y30]*[.Z12]))" table:style-name="ce26">
            <text:p><text:s/>$-<text:s/></text:p>
          </table:table-cell>
          <table:table-cell office:value-type="float" office:value="0" table:formula="of:=SUM([.Z30]+([.Z30]*[.AA12]))" table:style-name="ce26">
            <text:p><text:s/>$-<text:s/></text:p>
          </table:table-cell>
          <table:table-cell office:value-type="float" office:value="0" table:formula="of:=SUM([.AA30]+([.AA30]*[.AB12]))" table:style-name="ce26">
            <text:p><text:s/>$-<text:s/></text:p>
          </table:table-cell>
          <table:table-cell office:value-type="float" office:value="0" table:formula="of:=SUM([.AB30]+([.AB30]*[.AC12]))" table:style-name="ce26">
            <text:p><text:s/>$-<text:s/></text:p>
          </table:table-cell>
          <table:table-cell office:value-type="float" office:value="0" table:formula="of:=SUM([.AC30]+([.AC30]*[.AD12]))" table:style-name="ce26">
            <text:p><text:s/>$-<text:s/></text:p>
          </table:table-cell>
          <table:table-cell office:value-type="float" office:value="0" table:formula="of:=SUM([.AD30]+([.AD30]*[.AE12]))" table:style-name="ce26">
            <text:p><text:s/>$-<text:s/></text:p>
          </table:table-cell>
          <table:table-cell office:value-type="float" office:value="0" table:formula="of:=SUM([.AE30]+([.AE30]*[.AF12]))" table:style-name="ce26">
            <text:p><text:s/>$-<text:s/></text:p>
          </table:table-cell>
          <table:table-cell office:value-type="float" office:value="0" table:formula="of:=SUM([.AF30]+([.AF30]*[.AG12]))" table:style-name="ce26">
            <text:p><text:s/>$-<text:s/></text:p>
          </table:table-cell>
          <table:table-cell office:value-type="float" office:value="0" table:formula="of:=SUM([.AG30]+([.AG30]*[.AH12]))" table:style-name="ce26">
            <text:p><text:s/>$-<text:s/></text:p>
          </table:table-cell>
          <table:table-cell office:value-type="float" office:value="0" table:formula="of:=SUM([.AH30]+([.AH30]*[.AI12]))" table:style-name="ce43">
            <text:p><text:s/>$-<text:s/></text:p>
          </table:table-cell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98">
            <text:p>Other 2</text:p>
          </table:table-cell>
          <table:covered-table-cell/>
          <table:table-cell office:value-type="string" table:style-name="ce2">
            <text:p>Monthly</text:p>
          </table:table-cell>
          <table:table-cell table:style-name="ce52"/>
          <table:table-cell office:value-type="float" office:value="0" table:formula="of:=SUM(12*([.E31]+([.E31]*[.$F$12])))" table:style-name="ce42">
            <text:p><text:s/>$-<text:s/></text:p>
          </table:table-cell>
          <table:table-cell office:value-type="float" office:value="0" table:formula="of:=SUM([.F31]+([.F31]*[.G12]))" table:style-name="ce26">
            <text:p><text:s/>$-<text:s/></text:p>
          </table:table-cell>
          <table:table-cell office:value-type="float" office:value="0" table:formula="of:=SUM([.G31]+([.G31]*[.H12]))" table:style-name="ce26">
            <text:p><text:s/>$-<text:s/></text:p>
          </table:table-cell>
          <table:table-cell office:value-type="float" office:value="0" table:formula="of:=SUM([.H31]+([.H31]*[.I12]))" table:style-name="ce26">
            <text:p><text:s/>$-<text:s/></text:p>
          </table:table-cell>
          <table:table-cell office:value-type="float" office:value="0" table:formula="of:=SUM([.I31]+([.I31]*[.J12]))" table:style-name="ce26">
            <text:p><text:s/>$-<text:s/></text:p>
          </table:table-cell>
          <table:table-cell office:value-type="float" office:value="0" table:formula="of:=SUM([.J31]+([.J31]*[.K12]))" table:style-name="ce26">
            <text:p><text:s/>$-<text:s/></text:p>
          </table:table-cell>
          <table:table-cell office:value-type="float" office:value="0" table:formula="of:=SUM([.K31]+([.K31]*[.L12]))" table:style-name="ce26">
            <text:p><text:s/>$-<text:s/></text:p>
          </table:table-cell>
          <table:table-cell office:value-type="float" office:value="0" table:formula="of:=SUM([.L31]+([.L31]*[.M12]))" table:style-name="ce26">
            <text:p><text:s/>$-<text:s/></text:p>
          </table:table-cell>
          <table:table-cell office:value-type="float" office:value="0" table:formula="of:=SUM([.M31]+([.M31]*[.N12]))" table:style-name="ce26">
            <text:p><text:s/>$-<text:s/></text:p>
          </table:table-cell>
          <table:table-cell office:value-type="float" office:value="0" table:formula="of:=SUM([.N31]+([.N31]*[.O12]))" table:style-name="ce26">
            <text:p><text:s/>$-<text:s/></text:p>
          </table:table-cell>
          <table:table-cell office:value-type="float" office:value="0" table:formula="of:=SUM([.O31]+([.O31]*[.P12]))" table:style-name="ce26">
            <text:p><text:s/>$-<text:s/></text:p>
          </table:table-cell>
          <table:table-cell office:value-type="float" office:value="0" table:formula="of:=SUM([.P31]+([.P31]*[.Q12]))" table:style-name="ce26">
            <text:p><text:s/>$-<text:s/></text:p>
          </table:table-cell>
          <table:table-cell office:value-type="float" office:value="0" table:formula="of:=SUM([.Q31]+([.Q31]*[.R12]))" table:style-name="ce26">
            <text:p><text:s/>$-<text:s/></text:p>
          </table:table-cell>
          <table:table-cell office:value-type="float" office:value="0" table:formula="of:=SUM([.R31]+([.R31]*[.S12]))" table:style-name="ce26">
            <text:p><text:s/>$-<text:s/></text:p>
          </table:table-cell>
          <table:table-cell office:value-type="float" office:value="0" table:formula="of:=SUM([.S31]+([.S31]*[.T12]))" table:style-name="ce26">
            <text:p><text:s/>$-<text:s/></text:p>
          </table:table-cell>
          <table:table-cell office:value-type="float" office:value="0" table:formula="of:=SUM([.T31]+([.T31]*[.U12]))" table:style-name="ce26">
            <text:p><text:s/>$-<text:s/></text:p>
          </table:table-cell>
          <table:table-cell office:value-type="float" office:value="0" table:formula="of:=SUM([.U31]+([.U31]*[.V12]))" table:style-name="ce26">
            <text:p><text:s/>$-<text:s/></text:p>
          </table:table-cell>
          <table:table-cell office:value-type="float" office:value="0" table:formula="of:=SUM([.V31]+([.V31]*[.W12]))" table:style-name="ce26">
            <text:p><text:s/>$-<text:s/></text:p>
          </table:table-cell>
          <table:table-cell office:value-type="float" office:value="0" table:formula="of:=SUM([.W31]+([.W31]*[.X12]))" table:style-name="ce26">
            <text:p><text:s/>$-<text:s/></text:p>
          </table:table-cell>
          <table:table-cell office:value-type="float" office:value="0" table:formula="of:=SUM([.X31]+([.X31]*[.Y12]))" table:style-name="ce26">
            <text:p><text:s/>$-<text:s/></text:p>
          </table:table-cell>
          <table:table-cell office:value-type="float" office:value="0" table:formula="of:=SUM([.Y31]+([.Y31]*[.Z12]))" table:style-name="ce26">
            <text:p><text:s/>$-<text:s/></text:p>
          </table:table-cell>
          <table:table-cell office:value-type="float" office:value="0" table:formula="of:=SUM([.Z31]+([.Z31]*[.AA12]))" table:style-name="ce26">
            <text:p><text:s/>$-<text:s/></text:p>
          </table:table-cell>
          <table:table-cell office:value-type="float" office:value="0" table:formula="of:=SUM([.AA31]+([.AA31]*[.AB12]))" table:style-name="ce26">
            <text:p><text:s/>$-<text:s/></text:p>
          </table:table-cell>
          <table:table-cell office:value-type="float" office:value="0" table:formula="of:=SUM([.AB31]+([.AB31]*[.AC12]))" table:style-name="ce26">
            <text:p><text:s/>$-<text:s/></text:p>
          </table:table-cell>
          <table:table-cell office:value-type="float" office:value="0" table:formula="of:=SUM([.AC31]+([.AC31]*[.AD12]))" table:style-name="ce26">
            <text:p><text:s/>$-<text:s/></text:p>
          </table:table-cell>
          <table:table-cell office:value-type="float" office:value="0" table:formula="of:=SUM([.AD31]+([.AD31]*[.AE12]))" table:style-name="ce26">
            <text:p><text:s/>$-<text:s/></text:p>
          </table:table-cell>
          <table:table-cell office:value-type="float" office:value="0" table:formula="of:=SUM([.AE31]+([.AE31]*[.AF12]))" table:style-name="ce26">
            <text:p><text:s/>$-<text:s/></text:p>
          </table:table-cell>
          <table:table-cell office:value-type="float" office:value="0" table:formula="of:=SUM([.AF31]+([.AF31]*[.AG12]))" table:style-name="ce26">
            <text:p><text:s/>$-<text:s/></text:p>
          </table:table-cell>
          <table:table-cell office:value-type="float" office:value="0" table:formula="of:=SUM([.AG31]+([.AG31]*[.AH12]))" table:style-name="ce26">
            <text:p><text:s/>$-<text:s/></text:p>
          </table:table-cell>
          <table:table-cell office:value-type="float" office:value="0" table:formula="of:=SUM([.AH31]+([.AH31]*[.AI12]))" table:style-name="ce43">
            <text:p><text:s/>$-<text:s/></text:p>
          </table:table-cell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98">
            <text:p>Other 3</text:p>
          </table:table-cell>
          <table:covered-table-cell/>
          <table:table-cell office:value-type="string" table:style-name="ce2">
            <text:p>Monthy</text:p>
          </table:table-cell>
          <table:table-cell table:style-name="ce52"/>
          <table:table-cell office:value-type="float" office:value="0" table:formula="of:=SUM(12*([.E32]+([.E32]*[.$F$12])))" table:style-name="ce42">
            <text:p><text:s/>$-<text:s/></text:p>
          </table:table-cell>
          <table:table-cell office:value-type="float" office:value="0" table:formula="of:=SUM([.F32]+([.F32]*[.G12]))" table:style-name="ce26">
            <text:p><text:s/>$-<text:s/></text:p>
          </table:table-cell>
          <table:table-cell office:value-type="float" office:value="0" table:formula="of:=SUM([.G32]+([.G32]*[.H12]))" table:style-name="ce26">
            <text:p><text:s/>$-<text:s/></text:p>
          </table:table-cell>
          <table:table-cell office:value-type="float" office:value="0" table:formula="of:=SUM([.H32]+([.H32]*[.I12]))" table:style-name="ce26">
            <text:p><text:s/>$-<text:s/></text:p>
          </table:table-cell>
          <table:table-cell office:value-type="float" office:value="0" table:formula="of:=SUM([.I32]+([.I32]*[.J12]))" table:style-name="ce26">
            <text:p><text:s/>$-<text:s/></text:p>
          </table:table-cell>
          <table:table-cell office:value-type="float" office:value="0" table:formula="of:=SUM([.J32]+([.J32]*[.K12]))" table:style-name="ce26">
            <text:p><text:s/>$-<text:s/></text:p>
          </table:table-cell>
          <table:table-cell office:value-type="float" office:value="0" table:formula="of:=SUM([.K32]+([.K32]*[.L12]))" table:style-name="ce26">
            <text:p><text:s/>$-<text:s/></text:p>
          </table:table-cell>
          <table:table-cell office:value-type="float" office:value="0" table:formula="of:=SUM([.L32]+([.L32]*[.M12]))" table:style-name="ce26">
            <text:p><text:s/>$-<text:s/></text:p>
          </table:table-cell>
          <table:table-cell office:value-type="float" office:value="0" table:formula="of:=SUM([.M32]+([.M32]*[.N12]))" table:style-name="ce26">
            <text:p><text:s/>$-<text:s/></text:p>
          </table:table-cell>
          <table:table-cell office:value-type="float" office:value="0" table:formula="of:=SUM([.N32]+([.N32]*[.O12]))" table:style-name="ce26">
            <text:p><text:s/>$-<text:s/></text:p>
          </table:table-cell>
          <table:table-cell office:value-type="float" office:value="0" table:formula="of:=SUM([.O32]+([.O32]*[.P12]))" table:style-name="ce26">
            <text:p><text:s/>$-<text:s/></text:p>
          </table:table-cell>
          <table:table-cell office:value-type="float" office:value="0" table:formula="of:=SUM([.P32]+([.P32]*[.Q12]))" table:style-name="ce26">
            <text:p><text:s/>$-<text:s/></text:p>
          </table:table-cell>
          <table:table-cell office:value-type="float" office:value="0" table:formula="of:=SUM([.Q32]+([.Q32]*[.R12]))" table:style-name="ce26">
            <text:p><text:s/>$-<text:s/></text:p>
          </table:table-cell>
          <table:table-cell office:value-type="float" office:value="0" table:formula="of:=SUM([.R32]+([.R32]*[.S12]))" table:style-name="ce26">
            <text:p><text:s/>$-<text:s/></text:p>
          </table:table-cell>
          <table:table-cell office:value-type="float" office:value="0" table:formula="of:=SUM([.S32]+([.S32]*[.T12]))" table:style-name="ce26">
            <text:p><text:s/>$-<text:s/></text:p>
          </table:table-cell>
          <table:table-cell office:value-type="float" office:value="0" table:formula="of:=SUM([.T32]+([.T32]*[.U12]))" table:style-name="ce26">
            <text:p><text:s/>$-<text:s/></text:p>
          </table:table-cell>
          <table:table-cell office:value-type="float" office:value="0" table:formula="of:=SUM([.U32]+([.U32]*[.V12]))" table:style-name="ce26">
            <text:p><text:s/>$-<text:s/></text:p>
          </table:table-cell>
          <table:table-cell office:value-type="float" office:value="0" table:formula="of:=SUM([.V32]+([.V32]*[.W12]))" table:style-name="ce26">
            <text:p><text:s/>$-<text:s/></text:p>
          </table:table-cell>
          <table:table-cell office:value-type="float" office:value="0" table:formula="of:=SUM([.W32]+([.W32]*[.X12]))" table:style-name="ce26">
            <text:p><text:s/>$-<text:s/></text:p>
          </table:table-cell>
          <table:table-cell office:value-type="float" office:value="0" table:formula="of:=SUM([.X32]+([.X32]*[.Y12]))" table:style-name="ce26">
            <text:p><text:s/>$-<text:s/></text:p>
          </table:table-cell>
          <table:table-cell office:value-type="float" office:value="0" table:formula="of:=SUM([.Y32]+([.Y32]*[.Z12]))" table:style-name="ce26">
            <text:p><text:s/>$-<text:s/></text:p>
          </table:table-cell>
          <table:table-cell office:value-type="float" office:value="0" table:formula="of:=SUM([.Z32]+([.Z32]*[.AA12]))" table:style-name="ce26">
            <text:p><text:s/>$-<text:s/></text:p>
          </table:table-cell>
          <table:table-cell office:value-type="float" office:value="0" table:formula="of:=SUM([.AA32]+([.AA32]*[.AB12]))" table:style-name="ce26">
            <text:p><text:s/>$-<text:s/></text:p>
          </table:table-cell>
          <table:table-cell office:value-type="float" office:value="0" table:formula="of:=SUM([.AB32]+([.AB32]*[.AC12]))" table:style-name="ce26">
            <text:p><text:s/>$-<text:s/></text:p>
          </table:table-cell>
          <table:table-cell office:value-type="float" office:value="0" table:formula="of:=SUM([.AC32]+([.AC32]*[.AD12]))" table:style-name="ce26">
            <text:p><text:s/>$-<text:s/></text:p>
          </table:table-cell>
          <table:table-cell office:value-type="float" office:value="0" table:formula="of:=SUM([.AD32]+([.AD32]*[.AE12]))" table:style-name="ce26">
            <text:p><text:s/>$-<text:s/></text:p>
          </table:table-cell>
          <table:table-cell office:value-type="float" office:value="0" table:formula="of:=SUM([.AE32]+([.AE32]*[.AF12]))" table:style-name="ce26">
            <text:p><text:s/>$-<text:s/></text:p>
          </table:table-cell>
          <table:table-cell office:value-type="float" office:value="0" table:formula="of:=SUM([.AF32]+([.AF32]*[.AG12]))" table:style-name="ce26">
            <text:p><text:s/>$-<text:s/></text:p>
          </table:table-cell>
          <table:table-cell office:value-type="float" office:value="0" table:formula="of:=SUM([.AG32]+([.AG32]*[.AH12]))" table:style-name="ce26">
            <text:p><text:s/>$-<text:s/></text:p>
          </table:table-cell>
          <table:table-cell office:value-type="float" office:value="0" table:formula="of:=SUM([.AH32]+([.AH32]*[.AI12]))" table:style-name="ce43">
            <text:p><text:s/>$-<text:s/></text:p>
          </table:table-cell>
          <table:table-cell table:number-columns-repeated="16349"/>
        </table:table-row>
        <table:table-row table:style-name="ro2">
          <table:table-cell/>
          <table:table-cell office:value-type="string" table:style-name="ce41">
            <text:p>Capital Expendatures</text:p>
          </table:table-cell>
          <table:table-cell table:style-name="ce2"/>
          <table:table-cell office:value-type="string" table:style-name="ce2">
            <text:p>Monthly</text:p>
          </table:table-cell>
          <table:table-cell office:value-type="float" office:value="192.95138888888889" table:formula="of:=[CapEx.E15]" table:style-name="ce26">
            <text:p><text:s/>$193<text:s/></text:p>
          </table:table-cell>
          <table:table-cell office:value-type="float" office:value="2315.4166666666665" table:formula="of:=SUM(12*([.E33]+([.E33]*[.$F$12])))" table:style-name="ce42">
            <text:p><text:s/>$2,315<text:s/></text:p>
          </table:table-cell>
          <table:table-cell office:value-type="float" office:value="2384.8791666666666" table:formula="of:=SUM([.F33]+([.F33]*[.G12]))" table:style-name="ce26">
            <text:p><text:s/>$2,385<text:s/></text:p>
          </table:table-cell>
          <table:table-cell office:value-type="float" office:value="2456.4255416666665" table:formula="of:=SUM([.G33]+([.G33]*[.H12]))" table:style-name="ce26">
            <text:p><text:s/>$2,456<text:s/></text:p>
          </table:table-cell>
          <table:table-cell office:value-type="float" office:value="2530.1183079166667" table:formula="of:=SUM([.H33]+([.H33]*[.I12]))" table:style-name="ce26">
            <text:p><text:s/>$2,530<text:s/></text:p>
          </table:table-cell>
          <table:table-cell office:value-type="float" office:value="2606.0218571541668" table:formula="of:=SUM([.I33]+([.I33]*[.J12]))" table:style-name="ce26">
            <text:p><text:s/>$2,606<text:s/></text:p>
          </table:table-cell>
          <table:table-cell office:value-type="float" office:value="2684.2025128687919" table:formula="of:=SUM([.J33]+([.J33]*[.K12]))" table:style-name="ce26">
            <text:p><text:s/>$2,684<text:s/></text:p>
          </table:table-cell>
          <table:table-cell office:value-type="float" office:value="2764.7285882548558" table:formula="of:=SUM([.K33]+([.K33]*[.L12]))" table:style-name="ce26">
            <text:p><text:s/>$2,765<text:s/></text:p>
          </table:table-cell>
          <table:table-cell office:value-type="float" office:value="2847.6704459025013" table:formula="of:=SUM([.L33]+([.L33]*[.M12]))" table:style-name="ce26">
            <text:p><text:s/>$2,848<text:s/></text:p>
          </table:table-cell>
          <table:table-cell office:value-type="float" office:value="2933.1005592795764" table:formula="of:=SUM([.M33]+([.M33]*[.N12]))" table:style-name="ce26">
            <text:p><text:s/>$2,933<text:s/></text:p>
          </table:table-cell>
          <table:table-cell office:value-type="float" office:value="3021.0935760579637" table:formula="of:=SUM([.N33]+([.N33]*[.O12]))" table:style-name="ce26">
            <text:p><text:s/>$3,021<text:s/></text:p>
          </table:table-cell>
          <table:table-cell office:value-type="float" office:value="3111.7263833397028" table:formula="of:=SUM([.O33]+([.O33]*[.P12]))" table:style-name="ce26">
            <text:p><text:s/>$3,112<text:s/></text:p>
          </table:table-cell>
          <table:table-cell office:value-type="float" office:value="3205.078174839894" table:formula="of:=SUM([.P33]+([.P33]*[.Q12]))" table:style-name="ce26">
            <text:p><text:s/>$3,205<text:s/></text:p>
          </table:table-cell>
          <table:table-cell office:value-type="float" office:value="3301.230520085091" table:formula="of:=SUM([.Q33]+([.Q33]*[.R12]))" table:style-name="ce26">
            <text:p><text:s/>$3,301<text:s/></text:p>
          </table:table-cell>
          <table:table-cell office:value-type="float" office:value="3400.2674356876437" table:formula="of:=SUM([.R33]+([.R33]*[.S12]))" table:style-name="ce26">
            <text:p><text:s/>$3,400<text:s/></text:p>
          </table:table-cell>
          <table:table-cell office:value-type="float" office:value="3502.2754587582731" table:formula="of:=SUM([.S33]+([.S33]*[.T12]))" table:style-name="ce26">
            <text:p><text:s/>$3,502<text:s/></text:p>
          </table:table-cell>
          <table:table-cell office:value-type="float" office:value="3607.3437225210214" table:formula="of:=SUM([.T33]+([.T33]*[.U12]))" table:style-name="ce26">
            <text:p><text:s/>$3,607<text:s/></text:p>
          </table:table-cell>
          <table:table-cell office:value-type="float" office:value="3715.5640341966518" table:formula="of:=SUM([.U33]+([.U33]*[.V12]))" table:style-name="ce26">
            <text:p><text:s/>$3,716<text:s/></text:p>
          </table:table-cell>
          <table:table-cell office:value-type="float" office:value="3827.0309552225513" table:formula="of:=SUM([.V33]+([.V33]*[.W12]))" table:style-name="ce26">
            <text:p><text:s/>$3,827<text:s/></text:p>
          </table:table-cell>
          <table:table-cell office:value-type="float" office:value="3941.8418838792277" table:formula="of:=SUM([.W33]+([.W33]*[.X12]))" table:style-name="ce26">
            <text:p><text:s/>$3,942<text:s/></text:p>
          </table:table-cell>
          <table:table-cell office:value-type="float" office:value="4060.0971403956046" table:formula="of:=SUM([.X33]+([.X33]*[.Y12]))" table:style-name="ce26">
            <text:p><text:s/>$4,060<text:s/></text:p>
          </table:table-cell>
          <table:table-cell office:value-type="float" office:value="4181.9000546074731" table:formula="of:=SUM([.Y33]+([.Y33]*[.Z12]))" table:style-name="ce26">
            <text:p><text:s/>$4,182<text:s/></text:p>
          </table:table-cell>
          <table:table-cell office:value-type="float" office:value="4307.3570562456971" table:formula="of:=SUM([.Z33]+([.Z33]*[.AA12]))" table:style-name="ce26">
            <text:p><text:s/>$4,307<text:s/></text:p>
          </table:table-cell>
          <table:table-cell office:value-type="float" office:value="4436.5777679330677" table:formula="of:=SUM([.AA33]+([.AA33]*[.AB12]))" table:style-name="ce26">
            <text:p><text:s/>$4,437<text:s/></text:p>
          </table:table-cell>
          <table:table-cell office:value-type="float" office:value="4569.6751009710597" table:formula="of:=SUM([.AB33]+([.AB33]*[.AC12]))" table:style-name="ce26">
            <text:p><text:s/>$4,570<text:s/></text:p>
          </table:table-cell>
          <table:table-cell office:value-type="float" office:value="4706.7653540001911" table:formula="of:=SUM([.AC33]+([.AC33]*[.AD12]))" table:style-name="ce26">
            <text:p><text:s/>$4,707<text:s/></text:p>
          </table:table-cell>
          <table:table-cell office:value-type="float" office:value="4847.9683146201969" table:formula="of:=SUM([.AD33]+([.AD33]*[.AE12]))" table:style-name="ce26">
            <text:p><text:s/>$4,848<text:s/></text:p>
          </table:table-cell>
          <table:table-cell office:value-type="float" office:value="4993.4073640588031" table:formula="of:=SUM([.AE33]+([.AE33]*[.AF12]))" table:style-name="ce26">
            <text:p><text:s/>$4,993<text:s/></text:p>
          </table:table-cell>
          <table:table-cell office:value-type="float" office:value="5143.2095849805673" table:formula="of:=SUM([.AF33]+([.AF33]*[.AG12]))" table:style-name="ce26">
            <text:p><text:s/>$5,143<text:s/></text:p>
          </table:table-cell>
          <table:table-cell office:value-type="float" office:value="5297.5058725299841" table:formula="of:=SUM([.AG33]+([.AG33]*[.AH12]))" table:style-name="ce26">
            <text:p><text:s/>$5,298<text:s/></text:p>
          </table:table-cell>
          <table:table-cell office:value-type="float" office:value="5456.4310487058838" table:formula="of:=SUM([.AH33]+([.AH33]*[.AI12]))" table:style-name="ce53">
            <text:p><text:s/>$5,456<text:s/></text:p>
          </table:table-cell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96">
            <text:p><text:s text:c="4"/><text:span text:style-name="T1">Total Expenses</text:span></text:p>
          </table:table-cell>
          <table:covered-table-cell/>
          <table:table-cell table:style-name="ce54"/>
          <table:table-cell office:value-type="float" office:value="524.61805555555554" table:formula="of:=SUM([.F34]/12)" table:style-name="ce55">
            <text:p><text:s/>$525<text:s/></text:p>
          </table:table-cell>
          <table:table-cell office:value-type="float" office:value="6295.4166666666661" table:formula="of:=SUM([.F24:.F33])" table:style-name="ce56">
            <text:p><text:s/>$6,295<text:s/></text:p>
          </table:table-cell>
          <table:table-cell office:value-type="float" office:value="6484.2791666666662" table:formula="of:=SUM([.G24:.G33])" table:style-name="ce57">
            <text:p><text:s/>$6,484<text:s/></text:p>
          </table:table-cell>
          <table:table-cell office:value-type="float" office:value="6678.8075416666661" table:formula="of:=SUM([.H24:.H33])" table:style-name="ce57">
            <text:p><text:s/>$6,679<text:s/></text:p>
          </table:table-cell>
          <table:table-cell office:value-type="float" office:value="6879.1717679166668" table:formula="of:=SUM([.I24:.I33])" table:style-name="ce57">
            <text:p><text:s/>$6,879<text:s/></text:p>
          </table:table-cell>
          <table:table-cell office:value-type="float" office:value="7085.5469209541661" table:formula="of:=SUM([.J24:.J33])" table:style-name="ce57">
            <text:p><text:s/>$7,086<text:s/></text:p>
          </table:table-cell>
          <table:table-cell office:value-type="float" office:value="7298.1133285827918" table:formula="of:=SUM([.K24:.K33])" table:style-name="ce57">
            <text:p><text:s/>$7,298<text:s/></text:p>
          </table:table-cell>
          <table:table-cell office:value-type="float" office:value="7517.0567284402759" table:formula="of:=SUM([.L24:.L33])" table:style-name="ce57">
            <text:p><text:s/>$7,517<text:s/></text:p>
          </table:table-cell>
          <table:table-cell office:value-type="float" office:value="7742.5684302934842" table:formula="of:=SUM([.M24:.M33])" table:style-name="ce57">
            <text:p><text:s/>$7,743<text:s/></text:p>
          </table:table-cell>
          <table:table-cell office:value-type="float" office:value="7974.8454832022881" table:formula="of:=SUM([.N24:.N33])" table:style-name="ce57">
            <text:p><text:s/>$7,975<text:s/></text:p>
          </table:table-cell>
          <table:table-cell office:value-type="float" office:value="8214.0908476983568" table:formula="of:=SUM([.O24:.O33])" table:style-name="ce57">
            <text:p><text:s/>$8,214<text:s/></text:p>
          </table:table-cell>
          <table:table-cell office:value-type="float" office:value="8460.5135731293085" table:formula="of:=SUM([.P24:.P33])" table:style-name="ce57">
            <text:p><text:s/>$8,461<text:s/></text:p>
          </table:table-cell>
          <table:table-cell office:value-type="float" office:value="8714.3289803231874" table:formula="of:=SUM([.Q24:.Q33])" table:style-name="ce57">
            <text:p><text:s/>$8,714<text:s/></text:p>
          </table:table-cell>
          <table:table-cell office:value-type="float" office:value="8975.7588497328834" table:formula="of:=SUM([.R24:.R33])" table:style-name="ce57">
            <text:p><text:s/>$8,976<text:s/></text:p>
          </table:table-cell>
          <table:table-cell office:value-type="float" office:value="9245.0316152248688" table:formula="of:=SUM([.S24:.S33])" table:style-name="ce57">
            <text:p><text:s/>$9,245<text:s/></text:p>
          </table:table-cell>
          <table:table-cell office:value-type="float" office:value="9522.3825636816146" table:formula="of:=SUM([.T24:.T33])" table:style-name="ce57">
            <text:p><text:s/>$9,522<text:s/></text:p>
          </table:table-cell>
          <table:table-cell office:value-type="float" office:value="9808.0540405920638" table:formula="of:=SUM([.U24:.U33])" table:style-name="ce57">
            <text:p><text:s/>$9,808<text:s/></text:p>
          </table:table-cell>
          <table:table-cell office:value-type="float" office:value="10102.295661809825" table:formula="of:=SUM([.V24:.V33])" table:style-name="ce57">
            <text:p><text:s/>$10,102<text:s/></text:p>
          </table:table-cell>
          <table:table-cell office:value-type="float" office:value="10405.36453166412" table:formula="of:=SUM([.W24:.W33])" table:style-name="ce57">
            <text:p><text:s/>$10,405<text:s/></text:p>
          </table:table-cell>
          <table:table-cell office:value-type="float" office:value="10717.525467614043" table:formula="of:=SUM([.X24:.X33])" table:style-name="ce57">
            <text:p><text:s/>$10,718<text:s/></text:p>
          </table:table-cell>
          <table:table-cell office:value-type="float" office:value="11039.051231642465" table:formula="of:=SUM([.Y24:.Y33])" table:style-name="ce57">
            <text:p><text:s/>$11,039<text:s/></text:p>
          </table:table-cell>
          <table:table-cell office:value-type="float" office:value="11370.222768591739" table:formula="of:=SUM([.Z24:.Z33])" table:style-name="ce57">
            <text:p><text:s/>$11,370<text:s/></text:p>
          </table:table-cell>
          <table:table-cell office:value-type="float" office:value="11711.329451649492" table:formula="of:=SUM([.AA24:.AA33])" table:style-name="ce57">
            <text:p><text:s/>$11,711<text:s/></text:p>
          </table:table-cell>
          <table:table-cell office:value-type="float" office:value="12062.669335198976" table:formula="of:=SUM([.AB24:.AB33])" table:style-name="ce57">
            <text:p><text:s/>$12,063<text:s/></text:p>
          </table:table-cell>
          <table:table-cell office:value-type="float" office:value="12424.549415254947" table:formula="of:=SUM([.AC24:.AC33])" table:style-name="ce57">
            <text:p><text:s/>$12,425<text:s/></text:p>
          </table:table-cell>
          <table:table-cell office:value-type="float" office:value="12797.285897712594" table:formula="of:=SUM([.AD24:.AD33])" table:style-name="ce57">
            <text:p><text:s/>$12,797<text:s/></text:p>
          </table:table-cell>
          <table:table-cell office:value-type="float" office:value="13181.204474643971" table:formula="of:=SUM([.AE24:.AE33])" table:style-name="ce57">
            <text:p><text:s/>$13,181<text:s/></text:p>
          </table:table-cell>
          <table:table-cell office:value-type="float" office:value="13576.640608883292" table:formula="of:=SUM([.AF24:.AF33])" table:style-name="ce57">
            <text:p><text:s/>$13,577<text:s/></text:p>
          </table:table-cell>
          <table:table-cell office:value-type="float" office:value="13983.939827149788" table:formula="of:=SUM([.AG24:.AG33])" table:style-name="ce57">
            <text:p><text:s/>$13,984<text:s/></text:p>
          </table:table-cell>
          <table:table-cell office:value-type="float" office:value="14403.458021964283" table:formula="of:=SUM([.AH24:.AH33])" table:style-name="ce57">
            <text:p><text:s/>$14,403<text:s/></text:p>
          </table:table-cell>
          <table:table-cell office:value-type="float" office:value="14835.561762623212" table:formula="of:=SUM([.AI24:.AI33])" table:style-name="ce58">
            <text:p><text:s/>$14,836<text:s/></text:p>
          </table:table-cell>
          <table:table-cell table:number-columns-repeated="16349"/>
        </table:table-row>
        <table:table-row table:style-name="ro2">
          <table:table-cell/>
          <table:table-cell table:number-columns-repeated="4" table:style-name="ce2"/>
          <table:table-cell table:style-name="ce59"/>
          <table:table-cell table:number-columns-repeated="28" table:style-name="ce26"/>
          <table:table-cell table:style-name="ce60"/>
          <table:table-cell table:number-columns-repeated="16349"/>
        </table:table-row>
        <table:table-row table:style-name="ro2">
          <table:table-cell/>
          <table:table-cell office:value-type="string" table:number-columns-spanned="4" table:number-rows-spanned="1" table:style-name="ce101">
            <text:p>Net Operating Income (NOI)</text:p>
          </table:table-cell>
          <table:covered-table-cell table:number-columns-repeated="3"/>
          <table:table-cell office:value-type="float" office:value="9544.5833333333339" table:formula="of:=SUM([.F21]-[.F34])" table:style-name="ce56">
            <text:p><text:s/>$9,545<text:s/></text:p>
          </table:table-cell>
          <table:table-cell office:value-type="float" office:value="9672.5208333333321" table:formula="of:=SUM([.G21]-[.G34])" table:style-name="ce61">
            <text:p><text:s/>$9,673<text:s/></text:p>
          </table:table-cell>
          <table:table-cell office:value-type="float" office:value="9801.1284583333363" table:formula="of:=SUM([.H21]-[.H34])" table:style-name="ce61">
            <text:p><text:s/>$9,801<text:s/></text:p>
          </table:table-cell>
          <table:table-cell office:value-type="float" office:value="9930.3629520833365" table:formula="of:=SUM([.I21]-[.I34])" table:style-name="ce61">
            <text:p><text:s/>$9,930<text:s/></text:p>
          </table:table-cell>
          <table:table-cell office:value-type="float" office:value="10060.178493445837" table:formula="of:=SUM([.J21]-[.J34])" table:style-name="ce61">
            <text:p><text:s/>$10,060<text:s/></text:p>
          </table:table-cell>
          <table:table-cell office:value-type="float" office:value="10190.526594105209" table:formula="of:=SUM([.K21]-[.K34])" table:style-name="ce61">
            <text:p><text:s/>$10,191<text:s/></text:p>
          </table:table-cell>
          <table:table-cell office:value-type="float" office:value="10321.355992701487" table:formula="of:=SUM([.L21]-[.L34])" table:style-name="ce61">
            <text:p><text:s/>$10,321<text:s/></text:p>
          </table:table-cell>
          <table:table-cell office:value-type="float" office:value="10452.612545271111" table:formula="of:=SUM([.M21]-[.M34])" table:style-name="ce61">
            <text:p><text:s/>$10,453<text:s/></text:p>
          </table:table-cell>
          <table:table-cell office:value-type="float" office:value="10584.239111873601" table:formula="of:=SUM([.N21]-[.N34])" table:style-name="ce61">
            <text:p><text:s/>$10,584<text:s/></text:p>
          </table:table-cell>
          <table:table-cell office:value-type="float" office:value="10716.17543927905" table:formula="of:=SUM([.O21]-[.O34])" table:style-name="ce61">
            <text:p><text:s/>$10,716<text:s/></text:p>
          </table:table-cell>
          <table:table-cell office:value-type="float" office:value="10848.358039587649" table:formula="of:=SUM([.P21]-[.P34])" table:style-name="ce61">
            <text:p><text:s/>$10,848<text:s/></text:p>
          </table:table-cell>
          <table:table-cell office:value-type="float" office:value="10980.720064648109" table:formula="of:=SUM([.Q21]-[.Q34])" table:style-name="ce61">
            <text:p><text:s/>$10,981<text:s/></text:p>
          </table:table-cell>
          <table:table-cell office:value-type="float" office:value="11113.19117613784" table:formula="of:=SUM([.R21]-[.R34])" table:style-name="ce61">
            <text:p><text:s/>$11,113<text:s/></text:p>
          </table:table-cell>
          <table:table-cell office:value-type="float" office:value="11245.697411163272" table:formula="of:=SUM([.S21]-[.S34])" table:style-name="ce61">
            <text:p><text:s/>$11,246<text:s/></text:p>
          </table:table-cell>
          <table:table-cell office:value-type="float" office:value="11378.161043234286" table:formula="of:=SUM([.T21]-[.T34])" table:style-name="ce61">
            <text:p><text:s/>$11,378<text:s/></text:p>
          </table:table-cell>
          <table:table-cell office:value-type="float" office:value="11510.500438462155" table:formula="of:=SUM([.U21]-[.U34])" table:style-name="ce61">
            <text:p><text:s/>$11,511<text:s/></text:p>
          </table:table-cell>
          <table:table-cell office:value-type="float" office:value="11642.629906825478" table:formula="of:=SUM([.V21]-[.V34])" table:style-name="ce61">
            <text:p><text:s/>$11,643<text:s/></text:p>
          </table:table-cell>
          <table:table-cell office:value-type="float" office:value="11774.45954834389" table:formula="of:=SUM([.W21]-[.W34])" table:style-name="ce61">
            <text:p><text:s/>$11,774<text:s/></text:p>
          </table:table-cell>
          <table:table-cell office:value-type="float" office:value="11905.895093994128" table:formula="of:=SUM([.X21]-[.X34])" table:style-name="ce61">
            <text:p><text:s/>$11,906<text:s/></text:p>
          </table:table-cell>
          <table:table-cell office:value-type="float" office:value="12036.837741197869" table:formula="of:=SUM([.Y21]-[.Y34])" table:style-name="ce61">
            <text:p><text:s/>$12,037<text:s/></text:p>
          </table:table-cell>
          <table:table-cell office:value-type="float" office:value="12167.183983705403" table:formula="of:=SUM([.Z21]-[.Z34])" table:style-name="ce61">
            <text:p><text:s/>$12,167<text:s/></text:p>
          </table:table-cell>
          <table:table-cell office:value-type="float" office:value="12296.825435693592" table:formula="of:=SUM([.AA21]-[.AA34])" table:style-name="ce61">
            <text:p><text:s/>$12,297<text:s/></text:p>
          </table:table-cell>
          <table:table-cell office:value-type="float" office:value="12425.648649890967" table:formula="of:=SUM([.AB21]-[.AB34])" table:style-name="ce61">
            <text:p><text:s/>$12,426<text:s/></text:p>
          </table:table-cell>
          <table:table-cell office:value-type="float" office:value="12553.534929536792" table:formula="of:=SUM([.AC21]-[.AC34])" table:style-name="ce61">
            <text:p><text:s/>$12,554<text:s/></text:p>
          </table:table-cell>
          <table:table-cell office:value-type="float" office:value="12680.36013397498" table:formula="of:=SUM([.AD21]-[.AD34])" table:style-name="ce61">
            <text:p><text:s/>$12,680<text:s/></text:p>
          </table:table-cell>
          <table:table-cell office:value-type="float" office:value="12805.994477677355" table:formula="of:=SUM([.AE21]-[.AE34])" table:style-name="ce61">
            <text:p><text:s/>$12,806<text:s/></text:p>
          </table:table-cell>
          <table:table-cell office:value-type="float" office:value="12930.302322484458" table:formula="of:=SUM([.AF21]-[.AF34])" table:style-name="ce61">
            <text:p><text:s/>$12,930<text:s/></text:p>
          </table:table-cell>
          <table:table-cell office:value-type="float" office:value="13053.141962845319" table:formula="of:=SUM([.AG21]-[.AG34])" table:style-name="ce61">
            <text:p><text:s/>$13,053<text:s/></text:p>
          </table:table-cell>
          <table:table-cell office:value-type="float" office:value="13174.365403830723" table:formula="of:=SUM([.AH21]-[.AH34])" table:style-name="ce61">
            <text:p><text:s/>$13,174<text:s/></text:p>
          </table:table-cell>
          <table:table-cell office:value-type="float" office:value="13293.818131687694" table:formula="of:=SUM([.AI21]-[.AI34])" table:style-name="ce62">
            <text:p><text:s/>$13,294<text:s/></text:p>
          </table:table-cell>
          <table:table-cell table:number-columns-repeated="16349"/>
        </table:table-row>
        <table:table-row table:style-name="ro2">
          <table:table-cell/>
          <table:table-cell table:number-columns-repeated="4" table:style-name="ce2"/>
          <table:table-cell table:style-name="ce42"/>
          <table:table-cell table:number-columns-repeated="28" table:style-name="ce26"/>
          <table:table-cell table:style-name="ce60"/>
          <table:table-cell table:number-columns-repeated="16349"/>
        </table:table-row>
        <table:table-row table:style-name="ro2">
          <table:table-cell/>
          <table:table-cell office:value-type="string" table:number-columns-spanned="4" table:number-rows-spanned="1" table:style-name="ce102">
            <text:p>Cash Flow</text:p>
          </table:table-cell>
          <table:covered-table-cell table:number-columns-repeated="3"/>
          <table:table-cell table:style-name="ce59"/>
          <table:table-cell table:number-columns-repeated="28" table:style-name="ce63"/>
          <table:table-cell table:style-name="ce64"/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98">
            <text:p>NOI (Cash Available)</text:p>
          </table:table-cell>
          <table:covered-table-cell/>
          <table:table-cell table:style-name="ce2"/>
          <table:table-cell office:value-type="float" office:value="795.38194444444446" table:formula="of:=SUM([.F36]/12)" table:style-name="ce26">
            <text:p><text:s/>$795<text:s/></text:p>
          </table:table-cell>
          <table:table-cell office:value-type="float" office:value="9544.5833333333339" table:formula="of:=[.F36]" table:style-name="ce42">
            <text:p><text:s/>$9,545<text:s/></text:p>
          </table:table-cell>
          <table:table-cell office:value-type="float" office:value="9672.5208333333321" table:formula="of:=[.G36]" table:style-name="ce26">
            <text:p><text:s/>$9,673<text:s/></text:p>
          </table:table-cell>
          <table:table-cell office:value-type="float" office:value="9801.1284583333363" table:formula="of:=[.H36]" table:style-name="ce26">
            <text:p><text:s/>$9,801<text:s/></text:p>
          </table:table-cell>
          <table:table-cell office:value-type="float" office:value="9930.3629520833365" table:formula="of:=[.I36]" table:style-name="ce26">
            <text:p><text:s/>$9,930<text:s/></text:p>
          </table:table-cell>
          <table:table-cell office:value-type="float" office:value="10060.178493445837" table:formula="of:=[.J36]" table:style-name="ce26">
            <text:p><text:s/>$10,060<text:s/></text:p>
          </table:table-cell>
          <table:table-cell office:value-type="float" office:value="10190.526594105209" table:formula="of:=[.K36]" table:style-name="ce26">
            <text:p><text:s/>$10,191<text:s/></text:p>
          </table:table-cell>
          <table:table-cell office:value-type="float" office:value="10321.355992701487" table:formula="of:=[.L36]" table:style-name="ce26">
            <text:p><text:s/>$10,321<text:s/></text:p>
          </table:table-cell>
          <table:table-cell office:value-type="float" office:value="10452.612545271111" table:formula="of:=[.M36]" table:style-name="ce26">
            <text:p><text:s/>$10,453<text:s/></text:p>
          </table:table-cell>
          <table:table-cell office:value-type="float" office:value="10584.239111873601" table:formula="of:=[.N36]" table:style-name="ce26">
            <text:p><text:s/>$10,584<text:s/></text:p>
          </table:table-cell>
          <table:table-cell office:value-type="float" office:value="10716.17543927905" table:formula="of:=[.O36]" table:style-name="ce26">
            <text:p><text:s/>$10,716<text:s/></text:p>
          </table:table-cell>
          <table:table-cell office:value-type="float" office:value="10848.358039587649" table:formula="of:=[.P36]" table:style-name="ce26">
            <text:p><text:s/>$10,848<text:s/></text:p>
          </table:table-cell>
          <table:table-cell office:value-type="float" office:value="10980.720064648109" table:formula="of:=[.Q36]" table:style-name="ce26">
            <text:p><text:s/>$10,981<text:s/></text:p>
          </table:table-cell>
          <table:table-cell office:value-type="float" office:value="11113.19117613784" table:formula="of:=[.R36]" table:style-name="ce26">
            <text:p><text:s/>$11,113<text:s/></text:p>
          </table:table-cell>
          <table:table-cell office:value-type="float" office:value="11245.697411163272" table:formula="of:=[.S36]" table:style-name="ce26">
            <text:p><text:s/>$11,246<text:s/></text:p>
          </table:table-cell>
          <table:table-cell office:value-type="float" office:value="11378.161043234286" table:formula="of:=[.T36]" table:style-name="ce26">
            <text:p><text:s/>$11,378<text:s/></text:p>
          </table:table-cell>
          <table:table-cell office:value-type="float" office:value="11510.500438462155" table:formula="of:=[.U36]" table:style-name="ce26">
            <text:p><text:s/>$11,511<text:s/></text:p>
          </table:table-cell>
          <table:table-cell office:value-type="float" office:value="11642.629906825478" table:formula="of:=[.V36]" table:style-name="ce26">
            <text:p><text:s/>$11,643<text:s/></text:p>
          </table:table-cell>
          <table:table-cell office:value-type="float" office:value="11774.45954834389" table:formula="of:=[.W36]" table:style-name="ce26">
            <text:p><text:s/>$11,774<text:s/></text:p>
          </table:table-cell>
          <table:table-cell office:value-type="float" office:value="11905.895093994128" table:formula="of:=[.X36]" table:style-name="ce26">
            <text:p><text:s/>$11,906<text:s/></text:p>
          </table:table-cell>
          <table:table-cell office:value-type="float" office:value="12036.837741197869" table:formula="of:=[.Y36]" table:style-name="ce26">
            <text:p><text:s/>$12,037<text:s/></text:p>
          </table:table-cell>
          <table:table-cell office:value-type="float" office:value="12167.183983705403" table:formula="of:=[.Z36]" table:style-name="ce26">
            <text:p><text:s/>$12,167<text:s/></text:p>
          </table:table-cell>
          <table:table-cell office:value-type="float" office:value="12296.825435693592" table:formula="of:=[.AA36]" table:style-name="ce26">
            <text:p><text:s/>$12,297<text:s/></text:p>
          </table:table-cell>
          <table:table-cell office:value-type="float" office:value="12425.648649890967" table:formula="of:=[.AB36]" table:style-name="ce26">
            <text:p><text:s/>$12,426<text:s/></text:p>
          </table:table-cell>
          <table:table-cell office:value-type="float" office:value="12553.534929536792" table:formula="of:=[.AC36]" table:style-name="ce26">
            <text:p><text:s/>$12,554<text:s/></text:p>
          </table:table-cell>
          <table:table-cell office:value-type="float" office:value="12680.36013397498" table:formula="of:=[.AD36]" table:style-name="ce26">
            <text:p><text:s/>$12,680<text:s/></text:p>
          </table:table-cell>
          <table:table-cell office:value-type="float" office:value="12805.994477677355" table:formula="of:=[.AE36]" table:style-name="ce26">
            <text:p><text:s/>$12,806<text:s/></text:p>
          </table:table-cell>
          <table:table-cell office:value-type="float" office:value="12930.302322484458" table:formula="of:=[.AF36]" table:style-name="ce26">
            <text:p><text:s/>$12,930<text:s/></text:p>
          </table:table-cell>
          <table:table-cell office:value-type="float" office:value="13053.141962845319" table:formula="of:=[.AG36]" table:style-name="ce26">
            <text:p><text:s/>$13,053<text:s/></text:p>
          </table:table-cell>
          <table:table-cell office:value-type="float" office:value="13174.365403830723" table:formula="of:=[.AH36]" table:style-name="ce26">
            <text:p><text:s/>$13,174<text:s/></text:p>
          </table:table-cell>
          <table:table-cell office:value-type="float" office:value="13293.818131687694" table:formula="of:=[.AI36]" table:style-name="ce43">
            <text:p><text:s/>$13,294<text:s/></text:p>
          </table:table-cell>
          <table:table-cell table:number-columns-repeated="16349"/>
        </table:table-row>
        <table:table-row table:style-name="ro2">
          <table:table-cell/>
          <table:table-cell office:value-type="string" table:number-columns-spanned="2" table:number-rows-spanned="1" table:style-name="ce98">
            <text:p>Mortgage</text:p>
          </table:table-cell>
          <table:covered-table-cell/>
          <table:table-cell table:style-name="ce2"/>
          <table:table-cell office:value-type="float" office:value="323.31217522235397" table:formula="of:=[.H8]" table:style-name="ce26">
            <text:p><text:s/>$323<text:s/></text:p>
          </table:table-cell>
          <table:table-cell office:value-type="float" office:value="3879.7461026682477" table:formula="of:=SUM([.E40]*12)" table:style-name="ce42">
            <text:p><text:s/>$3,880<text:s/></text:p>
          </table:table-cell>
          <table:table-cell office:value-type="float" office:value="3879.7461026682477" table:formula="of:=SUM([.$E$40]*12)" table:style-name="ce26">
            <text:p><text:s/>$3,880<text:s/></text:p>
          </table:table-cell>
          <table:table-cell office:value-type="float" office:value="3879.7461026682477" table:formula="of:=SUM([.$E$40]*12)" table:style-name="ce26">
            <text:p><text:s/>$3,880<text:s/></text:p>
          </table:table-cell>
          <table:table-cell office:value-type="float" office:value="3879.7461026682477" table:formula="of:=SUM([.$E$40]*12)" table:style-name="ce26">
            <text:p><text:s/>$3,880<text:s/></text:p>
          </table:table-cell>
          <table:table-cell office:value-type="float" office:value="3879.7461026682477" table:formula="of:=SUM([.$E$40]*12)" table:style-name="ce26">
            <text:p><text:s/>$3,880<text:s/></text:p>
          </table:table-cell>
          <table:table-cell office:value-type="float" office:value="3879.7461026682477" table:formula="of:=SUM([.$E$40]*12)" table:style-name="ce26">
            <text:p><text:s/>$3,880<text:s/></text:p>
          </table:table-cell>
          <table:table-cell office:value-type="float" office:value="3879.7461026682477" table:formula="of:=SUM([.$E$40]*12)" table:style-name="ce26">
            <text:p><text:s/>$3,880<text:s/></text:p>
          </table:table-cell>
          <table:table-cell office:value-type="float" office:value="3879.7461026682477" table:formula="of:=SUM([.$E$40]*12)" table:style-name="ce26">
            <text:p><text:s/>$3,880<text:s/></text:p>
          </table:table-cell>
          <table:table-cell office:value-type="float" office:value="3879.7461026682477" table:formula="of:=SUM([.$E$40]*12)" table:style-name="ce26">
            <text:p><text:s/>$3,880<text:s/></text:p>
          </table:table-cell>
          <table:table-cell office:value-type="float" office:value="3879.7461026682477" table:formula="of:=SUM([.$E$40]*12)" table:style-name="ce26">
            <text:p><text:s/>$3,880<text:s/></text:p>
          </table:table-cell>
          <table:table-cell office:value-type="float" office:value="3879.7461026682477" table:formula="of:=SUM([.$E$40]*12)" table:style-name="ce26">
            <text:p><text:s/>$3,880<text:s/></text:p>
          </table:table-cell>
          <table:table-cell office:value-type="float" office:value="3879.7461026682477" table:formula="of:=SUM([.$E$40]*12)" table:style-name="ce26">
            <text:p><text:s/>$3,880<text:s/></text:p>
          </table:table-cell>
          <table:table-cell office:value-type="float" office:value="3879.7461026682477" table:formula="of:=SUM([.$E$40]*12)" table:style-name="ce26">
            <text:p><text:s/>$3,880<text:s/></text:p>
          </table:table-cell>
          <table:table-cell office:value-type="float" office:value="3879.7461026682477" table:formula="of:=SUM([.$E$40]*12)" table:style-name="ce26">
            <text:p><text:s/>$3,880<text:s/></text:p>
          </table:table-cell>
          <table:table-cell office:value-type="float" office:value="3879.7461026682477" table:formula="of:=SUM([.$E$40]*12)" table:style-name="ce26">
            <text:p><text:s/>$3,880<text:s/></text:p>
          </table:table-cell>
          <table:table-cell office:value-type="float" office:value="3879.7461026682477" table:formula="of:=SUM([.$E$40]*12)" table:style-name="ce26">
            <text:p><text:s/>$3,880<text:s/></text:p>
          </table:table-cell>
          <table:table-cell office:value-type="float" office:value="3879.7461026682477" table:formula="of:=SUM([.$E$40]*12)" table:style-name="ce26">
            <text:p><text:s/>$3,880<text:s/></text:p>
          </table:table-cell>
          <table:table-cell office:value-type="float" office:value="3879.7461026682477" table:formula="of:=SUM([.$E$40]*12)" table:style-name="ce26">
            <text:p><text:s/>$3,880<text:s/></text:p>
          </table:table-cell>
          <table:table-cell office:value-type="float" office:value="3879.7461026682477" table:formula="of:=SUM([.$E$40]*12)" table:style-name="ce26">
            <text:p><text:s/>$3,880<text:s/></text:p>
          </table:table-cell>
          <table:table-cell office:value-type="float" office:value="3879.7461026682477" table:formula="of:=SUM([.$E$40]*12)" table:style-name="ce26">
            <text:p><text:s/>$3,880<text:s/></text:p>
          </table:table-cell>
          <table:table-cell office:value-type="float" office:value="3879.7461026682477" table:formula="of:=SUM([.$E$40]*12)" table:style-name="ce26">
            <text:p><text:s/>$3,880<text:s/></text:p>
          </table:table-cell>
          <table:table-cell office:value-type="float" office:value="3879.7461026682477" table:formula="of:=SUM([.$E$40]*12)" table:style-name="ce26">
            <text:p><text:s/>$3,880<text:s/></text:p>
          </table:table-cell>
          <table:table-cell office:value-type="float" office:value="3879.7461026682477" table:formula="of:=SUM([.$E$40]*12)" table:style-name="ce26">
            <text:p><text:s/>$3,880<text:s/></text:p>
          </table:table-cell>
          <table:table-cell office:value-type="float" office:value="3879.7461026682477" table:formula="of:=SUM([.$E$40]*12)" table:style-name="ce26">
            <text:p><text:s/>$3,880<text:s/></text:p>
          </table:table-cell>
          <table:table-cell office:value-type="float" office:value="3879.7461026682477" table:formula="of:=SUM([.$E$40]*12)" table:style-name="ce26">
            <text:p><text:s/>$3,880<text:s/></text:p>
          </table:table-cell>
          <table:table-cell office:value-type="float" office:value="3879.7461026682477" table:formula="of:=SUM([.$E$40]*12)" table:style-name="ce26">
            <text:p><text:s/>$3,880<text:s/></text:p>
          </table:table-cell>
          <table:table-cell office:value-type="float" office:value="3879.7461026682477" table:formula="of:=SUM([.$E$40]*12)" table:style-name="ce26">
            <text:p><text:s/>$3,880<text:s/></text:p>
          </table:table-cell>
          <table:table-cell office:value-type="float" office:value="3879.7461026682477" table:formula="of:=SUM([.$E$40]*12)" table:style-name="ce26">
            <text:p><text:s/>$3,880<text:s/></text:p>
          </table:table-cell>
          <table:table-cell office:value-type="float" office:value="3879.7461026682477" table:formula="of:=SUM([.$E$40]*12)" table:style-name="ce26">
            <text:p><text:s/>$3,880<text:s/></text:p>
          </table:table-cell>
          <table:table-cell office:value-type="float" office:value="3879.7461026682477" table:formula="of:=SUM([.$E$40]*12)" table:style-name="ce43">
            <text:p><text:s/>$3,880<text:s/></text:p>
          </table:table-cell>
          <table:table-cell table:number-columns-repeated="16349"/>
        </table:table-row>
        <table:table-row table:style-name="ro2">
          <table:table-cell table:style-name="ce65"/>
          <table:table-cell office:value-type="string" table:number-columns-spanned="2" table:number-rows-spanned="1" table:style-name="ce103">
            <text:p><text:s text:c="4"/>Total Cash Flow</text:p>
          </table:table-cell>
          <table:covered-table-cell/>
          <table:table-cell table:style-name="ce65"/>
          <table:table-cell office:value-type="float" office:value="472.06976922209049" table:formula="of:=SUM([.E39]-[.E40])" table:style-name="ce66">
            <text:p><text:s/>$472<text:s/></text:p>
          </table:table-cell>
          <table:table-cell office:value-type="float" office:value="5664.8372306650863" table:formula="of:=SUM([.F39]-[.F40])" table:style-name="ce67">
            <text:p><text:s/>$5,665<text:s/></text:p>
          </table:table-cell>
          <table:table-cell office:value-type="float" office:value="5792.7747306650845" table:formula="of:=SUM([.G39]-[.G40])" table:style-name="ce66">
            <text:p><text:s/>$5,793<text:s/></text:p>
          </table:table-cell>
          <table:table-cell office:value-type="float" office:value="5921.3823556650887" table:formula="of:=SUM([.H39]-[.H40])" table:style-name="ce66">
            <text:p><text:s/>$5,921<text:s/></text:p>
          </table:table-cell>
          <table:table-cell office:value-type="float" office:value="6050.6168494150888" table:formula="of:=SUM([.I39]-[.I40])" table:style-name="ce66">
            <text:p><text:s/>$6,051<text:s/></text:p>
          </table:table-cell>
          <table:table-cell office:value-type="float" office:value="6180.4323907775897" table:formula="of:=SUM([.J39]-[.J40])" table:style-name="ce66">
            <text:p><text:s/>$6,180<text:s/></text:p>
          </table:table-cell>
          <table:table-cell office:value-type="float" office:value="6310.7804914369617" table:formula="of:=SUM([.K39]-[.K40])" table:style-name="ce66">
            <text:p><text:s/>$6,311<text:s/></text:p>
          </table:table-cell>
          <table:table-cell office:value-type="float" office:value="6441.609890033239" table:formula="of:=SUM([.L39]-[.L40])" table:style-name="ce66">
            <text:p><text:s/>$6,442<text:s/></text:p>
          </table:table-cell>
          <table:table-cell office:value-type="float" office:value="6572.8664426028636" table:formula="of:=SUM([.M39]-[.M40])" table:style-name="ce66">
            <text:p><text:s/>$6,573<text:s/></text:p>
          </table:table-cell>
          <table:table-cell office:value-type="float" office:value="6704.4930092053537" table:formula="of:=SUM([.N39]-[.N40])" table:style-name="ce66">
            <text:p><text:s/>$6,704<text:s/></text:p>
          </table:table-cell>
          <table:table-cell office:value-type="float" office:value="6836.4293366108022" table:formula="of:=SUM([.O39]-[.O40])" table:style-name="ce66">
            <text:p><text:s/>$6,836<text:s/></text:p>
          </table:table-cell>
          <table:table-cell office:value-type="float" office:value="6968.6119369194012" table:formula="of:=SUM([.P39]-[.P40])" table:style-name="ce66">
            <text:p><text:s/>$6,969<text:s/></text:p>
          </table:table-cell>
          <table:table-cell office:value-type="float" office:value="7100.9739619798611" table:formula="of:=SUM([.Q39]-[.Q40])" table:style-name="ce66">
            <text:p><text:s/>$7,101<text:s/></text:p>
          </table:table-cell>
          <table:table-cell office:value-type="float" office:value="7233.445073469592" table:formula="of:=SUM([.R39]-[.R40])" table:style-name="ce66">
            <text:p><text:s/>$7,233<text:s/></text:p>
          </table:table-cell>
          <table:table-cell office:value-type="float" office:value="7365.951308495024" table:formula="of:=SUM([.S39]-[.S40])" table:style-name="ce66">
            <text:p><text:s/>$7,366<text:s/></text:p>
          </table:table-cell>
          <table:table-cell office:value-type="float" office:value="7498.4149405660382" table:formula="of:=SUM([.T39]-[.T40])" table:style-name="ce66">
            <text:p><text:s/>$7,498<text:s/></text:p>
          </table:table-cell>
          <table:table-cell office:value-type="float" office:value="7630.7543357939076" table:formula="of:=SUM([.U39]-[.U40])" table:style-name="ce66">
            <text:p><text:s/>$7,631<text:s/></text:p>
          </table:table-cell>
          <table:table-cell office:value-type="float" office:value="7762.8838041572299" table:formula="of:=SUM([.V39]-[.V40])" table:style-name="ce66">
            <text:p><text:s/>$7,763<text:s/></text:p>
          </table:table-cell>
          <table:table-cell office:value-type="float" office:value="7894.7134456756421" table:formula="of:=SUM([.W39]-[.W40])" table:style-name="ce66">
            <text:p><text:s/>$7,895<text:s/></text:p>
          </table:table-cell>
          <table:table-cell office:value-type="float" office:value="8026.1489913258802" table:formula="of:=SUM([.X39]-[.X40])" table:style-name="ce66">
            <text:p><text:s/>$8,026<text:s/></text:p>
          </table:table-cell>
          <table:table-cell office:value-type="float" office:value="8157.0916385296214" table:formula="of:=SUM([.Y39]-[.Y40])" table:style-name="ce66">
            <text:p><text:s/>$8,157<text:s/></text:p>
          </table:table-cell>
          <table:table-cell office:value-type="float" office:value="8287.4378810371563" table:formula="of:=SUM([.Z39]-[.Z40])" table:style-name="ce66">
            <text:p><text:s/>$8,287<text:s/></text:p>
          </table:table-cell>
          <table:table-cell office:value-type="float" office:value="8417.0793330253437" table:formula="of:=SUM([.AA39]-[.AA40])" table:style-name="ce66">
            <text:p><text:s/>$8,417<text:s/></text:p>
          </table:table-cell>
          <table:table-cell office:value-type="float" office:value="8545.9025472227186" table:formula="of:=SUM([.AB39]-[.AB40])" table:style-name="ce66">
            <text:p><text:s/>$8,546<text:s/></text:p>
          </table:table-cell>
          <table:table-cell office:value-type="float" office:value="8673.7888268685456" table:formula="of:=SUM([.AC39]-[.AC40])" table:style-name="ce66">
            <text:p><text:s/>$8,674<text:s/></text:p>
          </table:table-cell>
          <table:table-cell office:value-type="float" office:value="8800.6140313067335" table:formula="of:=SUM([.AD39]-[.AD40])" table:style-name="ce66">
            <text:p><text:s/>$8,801<text:s/></text:p>
          </table:table-cell>
          <table:table-cell office:value-type="float" office:value="8926.2483750091087" table:formula="of:=SUM([.AE39]-[.AE40])" table:style-name="ce66">
            <text:p><text:s/>$8,926<text:s/></text:p>
          </table:table-cell>
          <table:table-cell office:value-type="float" office:value="9050.5562198162115" table:formula="of:=SUM([.AF39]-[.AF40])" table:style-name="ce66">
            <text:p><text:s/>$9,051<text:s/></text:p>
          </table:table-cell>
          <table:table-cell office:value-type="float" office:value="9173.3958601770719" table:formula="of:=SUM([.AG39]-[.AG40])" table:style-name="ce66">
            <text:p><text:s/>$9,173<text:s/></text:p>
          </table:table-cell>
          <table:table-cell office:value-type="float" office:value="9294.6193011624746" table:formula="of:=SUM([.AH39]-[.AH40])" table:style-name="ce66">
            <text:p><text:s/>$9,295<text:s/></text:p>
          </table:table-cell>
          <table:table-cell office:value-type="float" office:value="9414.0720290194477" table:formula="of:=SUM([.AI39]-[.AI40])" table:style-name="ce68">
            <text:p><text:s/>$9,414<text:s/></text:p>
          </table:table-cell>
          <table:table-cell table:number-columns-repeated="16349" table:style-name="ce65"/>
        </table:table-row>
        <table:table-row table:style-name="ro2">
          <table:table-cell table:style-name="ce69"/>
          <table:table-cell office:value-type="string" table:number-columns-spanned="2" table:number-rows-spanned="1" table:style-name="ce104">
            <text:p><text:s text:c="4"/>Cash ROI</text:p>
          </table:table-cell>
          <table:covered-table-cell/>
          <table:table-cell table:number-columns-repeated="2" table:style-name="ce70"/>
          <table:table-cell office:value-type="percentage" office:value="0.59629865585948272" table:formula="of:=SUM([.F41]/[.$H$9])" table:style-name="ce71">
            <text:p>59.63%</text:p>
          </table:table-cell>
          <table:table-cell office:value-type="percentage" office:value="0.60976576112264047" table:formula="of:=SUM([.G41]/[.$H$9])" table:style-name="ce70">
            <text:p>60.98%</text:p>
          </table:table-cell>
          <table:table-cell office:value-type="percentage" office:value="0.62330340585948296" table:formula="of:=SUM([.H41]/[.$H$9])" table:style-name="ce70">
            <text:p>62.33%</text:p>
          </table:table-cell>
          <table:table-cell office:value-type="percentage" office:value="0.63690703678053562" table:formula="of:=SUM([.I41]/[.$H$9])" table:style-name="ce70">
            <text:p>63.69%</text:p>
          </table:table-cell>
          <table:table-cell office:value-type="percentage" office:value="0.65057183060816737" table:formula="of:=SUM([.J41]/[.$H$9])" table:style-name="ce70">
            <text:p>65.06%</text:p>
          </table:table-cell>
          <table:table-cell office:value-type="percentage" office:value="0.66429268330915392" table:formula="of:=SUM([.K41]/[.$H$9])" table:style-name="ce70">
            <text:p>66.43%</text:p>
          </table:table-cell>
          <table:table-cell office:value-type="percentage" office:value="0.67806419895086723" table:formula="of:=SUM([.L41]/[.$H$9])" table:style-name="ce70">
            <text:p>67.81%</text:p>
          </table:table-cell>
          <table:table-cell office:value-type="percentage" office:value="0.69188067816872245" table:formula="of:=SUM([.M41]/[.$H$9])" table:style-name="ce70">
            <text:p>69.19%</text:p>
          </table:table-cell>
          <table:table-cell office:value-type="percentage" office:value="0.70573610623214245" table:formula="of:=SUM([.N41]/[.$H$9])" table:style-name="ce70">
            <text:p>70.57%</text:p>
          </table:table-cell>
          <table:table-cell office:value-type="percentage" office:value="0.71962414069587388" table:formula="of:=SUM([.O41]/[.$H$9])" table:style-name="ce70">
            <text:p>71.96%</text:p>
          </table:table-cell>
          <table:table-cell office:value-type="percentage" office:value="0.73353809862309483" table:formula="of:=SUM([.P41]/[.$H$9])" table:style-name="ce70">
            <text:p>73.35%</text:p>
          </table:table-cell>
          <table:table-cell office:value-type="percentage" office:value="0.74747094336630115" table:formula="of:=SUM([.Q41]/[.$H$9])" table:style-name="ce70">
            <text:p>74.75%</text:p>
          </table:table-cell>
          <table:table-cell office:value-type="percentage" office:value="0.76141527089153604" table:formula="of:=SUM([.R41]/[.$H$9])" table:style-name="ce70">
            <text:p>76.14%</text:p>
          </table:table-cell>
          <table:table-cell office:value-type="percentage" office:value="0.7753632956310551" table:formula="of:=SUM([.S41]/[.$H$9])" table:style-name="ce70">
            <text:p>77.54%</text:p>
          </table:table-cell>
          <table:table-cell office:value-type="percentage" office:value="0.7893068358490567" table:formula="of:=SUM([.T41]/[.$H$9])" table:style-name="ce70">
            <text:p>78.93%</text:p>
          </table:table-cell>
          <table:table-cell office:value-type="percentage" office:value="0.80323729850462189" table:formula="of:=SUM([.U41]/[.$H$9])" table:style-name="ce70">
            <text:p>80.32%</text:p>
          </table:table-cell>
          <table:table-cell office:value-type="percentage" office:value="0.8171456635954979" table:formula="of:=SUM([.V41]/[.$H$9])" table:style-name="ce70">
            <text:p>81.71%</text:p>
          </table:table-cell>
          <table:table-cell office:value-type="percentage" office:value="0.8310224679658571" table:formula="of:=SUM([.W41]/[.$H$9])" table:style-name="ce70">
            <text:p>83.10%</text:p>
          </table:table-cell>
          <table:table-cell office:value-type="percentage" office:value="0.84485778856061899" table:formula="of:=SUM([.X41]/[.$H$9])" table:style-name="ce70">
            <text:p>84.49%</text:p>
          </table:table-cell>
          <table:table-cell office:value-type="percentage" office:value="0.85864122510838115" table:formula="of:=SUM([.Y41]/[.$H$9])" table:style-name="ce70">
            <text:p>85.86%</text:p>
          </table:table-cell>
          <table:table-cell office:value-type="percentage" office:value="0.87236188221443756" table:formula="of:=SUM([.Z41]/[.$H$9])" table:style-name="ce70">
            <text:p>87.24%</text:p>
          </table:table-cell>
          <table:table-cell office:value-type="percentage" office:value="0.88600835084477303" table:formula="of:=SUM([.AA41]/[.$H$9])" table:style-name="ce70">
            <text:p>88.60%</text:p>
          </table:table-cell>
          <table:table-cell office:value-type="percentage" office:value="0.89956868918133881" table:formula="of:=SUM([.AB41]/[.$H$9])" table:style-name="ce70">
            <text:p>89.96%</text:p>
          </table:table-cell>
          <table:table-cell office:value-type="percentage" office:value="0.91303040282826797" table:formula="of:=SUM([.AC41]/[.$H$9])" table:style-name="ce70">
            <text:p>91.30%</text:p>
          </table:table-cell>
          <table:table-cell office:value-type="percentage" office:value="0.92638042434807721" table:formula="of:=SUM([.AD41]/[.$H$9])" table:style-name="ce70">
            <text:p>92.64%</text:p>
          </table:table-cell>
          <table:table-cell office:value-type="percentage" office:value="0.93960509210622201" table:formula="of:=SUM([.AE41]/[.$H$9])" table:style-name="ce70">
            <text:p>93.96%</text:p>
          </table:table-cell>
          <table:table-cell office:value-type="percentage" office:value="0.95269012840170653" table:formula="of:=SUM([.AF41]/[.$H$9])" table:style-name="ce70">
            <text:p>95.27%</text:p>
          </table:table-cell>
          <table:table-cell office:value-type="percentage" office:value="0.96562061686074441" table:formula="of:=SUM([.AG41]/[.$H$9])" table:style-name="ce70">
            <text:p>96.56%</text:p>
          </table:table-cell>
          <table:table-cell office:value-type="percentage" office:value="0.9783809790697342" table:formula="of:=SUM([.AH41]/[.$H$9])" table:style-name="ce70">
            <text:p>97.84%</text:p>
          </table:table-cell>
          <table:table-cell office:value-type="percentage" office:value="0.99095495042309978" table:formula="of:=SUM([.AI41]/[.$H$9])" table:style-name="ce72">
            <text:p>99.10%</text:p>
          </table:table-cell>
          <table:table-cell table:number-columns-repeated="16349" table:style-name="ce69"/>
        </table:table-row>
        <table:table-row table:style-name="ro2">
          <table:table-cell table:style-name="ce73"/>
          <table:table-cell office:value-type="string" table:number-columns-spanned="2" table:number-rows-spanned="1" table:style-name="ce105">
            <text:p>Equity Accrued</text:p>
          </table:table-cell>
          <table:covered-table-cell/>
          <table:table-cell table:number-columns-repeated="2" table:style-name="ce74"/>
          <table:table-cell office:value-type="float" office:value="1381.7721614876646" table:formula="of:=[Amortization.D10]" table:style-name="ce59">
            <text:p><text:s/>$1,382<text:s/></text:p>
          </table:table-cell>
          <table:table-cell office:value-type="float" office:value="1430.917586937343" table:formula="of:=[Amortization.D11]" table:style-name="ce75">
            <text:p><text:s/>$1,431<text:s/></text:p>
          </table:table-cell>
          <table:table-cell office:value-type="float" office:value="1481.8109654214932" table:formula="of:=[Amortization.D12]" table:style-name="ce75">
            <text:p><text:s/>$1,482<text:s/></text:p>
          </table:table-cell>
          <table:table-cell office:value-type="float" office:value="1534.5144663034735" table:formula="of:=[Amortization.D13]" table:style-name="ce75">
            <text:p><text:s/>$1,535<text:s/></text:p>
          </table:table-cell>
          <table:table-cell office:value-type="float" office:value="1589.0924701214099" table:formula="of:=[Amortization.D14]" table:style-name="ce75">
            <text:p><text:s/>$1,589<text:s/></text:p>
          </table:table-cell>
          <table:table-cell office:value-type="float" office:value="1645.6116472330104" table:formula="of:=[Amortization.D15]" table:style-name="ce75">
            <text:p><text:s/>$1,646<text:s/></text:p>
          </table:table-cell>
          <table:table-cell office:value-type="float" office:value="1704.1410392574908" table:formula="of:=[Amortization.D16]" table:style-name="ce75">
            <text:p><text:s/>$1,704<text:s/></text:p>
          </table:table-cell>
          <table:table-cell office:value-type="float" office:value="1764.7521434140508" table:formula="of:=[Amortization.D17]" table:style-name="ce75">
            <text:p><text:s/>$1,765<text:s/></text:p>
          </table:table-cell>
          <table:table-cell office:value-type="float" office:value="1827.5189998601709" table:formula="of:=[Amortization.D18]" table:style-name="ce75">
            <text:p><text:s/>$1,828<text:s/></text:p>
          </table:table-cell>
          <table:table-cell office:value-type="float" office:value="1892.518282136065" table:formula="of:=[Amortization.D19]" table:style-name="ce75">
            <text:p><text:s/>$1,893<text:s/></text:p>
          </table:table-cell>
          <table:table-cell office:value-type="float" office:value="1959.8293908261767" table:formula="of:=[Amortization.D20]" table:style-name="ce75">
            <text:p><text:s/>$1,960<text:s/></text:p>
          </table:table-cell>
          <table:table-cell office:value-type="float" office:value="2029.5345505518344" table:formula="of:=[Amortization.D21]" table:style-name="ce75">
            <text:p><text:s/>$2,030<text:s/></text:p>
          </table:table-cell>
          <table:table-cell office:value-type="float" office:value="2101.718910413525" table:formula="of:=[Amortization.D22]" table:style-name="ce75">
            <text:p><text:s/>$2,102<text:s/></text:p>
          </table:table-cell>
          <table:table-cell office:value-type="float" office:value="2176.470648005874" table:formula="of:=[Amortization.D23]" table:style-name="ce75">
            <text:p><text:s/>$2,176<text:s/></text:p>
          </table:table-cell>
          <table:table-cell office:value-type="float" office:value="2253.8810771317876" table:formula="of:=[Amortization.D24]" table:style-name="ce75">
            <text:p><text:s/>$2,254<text:s/></text:p>
          </table:table-cell>
          <table:table-cell office:value-type="float" office:value="2334.0447593479257" table:formula="of:=[Amortization.D25]" table:style-name="ce75">
            <text:p><text:s/>$2,334<text:s/></text:p>
          </table:table-cell>
          <table:table-cell office:value-type="float" office:value="2417.059619477448" table:formula="of:=[Amortization.D26]" table:style-name="ce75">
            <text:p><text:s/>$2,417<text:s/></text:p>
          </table:table-cell>
          <table:table-cell office:value-type="float" office:value="2503.0270652310064" table:formula="of:=[Amortization.D27]" table:style-name="ce75">
            <text:p><text:s/>$2,503<text:s/></text:p>
          </table:table-cell>
          <table:table-cell office:value-type="float" office:value="2592.0521110825575" table:formula="of:=[Amortization.D28]" table:style-name="ce75">
            <text:p><text:s/>$2,592<text:s/></text:p>
          </table:table-cell>
          <table:table-cell office:value-type="float" office:value="2684.2435065509526" table:formula="of:=[Amortization.D29]" table:style-name="ce75">
            <text:p><text:s/>$2,684<text:s/></text:p>
          </table:table-cell>
          <table:table-cell office:value-type="float" office:value="2779.7138690439679" table:formula="of:=[Amortization.D30]" table:style-name="ce75">
            <text:p><text:s/>$2,780<text:s/></text:p>
          </table:table-cell>
          <table:table-cell office:value-type="float" office:value="2878.5798214275201" table:formula="of:=[Amortization.D31]" table:style-name="ce75">
            <text:p><text:s/>$2,879<text:s/></text:p>
          </table:table-cell>
          <table:table-cell office:value-type="float" office:value="2980.9621344874467" table:formula="of:=[Amortization.D32]" table:style-name="ce75">
            <text:p><text:s/>$2,981<text:s/></text:p>
          </table:table-cell>
          <table:table-cell office:value-type="float" office:value="3086.9858744584853" table:formula="of:=[Amortization.D33]" table:style-name="ce75">
            <text:p><text:s/>$3,087<text:s/></text:p>
          </table:table-cell>
          <table:table-cell office:value-type="float" office:value="3468.2563708526031" table:formula="of:=[Amortization.D34]" table:style-name="ce75">
            <text:p><text:s/>$3,468<text:s/></text:p>
          </table:table-cell>
          <table:table-cell office:value-type="float" office:value="3039.0044843545875" table:formula="of:=[Amortization.D35]" table:style-name="ce75">
            <text:p><text:s/>$3,039<text:s/></text:p>
          </table:table-cell>
          <table:table-cell office:value-type="float" office:value="3428.2239964445344" table:formula="of:=[Amortization.D36]" table:style-name="ce75">
            <text:p><text:s/>$3,428<text:s/></text:p>
          </table:table-cell>
          <table:table-cell office:value-type="float" office:value="3550.1554780143269" table:formula="of:=[Amortization.D37]" table:style-name="ce75">
            <text:p><text:s/>$3,550<text:s/></text:p>
          </table:table-cell>
          <table:table-cell office:value-type="float" office:value="3676.4236908517387" table:formula="of:=[Amortization.D38]" table:style-name="ce75">
            <text:p><text:s/>$3,676<text:s/></text:p>
          </table:table-cell>
          <table:table-cell office:value-type="float" office:value="3807.1828792737138" table:formula="of:=[Amortization.D39]" table:style-name="ce76">
            <text:p><text:s/>$3,807<text:s/></text:p>
          </table:table-cell>
          <table:table-cell table:number-columns-repeated="16349" table:style-name="ce73"/>
        </table:table-row>
        <table:table-row table:style-name="ro2">
          <table:table-cell table:style-name="ce73"/>
          <table:table-cell office:value-type="string" table:number-columns-spanned="2" table:number-rows-spanned="1" table:style-name="ce106">
            <text:p>Appreciation</text:p>
          </table:table-cell>
          <table:covered-table-cell/>
          <table:table-cell table:number-columns-repeated="2" table:style-name="ce73"/>
          <table:table-cell office:value-type="float" office:value="1630" table:formula="of:=SUM([.F13]*[.$D$8])" table:style-name="ce42">
            <text:p><text:s/>$1,630<text:s/></text:p>
          </table:table-cell>
          <table:table-cell office:value-type="float" office:value="1662.6000000000001" table:formula="of:=SUM(([.$D$8]+[.F44])*[.G13])" table:style-name="ce26">
            <text:p><text:s/>$1,663<text:s/></text:p>
          </table:table-cell>
          <table:table-cell office:value-type="float" office:value="1695.8520000000001" table:formula="of:=SUM([.H13]*(SUM([.$F$44:.G44])+[.$D$8]))" table:style-name="ce26">
            <text:p><text:s/>$1,696<text:s/></text:p>
          </table:table-cell>
          <table:table-cell office:value-type="float" office:value="1729.7690400000001" table:formula="of:=SUM([.I13]*(SUM([.$F$44:.H44])+[.$D$8]))" table:style-name="ce26">
            <text:p><text:s/>$1,730<text:s/></text:p>
          </table:table-cell>
          <table:table-cell office:value-type="float" office:value="1764.3644208000001" table:formula="of:=SUM([.J13]*(SUM([.$F$44:.I44])+[.$D$8]))" table:style-name="ce26">
            <text:p><text:s/>$1,764<text:s/></text:p>
          </table:table-cell>
          <table:table-cell office:value-type="float" office:value="1799.6517092160002" table:formula="of:=SUM([.K13]*(SUM([.$F$44:.J44])+[.$D$8]))" table:style-name="ce26">
            <text:p><text:s/>$1,800<text:s/></text:p>
          </table:table-cell>
          <table:table-cell office:value-type="float" office:value="1835.6447434003201" table:formula="of:=SUM([.L13]*(SUM([.$F$44:.K44])+[.$D$8]))" table:style-name="ce26">
            <text:p><text:s/>$1,836<text:s/></text:p>
          </table:table-cell>
          <table:table-cell office:value-type="float" office:value="1872.3576382683264" table:formula="of:=SUM([.M13]*(SUM([.$F$44:.L44])+[.$D$8]))" table:style-name="ce26">
            <text:p><text:s/>$1,872<text:s/></text:p>
          </table:table-cell>
          <table:table-cell office:value-type="float" office:value="1909.8047910336929" table:formula="of:=SUM([.N13]*(SUM([.$F$44:.M44])+[.$D$8]))" table:style-name="ce26">
            <text:p><text:s/>$1,910<text:s/></text:p>
          </table:table-cell>
          <table:table-cell office:value-type="float" office:value="1948.0008868543666" table:formula="of:=SUM([.O13]*(SUM([.$F$44:.N44])+[.$D$8]))" table:style-name="ce26">
            <text:p><text:s/>$1,948<text:s/></text:p>
          </table:table-cell>
          <table:table-cell office:value-type="float" office:value="1986.9609045914544" table:formula="of:=SUM([.P13]*(SUM([.$F$44:.O44])+[.$D$8]))" table:style-name="ce26">
            <text:p><text:s/>$1,987<text:s/></text:p>
          </table:table-cell>
          <table:table-cell office:value-type="float" office:value="2026.7001226832836" table:formula="of:=SUM([.Q13]*(SUM([.$F$44:.P44])+[.$D$8]))" table:style-name="ce26">
            <text:p><text:s/>$2,027<text:s/></text:p>
          </table:table-cell>
          <table:table-cell office:value-type="float" office:value="2067.2341251369489" table:formula="of:=SUM([.R13]*(SUM([.$F$44:.Q44])+[.$D$8]))" table:style-name="ce26">
            <text:p><text:s/>$2,067<text:s/></text:p>
          </table:table-cell>
          <table:table-cell office:value-type="float" office:value="2108.578807639688" table:formula="of:=SUM([.S13]*(SUM([.$F$44:.R44])+[.$D$8]))" table:style-name="ce26">
            <text:p><text:s/>$2,109<text:s/></text:p>
          </table:table-cell>
          <table:table-cell office:value-type="float" office:value="2150.7503837924819" table:formula="of:=SUM([.T13]*(SUM([.$F$44:.S44])+[.$D$8]))" table:style-name="ce26">
            <text:p><text:s/>$2,151<text:s/></text:p>
          </table:table-cell>
          <table:table-cell office:value-type="float" office:value="2193.7653914683315" table:formula="of:=SUM([.U13]*(SUM([.$F$44:.T44])+[.$D$8]))" table:style-name="ce26">
            <text:p><text:s/>$2,194<text:s/></text:p>
          </table:table-cell>
          <table:table-cell office:value-type="float" office:value="2237.6406992976981" table:formula="of:=SUM([.V13]*(SUM([.$F$44:.U44])+[.$D$8]))" table:style-name="ce26">
            <text:p><text:s/>$2,238<text:s/></text:p>
          </table:table-cell>
          <table:table-cell office:value-type="float" office:value="2282.3935132836518" table:formula="of:=SUM([.W13]*(SUM([.$F$44:.V44])+[.$D$8]))" table:style-name="ce26">
            <text:p><text:s/>$2,282<text:s/></text:p>
          </table:table-cell>
          <table:table-cell office:value-type="float" office:value="2328.041383549325" table:formula="of:=SUM([.X13]*(SUM([.$F$44:.W44])+[.$D$8]))" table:style-name="ce26">
            <text:p><text:s/>$2,328<text:s/></text:p>
          </table:table-cell>
          <table:table-cell office:value-type="float" office:value="2374.6022112203118" table:formula="of:=SUM([.Y13]*(SUM([.$F$44:.X44])+[.$D$8]))" table:style-name="ce26">
            <text:p><text:s/>$2,375<text:s/></text:p>
          </table:table-cell>
          <table:table-cell office:value-type="float" office:value="2422.0942554447179" table:formula="of:=SUM([.Z13]*(SUM([.$F$44:.Y44])+[.$D$8]))" table:style-name="ce26">
            <text:p><text:s/>$2,422<text:s/></text:p>
          </table:table-cell>
          <table:table-cell office:value-type="float" office:value="2470.5361405536119" table:formula="of:=SUM([.AA13]*(SUM([.$F$44:.Z44])+[.$D$8]))" table:style-name="ce26">
            <text:p><text:s/>$2,471<text:s/></text:p>
          </table:table-cell>
          <table:table-cell office:value-type="float" office:value="2519.9468633646843" table:formula="of:=SUM([.AB13]*(SUM([.$F$44:.AA44])+[.$D$8]))" table:style-name="ce26">
            <text:p><text:s/>$2,520<text:s/></text:p>
          </table:table-cell>
          <table:table-cell office:value-type="float" office:value="2570.3458006319779" table:formula="of:=SUM([.AC13]*(SUM([.$F$44:.AB44])+[.$D$8]))" table:style-name="ce26">
            <text:p><text:s/>$2,570<text:s/></text:p>
          </table:table-cell>
          <table:table-cell office:value-type="float" office:value="2621.7527166446175" table:formula="of:=SUM([.AD13]*(SUM([.$F$44:.AC44])+[.$D$8]))" table:style-name="ce26">
            <text:p><text:s/>$2,622<text:s/></text:p>
          </table:table-cell>
          <table:table-cell office:value-type="float" office:value="2674.1877709775099" table:formula="of:=SUM([.AE13]*(SUM([.$F$44:.AD44])+[.$D$8]))" table:style-name="ce26">
            <text:p><text:s/>$2,674<text:s/></text:p>
          </table:table-cell>
          <table:table-cell office:value-type="float" office:value="2727.67152639706" table:formula="of:=SUM([.AF13]*(SUM([.$F$44:.AE44])+[.$D$8]))" table:style-name="ce26">
            <text:p><text:s/>$2,728<text:s/></text:p>
          </table:table-cell>
          <table:table-cell office:value-type="float" office:value="2782.2249569250016" table:formula="of:=SUM([.AG13]*(SUM([.$F$44:.AF44])+[.$D$8]))" table:style-name="ce26">
            <text:p><text:s/>$2,782<text:s/></text:p>
          </table:table-cell>
          <table:table-cell office:value-type="float" office:value="2837.8694560635008" table:formula="of:=SUM([.AH13]*(SUM([.$F$44:.AG44])+[.$D$8]))" table:style-name="ce26">
            <text:p><text:s/>$2,838<text:s/></text:p>
          </table:table-cell>
          <table:table-cell office:value-type="float" office:value="2894.6268451847714" table:formula="of:=SUM([.AI13]*(SUM([.$F$44:.AH44])+[.$D$8]))" table:style-name="ce43">
            <text:p><text:s/>$2,895<text:s/></text:p>
          </table:table-cell>
          <table:table-cell table:number-columns-repeated="16349" table:style-name="ce73"/>
        </table:table-row>
        <table:table-row table:style-name="ro2">
          <table:table-cell table:style-name="ce65"/>
          <table:table-cell office:value-type="string" table:number-columns-spanned="2" table:number-rows-spanned="1" table:style-name="ce103">
            <text:p><text:s text:c="4"/>Total Return</text:p>
          </table:table-cell>
          <table:covered-table-cell/>
          <table:table-cell table:number-columns-repeated="2" table:style-name="ce65"/>
          <table:table-cell office:value-type="float" office:value="8676.6093921527499" table:formula="of:=SUM([.F41]+[.F43]+[.F44])" table:style-name="ce67">
            <text:p><text:s/>$8,677<text:s/></text:p>
          </table:table-cell>
          <table:table-cell office:value-type="float" office:value="8886.2923176024269" table:formula="of:=SUM([.G41]+[.G43]+[.G44])" table:style-name="ce66">
            <text:p><text:s/>$8,886<text:s/></text:p>
          </table:table-cell>
          <table:table-cell office:value-type="float" office:value="9099.0453210865817" table:formula="of:=SUM([.H41]+[.H43]+[.H44])" table:style-name="ce66">
            <text:p><text:s/>$9,099<text:s/></text:p>
          </table:table-cell>
          <table:table-cell office:value-type="float" office:value="9314.9003557185624" table:formula="of:=SUM([.I41]+[.I43]+[.I44])" table:style-name="ce66">
            <text:p><text:s/>$9,315<text:s/></text:p>
          </table:table-cell>
          <table:table-cell office:value-type="float" office:value="9533.8892816989992" table:formula="of:=SUM([.J41]+[.J43]+[.J44])" table:style-name="ce66">
            <text:p><text:s/>$9,534<text:s/></text:p>
          </table:table-cell>
          <table:table-cell office:value-type="float" office:value="9756.0438478859724" table:formula="of:=SUM([.K41]+[.K43]+[.K44])" table:style-name="ce66">
            <text:p><text:s/>$9,756<text:s/></text:p>
          </table:table-cell>
          <table:table-cell office:value-type="float" office:value="9981.3956726910492" table:formula="of:=SUM([.L41]+[.L43]+[.L44])" table:style-name="ce66">
            <text:p><text:s/>$9,981<text:s/></text:p>
          </table:table-cell>
          <table:table-cell office:value-type="float" office:value="10209.976224285239" table:formula="of:=SUM([.M41]+[.M43]+[.M44])" table:style-name="ce66">
            <text:p><text:s/>$10,210<text:s/></text:p>
          </table:table-cell>
          <table:table-cell office:value-type="float" office:value="10441.816800099219" table:formula="of:=SUM([.N41]+[.N43]+[.N44])" table:style-name="ce66">
            <text:p><text:s/>$10,442<text:s/></text:p>
          </table:table-cell>
          <table:table-cell office:value-type="float" office:value="10676.948505601235" table:formula="of:=SUM([.O41]+[.O43]+[.O44])" table:style-name="ce66">
            <text:p><text:s/>$10,677<text:s/></text:p>
          </table:table-cell>
          <table:table-cell office:value-type="float" office:value="10915.402232337034" table:formula="of:=SUM([.P41]+[.P43]+[.P44])" table:style-name="ce66">
            <text:p><text:s/>$10,915<text:s/></text:p>
          </table:table-cell>
          <table:table-cell office:value-type="float" office:value="11157.208635214978" table:formula="of:=SUM([.Q41]+[.Q43]+[.Q44])" table:style-name="ce66">
            <text:p><text:s/>$11,157<text:s/></text:p>
          </table:table-cell>
          <table:table-cell office:value-type="float" office:value="11402.398109020067" table:formula="of:=SUM([.R41]+[.R43]+[.R44])" table:style-name="ce66">
            <text:p><text:s/>$11,402<text:s/></text:p>
          </table:table-cell>
          <table:table-cell office:value-type="float" office:value="11651.000764140585" table:formula="of:=SUM([.S41]+[.S43]+[.S44])" table:style-name="ce66">
            <text:p><text:s/>$11,651<text:s/></text:p>
          </table:table-cell>
          <table:table-cell office:value-type="float" office:value="11903.046401490308" table:formula="of:=SUM([.T41]+[.T43]+[.T44])" table:style-name="ce66">
            <text:p><text:s/>$11,903<text:s/></text:p>
          </table:table-cell>
          <table:table-cell office:value-type="float" office:value="12158.564486610165" table:formula="of:=SUM([.U41]+[.U43]+[.U44])" table:style-name="ce66">
            <text:p><text:s/>$12,159<text:s/></text:p>
          </table:table-cell>
          <table:table-cell office:value-type="float" office:value="12417.584122932378" table:formula="of:=SUM([.V41]+[.V43]+[.V44])" table:style-name="ce66">
            <text:p><text:s/>$12,418<text:s/></text:p>
          </table:table-cell>
          <table:table-cell office:value-type="float" office:value="12680.134024190302" table:formula="of:=SUM([.W41]+[.W43]+[.W44])" table:style-name="ce66">
            <text:p><text:s/>$12,680<text:s/></text:p>
          </table:table-cell>
          <table:table-cell office:value-type="float" office:value="12946.242485957764" table:formula="of:=SUM([.X41]+[.X43]+[.X44])" table:style-name="ce66">
            <text:p><text:s/>$12,946<text:s/></text:p>
          </table:table-cell>
          <table:table-cell office:value-type="float" office:value="13215.937356300887" table:formula="of:=SUM([.Y41]+[.Y43]+[.Y44])" table:style-name="ce66">
            <text:p><text:s/>$13,216<text:s/></text:p>
          </table:table-cell>
          <table:table-cell office:value-type="float" office:value="13489.246005525842" table:formula="of:=SUM([.Z41]+[.Z43]+[.Z44])" table:style-name="ce66">
            <text:p><text:s/>$13,489<text:s/></text:p>
          </table:table-cell>
          <table:table-cell office:value-type="float" office:value="13766.195295006475" table:formula="of:=SUM([.AA41]+[.AA43]+[.AA44])" table:style-name="ce66">
            <text:p><text:s/>$13,766<text:s/></text:p>
          </table:table-cell>
          <table:table-cell office:value-type="float" office:value="14046.81154507485" table:formula="of:=SUM([.AB41]+[.AB43]+[.AB44])" table:style-name="ce66">
            <text:p><text:s/>$14,047<text:s/></text:p>
          </table:table-cell>
          <table:table-cell office:value-type="float" office:value="14331.120501959009" table:formula="of:=SUM([.AC41]+[.AC43]+[.AC44])" table:style-name="ce66">
            <text:p><text:s/>$14,331<text:s/></text:p>
          </table:table-cell>
          <table:table-cell office:value-type="float" office:value="14890.623118803955" table:formula="of:=SUM([.AD41]+[.AD43]+[.AD44])" table:style-name="ce66">
            <text:p><text:s/>$14,891<text:s/></text:p>
          </table:table-cell>
          <table:table-cell office:value-type="float" office:value="14639.440630341207" table:formula="of:=SUM([.AE41]+[.AE43]+[.AE44])" table:style-name="ce66">
            <text:p><text:s/>$14,639<text:s/></text:p>
          </table:table-cell>
          <table:table-cell office:value-type="float" office:value="15206.451742657806" table:formula="of:=SUM([.AF41]+[.AF43]+[.AF44])" table:style-name="ce66">
            <text:p><text:s/>$15,206<text:s/></text:p>
          </table:table-cell>
          <table:table-cell office:value-type="float" office:value="15505.7762951164" table:formula="of:=SUM([.AG41]+[.AG43]+[.AG44])" table:style-name="ce66">
            <text:p><text:s/>$15,506<text:s/></text:p>
          </table:table-cell>
          <table:table-cell office:value-type="float" office:value="15808.912448077714" table:formula="of:=SUM([.AH41]+[.AH43]+[.AH44])" table:style-name="ce66">
            <text:p><text:s/>$15,809<text:s/></text:p>
          </table:table-cell>
          <table:table-cell office:value-type="float" office:value="16115.881753477934" table:formula="of:=SUM([.AI41]+[.AI43]+[.AI44])" table:style-name="ce68">
            <text:p><text:s/>$16,116<text:s/></text:p>
          </table:table-cell>
          <table:table-cell table:number-columns-repeated="16349" table:style-name="ce65"/>
        </table:table-row>
        <table:table-row table:style-name="ro2">
          <table:table-cell table:style-name="ce69"/>
          <table:table-cell office:value-type="string" table:number-columns-spanned="2" table:number-rows-spanned="1" table:style-name="ce104">
            <text:p><text:s text:c="4"/>Total ROI</text:p>
          </table:table-cell>
          <table:covered-table-cell/>
          <table:table-cell table:number-columns-repeated="2" table:style-name="ce70"/>
          <table:table-cell office:value-type="percentage" office:value="0.91332730443713162" table:formula="of:=SUM([.F45]/[.$H$9])" table:style-name="ce71">
            <text:p>91.33%</text:p>
          </table:table-cell>
          <table:table-cell office:value-type="percentage" office:value="0.93539919132657123" table:formula="of:=SUM([.G45]/[.$H$9])" table:style-name="ce70">
            <text:p>93.54%</text:p>
          </table:table-cell>
          <table:table-cell office:value-type="percentage" office:value="0.95779424432490334" table:formula="of:=SUM([.H45]/[.$H$9])" table:style-name="ce70">
            <text:p>95.78%</text:p>
          </table:table-cell>
          <table:table-cell office:value-type="percentage" office:value="0.98051582691774342" table:formula="of:=SUM([.I45]/[.$H$9])" table:style-name="ce70">
            <text:p>98.05%</text:p>
          </table:table-cell>
          <table:table-cell office:value-type="percentage" office:value="1.0035672928104209" table:formula="of:=SUM([.J45]/[.$H$9])" table:style-name="ce70">
            <text:p>100.36%</text:p>
          </table:table-cell>
          <table:table-cell office:value-type="percentage" office:value="1.026951983987997" table:formula="of:=SUM([.K45]/[.$H$9])" table:style-name="ce70">
            <text:p>102.70%</text:p>
          </table:table-cell>
          <table:table-cell office:value-type="percentage" office:value="1.050673228704321" table:formula="of:=SUM([.L45]/[.$H$9])" table:style-name="ce70">
            <text:p>105.07%</text:p>
          </table:table-cell>
          <table:table-cell office:value-type="percentage" office:value="1.0747343393984463" table:formula="of:=SUM([.M45]/[.$H$9])" table:style-name="ce70">
            <text:p>107.47%</text:p>
          </table:table-cell>
          <table:table-cell office:value-type="percentage" office:value="1.09913861053676" table:formula="of:=SUM([.N45]/[.$H$9])" table:style-name="ce70">
            <text:p>109.91%</text:p>
          </table:table-cell>
          <table:table-cell office:value-type="percentage" office:value="1.1238893163790773" table:formula="of:=SUM([.O45]/[.$H$9])" table:style-name="ce70">
            <text:p>112.39%</text:p>
          </table:table-cell>
          <table:table-cell office:value-type="percentage" office:value="1.1489897086670562" table:formula="of:=SUM([.P45]/[.$H$9])" table:style-name="ce70">
            <text:p>114.90%</text:p>
          </table:table-cell>
          <table:table-cell office:value-type="percentage" office:value="1.1744430142331557" table:formula="of:=SUM([.Q45]/[.$H$9])" table:style-name="ce70">
            <text:p>117.44%</text:p>
          </table:table-cell>
          <table:table-cell office:value-type="percentage" office:value="1.2002524325284281" table:formula="of:=SUM([.R45]/[.$H$9])" table:style-name="ce70">
            <text:p>120.03%</text:p>
          </table:table-cell>
          <table:table-cell office:value-type="percentage" office:value="1.2264211330674299" table:formula="of:=SUM([.S45]/[.$H$9])" table:style-name="ce70">
            <text:p>122.64%</text:p>
          </table:table-cell>
          <table:table-cell office:value-type="percentage" office:value="1.2529522527884536" table:formula="of:=SUM([.T45]/[.$H$9])" table:style-name="ce70">
            <text:p>125.30%</text:p>
          </table:table-cell>
          <table:table-cell office:value-type="percentage" office:value="1.2798488933273857" table:formula="of:=SUM([.U45]/[.$H$9])" table:style-name="ce70">
            <text:p>127.98%</text:p>
          </table:table-cell>
          <table:table-cell office:value-type="percentage" office:value="1.3071141182034083" table:formula="of:=SUM([.V45]/[.$H$9])" table:style-name="ce70">
            <text:p>130.71%</text:p>
          </table:table-cell>
          <table:table-cell office:value-type="percentage" office:value="1.3347509499147685" table:formula="of:=SUM([.W45]/[.$H$9])" table:style-name="ce70">
            <text:p>133.48%</text:p>
          </table:table-cell>
          <table:table-cell office:value-type="percentage" office:value="1.3627623669429225" table:formula="of:=SUM([.X45]/[.$H$9])" table:style-name="ce70">
            <text:p>136.28%</text:p>
          </table:table-cell>
          <table:table-cell office:value-type="percentage" office:value="1.3911513006632512" table:formula="of:=SUM([.Y45]/[.$H$9])" table:style-name="ce70">
            <text:p>139.12%</text:p>
          </table:table-cell>
          <table:table-cell office:value-type="percentage" office:value="1.4199206321606148" table:formula="of:=SUM([.Z45]/[.$H$9])" table:style-name="ce70">
            <text:p>141.99%</text:p>
          </table:table-cell>
          <table:table-cell office:value-type="percentage" office:value="1.4490731889480499" table:formula="of:=SUM([.AA45]/[.$H$9])" table:style-name="ce70">
            <text:p>144.91%</text:p>
          </table:table-cell>
          <table:table-cell office:value-type="percentage" office:value="1.4786117415868263" table:formula="of:=SUM([.AB45]/[.$H$9])" table:style-name="ce70">
            <text:p>147.86%</text:p>
          </table:table-cell>
          <table:table-cell office:value-type="percentage" office:value="1.5085390002062116" table:formula="of:=SUM([.AC45]/[.$H$9])" table:style-name="ce70">
            <text:p>150.85%</text:p>
          </table:table-cell>
          <table:table-cell office:value-type="percentage" office:value="1.5674340125056794" table:formula="of:=SUM([.AD45]/[.$H$9])" table:style-name="ce70">
            <text:p>156.74%</text:p>
          </table:table-cell>
          <table:table-cell office:value-type="percentage" office:value="1.5409937505622324" table:formula="of:=SUM([.AE45]/[.$H$9])" table:style-name="ce70">
            <text:p>154.10%</text:p>
          </table:table-cell>
          <table:table-cell office:value-type="percentage" office:value="1.6006791308060848" table:formula="of:=SUM([.AF45]/[.$H$9])" table:style-name="ce70">
            <text:p>160.07%</text:p>
          </table:table-cell>
          <table:table-cell office:value-type="percentage" office:value="1.6321869784333054" table:formula="of:=SUM([.AG45]/[.$H$9])" table:style-name="ce70">
            <text:p>163.22%</text:p>
          </table:table-cell>
          <table:table-cell office:value-type="percentage" office:value="1.6640960471660751" table:formula="of:=SUM([.AH45]/[.$H$9])" table:style-name="ce70">
            <text:p>166.41%</text:p>
          </table:table-cell>
          <table:table-cell office:value-type="percentage" office:value="1.6964086056292562" table:formula="of:=SUM([.AI45]/[.$H$9])" table:style-name="ce72">
            <text:p>169.64%</text:p>
          </table:table-cell>
          <table:table-cell table:number-columns-repeated="16349" table:style-name="ce69"/>
        </table:table-row>
        <table:table-row table:style-name="ro2">
          <table:table-cell/>
          <table:table-cell table:number-columns-repeated="4" table:style-name="ce2"/>
          <table:table-cell table:style-name="ce48"/>
          <table:table-cell table:number-columns-repeated="28" table:style-name="ce2"/>
          <table:table-cell table:style-name="ce4"/>
          <table:table-cell table:number-columns-repeated="16349"/>
        </table:table-row>
        <table:table-row table:style-name="ro2">
          <table:table-cell/>
          <table:table-cell office:value-type="string" table:style-name="ce77">
            <text:p>Property Statistics</text:p>
          </table:table-cell>
          <table:table-cell table:number-columns-repeated="3" table:style-name="ce78"/>
          <table:table-cell table:style-name="ce79"/>
          <table:table-cell table:number-columns-repeated="28" table:style-name="ce78"/>
          <table:table-cell table:style-name="ce80"/>
          <table:table-cell table:number-columns-repeated="16349"/>
        </table:table-row>
        <table:table-row table:style-name="ro2">
          <table:table-cell table:style-name="ce26"/>
          <table:table-cell office:value-type="string" table:number-columns-spanned="2" table:number-rows-spanned="1" table:style-name="ce107">
            <text:p>Property Value</text:p>
          </table:table-cell>
          <table:covered-table-cell/>
          <table:table-cell table:number-columns-repeated="2" table:style-name="ce26"/>
          <table:table-cell office:value-type="float" office:value="81500" table:formula="of:=[.V3]" table:style-name="ce42">
            <text:p><text:s/>$81,500<text:s/></text:p>
          </table:table-cell>
          <table:table-cell office:value-type="float" office:value="83130" table:formula="of:=SUM([.F49]+([.F49]*[.G13]))" table:style-name="ce26">
            <text:p><text:s/>$83,130<text:s/></text:p>
          </table:table-cell>
          <table:table-cell office:value-type="float" office:value="84792.6" table:formula="of:=SUM([.G49]+([.G49]*[.H13]))" table:style-name="ce26">
            <text:p><text:s/>$84,793<text:s/></text:p>
          </table:table-cell>
          <table:table-cell office:value-type="float" office:value="86488.452000000005" table:formula="of:=SUM([.H49]+([.H49]*[.I13]))" table:style-name="ce26">
            <text:p><text:s/>$86,488<text:s/></text:p>
          </table:table-cell>
          <table:table-cell office:value-type="float" office:value="88218.221040000004" table:formula="of:=SUM([.I49]+([.I49]*[.J13]))" table:style-name="ce26">
            <text:p><text:s/>$88,218<text:s/></text:p>
          </table:table-cell>
          <table:table-cell office:value-type="float" office:value="89982.585460800008" table:formula="of:=SUM([.J49]+([.J49]*[.K13]))" table:style-name="ce26">
            <text:p><text:s/>$89,983<text:s/></text:p>
          </table:table-cell>
          <table:table-cell office:value-type="float" office:value="91782.237170016015" table:formula="of:=SUM([.K49]+([.K49]*[.L13]))" table:style-name="ce26">
            <text:p><text:s/>$91,782<text:s/></text:p>
          </table:table-cell>
          <table:table-cell office:value-type="float" office:value="93617.881913416335" table:formula="of:=SUM([.L49]+([.L49]*[.M13]))" table:style-name="ce26">
            <text:p><text:s/>$93,618<text:s/></text:p>
          </table:table-cell>
          <table:table-cell office:value-type="float" office:value="95490.239551684659" table:formula="of:=SUM([.M49]+([.M49]*[.N13]))" table:style-name="ce26">
            <text:p><text:s/>$95,490<text:s/></text:p>
          </table:table-cell>
          <table:table-cell office:value-type="float" office:value="97400.044342718349" table:formula="of:=SUM([.N49]+([.N49]*[.O13]))" table:style-name="ce26">
            <text:p><text:s/>$97,400<text:s/></text:p>
          </table:table-cell>
          <table:table-cell office:value-type="float" office:value="99348.045229572715" table:formula="of:=SUM([.O49]+([.O49]*[.P13]))" table:style-name="ce26">
            <text:p><text:s/>$99,348<text:s/></text:p>
          </table:table-cell>
          <table:table-cell office:value-type="float" office:value="101335.00613416417" table:formula="of:=SUM([.P49]+([.P49]*[.Q13]))" table:style-name="ce26">
            <text:p><text:s/>$101,335<text:s/></text:p>
          </table:table-cell>
          <table:table-cell office:value-type="float" office:value="103361.70625684745" table:formula="of:=SUM([.Q49]+([.Q49]*[.R13]))" table:style-name="ce26">
            <text:p><text:s/>$103,362<text:s/></text:p>
          </table:table-cell>
          <table:table-cell office:value-type="float" office:value="105428.9403819844" table:formula="of:=SUM([.R49]+([.R49]*[.S13]))" table:style-name="ce26">
            <text:p><text:s/>$105,429<text:s/></text:p>
          </table:table-cell>
          <table:table-cell office:value-type="float" office:value="107537.51918962409" table:formula="of:=SUM([.S49]+([.S49]*[.T13]))" table:style-name="ce26">
            <text:p><text:s/>$107,538<text:s/></text:p>
          </table:table-cell>
          <table:table-cell office:value-type="float" office:value="109688.26957341658" table:formula="of:=SUM([.T49]+([.T49]*[.U13]))" table:style-name="ce26">
            <text:p><text:s/>$109,688<text:s/></text:p>
          </table:table-cell>
          <table:table-cell office:value-type="float" office:value="111882.03496488491" table:formula="of:=SUM([.U49]+([.U49]*[.V13]))" table:style-name="ce26">
            <text:p><text:s/>$111,882<text:s/></text:p>
          </table:table-cell>
          <table:table-cell office:value-type="float" office:value="114119.67566418261" table:formula="of:=SUM([.V49]+([.V49]*[.W13]))" table:style-name="ce26">
            <text:p><text:s/>$114,120<text:s/></text:p>
          </table:table-cell>
          <table:table-cell office:value-type="float" office:value="116402.06917746626" table:formula="of:=SUM([.W49]+([.W49]*[.X13]))" table:style-name="ce26">
            <text:p><text:s/>$116,402<text:s/></text:p>
          </table:table-cell>
          <table:table-cell office:value-type="float" office:value="118730.11056101558" table:formula="of:=SUM([.X49]+([.X49]*[.Y13]))" table:style-name="ce26">
            <text:p><text:s/>$118,730<text:s/></text:p>
          </table:table-cell>
          <table:table-cell office:value-type="float" office:value="121104.71277223589" table:formula="of:=SUM([.Y49]+([.Y49]*[.Z13]))" table:style-name="ce26">
            <text:p><text:s/>$121,105<text:s/></text:p>
          </table:table-cell>
          <table:table-cell office:value-type="float" office:value="123526.80702768061" table:formula="of:=SUM([.Z49]+([.Z49]*[.AA13]))" table:style-name="ce26">
            <text:p><text:s/>$123,527<text:s/></text:p>
          </table:table-cell>
          <table:table-cell office:value-type="float" office:value="125997.34316823422" table:formula="of:=SUM([.AA49]+([.AA49]*[.AB13]))" table:style-name="ce26">
            <text:p><text:s/>$125,997<text:s/></text:p>
          </table:table-cell>
          <table:table-cell office:value-type="float" office:value="128517.29003159891" table:formula="of:=SUM([.AB49]+([.AB49]*[.AC13]))" table:style-name="ce26">
            <text:p><text:s/>$128,517<text:s/></text:p>
          </table:table-cell>
          <table:table-cell office:value-type="float" office:value="131087.63583223088" table:formula="of:=SUM([.AC49]+([.AC49]*[.AD13]))" table:style-name="ce26">
            <text:p><text:s/>$131,088<text:s/></text:p>
          </table:table-cell>
          <table:table-cell office:value-type="float" office:value="133709.38854887549" table:formula="of:=SUM([.AD49]+([.AD49]*[.AE13]))" table:style-name="ce26">
            <text:p><text:s/>$133,709<text:s/></text:p>
          </table:table-cell>
          <table:table-cell office:value-type="float" office:value="136383.57631985299" table:formula="of:=SUM([.AE49]+([.AE49]*[.AF13]))" table:style-name="ce26">
            <text:p><text:s/>$136,384<text:s/></text:p>
          </table:table-cell>
          <table:table-cell office:value-type="float" office:value="139111.24784625004" table:formula="of:=SUM([.AF49]+([.AF49]*[.AG13]))" table:style-name="ce26">
            <text:p><text:s/>$139,111<text:s/></text:p>
          </table:table-cell>
          <table:table-cell office:value-type="float" office:value="141893.47280317504" table:formula="of:=SUM([.AG49]+([.AG49]*[.AH13]))" table:style-name="ce26">
            <text:p><text:s/>$141,893<text:s/></text:p>
          </table:table-cell>
          <table:table-cell office:value-type="float" office:value="144731.34225923853" table:formula="of:=SUM([.AH49]+([.AH49]*[.AI13]))" table:style-name="ce43">
            <text:p><text:s/>$144,731<text:s/></text:p>
          </table:table-cell>
          <table:table-cell table:number-columns-repeated="16349" table:style-name="ce26"/>
        </table:table-row>
        <table:table-row table:style-name="ro2">
          <table:table-cell table:style-name="ce26"/>
          <table:table-cell office:value-type="string" table:number-columns-spanned="2" table:number-rows-spanned="1" table:style-name="ce108">
            <text:p>Total Equity</text:p>
          </table:table-cell>
          <table:covered-table-cell/>
          <table:table-cell table:number-columns-repeated="2" table:style-name="ce44"/>
          <table:table-cell office:value-type="float" office:value="10881.772161487665" table:formula="of:=SUM([.F49]-[Amortization.$B$10])" table:style-name="ce81">
            <text:p><text:s/>$10,882<text:s/></text:p>
          </table:table-cell>
          <table:table-cell office:value-type="float" office:value="13942.689748425008" table:formula="of:=SUM([.G49]-[Amortization.$B$11])" table:style-name="ce44">
            <text:p><text:s/>$13,943<text:s/></text:p>
          </table:table-cell>
          <table:table-cell office:value-type="float" office:value="17087.100713846507" table:formula="of:=SUM([.H49]-[Amortization.$B$12])" table:style-name="ce44">
            <text:p><text:s/>$17,087<text:s/></text:p>
          </table:table-cell>
          <table:table-cell office:value-type="float" office:value="18782.952713846506" table:formula="of:=SUM([.I49]-[Amortization.$B$12])" table:style-name="ce44">
            <text:p><text:s/>$18,783<text:s/></text:p>
          </table:table-cell>
          <table:table-cell office:value-type="float" office:value="22047.236220149978" table:formula="of:=SUM([.J49]-[Amortization.$B$13])" table:style-name="ce44">
            <text:p><text:s/>$22,047<text:s/></text:p>
          </table:table-cell>
          <table:table-cell office:value-type="float" office:value="27046.304758304403" table:formula="of:=SUM([.K49]-[Amortization.$B$15])" table:style-name="ce44">
            <text:p><text:s/>$27,046<text:s/></text:p>
          </table:table-cell>
          <table:table-cell office:value-type="float" office:value="30550.0975067779" table:formula="of:=SUM([.L49]-[Amortization.$B$16])" table:style-name="ce44">
            <text:p><text:s/>$30,550<text:s/></text:p>
          </table:table-cell>
          <table:table-cell office:value-type="float" office:value="34150.494393592271" table:formula="of:=SUM([.M49]-[Amortization.$B$17])" table:style-name="ce44">
            <text:p><text:s/>$34,150<text:s/></text:p>
          </table:table-cell>
          <table:table-cell office:value-type="float" office:value="36022.852031860595" table:formula="of:=SUM([.N49]-[Amortization.$B$17])" table:style-name="ce44">
            <text:p><text:s/>$36,023<text:s/></text:p>
          </table:table-cell>
          <table:table-cell office:value-type="float" office:value="41652.694104890521" table:formula="of:=SUM([.O49]-[Amortization.$B$19])" table:style-name="ce44">
            <text:p><text:s/>$41,653<text:s/></text:p>
          </table:table-cell>
          <table:table-cell office:value-type="float" office:value="45560.524382571064" table:formula="of:=SUM([.P49]-[Amortization.$B$20])" table:style-name="ce44">
            <text:p><text:s/>$45,561<text:s/></text:p>
          </table:table-cell>
          <table:table-cell office:value-type="float" office:value="49577.019837714353" table:formula="of:=SUM([.Q49]-[Amortization.$B$21])" table:style-name="ce44">
            <text:p><text:s/>$49,577<text:s/></text:p>
          </table:table-cell>
          <table:table-cell office:value-type="float" office:value="53705.438870811158" table:formula="of:=SUM([.R49]-[Amortization.$B$22])" table:style-name="ce44">
            <text:p><text:s/>$53,705<text:s/></text:p>
          </table:table-cell>
          <table:table-cell office:value-type="float" office:value="57949.143643953983" table:formula="of:=SUM([.S49]-[Amortization.$B$23])" table:style-name="ce44">
            <text:p><text:s/>$57,949<text:s/></text:p>
          </table:table-cell>
          <table:table-cell office:value-type="float" office:value="62311.603528725456" table:formula="of:=SUM([.T49]-[Amortization.$B$24])" table:style-name="ce44">
            <text:p><text:s/>$62,312<text:s/></text:p>
          </table:table-cell>
          <table:table-cell office:value-type="float" office:value="66796.398671865871" table:formula="of:=SUM([.U49]-[Amortization.$B$25])" table:style-name="ce44">
            <text:p><text:s/>$66,796<text:s/></text:p>
          </table:table-cell>
          <table:table-cell office:value-type="float" office:value="71407.223682811658" table:formula="of:=SUM([.V49]-[Amortization.$B$26])" table:style-name="ce44">
            <text:p><text:s/>$71,407<text:s/></text:p>
          </table:table-cell>
          <table:table-cell office:value-type="float" office:value="76147.891447340357" table:formula="of:=SUM([.W49]-[Amortization.$B$27])" table:style-name="ce44">
            <text:p><text:s/>$76,148<text:s/></text:p>
          </table:table-cell>
          <table:table-cell office:value-type="float" office:value="81022.33707170657" table:formula="of:=SUM([.X49]-[Amortization.$B$28])" table:style-name="ce44">
            <text:p><text:s/>$81,022<text:s/></text:p>
          </table:table-cell>
          <table:table-cell office:value-type="float" office:value="86034.621961806843" table:formula="of:=SUM([.Y49]-[Amortization.$B$29])" table:style-name="ce44">
            <text:p><text:s/>$86,035<text:s/></text:p>
          </table:table-cell>
          <table:table-cell office:value-type="float" office:value="91188.93804207111" table:formula="of:=SUM([.Z49]-[Amortization.$B$30])" table:style-name="ce44">
            <text:p><text:s/>$91,189<text:s/></text:p>
          </table:table-cell>
          <table:table-cell office:value-type="float" office:value="96489.612118943362" table:formula="of:=SUM([.AA49]-[Amortization.$B$31])" table:style-name="ce44">
            <text:p><text:s/>$96,490<text:s/></text:p>
          </table:table-cell>
          <table:table-cell office:value-type="float" office:value="101941.11039398442" table:formula="of:=SUM([.AB49]-[Amortization.$B$32])" table:style-name="ce44">
            <text:p><text:s/>$101,941<text:s/></text:p>
          </table:table-cell>
          <table:table-cell office:value-type="float" office:value="107548.04313180759" table:formula="of:=SUM([.AC49]-[Amortization.$B$33])" table:style-name="ce44">
            <text:p><text:s/>$107,548<text:s/></text:p>
          </table:table-cell>
          <table:table-cell office:value-type="float" office:value="113586.64530329217" table:formula="of:=SUM([.AD49]-[Amortization.$B$34])" table:style-name="ce44">
            <text:p><text:s/>$113,587<text:s/></text:p>
          </table:table-cell>
          <table:table-cell office:value-type="float" office:value="119247.40250429136" table:formula="of:=SUM([.AE49]-[Amortization.$B$35])" table:style-name="ce44">
            <text:p><text:s/>$119,247<text:s/></text:p>
          </table:table-cell>
          <table:table-cell office:value-type="float" office:value="125349.81427171339" table:formula="of:=SUM([.AF49]-[Amortization.$B$36])" table:style-name="ce44">
            <text:p><text:s/>$125,350<text:s/></text:p>
          </table:table-cell>
          <table:table-cell office:value-type="float" office:value="131627.64127612478" table:formula="of:=SUM([.AG49]-[Amortization.$B$37])" table:style-name="ce44">
            <text:p><text:s/>$131,628<text:s/></text:p>
          </table:table-cell>
          <table:table-cell office:value-type="float" office:value="138086.28992390152" table:formula="of:=SUM([.AH49]-[Amortization.$B$38])" table:style-name="ce44">
            <text:p><text:s/>$138,086<text:s/></text:p>
          </table:table-cell>
          <table:table-cell office:value-type="float" office:value="144731.34225923871" table:formula="of:=SUM([.AI49]-[Amortization.$B$39])" table:style-name="ce82">
            <text:p><text:s/>$144,731<text:s/></text:p>
          </table:table-cell>
          <table:table-cell table:number-columns-repeated="16349" table:style-name="ce26"/>
        </table:table-row>
        <table:table-row table:number-rows-repeated="1048526" table:style-name="ro3">
          <table:table-cell table:number-columns-repeated="16384"/>
        </table:table-row>
      </table:table>
      <table:table table:name="Amortization" table:style-name="ta2">
        <table:table-column table:style-name="co10" table:default-cell-style-name="ce2"/>
        <table:table-column table:style-name="co4" table:number-columns-repeated="304" table:default-cell-style-name="ce2"/>
        <table:table-column table:style-name="co11" table:number-columns-repeated="51" table:default-cell-style-name="ce2"/>
        <table:table-column table:style-name="co12" table:number-columns-repeated="5" table:default-cell-style-name="ce2"/>
        <table:table-column table:style-name="co8" table:number-columns-repeated="663" table:default-cell-style-name="ce2"/>
        <table:table-column table:style-name="co9" table:number-columns-repeated="15360" table:default-cell-style-name="ce1"/>
        <table:table-row table:style-name="ro2">
          <table:table-cell office:value-type="string" table:number-columns-spanned="2" table:number-rows-spanned="1" table:style-name="ce111">
            <text:p>Loan Amount</text:p>
          </table:table-cell>
          <table:covered-table-cell/>
          <table:table-cell office:value-type="float" office:value="72000" table:formula="of:=[Analysis.H4]" table:style-name="ce109">
            <text:p>$72,000.00<text:s/>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number-columns-spanned="2" table:number-rows-spanned="1" table:style-name="ce111">
            <text:p>Monthly Payment</text:p>
          </table:table-cell>
          <table:covered-table-cell/>
          <table:table-cell office:value-type="float" office:value="323.31217522235397" table:formula="of:=[Analysis.H8]" table:style-name="ce109">
            <text:p>$323.31<text:s/>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number-columns-spanned="2" table:number-rows-spanned="1" table:style-name="ce112">
            <text:p>Monthly Interest</text:p>
          </table:table-cell>
          <table:covered-table-cell/>
          <table:table-cell office:value-type="percentage" office:value="2.9166666666666668E-3" table:formula="of:=[Analysis.H6]/12" table:style-name="ce110">
            <text:p>0.292%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1024" table:style-name="ce2"/>
          <table:table-cell table:number-columns-repeated="15360"/>
        </table:table-row>
        <table:table-row table:style-name="ro2">
          <table:table-cell table:style-name="ce65"/>
          <table:table-cell office:value-type="string" table:style-name="ce65">
            <text:p>Month 1</text:p>
          </table:table-cell>
          <table:table-cell office:value-type="string" table:style-name="ce65">
            <text:p>Month 2</text:p>
          </table:table-cell>
          <table:table-cell office:value-type="string" table:style-name="ce65">
            <text:p>Month 3</text:p>
          </table:table-cell>
          <table:table-cell office:value-type="string" table:style-name="ce65">
            <text:p>Month 4</text:p>
          </table:table-cell>
          <table:table-cell office:value-type="string" table:style-name="ce65">
            <text:p>Month 5</text:p>
          </table:table-cell>
          <table:table-cell office:value-type="string" table:style-name="ce65">
            <text:p>Month 6</text:p>
          </table:table-cell>
          <table:table-cell office:value-type="string" table:style-name="ce65">
            <text:p>Month 7</text:p>
          </table:table-cell>
          <table:table-cell office:value-type="string" table:style-name="ce65">
            <text:p>Month 8</text:p>
          </table:table-cell>
          <table:table-cell office:value-type="string" table:style-name="ce65">
            <text:p>Month 9</text:p>
          </table:table-cell>
          <table:table-cell office:value-type="string" table:style-name="ce65">
            <text:p>Month 10</text:p>
          </table:table-cell>
          <table:table-cell office:value-type="string" table:style-name="ce65">
            <text:p>Month 11</text:p>
          </table:table-cell>
          <table:table-cell office:value-type="string" table:style-name="ce65">
            <text:p>Month 12</text:p>
          </table:table-cell>
          <table:table-cell office:value-type="string" table:style-name="ce65">
            <text:p>Month 13</text:p>
          </table:table-cell>
          <table:table-cell office:value-type="string" table:style-name="ce65">
            <text:p>Month 14</text:p>
          </table:table-cell>
          <table:table-cell office:value-type="string" table:style-name="ce65">
            <text:p>Month 15</text:p>
          </table:table-cell>
          <table:table-cell office:value-type="string" table:style-name="ce65">
            <text:p>Month 16</text:p>
          </table:table-cell>
          <table:table-cell office:value-type="string" table:style-name="ce65">
            <text:p>Month 17</text:p>
          </table:table-cell>
          <table:table-cell office:value-type="string" table:style-name="ce65">
            <text:p>Month 18</text:p>
          </table:table-cell>
          <table:table-cell office:value-type="string" table:style-name="ce65">
            <text:p>Month 19</text:p>
          </table:table-cell>
          <table:table-cell office:value-type="string" table:style-name="ce65">
            <text:p>Month 20</text:p>
          </table:table-cell>
          <table:table-cell office:value-type="string" table:style-name="ce65">
            <text:p>Month 21</text:p>
          </table:table-cell>
          <table:table-cell office:value-type="string" table:style-name="ce65">
            <text:p>Month 22</text:p>
          </table:table-cell>
          <table:table-cell office:value-type="string" table:style-name="ce65">
            <text:p>Month 23</text:p>
          </table:table-cell>
          <table:table-cell office:value-type="string" table:style-name="ce65">
            <text:p>Month 24</text:p>
          </table:table-cell>
          <table:table-cell office:value-type="string" table:style-name="ce65">
            <text:p>Month 25</text:p>
          </table:table-cell>
          <table:table-cell office:value-type="string" table:style-name="ce65">
            <text:p>Month 26</text:p>
          </table:table-cell>
          <table:table-cell office:value-type="string" table:style-name="ce65">
            <text:p>Month 27</text:p>
          </table:table-cell>
          <table:table-cell office:value-type="string" table:style-name="ce65">
            <text:p>Month 28</text:p>
          </table:table-cell>
          <table:table-cell office:value-type="string" table:style-name="ce65">
            <text:p>Month 29</text:p>
          </table:table-cell>
          <table:table-cell office:value-type="string" table:style-name="ce65">
            <text:p>Month 30</text:p>
          </table:table-cell>
          <table:table-cell office:value-type="string" table:style-name="ce65">
            <text:p>Month 31</text:p>
          </table:table-cell>
          <table:table-cell office:value-type="string" table:style-name="ce65">
            <text:p>Month 32</text:p>
          </table:table-cell>
          <table:table-cell office:value-type="string" table:style-name="ce65">
            <text:p>Month 33</text:p>
          </table:table-cell>
          <table:table-cell office:value-type="string" table:style-name="ce65">
            <text:p>Month 34</text:p>
          </table:table-cell>
          <table:table-cell office:value-type="string" table:style-name="ce65">
            <text:p>Month 35</text:p>
          </table:table-cell>
          <table:table-cell office:value-type="string" table:style-name="ce65">
            <text:p>Month 36</text:p>
          </table:table-cell>
          <table:table-cell office:value-type="string" table:style-name="ce65">
            <text:p>Month 37</text:p>
          </table:table-cell>
          <table:table-cell office:value-type="string" table:style-name="ce65">
            <text:p>Month 38</text:p>
          </table:table-cell>
          <table:table-cell office:value-type="string" table:style-name="ce65">
            <text:p>Month 39</text:p>
          </table:table-cell>
          <table:table-cell office:value-type="string" table:style-name="ce65">
            <text:p>Month 40</text:p>
          </table:table-cell>
          <table:table-cell office:value-type="string" table:style-name="ce65">
            <text:p>Month 41</text:p>
          </table:table-cell>
          <table:table-cell office:value-type="string" table:style-name="ce65">
            <text:p>Month 42</text:p>
          </table:table-cell>
          <table:table-cell office:value-type="string" table:style-name="ce65">
            <text:p>Month 43</text:p>
          </table:table-cell>
          <table:table-cell office:value-type="string" table:style-name="ce65">
            <text:p>Month 44</text:p>
          </table:table-cell>
          <table:table-cell office:value-type="string" table:style-name="ce65">
            <text:p>Month 45</text:p>
          </table:table-cell>
          <table:table-cell office:value-type="string" table:style-name="ce65">
            <text:p>Month 46</text:p>
          </table:table-cell>
          <table:table-cell office:value-type="string" table:style-name="ce65">
            <text:p>Month 47</text:p>
          </table:table-cell>
          <table:table-cell office:value-type="string" table:style-name="ce65">
            <text:p>Month 48</text:p>
          </table:table-cell>
          <table:table-cell office:value-type="string" table:style-name="ce65">
            <text:p>Month 49</text:p>
          </table:table-cell>
          <table:table-cell office:value-type="string" table:style-name="ce65">
            <text:p>Month 50</text:p>
          </table:table-cell>
          <table:table-cell office:value-type="string" table:style-name="ce65">
            <text:p>Month 51</text:p>
          </table:table-cell>
          <table:table-cell office:value-type="string" table:style-name="ce65">
            <text:p>Month 52</text:p>
          </table:table-cell>
          <table:table-cell office:value-type="string" table:style-name="ce65">
            <text:p>Month 53</text:p>
          </table:table-cell>
          <table:table-cell office:value-type="string" table:style-name="ce65">
            <text:p>Month 54</text:p>
          </table:table-cell>
          <table:table-cell office:value-type="string" table:style-name="ce65">
            <text:p>Month 55</text:p>
          </table:table-cell>
          <table:table-cell office:value-type="string" table:style-name="ce65">
            <text:p>Month 56</text:p>
          </table:table-cell>
          <table:table-cell office:value-type="string" table:style-name="ce65">
            <text:p>Month 57</text:p>
          </table:table-cell>
          <table:table-cell office:value-type="string" table:style-name="ce65">
            <text:p>Month 58</text:p>
          </table:table-cell>
          <table:table-cell office:value-type="string" table:style-name="ce65">
            <text:p>Month 59</text:p>
          </table:table-cell>
          <table:table-cell office:value-type="string" table:style-name="ce65">
            <text:p>Month 60</text:p>
          </table:table-cell>
          <table:table-cell office:value-type="string" table:style-name="ce65">
            <text:p>Month 61</text:p>
          </table:table-cell>
          <table:table-cell office:value-type="string" table:style-name="ce65">
            <text:p>Month 62</text:p>
          </table:table-cell>
          <table:table-cell office:value-type="string" table:style-name="ce65">
            <text:p>Month 63</text:p>
          </table:table-cell>
          <table:table-cell office:value-type="string" table:style-name="ce65">
            <text:p>Month 64</text:p>
          </table:table-cell>
          <table:table-cell office:value-type="string" table:style-name="ce65">
            <text:p>Month 65</text:p>
          </table:table-cell>
          <table:table-cell office:value-type="string" table:style-name="ce65">
            <text:p>Month 66</text:p>
          </table:table-cell>
          <table:table-cell office:value-type="string" table:style-name="ce65">
            <text:p>Month 67</text:p>
          </table:table-cell>
          <table:table-cell office:value-type="string" table:style-name="ce65">
            <text:p>Month 68</text:p>
          </table:table-cell>
          <table:table-cell office:value-type="string" table:style-name="ce65">
            <text:p>Month 69</text:p>
          </table:table-cell>
          <table:table-cell office:value-type="string" table:style-name="ce65">
            <text:p>Month 70</text:p>
          </table:table-cell>
          <table:table-cell office:value-type="string" table:style-name="ce65">
            <text:p>Month 71</text:p>
          </table:table-cell>
          <table:table-cell office:value-type="string" table:style-name="ce65">
            <text:p>Month 72</text:p>
          </table:table-cell>
          <table:table-cell office:value-type="string" table:style-name="ce65">
            <text:p>Month 73</text:p>
          </table:table-cell>
          <table:table-cell office:value-type="string" table:style-name="ce65">
            <text:p>Month 74</text:p>
          </table:table-cell>
          <table:table-cell office:value-type="string" table:style-name="ce65">
            <text:p>Month 75</text:p>
          </table:table-cell>
          <table:table-cell office:value-type="string" table:style-name="ce65">
            <text:p>Month 76</text:p>
          </table:table-cell>
          <table:table-cell office:value-type="string" table:style-name="ce65">
            <text:p>Month 77</text:p>
          </table:table-cell>
          <table:table-cell office:value-type="string" table:style-name="ce65">
            <text:p>Month 78</text:p>
          </table:table-cell>
          <table:table-cell office:value-type="string" table:style-name="ce65">
            <text:p>Month 79</text:p>
          </table:table-cell>
          <table:table-cell office:value-type="string" table:style-name="ce65">
            <text:p>Month 80</text:p>
          </table:table-cell>
          <table:table-cell office:value-type="string" table:style-name="ce65">
            <text:p>Month 81</text:p>
          </table:table-cell>
          <table:table-cell office:value-type="string" table:style-name="ce65">
            <text:p>Month 82</text:p>
          </table:table-cell>
          <table:table-cell office:value-type="string" table:style-name="ce65">
            <text:p>Month 83</text:p>
          </table:table-cell>
          <table:table-cell office:value-type="string" table:style-name="ce65">
            <text:p>Month 84</text:p>
          </table:table-cell>
          <table:table-cell office:value-type="string" table:style-name="ce65">
            <text:p>Month 85</text:p>
          </table:table-cell>
          <table:table-cell office:value-type="string" table:style-name="ce65">
            <text:p>Month 86</text:p>
          </table:table-cell>
          <table:table-cell office:value-type="string" table:style-name="ce65">
            <text:p>Month 87</text:p>
          </table:table-cell>
          <table:table-cell office:value-type="string" table:style-name="ce65">
            <text:p>Month 88</text:p>
          </table:table-cell>
          <table:table-cell office:value-type="string" table:style-name="ce65">
            <text:p>Month 89</text:p>
          </table:table-cell>
          <table:table-cell office:value-type="string" table:style-name="ce65">
            <text:p>Month 90</text:p>
          </table:table-cell>
          <table:table-cell office:value-type="string" table:style-name="ce65">
            <text:p>Month 91</text:p>
          </table:table-cell>
          <table:table-cell office:value-type="string" table:style-name="ce65">
            <text:p>Month 92</text:p>
          </table:table-cell>
          <table:table-cell office:value-type="string" table:style-name="ce65">
            <text:p>Month 93</text:p>
          </table:table-cell>
          <table:table-cell office:value-type="string" table:style-name="ce65">
            <text:p>Month 94</text:p>
          </table:table-cell>
          <table:table-cell office:value-type="string" table:style-name="ce65">
            <text:p>Month 95</text:p>
          </table:table-cell>
          <table:table-cell office:value-type="string" table:style-name="ce65">
            <text:p>Month 96</text:p>
          </table:table-cell>
          <table:table-cell office:value-type="string" table:style-name="ce65">
            <text:p>Month 97</text:p>
          </table:table-cell>
          <table:table-cell office:value-type="string" table:style-name="ce65">
            <text:p>Month 98</text:p>
          </table:table-cell>
          <table:table-cell office:value-type="string" table:style-name="ce65">
            <text:p>Month 99</text:p>
          </table:table-cell>
          <table:table-cell office:value-type="string" table:style-name="ce65">
            <text:p>Month 100</text:p>
          </table:table-cell>
          <table:table-cell office:value-type="string" table:style-name="ce65">
            <text:p>Month 101</text:p>
          </table:table-cell>
          <table:table-cell office:value-type="string" table:style-name="ce65">
            <text:p>Month 102</text:p>
          </table:table-cell>
          <table:table-cell office:value-type="string" table:style-name="ce65">
            <text:p>Month 103</text:p>
          </table:table-cell>
          <table:table-cell office:value-type="string" table:style-name="ce65">
            <text:p>Month 104</text:p>
          </table:table-cell>
          <table:table-cell office:value-type="string" table:style-name="ce65">
            <text:p>Month 105</text:p>
          </table:table-cell>
          <table:table-cell office:value-type="string" table:style-name="ce65">
            <text:p>Month 106</text:p>
          </table:table-cell>
          <table:table-cell office:value-type="string" table:style-name="ce65">
            <text:p>Month 107</text:p>
          </table:table-cell>
          <table:table-cell office:value-type="string" table:style-name="ce65">
            <text:p>Month 108</text:p>
          </table:table-cell>
          <table:table-cell office:value-type="string" table:style-name="ce65">
            <text:p>Month 109</text:p>
          </table:table-cell>
          <table:table-cell office:value-type="string" table:style-name="ce65">
            <text:p>Month 110</text:p>
          </table:table-cell>
          <table:table-cell office:value-type="string" table:style-name="ce65">
            <text:p>Month 111</text:p>
          </table:table-cell>
          <table:table-cell office:value-type="string" table:style-name="ce65">
            <text:p>Month 112</text:p>
          </table:table-cell>
          <table:table-cell office:value-type="string" table:style-name="ce65">
            <text:p>Month 113</text:p>
          </table:table-cell>
          <table:table-cell office:value-type="string" table:style-name="ce65">
            <text:p>Month 114</text:p>
          </table:table-cell>
          <table:table-cell office:value-type="string" table:style-name="ce65">
            <text:p>Month 115</text:p>
          </table:table-cell>
          <table:table-cell office:value-type="string" table:style-name="ce65">
            <text:p>Month 116</text:p>
          </table:table-cell>
          <table:table-cell office:value-type="string" table:style-name="ce65">
            <text:p>Month 117</text:p>
          </table:table-cell>
          <table:table-cell office:value-type="string" table:style-name="ce65">
            <text:p>Month 118</text:p>
          </table:table-cell>
          <table:table-cell office:value-type="string" table:style-name="ce65">
            <text:p>Month 119</text:p>
          </table:table-cell>
          <table:table-cell office:value-type="string" table:style-name="ce65">
            <text:p>Month 120</text:p>
          </table:table-cell>
          <table:table-cell office:value-type="string" table:style-name="ce65">
            <text:p>Month 121</text:p>
          </table:table-cell>
          <table:table-cell office:value-type="string" table:style-name="ce65">
            <text:p>Month 122</text:p>
          </table:table-cell>
          <table:table-cell office:value-type="string" table:style-name="ce65">
            <text:p>Month 123</text:p>
          </table:table-cell>
          <table:table-cell office:value-type="string" table:style-name="ce65">
            <text:p>Month 124</text:p>
          </table:table-cell>
          <table:table-cell office:value-type="string" table:style-name="ce65">
            <text:p>Month 125</text:p>
          </table:table-cell>
          <table:table-cell office:value-type="string" table:style-name="ce65">
            <text:p>Month 126</text:p>
          </table:table-cell>
          <table:table-cell office:value-type="string" table:style-name="ce65">
            <text:p>Month 127</text:p>
          </table:table-cell>
          <table:table-cell office:value-type="string" table:style-name="ce65">
            <text:p>Month 128</text:p>
          </table:table-cell>
          <table:table-cell office:value-type="string" table:style-name="ce65">
            <text:p>Month 129</text:p>
          </table:table-cell>
          <table:table-cell office:value-type="string" table:style-name="ce65">
            <text:p>Month 130</text:p>
          </table:table-cell>
          <table:table-cell office:value-type="string" table:style-name="ce65">
            <text:p>Month 131</text:p>
          </table:table-cell>
          <table:table-cell office:value-type="string" table:style-name="ce65">
            <text:p>Month 132</text:p>
          </table:table-cell>
          <table:table-cell office:value-type="string" table:style-name="ce65">
            <text:p>Month 133</text:p>
          </table:table-cell>
          <table:table-cell office:value-type="string" table:style-name="ce65">
            <text:p>Month 134</text:p>
          </table:table-cell>
          <table:table-cell office:value-type="string" table:style-name="ce65">
            <text:p>Month 135</text:p>
          </table:table-cell>
          <table:table-cell office:value-type="string" table:style-name="ce65">
            <text:p>Month 136</text:p>
          </table:table-cell>
          <table:table-cell office:value-type="string" table:style-name="ce65">
            <text:p>Month 137</text:p>
          </table:table-cell>
          <table:table-cell office:value-type="string" table:style-name="ce65">
            <text:p>Month 138</text:p>
          </table:table-cell>
          <table:table-cell office:value-type="string" table:style-name="ce65">
            <text:p>Month 139</text:p>
          </table:table-cell>
          <table:table-cell office:value-type="string" table:style-name="ce65">
            <text:p>Month 140</text:p>
          </table:table-cell>
          <table:table-cell office:value-type="string" table:style-name="ce65">
            <text:p>Month 141</text:p>
          </table:table-cell>
          <table:table-cell office:value-type="string" table:style-name="ce65">
            <text:p>Month 142</text:p>
          </table:table-cell>
          <table:table-cell office:value-type="string" table:style-name="ce65">
            <text:p>Month 143</text:p>
          </table:table-cell>
          <table:table-cell office:value-type="string" table:style-name="ce65">
            <text:p>Month 144</text:p>
          </table:table-cell>
          <table:table-cell office:value-type="string" table:style-name="ce65">
            <text:p>Month 145</text:p>
          </table:table-cell>
          <table:table-cell office:value-type="string" table:style-name="ce65">
            <text:p>Month 146</text:p>
          </table:table-cell>
          <table:table-cell office:value-type="string" table:style-name="ce65">
            <text:p>Month 147</text:p>
          </table:table-cell>
          <table:table-cell office:value-type="string" table:style-name="ce65">
            <text:p>Month 148</text:p>
          </table:table-cell>
          <table:table-cell office:value-type="string" table:style-name="ce65">
            <text:p>Month 149</text:p>
          </table:table-cell>
          <table:table-cell office:value-type="string" table:style-name="ce65">
            <text:p>Month 150</text:p>
          </table:table-cell>
          <table:table-cell office:value-type="string" table:style-name="ce65">
            <text:p>Month 151</text:p>
          </table:table-cell>
          <table:table-cell office:value-type="string" table:style-name="ce65">
            <text:p>Month 152</text:p>
          </table:table-cell>
          <table:table-cell office:value-type="string" table:style-name="ce65">
            <text:p>Month 153</text:p>
          </table:table-cell>
          <table:table-cell office:value-type="string" table:style-name="ce65">
            <text:p>Month 154</text:p>
          </table:table-cell>
          <table:table-cell office:value-type="string" table:style-name="ce65">
            <text:p>Month 155</text:p>
          </table:table-cell>
          <table:table-cell office:value-type="string" table:style-name="ce65">
            <text:p>Month 156</text:p>
          </table:table-cell>
          <table:table-cell office:value-type="string" table:style-name="ce65">
            <text:p>Month 157</text:p>
          </table:table-cell>
          <table:table-cell office:value-type="string" table:style-name="ce65">
            <text:p>Month 158</text:p>
          </table:table-cell>
          <table:table-cell office:value-type="string" table:style-name="ce65">
            <text:p>Month 159</text:p>
          </table:table-cell>
          <table:table-cell office:value-type="string" table:style-name="ce65">
            <text:p>Month 160</text:p>
          </table:table-cell>
          <table:table-cell office:value-type="string" table:style-name="ce65">
            <text:p>Month 161</text:p>
          </table:table-cell>
          <table:table-cell office:value-type="string" table:style-name="ce65">
            <text:p>Month 162</text:p>
          </table:table-cell>
          <table:table-cell office:value-type="string" table:style-name="ce65">
            <text:p>Month 163</text:p>
          </table:table-cell>
          <table:table-cell office:value-type="string" table:style-name="ce65">
            <text:p>Month 164</text:p>
          </table:table-cell>
          <table:table-cell office:value-type="string" table:style-name="ce65">
            <text:p>Month 165</text:p>
          </table:table-cell>
          <table:table-cell office:value-type="string" table:style-name="ce65">
            <text:p>Month 166</text:p>
          </table:table-cell>
          <table:table-cell office:value-type="string" table:style-name="ce65">
            <text:p>Month 167</text:p>
          </table:table-cell>
          <table:table-cell office:value-type="string" table:style-name="ce65">
            <text:p>Month 168</text:p>
          </table:table-cell>
          <table:table-cell office:value-type="string" table:style-name="ce65">
            <text:p>Month 169</text:p>
          </table:table-cell>
          <table:table-cell office:value-type="string" table:style-name="ce65">
            <text:p>Month 170</text:p>
          </table:table-cell>
          <table:table-cell office:value-type="string" table:style-name="ce65">
            <text:p>Month 171</text:p>
          </table:table-cell>
          <table:table-cell office:value-type="string" table:style-name="ce65">
            <text:p>Month 172</text:p>
          </table:table-cell>
          <table:table-cell office:value-type="string" table:style-name="ce65">
            <text:p>Month 173</text:p>
          </table:table-cell>
          <table:table-cell office:value-type="string" table:style-name="ce65">
            <text:p>Month 174</text:p>
          </table:table-cell>
          <table:table-cell office:value-type="string" table:style-name="ce65">
            <text:p>Month 175</text:p>
          </table:table-cell>
          <table:table-cell office:value-type="string" table:style-name="ce65">
            <text:p>Month 176</text:p>
          </table:table-cell>
          <table:table-cell office:value-type="string" table:style-name="ce65">
            <text:p>Month 177</text:p>
          </table:table-cell>
          <table:table-cell office:value-type="string" table:style-name="ce65">
            <text:p>Month 178</text:p>
          </table:table-cell>
          <table:table-cell office:value-type="string" table:style-name="ce65">
            <text:p>Month 179</text:p>
          </table:table-cell>
          <table:table-cell office:value-type="string" table:style-name="ce65">
            <text:p>Month 180</text:p>
          </table:table-cell>
          <table:table-cell office:value-type="string" table:style-name="ce65">
            <text:p>Month 181</text:p>
          </table:table-cell>
          <table:table-cell office:value-type="string" table:style-name="ce65">
            <text:p>Month 182</text:p>
          </table:table-cell>
          <table:table-cell office:value-type="string" table:style-name="ce65">
            <text:p>Month 183</text:p>
          </table:table-cell>
          <table:table-cell office:value-type="string" table:style-name="ce65">
            <text:p>Month 184</text:p>
          </table:table-cell>
          <table:table-cell office:value-type="string" table:style-name="ce65">
            <text:p>Month 185</text:p>
          </table:table-cell>
          <table:table-cell office:value-type="string" table:style-name="ce65">
            <text:p>Month 186</text:p>
          </table:table-cell>
          <table:table-cell office:value-type="string" table:style-name="ce65">
            <text:p>Month 187</text:p>
          </table:table-cell>
          <table:table-cell office:value-type="string" table:style-name="ce65">
            <text:p>Month 188</text:p>
          </table:table-cell>
          <table:table-cell office:value-type="string" table:style-name="ce65">
            <text:p>Month 189</text:p>
          </table:table-cell>
          <table:table-cell office:value-type="string" table:style-name="ce65">
            <text:p>Month 190</text:p>
          </table:table-cell>
          <table:table-cell office:value-type="string" table:style-name="ce65">
            <text:p>Month 191</text:p>
          </table:table-cell>
          <table:table-cell office:value-type="string" table:style-name="ce65">
            <text:p>Month 192</text:p>
          </table:table-cell>
          <table:table-cell office:value-type="string" table:style-name="ce65">
            <text:p>Month 193</text:p>
          </table:table-cell>
          <table:table-cell office:value-type="string" table:style-name="ce65">
            <text:p>Month 194</text:p>
          </table:table-cell>
          <table:table-cell office:value-type="string" table:style-name="ce65">
            <text:p>Month 195</text:p>
          </table:table-cell>
          <table:table-cell office:value-type="string" table:style-name="ce65">
            <text:p>Month 196</text:p>
          </table:table-cell>
          <table:table-cell office:value-type="string" table:style-name="ce65">
            <text:p>Month 197</text:p>
          </table:table-cell>
          <table:table-cell office:value-type="string" table:style-name="ce65">
            <text:p>Month 198</text:p>
          </table:table-cell>
          <table:table-cell office:value-type="string" table:style-name="ce65">
            <text:p>Month 199</text:p>
          </table:table-cell>
          <table:table-cell office:value-type="string" table:style-name="ce65">
            <text:p>Month 200</text:p>
          </table:table-cell>
          <table:table-cell office:value-type="string" table:style-name="ce65">
            <text:p>Month 201</text:p>
          </table:table-cell>
          <table:table-cell office:value-type="string" table:style-name="ce65">
            <text:p>Month 202</text:p>
          </table:table-cell>
          <table:table-cell office:value-type="string" table:style-name="ce65">
            <text:p>Month 203</text:p>
          </table:table-cell>
          <table:table-cell office:value-type="string" table:style-name="ce65">
            <text:p>Month 204</text:p>
          </table:table-cell>
          <table:table-cell office:value-type="string" table:style-name="ce65">
            <text:p>Month 205</text:p>
          </table:table-cell>
          <table:table-cell office:value-type="string" table:style-name="ce65">
            <text:p>Month 206</text:p>
          </table:table-cell>
          <table:table-cell office:value-type="string" table:style-name="ce65">
            <text:p>Month 207</text:p>
          </table:table-cell>
          <table:table-cell office:value-type="string" table:style-name="ce65">
            <text:p>Month 208</text:p>
          </table:table-cell>
          <table:table-cell office:value-type="string" table:style-name="ce65">
            <text:p>Month 209</text:p>
          </table:table-cell>
          <table:table-cell office:value-type="string" table:style-name="ce65">
            <text:p>Month 210</text:p>
          </table:table-cell>
          <table:table-cell office:value-type="string" table:style-name="ce65">
            <text:p>Month 211</text:p>
          </table:table-cell>
          <table:table-cell office:value-type="string" table:style-name="ce65">
            <text:p>Month 212</text:p>
          </table:table-cell>
          <table:table-cell office:value-type="string" table:style-name="ce65">
            <text:p>Month 213</text:p>
          </table:table-cell>
          <table:table-cell office:value-type="string" table:style-name="ce65">
            <text:p>Month 214</text:p>
          </table:table-cell>
          <table:table-cell office:value-type="string" table:style-name="ce65">
            <text:p>Month 215</text:p>
          </table:table-cell>
          <table:table-cell office:value-type="string" table:style-name="ce65">
            <text:p>Month 216</text:p>
          </table:table-cell>
          <table:table-cell office:value-type="string" table:style-name="ce65">
            <text:p>Month 217</text:p>
          </table:table-cell>
          <table:table-cell office:value-type="string" table:style-name="ce65">
            <text:p>Month 218</text:p>
          </table:table-cell>
          <table:table-cell office:value-type="string" table:style-name="ce65">
            <text:p>Month 219</text:p>
          </table:table-cell>
          <table:table-cell office:value-type="string" table:style-name="ce65">
            <text:p>Month 220</text:p>
          </table:table-cell>
          <table:table-cell office:value-type="string" table:style-name="ce65">
            <text:p>Month 221</text:p>
          </table:table-cell>
          <table:table-cell office:value-type="string" table:style-name="ce65">
            <text:p>Month 222</text:p>
          </table:table-cell>
          <table:table-cell office:value-type="string" table:style-name="ce65">
            <text:p>Month 223</text:p>
          </table:table-cell>
          <table:table-cell office:value-type="string" table:style-name="ce65">
            <text:p>Month 224</text:p>
          </table:table-cell>
          <table:table-cell office:value-type="string" table:style-name="ce65">
            <text:p>Month 225</text:p>
          </table:table-cell>
          <table:table-cell office:value-type="string" table:style-name="ce65">
            <text:p>Month 226</text:p>
          </table:table-cell>
          <table:table-cell office:value-type="string" table:style-name="ce65">
            <text:p>Month 227</text:p>
          </table:table-cell>
          <table:table-cell office:value-type="string" table:style-name="ce65">
            <text:p>Month 228</text:p>
          </table:table-cell>
          <table:table-cell office:value-type="string" table:style-name="ce65">
            <text:p>Month 229</text:p>
          </table:table-cell>
          <table:table-cell office:value-type="string" table:style-name="ce65">
            <text:p>Month 230</text:p>
          </table:table-cell>
          <table:table-cell office:value-type="string" table:style-name="ce65">
            <text:p>Month 231</text:p>
          </table:table-cell>
          <table:table-cell office:value-type="string" table:style-name="ce65">
            <text:p>Month 232</text:p>
          </table:table-cell>
          <table:table-cell office:value-type="string" table:style-name="ce65">
            <text:p>Month 233</text:p>
          </table:table-cell>
          <table:table-cell office:value-type="string" table:style-name="ce65">
            <text:p>Month 234</text:p>
          </table:table-cell>
          <table:table-cell office:value-type="string" table:style-name="ce65">
            <text:p>Month 235</text:p>
          </table:table-cell>
          <table:table-cell office:value-type="string" table:style-name="ce65">
            <text:p>Month 236</text:p>
          </table:table-cell>
          <table:table-cell office:value-type="string" table:style-name="ce65">
            <text:p>Month 237</text:p>
          </table:table-cell>
          <table:table-cell office:value-type="string" table:style-name="ce65">
            <text:p>Month 238</text:p>
          </table:table-cell>
          <table:table-cell office:value-type="string" table:style-name="ce65">
            <text:p>Month 239</text:p>
          </table:table-cell>
          <table:table-cell office:value-type="string" table:style-name="ce65">
            <text:p>Month 240</text:p>
          </table:table-cell>
          <table:table-cell office:value-type="string" table:style-name="ce65">
            <text:p>Month 241</text:p>
          </table:table-cell>
          <table:table-cell office:value-type="string" table:style-name="ce65">
            <text:p>Month 242</text:p>
          </table:table-cell>
          <table:table-cell office:value-type="string" table:style-name="ce65">
            <text:p>Month 243</text:p>
          </table:table-cell>
          <table:table-cell office:value-type="string" table:style-name="ce65">
            <text:p>Month 244</text:p>
          </table:table-cell>
          <table:table-cell office:value-type="string" table:style-name="ce65">
            <text:p>Month 245</text:p>
          </table:table-cell>
          <table:table-cell office:value-type="string" table:style-name="ce65">
            <text:p>Month 246</text:p>
          </table:table-cell>
          <table:table-cell office:value-type="string" table:style-name="ce65">
            <text:p>Month 247</text:p>
          </table:table-cell>
          <table:table-cell office:value-type="string" table:style-name="ce65">
            <text:p>Month 248</text:p>
          </table:table-cell>
          <table:table-cell office:value-type="string" table:style-name="ce65">
            <text:p>Month 249</text:p>
          </table:table-cell>
          <table:table-cell office:value-type="string" table:style-name="ce65">
            <text:p>Month 250</text:p>
          </table:table-cell>
          <table:table-cell office:value-type="string" table:style-name="ce65">
            <text:p>Month 251</text:p>
          </table:table-cell>
          <table:table-cell office:value-type="string" table:style-name="ce65">
            <text:p>Month 252</text:p>
          </table:table-cell>
          <table:table-cell office:value-type="string" table:style-name="ce65">
            <text:p>Month 253</text:p>
          </table:table-cell>
          <table:table-cell office:value-type="string" table:style-name="ce65">
            <text:p>Month 254</text:p>
          </table:table-cell>
          <table:table-cell office:value-type="string" table:style-name="ce65">
            <text:p>Month 255</text:p>
          </table:table-cell>
          <table:table-cell office:value-type="string" table:style-name="ce65">
            <text:p>Month 256</text:p>
          </table:table-cell>
          <table:table-cell office:value-type="string" table:style-name="ce65">
            <text:p>Month 257</text:p>
          </table:table-cell>
          <table:table-cell office:value-type="string" table:style-name="ce65">
            <text:p>Month 258</text:p>
          </table:table-cell>
          <table:table-cell office:value-type="string" table:style-name="ce65">
            <text:p>Month 259</text:p>
          </table:table-cell>
          <table:table-cell office:value-type="string" table:style-name="ce65">
            <text:p>Month 260</text:p>
          </table:table-cell>
          <table:table-cell office:value-type="string" table:style-name="ce65">
            <text:p>Month 261</text:p>
          </table:table-cell>
          <table:table-cell office:value-type="string" table:style-name="ce65">
            <text:p>Month 262</text:p>
          </table:table-cell>
          <table:table-cell office:value-type="string" table:style-name="ce65">
            <text:p>Month 263</text:p>
          </table:table-cell>
          <table:table-cell office:value-type="string" table:style-name="ce65">
            <text:p>Month 264</text:p>
          </table:table-cell>
          <table:table-cell office:value-type="string" table:style-name="ce65">
            <text:p>Month 265</text:p>
          </table:table-cell>
          <table:table-cell office:value-type="string" table:style-name="ce65">
            <text:p>Month 266</text:p>
          </table:table-cell>
          <table:table-cell office:value-type="string" table:style-name="ce65">
            <text:p>Month 267</text:p>
          </table:table-cell>
          <table:table-cell office:value-type="string" table:style-name="ce65">
            <text:p>Month 268</text:p>
          </table:table-cell>
          <table:table-cell office:value-type="string" table:style-name="ce65">
            <text:p>Month 269</text:p>
          </table:table-cell>
          <table:table-cell office:value-type="string" table:style-name="ce65">
            <text:p>Month 270</text:p>
          </table:table-cell>
          <table:table-cell office:value-type="string" table:style-name="ce65">
            <text:p>Month 271</text:p>
          </table:table-cell>
          <table:table-cell office:value-type="string" table:style-name="ce65">
            <text:p>Month 272</text:p>
          </table:table-cell>
          <table:table-cell office:value-type="string" table:style-name="ce65">
            <text:p>Month 273</text:p>
          </table:table-cell>
          <table:table-cell office:value-type="string" table:style-name="ce65">
            <text:p>Month 274</text:p>
          </table:table-cell>
          <table:table-cell office:value-type="string" table:style-name="ce65">
            <text:p>Month 275</text:p>
          </table:table-cell>
          <table:table-cell office:value-type="string" table:style-name="ce65">
            <text:p>Month 276</text:p>
          </table:table-cell>
          <table:table-cell office:value-type="string" table:style-name="ce65">
            <text:p>Month 277</text:p>
          </table:table-cell>
          <table:table-cell office:value-type="string" table:style-name="ce65">
            <text:p>Month 278</text:p>
          </table:table-cell>
          <table:table-cell office:value-type="string" table:style-name="ce65">
            <text:p>Month 279</text:p>
          </table:table-cell>
          <table:table-cell office:value-type="string" table:style-name="ce65">
            <text:p>Month 280</text:p>
          </table:table-cell>
          <table:table-cell office:value-type="string" table:style-name="ce65">
            <text:p>Month 281</text:p>
          </table:table-cell>
          <table:table-cell office:value-type="string" table:style-name="ce65">
            <text:p>Month 282</text:p>
          </table:table-cell>
          <table:table-cell office:value-type="string" table:style-name="ce65">
            <text:p>Month 283</text:p>
          </table:table-cell>
          <table:table-cell office:value-type="string" table:style-name="ce65">
            <text:p>Month 284</text:p>
          </table:table-cell>
          <table:table-cell office:value-type="string" table:style-name="ce65">
            <text:p>Month 285</text:p>
          </table:table-cell>
          <table:table-cell office:value-type="string" table:style-name="ce65">
            <text:p>Month 286</text:p>
          </table:table-cell>
          <table:table-cell office:value-type="string" table:style-name="ce65">
            <text:p>Month 287</text:p>
          </table:table-cell>
          <table:table-cell office:value-type="string" table:style-name="ce65">
            <text:p>Month 288</text:p>
          </table:table-cell>
          <table:table-cell office:value-type="string" table:style-name="ce65">
            <text:p>Month 289</text:p>
          </table:table-cell>
          <table:table-cell office:value-type="string" table:style-name="ce65">
            <text:p>Month 290</text:p>
          </table:table-cell>
          <table:table-cell office:value-type="string" table:style-name="ce65">
            <text:p>Month 291</text:p>
          </table:table-cell>
          <table:table-cell office:value-type="string" table:style-name="ce65">
            <text:p>Month 292</text:p>
          </table:table-cell>
          <table:table-cell office:value-type="string" table:style-name="ce65">
            <text:p>Month 293</text:p>
          </table:table-cell>
          <table:table-cell office:value-type="string" table:style-name="ce65">
            <text:p>Month 294</text:p>
          </table:table-cell>
          <table:table-cell office:value-type="string" table:style-name="ce65">
            <text:p>Month 295</text:p>
          </table:table-cell>
          <table:table-cell office:value-type="string" table:style-name="ce65">
            <text:p>Month 296</text:p>
          </table:table-cell>
          <table:table-cell office:value-type="string" table:style-name="ce65">
            <text:p>Month 297</text:p>
          </table:table-cell>
          <table:table-cell office:value-type="string" table:style-name="ce65">
            <text:p>Month 298</text:p>
          </table:table-cell>
          <table:table-cell office:value-type="string" table:style-name="ce65">
            <text:p>Month 299</text:p>
          </table:table-cell>
          <table:table-cell office:value-type="string" table:style-name="ce65">
            <text:p>Month 300</text:p>
          </table:table-cell>
          <table:table-cell office:value-type="string" table:style-name="ce65">
            <text:p>Month 301</text:p>
          </table:table-cell>
          <table:table-cell office:value-type="string" table:style-name="ce65">
            <text:p>Month 302</text:p>
          </table:table-cell>
          <table:table-cell office:value-type="string" table:style-name="ce65">
            <text:p>Month 303</text:p>
          </table:table-cell>
          <table:table-cell office:value-type="string" table:style-name="ce65">
            <text:p>Month 304</text:p>
          </table:table-cell>
          <table:table-cell office:value-type="string" table:style-name="ce65">
            <text:p>Month 305</text:p>
          </table:table-cell>
          <table:table-cell office:value-type="string" table:style-name="ce65">
            <text:p>Month 306</text:p>
          </table:table-cell>
          <table:table-cell office:value-type="string" table:style-name="ce65">
            <text:p>Month 307</text:p>
          </table:table-cell>
          <table:table-cell office:value-type="string" table:style-name="ce65">
            <text:p>Month 308</text:p>
          </table:table-cell>
          <table:table-cell office:value-type="string" table:style-name="ce65">
            <text:p>Month 309</text:p>
          </table:table-cell>
          <table:table-cell office:value-type="string" table:style-name="ce65">
            <text:p>Month 310</text:p>
          </table:table-cell>
          <table:table-cell office:value-type="string" table:style-name="ce65">
            <text:p>Month 311</text:p>
          </table:table-cell>
          <table:table-cell office:value-type="string" table:style-name="ce65">
            <text:p>Month 312</text:p>
          </table:table-cell>
          <table:table-cell office:value-type="string" table:style-name="ce65">
            <text:p>Month 313</text:p>
          </table:table-cell>
          <table:table-cell office:value-type="string" table:style-name="ce65">
            <text:p>Month 314</text:p>
          </table:table-cell>
          <table:table-cell office:value-type="string" table:style-name="ce65">
            <text:p>Month 315</text:p>
          </table:table-cell>
          <table:table-cell office:value-type="string" table:style-name="ce65">
            <text:p>Month 316</text:p>
          </table:table-cell>
          <table:table-cell office:value-type="string" table:style-name="ce65">
            <text:p>Month 317</text:p>
          </table:table-cell>
          <table:table-cell office:value-type="string" table:style-name="ce65">
            <text:p>Month 318</text:p>
          </table:table-cell>
          <table:table-cell office:value-type="string" table:style-name="ce65">
            <text:p>Month 319</text:p>
          </table:table-cell>
          <table:table-cell office:value-type="string" table:style-name="ce65">
            <text:p>Month 320</text:p>
          </table:table-cell>
          <table:table-cell office:value-type="string" table:style-name="ce65">
            <text:p>Month 321</text:p>
          </table:table-cell>
          <table:table-cell office:value-type="string" table:style-name="ce65">
            <text:p>Month 322</text:p>
          </table:table-cell>
          <table:table-cell office:value-type="string" table:style-name="ce65">
            <text:p>Month 323</text:p>
          </table:table-cell>
          <table:table-cell office:value-type="string" table:style-name="ce65">
            <text:p>Month 324</text:p>
          </table:table-cell>
          <table:table-cell office:value-type="string" table:style-name="ce65">
            <text:p>Month 325</text:p>
          </table:table-cell>
          <table:table-cell office:value-type="string" table:style-name="ce65">
            <text:p>Month 326</text:p>
          </table:table-cell>
          <table:table-cell office:value-type="string" table:style-name="ce65">
            <text:p>Month 327</text:p>
          </table:table-cell>
          <table:table-cell office:value-type="string" table:style-name="ce65">
            <text:p>Month 328</text:p>
          </table:table-cell>
          <table:table-cell office:value-type="string" table:style-name="ce65">
            <text:p>Month 329</text:p>
          </table:table-cell>
          <table:table-cell office:value-type="string" table:style-name="ce65">
            <text:p>Month 330</text:p>
          </table:table-cell>
          <table:table-cell office:value-type="string" table:style-name="ce65">
            <text:p>Month 331</text:p>
          </table:table-cell>
          <table:table-cell office:value-type="string" table:style-name="ce65">
            <text:p>Month 332</text:p>
          </table:table-cell>
          <table:table-cell office:value-type="string" table:style-name="ce65">
            <text:p>Month 333</text:p>
          </table:table-cell>
          <table:table-cell office:value-type="string" table:style-name="ce65">
            <text:p>Month 334</text:p>
          </table:table-cell>
          <table:table-cell office:value-type="string" table:style-name="ce65">
            <text:p>Month 335</text:p>
          </table:table-cell>
          <table:table-cell office:value-type="string" table:style-name="ce65">
            <text:p>Month 336</text:p>
          </table:table-cell>
          <table:table-cell office:value-type="string" table:style-name="ce65">
            <text:p>Month 337</text:p>
          </table:table-cell>
          <table:table-cell office:value-type="string" table:style-name="ce65">
            <text:p>Month 338</text:p>
          </table:table-cell>
          <table:table-cell office:value-type="string" table:style-name="ce65">
            <text:p>Month 339</text:p>
          </table:table-cell>
          <table:table-cell office:value-type="string" table:style-name="ce65">
            <text:p>Month 340</text:p>
          </table:table-cell>
          <table:table-cell office:value-type="string" table:style-name="ce65">
            <text:p>Month 341</text:p>
          </table:table-cell>
          <table:table-cell office:value-type="string" table:style-name="ce65">
            <text:p>Month 342</text:p>
          </table:table-cell>
          <table:table-cell office:value-type="string" table:style-name="ce65">
            <text:p>Month 343</text:p>
          </table:table-cell>
          <table:table-cell office:value-type="string" table:style-name="ce65">
            <text:p>Month 344</text:p>
          </table:table-cell>
          <table:table-cell office:value-type="string" table:style-name="ce65">
            <text:p>Month 345</text:p>
          </table:table-cell>
          <table:table-cell office:value-type="string" table:style-name="ce65">
            <text:p>Month 346</text:p>
          </table:table-cell>
          <table:table-cell office:value-type="string" table:style-name="ce65">
            <text:p>Month 347</text:p>
          </table:table-cell>
          <table:table-cell office:value-type="string" table:style-name="ce65">
            <text:p>Month 348</text:p>
          </table:table-cell>
          <table:table-cell office:value-type="string" table:style-name="ce65">
            <text:p>Month 349</text:p>
          </table:table-cell>
          <table:table-cell office:value-type="string" table:style-name="ce65">
            <text:p>Month 350</text:p>
          </table:table-cell>
          <table:table-cell office:value-type="string" table:style-name="ce65">
            <text:p>Month 351</text:p>
          </table:table-cell>
          <table:table-cell office:value-type="string" table:style-name="ce65">
            <text:p>Month 352</text:p>
          </table:table-cell>
          <table:table-cell office:value-type="string" table:style-name="ce65">
            <text:p>Month 353</text:p>
          </table:table-cell>
          <table:table-cell office:value-type="string" table:style-name="ce65">
            <text:p>Month 354</text:p>
          </table:table-cell>
          <table:table-cell office:value-type="string" table:style-name="ce65">
            <text:p>Month 355</text:p>
          </table:table-cell>
          <table:table-cell office:value-type="string" table:style-name="ce65">
            <text:p>Month 356</text:p>
          </table:table-cell>
          <table:table-cell office:value-type="string" table:style-name="ce65">
            <text:p>Month 357</text:p>
          </table:table-cell>
          <table:table-cell office:value-type="string" table:style-name="ce65">
            <text:p>Month 358</text:p>
          </table:table-cell>
          <table:table-cell office:value-type="string" table:style-name="ce65">
            <text:p>Month 359</text:p>
          </table:table-cell>
          <table:table-cell office:value-type="string" table:style-name="ce65">
            <text:p>Month 360</text:p>
          </table:table-cell>
          <table:table-cell table:number-columns-repeated="16023" table:style-name="ce65"/>
        </table:table-row>
        <table:table-row table:style-name="ro2">
          <table:table-cell office:value-type="string" table:style-name="ce2">
            <text:p>Principal</text:p>
          </table:table-cell>
          <table:table-cell office:value-type="float" office:value="113.31217522235397" table:formula="of:=SUM([.C2]-([.C1]*[.C3]))" table:style-name="ce109">
            <text:p>$113.31<text:s/></text:p>
          </table:table-cell>
          <table:table-cell office:value-type="float" office:value="113.64266906675249" table:formula="of:=SUM([.$C$2]-([.B7]*[.$C$3]))" table:style-name="ce109">
            <text:p>$113.64<text:s/></text:p>
          </table:table-cell>
          <table:table-cell office:value-type="float" office:value="113.97412685153054" table:formula="of:=SUM([.$C$2]-([.C7]*[.$C$3]))" table:style-name="ce109">
            <text:p>$113.97<text:s/></text:p>
          </table:table-cell>
          <table:table-cell office:value-type="float" office:value="114.30655138818085" table:formula="of:=SUM([.$C$2]-([.D7]*[.$C$3]))" table:style-name="ce109">
            <text:p>$114.31<text:s/></text:p>
          </table:table-cell>
          <table:table-cell office:value-type="float" office:value="114.63994549639636" table:formula="of:=SUM([.$C$2]-([.E7]*[.$C$3]))" table:style-name="ce109">
            <text:p>$114.64<text:s/></text:p>
          </table:table-cell>
          <table:table-cell office:value-type="float" office:value="114.97431200409417" table:formula="of:=SUM([.$C$2]-([.F7]*[.$C$3]))" table:style-name="ce109">
            <text:p>$114.97<text:s/></text:p>
          </table:table-cell>
          <table:table-cell office:value-type="float" office:value="115.30965374743946" table:formula="of:=SUM([.$C$2]-([.G7]*[.$C$3]))" table:style-name="ce109">
            <text:p>$115.31<text:s/></text:p>
          </table:table-cell>
          <table:table-cell office:value-type="float" office:value="115.64597357086947" table:formula="of:=SUM([.$C$2]-([.H7]*[.$C$3]))" table:style-name="ce109">
            <text:p>$115.65<text:s/></text:p>
          </table:table-cell>
          <table:table-cell office:value-type="float" office:value="115.98327432711781" table:formula="of:=SUM([.$C$2]-([.I7]*[.$C$3]))" table:style-name="ce109">
            <text:p>$115.98<text:s/></text:p>
          </table:table-cell>
          <table:table-cell office:value-type="float" office:value="116.32155887723857" table:formula="of:=SUM([.$C$2]-([.J7]*[.$C$3]))" table:style-name="ce109">
            <text:p>$116.32<text:s/></text:p>
          </table:table-cell>
          <table:table-cell office:value-type="float" office:value="116.66083009063053" table:formula="of:=SUM([.$C$2]-([.K7]*[.$C$3]))" table:style-name="ce109">
            <text:p>$116.66<text:s/></text:p>
          </table:table-cell>
          <table:table-cell office:value-type="float" office:value="117.00109084506155" table:formula="of:=SUM([.$C$2]-([.L7]*[.$C$3]))" table:style-name="ce109">
            <text:p>$117.00<text:s/></text:p>
          </table:table-cell>
          <table:table-cell office:value-type="float" office:value="117.34234402669298" table:formula="of:=SUM([.$C$2]-([.M7]*[.$C$3]))" table:style-name="ce109">
            <text:p>$117.34<text:s/></text:p>
          </table:table-cell>
          <table:table-cell office:value-type="float" office:value="117.68459253010417" table:formula="of:=SUM([.$C$2]-([.N7]*[.$C$3]))" table:style-name="ce109">
            <text:p>$117.68<text:s/></text:p>
          </table:table-cell>
          <table:table-cell office:value-type="float" office:value="118.02783925831696" table:formula="of:=SUM([.$C$2]-([.O7]*[.$C$3]))" table:style-name="ce109">
            <text:p>$118.03<text:s/></text:p>
          </table:table-cell>
          <table:table-cell office:value-type="float" office:value="118.37208712282037" table:formula="of:=SUM([.$C$2]-([.P7]*[.$C$3]))" table:style-name="ce109">
            <text:p>$118.37<text:s/></text:p>
          </table:table-cell>
          <table:table-cell office:value-type="float" office:value="118.71733904359525" table:formula="of:=SUM([.$C$2]-([.Q7]*[.$C$3]))" table:style-name="ce109">
            <text:p>$118.72<text:s/></text:p>
          </table:table-cell>
          <table:table-cell office:value-type="float" office:value="119.06359794913908" table:formula="of:=SUM([.$C$2]-([.R7]*[.$C$3]))" table:style-name="ce109">
            <text:p>$119.06<text:s/></text:p>
          </table:table-cell>
          <table:table-cell office:value-type="float" office:value="119.41086677649071" table:formula="of:=SUM([.$C$2]-([.S7]*[.$C$3]))" table:style-name="ce109">
            <text:p>$119.41<text:s/></text:p>
          </table:table-cell>
          <table:table-cell office:value-type="float" office:value="119.75914847125549" table:formula="of:=SUM([.$C$2]-([.T7]*[.$C$3]))" table:style-name="ce109">
            <text:p>$119.76<text:s/></text:p>
          </table:table-cell>
          <table:table-cell office:value-type="float" office:value="120.10844598763001" table:formula="of:=SUM([.$C$2]-([.U7]*[.$C$3]))" table:style-name="ce109">
            <text:p>$120.11<text:s/></text:p>
          </table:table-cell>
          <table:table-cell office:value-type="float" office:value="120.45876228842727" table:formula="of:=SUM([.$C$2]-([.V7]*[.$C$3]))" table:style-name="ce109">
            <text:p>$120.46<text:s/></text:p>
          </table:table-cell>
          <table:table-cell office:value-type="float" office:value="120.81010034510183" table:formula="of:=SUM([.$C$2]-([.W7]*[.$C$3]))" table:style-name="ce109">
            <text:p>$120.81<text:s/></text:p>
          </table:table-cell>
          <table:table-cell office:value-type="float" office:value="121.16246313777503" table:formula="of:=SUM([.$C$2]-([.X7]*[.$C$3]))" table:style-name="ce109">
            <text:p>$121.16<text:s/></text:p>
          </table:table-cell>
          <table:table-cell office:value-type="float" office:value="121.51585365526023" table:formula="of:=SUM([.$C$2]-([.Y7]*[.$C$3]))" table:style-name="ce109">
            <text:p>$121.52<text:s/></text:p>
          </table:table-cell>
          <table:table-cell office:value-type="float" office:value="121.87027489508807" table:formula="of:=SUM([.$C$2]-([.Z7]*[.$C$3]))" table:style-name="ce109">
            <text:p>$121.87<text:s/></text:p>
          </table:table-cell>
          <table:table-cell office:value-type="float" office:value="122.22572986353208" table:formula="of:=SUM([.$C$2]-([.AA7]*[.$C$3]))" table:style-name="ce109">
            <text:p>$122.23<text:s/></text:p>
          </table:table-cell>
          <table:table-cell office:value-type="float" office:value="122.58222157563407" table:formula="of:=SUM([.$C$2]-([.AB7]*[.$C$3]))" table:style-name="ce109">
            <text:p>$122.58<text:s/></text:p>
          </table:table-cell>
          <table:table-cell office:value-type="float" office:value="122.93975305522969" table:formula="of:=SUM([.$C$2]-([.AC7]*[.$C$3]))" table:style-name="ce109">
            <text:p>$122.94<text:s/></text:p>
          </table:table-cell>
          <table:table-cell office:value-type="float" office:value="123.29832733497409" table:formula="of:=SUM([.$C$2]-([.AD7]*[.$C$3]))" table:style-name="ce109">
            <text:p>$123.30<text:s/></text:p>
          </table:table-cell>
          <table:table-cell office:value-type="float" office:value="123.65794745636774" table:formula="of:=SUM([.$C$2]-([.AE7]*[.$C$3]))" table:style-name="ce109">
            <text:p>$123.66<text:s/></text:p>
          </table:table-cell>
          <table:table-cell office:value-type="float" office:value="124.01861646978213" table:formula="of:=SUM([.$C$2]-([.AF7]*[.$C$3]))" table:style-name="ce109">
            <text:p>$124.02<text:s/></text:p>
          </table:table-cell>
          <table:table-cell office:value-type="float" office:value="124.38033743448565" table:formula="of:=SUM([.$C$2]-([.AG7]*[.$C$3]))" table:style-name="ce109">
            <text:p>$124.38<text:s/></text:p>
          </table:table-cell>
          <table:table-cell office:value-type="float" office:value="124.74311341866957" table:formula="of:=SUM([.$C$2]-([.AH7]*[.$C$3]))" table:style-name="ce109">
            <text:p>$124.74<text:s/></text:p>
          </table:table-cell>
          <table:table-cell office:value-type="float" office:value="125.10694749947399" table:formula="of:=SUM([.$C$2]-([.AI7]*[.$C$3]))" table:style-name="ce109">
            <text:p>$125.11<text:s/></text:p>
          </table:table-cell>
          <table:table-cell office:value-type="float" office:value="125.47184276301414" table:formula="of:=SUM([.$C$2]-([.AJ7]*[.$C$3]))" table:style-name="ce109">
            <text:p>$125.47<text:s/></text:p>
          </table:table-cell>
          <table:table-cell office:value-type="float" office:value="125.83780230440627" table:formula="of:=SUM([.$C$2]-([.AK7]*[.$C$3]))" table:style-name="ce109">
            <text:p>$125.84<text:s/></text:p>
          </table:table-cell>
          <table:table-cell office:value-type="float" office:value="126.20482922779411" table:formula="of:=SUM([.$C$2]-([.AL7]*[.$C$3]))" table:style-name="ce109">
            <text:p>$126.20<text:s/></text:p>
          </table:table-cell>
          <table:table-cell office:value-type="float" office:value="126.57292664637515" table:formula="of:=SUM([.$C$2]-([.AM7]*[.$C$3]))" table:style-name="ce109">
            <text:p>$126.57<text:s/></text:p>
          </table:table-cell>
          <table:table-cell office:value-type="float" office:value="126.94209768242709" table:formula="of:=SUM([.$C$2]-([.AN7]*[.$C$3]))" table:style-name="ce109">
            <text:p>$126.94<text:s/></text:p>
          </table:table-cell>
          <table:table-cell office:value-type="float" office:value="127.31234546733418" table:formula="of:=SUM([.$C$2]-([.AO7]*[.$C$3]))" table:style-name="ce109">
            <text:p>$127.31<text:s/></text:p>
          </table:table-cell>
          <table:table-cell office:value-type="float" office:value="127.68367314161389" table:formula="of:=SUM([.$C$2]-([.AP7]*[.$C$3]))" table:style-name="ce109">
            <text:p>$127.68<text:s/></text:p>
          </table:table-cell>
          <table:table-cell office:value-type="float" office:value="128.05608385494361" table:formula="of:=SUM([.$C$2]-([.AQ7]*[.$C$3]))" table:style-name="ce109">
            <text:p>$128.06<text:s/></text:p>
          </table:table-cell>
          <table:table-cell office:value-type="float" office:value="128.4295807661872" table:formula="of:=SUM([.$C$2]-([.AR7]*[.$C$3]))" table:style-name="ce109">
            <text:p>$128.43<text:s/></text:p>
          </table:table-cell>
          <table:table-cell office:value-type="float" office:value="128.8041670434219" table:formula="of:=SUM([.$C$2]-([.AS7]*[.$C$3]))" table:style-name="ce109">
            <text:p>$128.80<text:s/></text:p>
          </table:table-cell>
          <table:table-cell office:value-type="float" office:value="129.1798458639652" table:formula="of:=SUM([.$C$2]-([.AT7]*[.$C$3]))" table:style-name="ce109">
            <text:p>$129.18<text:s/></text:p>
          </table:table-cell>
          <table:table-cell office:value-type="float" office:value="129.55662041440178" table:formula="of:=SUM([.$C$2]-([.AU7]*[.$C$3]))" table:style-name="ce109">
            <text:p>$129.56<text:s/></text:p>
          </table:table-cell>
          <table:table-cell office:value-type="float" office:value="129.93449389061044" table:formula="of:=SUM([.$C$2]-([.AV7]*[.$C$3]))" table:style-name="ce109">
            <text:p>$129.93<text:s/></text:p>
          </table:table-cell>
          <table:table-cell office:value-type="float" office:value="130.31346949779137" table:formula="of:=SUM([.$C$2]-([.AW7]*[.$C$3]))" table:style-name="ce109">
            <text:p>$130.31<text:s/></text:p>
          </table:table-cell>
          <table:table-cell office:value-type="float" office:value="130.69355045049329" table:formula="of:=SUM([.$C$2]-([.AX7]*[.$C$3]))" table:style-name="ce109">
            <text:p>$130.69<text:s/></text:p>
          </table:table-cell>
          <table:table-cell office:value-type="float" office:value="131.07473997264057" table:formula="of:=SUM([.$C$2]-([.AY7]*[.$C$3]))" table:style-name="ce109">
            <text:p>$131.07<text:s/></text:p>
          </table:table-cell>
          <table:table-cell office:value-type="float" office:value="131.45704129756075" table:formula="of:=SUM([.$C$2]-([.AZ7]*[.$C$3]))" table:style-name="ce109">
            <text:p>$131.46<text:s/></text:p>
          </table:table-cell>
          <table:table-cell office:value-type="float" office:value="131.84045766801196" table:formula="of:=SUM([.$C$2]-([.BA7]*[.$C$3]))" table:style-name="ce109">
            <text:p>$131.84<text:s/></text:p>
          </table:table-cell>
          <table:table-cell office:value-type="float" office:value="132.22499233621033" table:formula="of:=SUM([.$C$2]-([.BB7]*[.$C$3]))" table:style-name="ce109">
            <text:p>$132.22<text:s/></text:p>
          </table:table-cell>
          <table:table-cell office:value-type="float" office:value="132.61064856385761" table:formula="of:=SUM([.$C$2]-([.BC7]*[.$C$3]))" table:style-name="ce109">
            <text:p>$132.61<text:s/></text:p>
          </table:table-cell>
          <table:table-cell office:value-type="float" office:value="132.99742962216888" table:formula="of:=SUM([.$C$2]-([.BD7]*[.$C$3]))" table:style-name="ce109">
            <text:p>$133.00<text:s/></text:p>
          </table:table-cell>
          <table:table-cell office:value-type="float" office:value="133.38533879190021" table:formula="of:=SUM([.$C$2]-([.BE7]*[.$C$3]))" table:style-name="ce109">
            <text:p>$133.39<text:s/></text:p>
          </table:table-cell>
          <table:table-cell office:value-type="float" office:value="133.77437936337657" table:formula="of:=SUM([.$C$2]-([.BF7]*[.$C$3]))" table:style-name="ce109">
            <text:p>$133.77<text:s/></text:p>
          </table:table-cell>
          <table:table-cell office:value-type="float" office:value="134.16455463651977" table:formula="of:=SUM([.$C$2]-([.BG7]*[.$C$3]))" table:style-name="ce109">
            <text:p>$134.16<text:s/></text:p>
          </table:table-cell>
          <table:table-cell office:value-type="float" office:value="134.55586792087627" table:formula="of:=SUM([.$C$2]-([.BH7]*[.$C$3]))" table:style-name="ce109">
            <text:p>$134.56<text:s/></text:p>
          </table:table-cell>
          <table:table-cell office:value-type="float" office:value="134.9483225356455" table:formula="of:=SUM([.$C$2]-([.BI7]*[.$C$3]))" table:style-name="ce109">
            <text:p>$134.95<text:s/></text:p>
          </table:table-cell>
          <table:table-cell office:value-type="float" office:value="135.3419218097078" table:formula="of:=SUM([.$C$2]-([.BJ7]*[.$C$3]))" table:style-name="ce109">
            <text:p>$135.34<text:s/></text:p>
          </table:table-cell>
          <table:table-cell office:value-type="float" office:value="135.73666908165276" table:formula="of:=SUM([.$C$2]-([.BK7]*[.$C$3]))" table:style-name="ce109">
            <text:p>$135.74<text:s/></text:p>
          </table:table-cell>
          <table:table-cell office:value-type="float" office:value="136.13256769980759" table:formula="of:=SUM([.$C$2]-([.BL7]*[.$C$3]))" table:style-name="ce109">
            <text:p>$136.13<text:s/></text:p>
          </table:table-cell>
          <table:table-cell office:value-type="float" office:value="136.52962102226539" table:formula="of:=SUM([.$C$2]-([.BM7]*[.$C$3]))" table:style-name="ce109">
            <text:p>$136.53<text:s/></text:p>
          </table:table-cell>
          <table:table-cell office:value-type="float" office:value="136.92783241691365" table:formula="of:=SUM([.$C$2]-([.BN7]*[.$C$3]))" table:style-name="ce109">
            <text:p>$136.93<text:s/></text:p>
          </table:table-cell>
          <table:table-cell office:value-type="float" office:value="137.32720526146298" table:formula="of:=SUM([.$C$2]-([.BO7]*[.$C$3]))" table:style-name="ce109">
            <text:p>$137.33<text:s/></text:p>
          </table:table-cell>
          <table:table-cell office:value-type="float" office:value="137.72774294347559" table:formula="of:=SUM([.$C$2]-([.BP7]*[.$C$3]))" table:style-name="ce109">
            <text:p>$137.73<text:s/></text:p>
          </table:table-cell>
          <table:table-cell office:value-type="float" office:value="138.12944886039406" table:formula="of:=SUM([.$C$2]-([.BQ7]*[.$C$3]))" table:style-name="ce109">
            <text:p>$138.13<text:s/></text:p>
          </table:table-cell>
          <table:table-cell office:value-type="float" office:value="138.53232641957021" table:formula="of:=SUM([.$C$2]-([.BR7]*[.$C$3]))" table:style-name="ce109">
            <text:p>$138.53<text:s/></text:p>
          </table:table-cell>
          <table:table-cell office:value-type="float" office:value="138.93637903829395" table:formula="of:=SUM([.$C$2]-([.BS7]*[.$C$3]))" table:style-name="ce109">
            <text:p>$138.94<text:s/></text:p>
          </table:table-cell>
          <table:table-cell office:value-type="float" office:value="139.34161014382229" table:formula="of:=SUM([.$C$2]-([.BT7]*[.$C$3]))" table:style-name="ce109">
            <text:p>$139.34<text:s/></text:p>
          </table:table-cell>
          <table:table-cell office:value-type="float" office:value="139.74802317340846" table:formula="of:=SUM([.$C$2]-([.BU7]*[.$C$3]))" table:style-name="ce109">
            <text:p>$139.75<text:s/></text:p>
          </table:table-cell>
          <table:table-cell office:value-type="float" office:value="140.15562157433089" table:formula="of:=SUM([.$C$2]-([.BV7]*[.$C$3]))" table:style-name="ce109">
            <text:p>$140.16<text:s/></text:p>
          </table:table-cell>
          <table:table-cell office:value-type="float" office:value="140.5644088039227" table:formula="of:=SUM([.$C$2]-([.BW7]*[.$C$3]))" table:style-name="ce109">
            <text:p>$140.56<text:s/></text:p>
          </table:table-cell>
          <table:table-cell office:value-type="float" office:value="140.9743883296008" table:formula="of:=SUM([.$C$2]-([.BX7]*[.$C$3]))" table:style-name="ce109">
            <text:p>$140.97<text:s/></text:p>
          </table:table-cell>
          <table:table-cell office:value-type="float" office:value="141.38556362889548" table:formula="of:=SUM([.$C$2]-([.BY7]*[.$C$3]))" table:style-name="ce109">
            <text:p>$141.39<text:s/></text:p>
          </table:table-cell>
          <table:table-cell office:value-type="float" office:value="141.79793818947977" table:formula="of:=SUM([.$C$2]-([.BZ7]*[.$C$3]))" table:style-name="ce109">
            <text:p>$141.80<text:s/></text:p>
          </table:table-cell>
          <table:table-cell office:value-type="float" office:value="142.21151550919907" table:formula="of:=SUM([.$C$2]-([.CA7]*[.$C$3]))" table:style-name="ce109">
            <text:p>$142.21<text:s/></text:p>
          </table:table-cell>
          <table:table-cell office:value-type="float" office:value="142.62629909610089" table:formula="of:=SUM([.$C$2]-([.CB7]*[.$C$3]))" table:style-name="ce109">
            <text:p>$142.63<text:s/></text:p>
          </table:table-cell>
          <table:table-cell office:value-type="float" office:value="143.04229246846452" table:formula="of:=SUM([.$C$2]-([.CC7]*[.$C$3]))" table:style-name="ce109">
            <text:p>$143.04<text:s/></text:p>
          </table:table-cell>
          <table:table-cell office:value-type="float" office:value="143.45949915483089" table:formula="of:=SUM([.$C$2]-([.CD7]*[.$C$3]))" table:style-name="ce109">
            <text:p>$143.46<text:s/></text:p>
          </table:table-cell>
          <table:table-cell office:value-type="float" office:value="143.87792269403246" table:formula="of:=SUM([.$C$2]-([.CE7]*[.$C$3]))" table:style-name="ce109">
            <text:p>$143.88<text:s/></text:p>
          </table:table-cell>
          <table:table-cell office:value-type="float" office:value="144.2975666352234" table:formula="of:=SUM([.$C$2]-([.CF7]*[.$C$3]))" table:style-name="ce109">
            <text:p>$144.30<text:s/></text:p>
          </table:table-cell>
          <table:table-cell office:value-type="float" office:value="144.71843453790947" table:formula="of:=SUM([.$C$2]-([.CG7]*[.$C$3]))" table:style-name="ce109">
            <text:p>$144.72<text:s/></text:p>
          </table:table-cell>
          <table:table-cell office:value-type="float" office:value="145.14052997197837" table:formula="of:=SUM([.$C$2]-([.CH7]*[.$C$3]))" table:style-name="ce109">
            <text:p>$145.14<text:s/></text:p>
          </table:table-cell>
          <table:table-cell office:value-type="float" office:value="145.56385651772996" table:formula="of:=SUM([.$C$2]-([.CI7]*[.$C$3]))" table:style-name="ce109">
            <text:p>$145.56<text:s/></text:p>
          </table:table-cell>
          <table:table-cell office:value-type="float" office:value="145.98841776590666" table:formula="of:=SUM([.$C$2]-([.CJ7]*[.$C$3]))" table:style-name="ce109">
            <text:p>$145.99<text:s/></text:p>
          </table:table-cell>
          <table:table-cell office:value-type="float" office:value="146.41421731772388" table:formula="of:=SUM([.$C$2]-([.CK7]*[.$C$3]))" table:style-name="ce109">
            <text:p>$146.41<text:s/></text:p>
          </table:table-cell>
          <table:table-cell office:value-type="float" office:value="146.84125878490059" table:formula="of:=SUM([.$C$2]-([.CL7]*[.$C$3]))" table:style-name="ce109">
            <text:p>$146.84<text:s/></text:p>
          </table:table-cell>
          <table:table-cell office:value-type="float" office:value="147.26954578968989" table:formula="of:=SUM([.$C$2]-([.CM7]*[.$C$3]))" table:style-name="ce109">
            <text:p>$147.27<text:s/></text:p>
          </table:table-cell>
          <table:table-cell office:value-type="float" office:value="147.69908196490982" table:formula="of:=SUM([.$C$2]-([.CN7]*[.$C$3]))" table:style-name="ce109">
            <text:p>$147.70<text:s/></text:p>
          </table:table-cell>
          <table:table-cell office:value-type="float" office:value="148.12987095397412" table:formula="of:=SUM([.$C$2]-([.CO7]*[.$C$3]))" table:style-name="ce109">
            <text:p>$148.13<text:s/></text:p>
          </table:table-cell>
          <table:table-cell office:value-type="float" office:value="148.56191641092323" table:formula="of:=SUM([.$C$2]-([.CP7]*[.$C$3]))" table:style-name="ce109">
            <text:p>$148.56<text:s/></text:p>
          </table:table-cell>
          <table:table-cell office:value-type="float" office:value="148.99522200045507" table:formula="of:=SUM([.$C$2]-([.CQ7]*[.$C$3]))" table:style-name="ce109">
            <text:p>$149.00<text:s/></text:p>
          </table:table-cell>
          <table:table-cell office:value-type="float" office:value="149.42979139795642" table:formula="of:=SUM([.$C$2]-([.CR7]*[.$C$3]))" table:style-name="ce109">
            <text:p>$149.43<text:s/></text:p>
          </table:table-cell>
          <table:table-cell office:value-type="float" office:value="149.86562828953379" table:formula="of:=SUM([.$C$2]-([.CS7]*[.$C$3]))" table:style-name="ce109">
            <text:p>$149.87<text:s/></text:p>
          </table:table-cell>
          <table:table-cell office:value-type="float" office:value="150.3027363720449" table:formula="of:=SUM([.$C$2]-([.CT7]*[.$C$3]))" table:style-name="ce109">
            <text:p>$150.30<text:s/></text:p>
          </table:table-cell>
          <table:table-cell office:value-type="float" office:value="150.74111935313005" table:formula="of:=SUM([.$C$2]-([.CU7]*[.$C$3]))" table:style-name="ce109">
            <text:p>$150.74<text:s/></text:p>
          </table:table-cell>
          <table:table-cell office:value-type="float" office:value="151.18078095124335" table:formula="of:=SUM([.$C$2]-([.CV7]*[.$C$3]))" table:style-name="ce109">
            <text:p>$151.18<text:s/></text:p>
          </table:table-cell>
          <table:table-cell office:value-type="float" office:value="151.62172489568448" table:formula="of:=SUM([.$C$2]-([.CW7]*[.$C$3]))" table:style-name="ce109">
            <text:p>$151.62<text:s/></text:p>
          </table:table-cell>
          <table:table-cell office:value-type="float" office:value="152.06395492663023" table:formula="of:=SUM([.$C$2]-([.CX7]*[.$C$3]))" table:style-name="ce109">
            <text:p>$152.06<text:s/></text:p>
          </table:table-cell>
          <table:table-cell office:value-type="float" office:value="152.50747479516622" table:formula="of:=SUM([.$C$2]-([.CY7]*[.$C$3]))" table:style-name="ce109">
            <text:p>$152.51<text:s/></text:p>
          </table:table-cell>
          <table:table-cell office:value-type="float" office:value="152.95228826331879" table:formula="of:=SUM([.$C$2]-([.CZ7]*[.$C$3]))" table:style-name="ce109">
            <text:p>$152.95<text:s/></text:p>
          </table:table-cell>
          <table:table-cell office:value-type="float" office:value="153.39839910408679" table:formula="of:=SUM([.$C$2]-([.DA7]*[.$C$3]))" table:style-name="ce109">
            <text:p>$153.40<text:s/></text:p>
          </table:table-cell>
          <table:table-cell office:value-type="float" office:value="153.84581110147371" table:formula="of:=SUM([.$C$2]-([.DB7]*[.$C$3]))" table:style-name="ce109">
            <text:p>$153.85<text:s/></text:p>
          </table:table-cell>
          <table:table-cell office:value-type="float" office:value="154.29452805051969" table:formula="of:=SUM([.$C$2]-([.DC7]*[.$C$3]))" table:style-name="ce109">
            <text:p>$154.29<text:s/></text:p>
          </table:table-cell>
          <table:table-cell office:value-type="float" office:value="154.7445537573337" table:formula="of:=SUM([.$C$2]-([.DD7]*[.$C$3]))" table:style-name="ce109">
            <text:p>$154.74<text:s/></text:p>
          </table:table-cell>
          <table:table-cell office:value-type="float" office:value="155.19589203912594" table:formula="of:=SUM([.$C$2]-([.DE7]*[.$C$3]))" table:style-name="ce109">
            <text:p>$155.20<text:s/></text:p>
          </table:table-cell>
          <table:table-cell office:value-type="float" office:value="155.64854672424005" table:formula="of:=SUM([.$C$2]-([.DF7]*[.$C$3]))" table:style-name="ce109">
            <text:p>$155.65<text:s/></text:p>
          </table:table-cell>
          <table:table-cell office:value-type="float" office:value="156.10252165218574" table:formula="of:=SUM([.$C$2]-([.DG7]*[.$C$3]))" table:style-name="ce109">
            <text:p>$156.10<text:s/></text:p>
          </table:table-cell>
          <table:table-cell office:value-type="float" office:value="156.5578206736713" table:formula="of:=SUM([.$C$2]-([.DH7]*[.$C$3]))" table:style-name="ce109">
            <text:p>$156.56<text:s/></text:p>
          </table:table-cell>
          <table:table-cell office:value-type="float" office:value="157.01444765063616" table:formula="of:=SUM([.$C$2]-([.DI7]*[.$C$3]))" table:style-name="ce109">
            <text:p>$157.01<text:s/></text:p>
          </table:table-cell>
          <table:table-cell office:value-type="float" office:value="157.47240645628386" table:formula="of:=SUM([.$C$2]-([.DJ7]*[.$C$3]))" table:style-name="ce109">
            <text:p>$157.47<text:s/></text:p>
          </table:table-cell>
          <table:table-cell office:value-type="float" office:value="157.93170097511469" table:formula="of:=SUM([.$C$2]-([.DK7]*[.$C$3]))" table:style-name="ce109">
            <text:p>$157.93<text:s/></text:p>
          </table:table-cell>
          <table:table-cell office:value-type="float" office:value="158.39233510295878" table:formula="of:=SUM([.$C$2]-([.DL7]*[.$C$3]))" table:style-name="ce109">
            <text:p>$158.39<text:s/></text:p>
          </table:table-cell>
          <table:table-cell office:value-type="float" office:value="158.85431274700909" table:formula="of:=SUM([.$C$2]-([.DM7]*[.$C$3]))" table:style-name="ce109">
            <text:p>$158.85<text:s/></text:p>
          </table:table-cell>
          <table:table-cell office:value-type="float" office:value="159.31763782585455" table:formula="of:=SUM([.$C$2]-([.DN7]*[.$C$3]))" table:style-name="ce109">
            <text:p>$159.32<text:s/></text:p>
          </table:table-cell>
          <table:table-cell office:value-type="float" office:value="159.78231426951328" table:formula="of:=SUM([.$C$2]-([.DO7]*[.$C$3]))" table:style-name="ce109">
            <text:p>$159.78<text:s/></text:p>
          </table:table-cell>
          <table:table-cell office:value-type="float" office:value="160.24834601946603" table:formula="of:=SUM([.$C$2]-([.DP7]*[.$C$3]))" table:style-name="ce109">
            <text:p>$160.25<text:s/></text:p>
          </table:table-cell>
          <table:table-cell office:value-type="float" office:value="160.71573702868946" table:formula="of:=SUM([.$C$2]-([.DQ7]*[.$C$3]))" table:style-name="ce109">
            <text:p>$160.72<text:s/></text:p>
          </table:table-cell>
          <table:table-cell office:value-type="float" office:value="161.1844912616898" table:formula="of:=SUM([.$C$2]-([.DR7]*[.$C$3]))" table:style-name="ce109">
            <text:p>$161.18<text:s/></text:p>
          </table:table-cell>
          <table:table-cell office:value-type="float" office:value="161.65461269453638" table:formula="of:=SUM([.$C$2]-([.DS7]*[.$C$3]))" table:style-name="ce109">
            <text:p>$161.65<text:s/></text:p>
          </table:table-cell>
          <table:table-cell office:value-type="float" office:value="162.12610531489545" table:formula="of:=SUM([.$C$2]-([.DT7]*[.$C$3]))" table:style-name="ce109">
            <text:p>$162.13<text:s/></text:p>
          </table:table-cell>
          <table:table-cell office:value-type="float" office:value="162.59897312206391" table:formula="of:=SUM([.$C$2]-([.DU7]*[.$C$3]))" table:style-name="ce109">
            <text:p>$162.60<text:s/></text:p>
          </table:table-cell>
          <table:table-cell office:value-type="float" office:value="163.07322012700325" table:formula="of:=SUM([.$C$2]-([.DV7]*[.$C$3]))" table:style-name="ce109">
            <text:p>$163.07<text:s/></text:p>
          </table:table-cell>
          <table:table-cell office:value-type="float" office:value="163.54885035237368" table:formula="of:=SUM([.$C$2]-([.DW7]*[.$C$3]))" table:style-name="ce109">
            <text:p>$163.55<text:s/></text:p>
          </table:table-cell>
          <table:table-cell office:value-type="float" office:value="164.02586783256808" table:formula="of:=SUM([.$C$2]-([.DX7]*[.$C$3]))" table:style-name="ce109">
            <text:p>$164.03<text:s/></text:p>
          </table:table-cell>
          <table:table-cell office:value-type="float" office:value="164.50427661374641" table:formula="of:=SUM([.$C$2]-([.DY7]*[.$C$3]))" table:style-name="ce109">
            <text:p>$164.50<text:s/></text:p>
          </table:table-cell>
          <table:table-cell office:value-type="float" office:value="164.98408075386985" table:formula="of:=SUM([.$C$2]-([.DZ7]*[.$C$3]))" table:style-name="ce109">
            <text:p>$164.98<text:s/></text:p>
          </table:table-cell>
          <table:table-cell office:value-type="float" office:value="165.4652843227353" table:formula="of:=SUM([.$C$2]-([.EA7]*[.$C$3]))" table:style-name="ce109">
            <text:p>$165.47<text:s/></text:p>
          </table:table-cell>
          <table:table-cell office:value-type="float" office:value="165.94789140200996" table:formula="of:=SUM([.$C$2]-([.EB7]*[.$C$3]))" table:style-name="ce109">
            <text:p>$165.95<text:s/></text:p>
          </table:table-cell>
          <table:table-cell office:value-type="float" office:value="166.43190608526581" table:formula="of:=SUM([.$C$2]-([.EC7]*[.$C$3]))" table:style-name="ce109">
            <text:p>$166.43<text:s/></text:p>
          </table:table-cell>
          <table:table-cell office:value-type="float" office:value="166.91733247801452" table:formula="of:=SUM([.$C$2]-([.ED7]*[.$C$3]))" table:style-name="ce109">
            <text:p>$166.92<text:s/></text:p>
          </table:table-cell>
          <table:table-cell office:value-type="float" office:value="167.40417469774204" table:formula="of:=SUM([.$C$2]-([.EE7]*[.$C$3]))" table:style-name="ce109">
            <text:p>$167.40<text:s/></text:p>
          </table:table-cell>
          <table:table-cell office:value-type="float" office:value="167.89243687394381" table:formula="of:=SUM([.$C$2]-([.EF7]*[.$C$3]))" table:style-name="ce109">
            <text:p>$167.89<text:s/></text:p>
          </table:table-cell>
          <table:table-cell office:value-type="float" office:value="168.38212314815948" table:formula="of:=SUM([.$C$2]-([.EG7]*[.$C$3]))" table:style-name="ce109">
            <text:p>$168.38<text:s/></text:p>
          </table:table-cell>
          <table:table-cell office:value-type="float" office:value="168.87323767400827" table:formula="of:=SUM([.$C$2]-([.EH7]*[.$C$3]))" table:style-name="ce109">
            <text:p>$168.87<text:s/></text:p>
          </table:table-cell>
          <table:table-cell office:value-type="float" office:value="169.36578461722411" table:formula="of:=SUM([.$C$2]-([.EI7]*[.$C$3]))" table:style-name="ce109">
            <text:p>$169.37<text:s/></text:p>
          </table:table-cell>
          <table:table-cell office:value-type="float" office:value="169.85976815569103" table:formula="of:=SUM([.$C$2]-([.EJ7]*[.$C$3]))" table:style-name="ce109">
            <text:p>$169.86<text:s/></text:p>
          </table:table-cell>
          <table:table-cell office:value-type="float" office:value="170.35519247947846" table:formula="of:=SUM([.$C$2]-([.EK7]*[.$C$3]))" table:style-name="ce109">
            <text:p>$170.36<text:s/></text:p>
          </table:table-cell>
          <table:table-cell office:value-type="float" office:value="170.85206179087695" table:formula="of:=SUM([.$C$2]-([.EL7]*[.$C$3]))" table:style-name="ce109">
            <text:p>$170.85<text:s/></text:p>
          </table:table-cell>
          <table:table-cell office:value-type="float" office:value="171.35038030443368" table:formula="of:=SUM([.$C$2]-([.EM7]*[.$C$3]))" table:style-name="ce109">
            <text:p>$171.35<text:s/></text:p>
          </table:table-cell>
          <table:table-cell office:value-type="float" office:value="171.85015224698827" table:formula="of:=SUM([.$C$2]-([.EN7]*[.$C$3]))" table:style-name="ce109">
            <text:p>$171.85<text:s/></text:p>
          </table:table-cell>
          <table:table-cell office:value-type="float" office:value="172.35138185770867" table:formula="of:=SUM([.$C$2]-([.EO7]*[.$C$3]))" table:style-name="ce109">
            <text:p>$172.35<text:s/></text:p>
          </table:table-cell>
          <table:table-cell office:value-type="float" office:value="172.85407338812701" table:formula="of:=SUM([.$C$2]-([.EP7]*[.$C$3]))" table:style-name="ce109">
            <text:p>$172.85<text:s/></text:p>
          </table:table-cell>
          <table:table-cell office:value-type="float" office:value="173.35823110217569" table:formula="of:=SUM([.$C$2]-([.EQ7]*[.$C$3]))" table:style-name="ce109">
            <text:p>$173.36<text:s/></text:p>
          </table:table-cell>
          <table:table-cell office:value-type="float" office:value="173.86385927622371" table:formula="of:=SUM([.$C$2]-([.ER7]*[.$C$3]))" table:style-name="ce109">
            <text:p>$173.86<text:s/></text:p>
          </table:table-cell>
          <table:table-cell office:value-type="float" office:value="174.37096219911268" table:formula="of:=SUM([.$C$2]-([.ES7]*[.$C$3]))" table:style-name="ce109">
            <text:p>$174.37<text:s/></text:p>
          </table:table-cell>
          <table:table-cell office:value-type="float" office:value="174.87954417219342" table:formula="of:=SUM([.$C$2]-([.ET7]*[.$C$3]))" table:style-name="ce109">
            <text:p>$174.88<text:s/></text:p>
          </table:table-cell>
          <table:table-cell office:value-type="float" office:value="175.38960950936234" table:formula="of:=SUM([.$C$2]-([.EU7]*[.$C$3]))" table:style-name="ce109">
            <text:p>$175.39<text:s/></text:p>
          </table:table-cell>
          <table:table-cell office:value-type="float" office:value="175.90116253709797" table:formula="of:=SUM([.$C$2]-([.EV7]*[.$C$3]))" table:style-name="ce109">
            <text:p>$175.90<text:s/></text:p>
          </table:table-cell>
          <table:table-cell office:value-type="float" office:value="176.41420759449784" table:formula="of:=SUM([.$C$2]-([.EW7]*[.$C$3]))" table:style-name="ce109">
            <text:p>$176.41<text:s/></text:p>
          </table:table-cell>
          <table:table-cell office:value-type="float" office:value="176.92874903331511" table:formula="of:=SUM([.$C$2]-([.EX7]*[.$C$3]))" table:style-name="ce109">
            <text:p>$176.93<text:s/></text:p>
          </table:table-cell>
          <table:table-cell office:value-type="float" office:value="177.44479121799563" table:formula="of:=SUM([.$C$2]-([.EY7]*[.$C$3]))" table:style-name="ce109">
            <text:p>$177.44<text:s/></text:p>
          </table:table-cell>
          <table:table-cell office:value-type="float" office:value="177.96233852571478" table:formula="of:=SUM([.$C$2]-([.EZ7]*[.$C$3]))" table:style-name="ce109">
            <text:p>$177.96<text:s/></text:p>
          </table:table-cell>
          <table:table-cell office:value-type="float" office:value="178.48139534641479" table:formula="of:=SUM([.$C$2]-([.FA7]*[.$C$3]))" table:style-name="ce109">
            <text:p>$178.48<text:s/></text:p>
          </table:table-cell>
          <table:table-cell office:value-type="float" office:value="179.00196608284185" table:formula="of:=SUM([.$C$2]-([.FB7]*[.$C$3]))" table:style-name="ce109">
            <text:p>$179.00<text:s/></text:p>
          </table:table-cell>
          <table:table-cell office:value-type="float" office:value="179.52405515058345" table:formula="of:=SUM([.$C$2]-([.FC7]*[.$C$3]))" table:style-name="ce109">
            <text:p>$179.52<text:s/></text:p>
          </table:table-cell>
          <table:table-cell office:value-type="float" office:value="180.04766697810598" table:formula="of:=SUM([.$C$2]-([.FD7]*[.$C$3]))" table:style-name="ce109">
            <text:p>$180.05<text:s/></text:p>
          </table:table-cell>
          <table:table-cell office:value-type="float" office:value="180.57280600679212" table:formula="of:=SUM([.$C$2]-([.FE7]*[.$C$3]))" table:style-name="ce109">
            <text:p>$180.57<text:s/></text:p>
          </table:table-cell>
          <table:table-cell office:value-type="float" office:value="181.09947669097861" table:formula="of:=SUM([.$C$2]-([.FF7]*[.$C$3]))" table:style-name="ce109">
            <text:p>$181.10<text:s/></text:p>
          </table:table-cell>
          <table:table-cell office:value-type="float" office:value="181.62768349799396" table:formula="of:=SUM([.$C$2]-([.FG7]*[.$C$3]))" table:style-name="ce109">
            <text:p>$181.63<text:s/></text:p>
          </table:table-cell>
          <table:table-cell office:value-type="float" office:value="182.15743090819646" table:formula="of:=SUM([.$C$2]-([.FH7]*[.$C$3]))" table:style-name="ce109">
            <text:p>$182.16<text:s/></text:p>
          </table:table-cell>
          <table:table-cell office:value-type="float" office:value="182.68872341501202" table:formula="of:=SUM([.$C$2]-([.FI7]*[.$C$3]))" table:style-name="ce109">
            <text:p>$182.69<text:s/></text:p>
          </table:table-cell>
          <table:table-cell office:value-type="float" office:value="183.22156552497248" table:formula="of:=SUM([.$C$2]-([.FJ7]*[.$C$3]))" table:style-name="ce109">
            <text:p>$183.22<text:s/></text:p>
          </table:table-cell>
          <table:table-cell office:value-type="float" office:value="183.75596175775365" table:formula="of:=SUM([.$C$2]-([.FK7]*[.$C$3]))" table:style-name="ce109">
            <text:p>$183.76<text:s/></text:p>
          </table:table-cell>
          <table:table-cell office:value-type="float" office:value="184.29191664621379" table:formula="of:=SUM([.$C$2]-([.FL7]*[.$C$3]))" table:style-name="ce109">
            <text:p>$184.29<text:s/></text:p>
          </table:table-cell>
          <table:table-cell office:value-type="float" office:value="184.82943473643192" table:formula="of:=SUM([.$C$2]-([.FM7]*[.$C$3]))" table:style-name="ce109">
            <text:p>$184.83<text:s/></text:p>
          </table:table-cell>
          <table:table-cell office:value-type="float" office:value="185.3685205877465" table:formula="of:=SUM([.$C$2]-([.FN7]*[.$C$3]))" table:style-name="ce109">
            <text:p>$185.37<text:s/></text:p>
          </table:table-cell>
          <table:table-cell office:value-type="float" office:value="185.90917877279412" table:formula="of:=SUM([.$C$2]-([.FO7]*[.$C$3]))" table:style-name="ce109">
            <text:p>$185.91<text:s/></text:p>
          </table:table-cell>
          <table:table-cell office:value-type="float" office:value="186.45141387754811" table:formula="of:=SUM([.$C$2]-([.FP7]*[.$C$3]))" table:style-name="ce109">
            <text:p>$186.45<text:s/></text:p>
          </table:table-cell>
          <table:table-cell office:value-type="float" office:value="186.99523050135761" table:formula="of:=SUM([.$C$2]-([.FQ7]*[.$C$3]))" table:style-name="ce109">
            <text:p>$187.00<text:s/></text:p>
          </table:table-cell>
          <table:table-cell office:value-type="float" office:value="187.54063325698658" table:formula="of:=SUM([.$C$2]-([.FR7]*[.$C$3]))" table:style-name="ce109">
            <text:p>$187.54<text:s/></text:p>
          </table:table-cell>
          <table:table-cell office:value-type="float" office:value="188.08762677065278" table:formula="of:=SUM([.$C$2]-([.FS7]*[.$C$3]))" table:style-name="ce109">
            <text:p>$188.09<text:s/></text:p>
          </table:table-cell>
          <table:table-cell office:value-type="float" office:value="188.63621568206719" table:formula="of:=SUM([.$C$2]-([.FT7]*[.$C$3]))" table:style-name="ce109">
            <text:p>$188.64<text:s/></text:p>
          </table:table-cell>
          <table:table-cell office:value-type="float" office:value="189.18640464447321" table:formula="of:=SUM([.$C$2]-([.FU7]*[.$C$3]))" table:style-name="ce109">
            <text:p>$189.19<text:s/></text:p>
          </table:table-cell>
          <table:table-cell office:value-type="float" office:value="189.73819832468627" table:formula="of:=SUM([.$C$2]-([.FV7]*[.$C$3]))" table:style-name="ce109">
            <text:p>$189.74<text:s/></text:p>
          </table:table-cell>
          <table:table-cell office:value-type="float" office:value="190.29160140313328" table:formula="of:=SUM([.$C$2]-([.FW7]*[.$C$3]))" table:style-name="ce109">
            <text:p>$190.29<text:s/></text:p>
          </table:table-cell>
          <table:table-cell office:value-type="float" office:value="190.84661857389244" table:formula="of:=SUM([.$C$2]-([.FX7]*[.$C$3]))" table:style-name="ce109">
            <text:p>$190.85<text:s/></text:p>
          </table:table-cell>
          <table:table-cell office:value-type="float" office:value="191.40325454473296" table:formula="of:=SUM([.$C$2]-([.FY7]*[.$C$3]))" table:style-name="ce109">
            <text:p>$191.40<text:s/></text:p>
          </table:table-cell>
          <table:table-cell office:value-type="float" office:value="191.9615140371551" table:formula="of:=SUM([.$C$2]-([.FZ7]*[.$C$3]))" table:style-name="ce109">
            <text:p>$191.96<text:s/></text:p>
          </table:table-cell>
          <table:table-cell office:value-type="float" office:value="192.52140178643012" table:formula="of:=SUM([.$C$2]-([.GA7]*[.$C$3]))" table:style-name="ce109">
            <text:p>$192.52<text:s/></text:p>
          </table:table-cell>
          <table:table-cell office:value-type="float" office:value="193.08292254164056" table:formula="of:=SUM([.$C$2]-([.GB7]*[.$C$3]))" table:style-name="ce109">
            <text:p>$193.08<text:s/></text:p>
          </table:table-cell>
          <table:table-cell office:value-type="float" office:value="193.64608106572032" table:formula="of:=SUM([.$C$2]-([.GC7]*[.$C$3]))" table:style-name="ce109">
            <text:p>$193.65<text:s/></text:p>
          </table:table-cell>
          <table:table-cell office:value-type="float" office:value="194.21088213549535" table:formula="of:=SUM([.$C$2]-([.GD7]*[.$C$3]))" table:style-name="ce109">
            <text:p>$194.21<text:s/></text:p>
          </table:table-cell>
          <table:table-cell office:value-type="float" office:value="194.77733054172387" table:formula="of:=SUM([.$C$2]-([.GE7]*[.$C$3]))" table:style-name="ce109">
            <text:p>$194.78<text:s/></text:p>
          </table:table-cell>
          <table:table-cell office:value-type="float" office:value="195.34543108913721" table:formula="of:=SUM([.$C$2]-([.GF7]*[.$C$3]))" table:style-name="ce109">
            <text:p>$195.35<text:s/></text:p>
          </table:table-cell>
          <table:table-cell office:value-type="float" office:value="195.91518859648056" table:formula="of:=SUM([.$C$2]-([.GG7]*[.$C$3]))" table:style-name="ce109">
            <text:p>$195.92<text:s/></text:p>
          </table:table-cell>
          <table:table-cell office:value-type="float" office:value="196.48660789655361" table:formula="of:=SUM([.$C$2]-([.GH7]*[.$C$3]))" table:style-name="ce109">
            <text:p>$196.49<text:s/></text:p>
          </table:table-cell>
          <table:table-cell office:value-type="float" office:value="197.05969383625191" table:formula="of:=SUM([.$C$2]-([.GI7]*[.$C$3]))" table:style-name="ce109">
            <text:p>$197.06<text:s/></text:p>
          </table:table-cell>
          <table:table-cell office:value-type="float" office:value="197.63445127660765" table:formula="of:=SUM([.$C$2]-([.GJ7]*[.$C$3]))" table:style-name="ce109">
            <text:p>$197.63<text:s/></text:p>
          </table:table-cell>
          <table:table-cell office:value-type="float" office:value="198.21088509283106" table:formula="of:=SUM([.$C$2]-([.GK7]*[.$C$3]))" table:style-name="ce109">
            <text:p>$198.21<text:s/></text:p>
          </table:table-cell>
          <table:table-cell office:value-type="float" office:value="198.78900017435183" table:formula="of:=SUM([.$C$2]-([.GL7]*[.$C$3]))" table:style-name="ce109">
            <text:p>$198.79<text:s/></text:p>
          </table:table-cell>
          <table:table-cell office:value-type="float" office:value="199.36880142486035" table:formula="of:=SUM([.$C$2]-([.GM7]*[.$C$3]))" table:style-name="ce109">
            <text:p>$199.37<text:s/></text:p>
          </table:table-cell>
          <table:table-cell office:value-type="float" office:value="199.95029376234953" table:formula="of:=SUM([.$C$2]-([.GN7]*[.$C$3]))" table:style-name="ce109">
            <text:p>$199.95<text:s/></text:p>
          </table:table-cell>
          <table:table-cell office:value-type="float" office:value="200.53348211915639" table:formula="of:=SUM([.$C$2]-([.GO7]*[.$C$3]))" table:style-name="ce109">
            <text:p>$200.53<text:s/></text:p>
          </table:table-cell>
          <table:table-cell office:value-type="float" office:value="201.11837144200393" table:formula="of:=SUM([.$C$2]-([.GP7]*[.$C$3]))" table:style-name="ce109">
            <text:p>$201.12<text:s/></text:p>
          </table:table-cell>
          <table:table-cell office:value-type="float" office:value="201.70496669204312" table:formula="of:=SUM([.$C$2]-([.GQ7]*[.$C$3]))" table:style-name="ce109">
            <text:p>$201.70<text:s/></text:p>
          </table:table-cell>
          <table:table-cell office:value-type="float" office:value="202.29327284489489" table:formula="of:=SUM([.$C$2]-([.GR7]*[.$C$3]))" table:style-name="ce109">
            <text:p>$202.29<text:s/></text:p>
          </table:table-cell>
          <table:table-cell office:value-type="float" office:value="202.88329489069253" table:formula="of:=SUM([.$C$2]-([.GS7]*[.$C$3]))" table:style-name="ce109">
            <text:p>$202.88<text:s/></text:p>
          </table:table-cell>
          <table:table-cell office:value-type="float" office:value="203.4750378341237" table:formula="of:=SUM([.$C$2]-([.GT7]*[.$C$3]))" table:style-name="ce109">
            <text:p>$203.48<text:s/></text:p>
          </table:table-cell>
          <table:table-cell office:value-type="float" office:value="204.06850669447323" table:formula="of:=SUM([.$C$2]-([.GU7]*[.$C$3]))" table:style-name="ce109">
            <text:p>$204.07<text:s/></text:p>
          </table:table-cell>
          <table:table-cell office:value-type="float" office:value="204.66370650566546" table:formula="of:=SUM([.$C$2]-([.GV7]*[.$C$3]))" table:style-name="ce109">
            <text:p>$204.66<text:s/></text:p>
          </table:table-cell>
          <table:table-cell office:value-type="float" office:value="205.26064231630698" table:formula="of:=SUM([.$C$2]-([.GW7]*[.$C$3]))" table:style-name="ce109">
            <text:p>$205.26<text:s/></text:p>
          </table:table-cell>
          <table:table-cell office:value-type="float" office:value="205.85931918972955" table:formula="of:=SUM([.$C$2]-([.GX7]*[.$C$3]))" table:style-name="ce109">
            <text:p>$205.86<text:s/></text:p>
          </table:table-cell>
          <table:table-cell office:value-type="float" office:value="206.45974220403292" table:formula="of:=SUM([.$C$2]-([.GY7]*[.$C$3]))" table:style-name="ce109">
            <text:p>$206.46<text:s/></text:p>
          </table:table-cell>
          <table:table-cell office:value-type="float" office:value="207.061916452128" table:formula="of:=SUM([.$C$2]-([.GZ7]*[.$C$3]))" table:style-name="ce109">
            <text:p>$207.06<text:s/></text:p>
          </table:table-cell>
          <table:table-cell office:value-type="float" office:value="207.66584704178004" table:formula="of:=SUM([.$C$2]-([.HA7]*[.$C$3]))" table:style-name="ce109">
            <text:p>$207.67<text:s/></text:p>
          </table:table-cell>
          <table:table-cell office:value-type="float" office:value="208.27153909565192" table:formula="of:=SUM([.$C$2]-([.HB7]*[.$C$3]))" table:style-name="ce109">
            <text:p>$208.27<text:s/></text:p>
          </table:table-cell>
          <table:table-cell office:value-type="float" office:value="208.87899775134755" table:formula="of:=SUM([.$C$2]-([.HC7]*[.$C$3]))" table:style-name="ce109">
            <text:p>$208.88<text:s/></text:p>
          </table:table-cell>
          <table:table-cell office:value-type="float" office:value="209.48822816145565" table:formula="of:=SUM([.$C$2]-([.HD7]*[.$C$3]))" table:style-name="ce109">
            <text:p>$209.49<text:s/></text:p>
          </table:table-cell>
          <table:table-cell office:value-type="float" office:value="210.09923549359323" table:formula="of:=SUM([.$C$2]-([.HE7]*[.$C$3]))" table:style-name="ce109">
            <text:p>$210.10<text:s/></text:p>
          </table:table-cell>
          <table:table-cell office:value-type="float" office:value="210.71202493044956" table:formula="of:=SUM([.$C$2]-([.HF7]*[.$C$3]))" table:style-name="ce109">
            <text:p>$210.71<text:s/></text:p>
          </table:table-cell>
          <table:table-cell office:value-type="float" office:value="211.32660166983004" table:formula="of:=SUM([.$C$2]-([.HG7]*[.$C$3]))" table:style-name="ce109">
            <text:p>$211.33<text:s/></text:p>
          </table:table-cell>
          <table:table-cell office:value-type="float" office:value="211.94297092470038" table:formula="of:=SUM([.$C$2]-([.HH7]*[.$C$3]))" table:style-name="ce109">
            <text:p>$211.94<text:s/></text:p>
          </table:table-cell>
          <table:table-cell office:value-type="float" office:value="212.56113792323072" table:formula="of:=SUM([.$C$2]-([.HI7]*[.$C$3]))" table:style-name="ce109">
            <text:p>$212.56<text:s/></text:p>
          </table:table-cell>
          <table:table-cell office:value-type="float" office:value="213.18110790884015" table:formula="of:=SUM([.$C$2]-([.HJ7]*[.$C$3]))" table:style-name="ce109">
            <text:p>$213.18<text:s/></text:p>
          </table:table-cell>
          <table:table-cell office:value-type="float" office:value="213.80288614024093" table:formula="of:=SUM([.$C$2]-([.HK7]*[.$C$3]))" table:style-name="ce109">
            <text:p>$213.80<text:s/></text:p>
          </table:table-cell>
          <table:table-cell office:value-type="float" office:value="214.4264778914833" table:formula="of:=SUM([.$C$2]-([.HL7]*[.$C$3]))" table:style-name="ce109">
            <text:p>$214.43<text:s/></text:p>
          </table:table-cell>
          <table:table-cell office:value-type="float" office:value="215.05188845200013" table:formula="of:=SUM([.$C$2]-([.HM7]*[.$C$3]))" table:style-name="ce109">
            <text:p>$215.05<text:s/></text:p>
          </table:table-cell>
          <table:table-cell office:value-type="float" office:value="215.67912312665177" table:formula="of:=SUM([.$C$2]-([.HN7]*[.$C$3]))" table:style-name="ce109">
            <text:p>$215.68<text:s/></text:p>
          </table:table-cell>
          <table:table-cell office:value-type="float" office:value="216.30818723577119" table:formula="of:=SUM([.$C$2]-([.HO7]*[.$C$3]))" table:style-name="ce109">
            <text:p>$216.31<text:s/></text:p>
          </table:table-cell>
          <table:table-cell office:value-type="float" office:value="216.93908611520885" table:formula="of:=SUM([.$C$2]-([.HP7]*[.$C$3]))" table:style-name="ce109">
            <text:p>$216.94<text:s/></text:p>
          </table:table-cell>
          <table:table-cell office:value-type="float" office:value="217.57182511637819" table:formula="of:=SUM([.$C$2]-([.HQ7]*[.$C$3]))" table:style-name="ce109">
            <text:p>$217.57<text:s/></text:p>
          </table:table-cell>
          <table:table-cell office:value-type="float" office:value="218.20640960630098" table:formula="of:=SUM([.$C$2]-([.HR7]*[.$C$3]))" table:style-name="ce109">
            <text:p>$218.21<text:s/></text:p>
          </table:table-cell>
          <table:table-cell office:value-type="float" office:value="218.8428449676527" table:formula="of:=SUM([.$C$2]-([.HS7]*[.$C$3]))" table:style-name="ce109">
            <text:p>$218.84<text:s/></text:p>
          </table:table-cell>
          <table:table-cell office:value-type="float" office:value="219.48113659880835" table:formula="of:=SUM([.$C$2]-([.HT7]*[.$C$3]))" table:style-name="ce109">
            <text:p>$219.48<text:s/></text:p>
          </table:table-cell>
          <table:table-cell office:value-type="float" office:value="220.12128991388818" table:formula="of:=SUM([.$C$2]-([.HU7]*[.$C$3]))" table:style-name="ce109">
            <text:p>$220.12<text:s/></text:p>
          </table:table-cell>
          <table:table-cell office:value-type="float" office:value="220.76331034280369" table:formula="of:=SUM([.$C$2]-([.HV7]*[.$C$3]))" table:style-name="ce109">
            <text:p>$220.76<text:s/></text:p>
          </table:table-cell>
          <table:table-cell office:value-type="float" office:value="221.40720333130355" table:formula="of:=SUM([.$C$2]-([.HW7]*[.$C$3]))" table:style-name="ce109">
            <text:p>$221.41<text:s/></text:p>
          </table:table-cell>
          <table:table-cell office:value-type="float" office:value="222.05297434101982" table:formula="of:=SUM([.$C$2]-([.HX7]*[.$C$3]))" table:style-name="ce109">
            <text:p>$222.05<text:s/></text:p>
          </table:table-cell>
          <table:table-cell office:value-type="float" office:value="222.70062884951449" table:formula="of:=SUM([.$C$2]-([.HY7]*[.$C$3]))" table:style-name="ce109">
            <text:p>$222.70<text:s/></text:p>
          </table:table-cell>
          <table:table-cell office:value-type="float" office:value="223.35017235032558" table:formula="of:=SUM([.$C$2]-([.HZ7]*[.$C$3]))" table:style-name="ce109">
            <text:p>$223.35<text:s/></text:p>
          </table:table-cell>
          <table:table-cell office:value-type="float" office:value="224.00161035301403" table:formula="of:=SUM([.$C$2]-([.IA7]*[.$C$3]))" table:style-name="ce109">
            <text:p>$224.00<text:s/></text:p>
          </table:table-cell>
          <table:table-cell office:value-type="float" office:value="224.65494838321035" table:formula="of:=SUM([.$C$2]-([.IB7]*[.$C$3]))" table:style-name="ce109">
            <text:p>$224.65<text:s/></text:p>
          </table:table-cell>
          <table:table-cell office:value-type="float" office:value="225.31019198266137" table:formula="of:=SUM([.$C$2]-([.IC7]*[.$C$3]))" table:style-name="ce109">
            <text:p>$225.31<text:s/></text:p>
          </table:table-cell>
          <table:table-cell office:value-type="float" office:value="225.96734670927748" table:formula="of:=SUM([.$C$2]-([.ID7]*[.$C$3]))" table:style-name="ce109">
            <text:p>$225.97<text:s/></text:p>
          </table:table-cell>
          <table:table-cell office:value-type="float" office:value="226.62641813717954" table:formula="of:=SUM([.$C$2]-([.IE7]*[.$C$3]))" table:style-name="ce109">
            <text:p>$226.63<text:s/></text:p>
          </table:table-cell>
          <table:table-cell office:value-type="float" office:value="227.2874118567463" table:formula="of:=SUM([.$C$2]-([.IF7]*[.$C$3]))" table:style-name="ce109">
            <text:p>$227.29<text:s/></text:p>
          </table:table-cell>
          <table:table-cell office:value-type="float" office:value="227.95033347466182" table:formula="of:=SUM([.$C$2]-([.IG7]*[.$C$3]))" table:style-name="ce109">
            <text:p>$227.95<text:s/></text:p>
          </table:table-cell>
          <table:table-cell office:value-type="float" office:value="228.61518861396291" table:formula="of:=SUM([.$C$2]-([.IH7]*[.$C$3]))" table:style-name="ce109">
            <text:p>$228.62<text:s/></text:p>
          </table:table-cell>
          <table:table-cell office:value-type="float" office:value="229.28198291408697" table:formula="of:=SUM([.$C$2]-([.II7]*[.$C$3]))" table:style-name="ce109">
            <text:p>$229.28<text:s/></text:p>
          </table:table-cell>
          <table:table-cell office:value-type="float" office:value="229.95072203091974" table:formula="of:=SUM([.$C$2]-([.IJ7]*[.$C$3]))" table:style-name="ce109">
            <text:p>$229.95<text:s/></text:p>
          </table:table-cell>
          <table:table-cell office:value-type="float" office:value="230.62141163684322" table:formula="of:=SUM([.$C$2]-([.IK7]*[.$C$3]))" table:style-name="ce109">
            <text:p>$230.62<text:s/></text:p>
          </table:table-cell>
          <table:table-cell office:value-type="float" office:value="231.29405742078404" table:formula="of:=SUM([.$C$2]-([.IL7]*[.$C$3]))" table:style-name="ce109">
            <text:p>$231.29<text:s/></text:p>
          </table:table-cell>
          <table:table-cell office:value-type="float" office:value="231.9686650882613" table:formula="of:=SUM([.$C$2]-([.IM7]*[.$C$3]))" table:style-name="ce109">
            <text:p>$231.97<text:s/></text:p>
          </table:table-cell>
          <table:table-cell office:value-type="float" office:value="232.64524036143541" table:formula="of:=SUM([.$C$2]-([.IN7]*[.$C$3]))" table:style-name="ce109">
            <text:p>$232.65<text:s/></text:p>
          </table:table-cell>
          <table:table-cell office:value-type="float" office:value="233.32378897915626" table:formula="of:=SUM([.$C$2]-([.IO7]*[.$C$3]))" table:style-name="ce109">
            <text:p>$233.32<text:s/></text:p>
          </table:table-cell>
          <table:table-cell office:value-type="float" office:value="234.00431669701214" table:formula="of:=SUM([.$C$2]-([.IP7]*[.$C$3]))" table:style-name="ce109">
            <text:p>$234.00<text:s/></text:p>
          </table:table-cell>
          <table:table-cell office:value-type="float" office:value="234.68682928737843" table:formula="of:=SUM([.$C$2]-([.IQ7]*[.$C$3]))" table:style-name="ce109">
            <text:p>$234.69<text:s/></text:p>
          </table:table-cell>
          <table:table-cell office:value-type="float" office:value="235.37133253946661" table:formula="of:=SUM([.$C$2]-([.IR7]*[.$C$3]))" table:style-name="ce109">
            <text:p>$235.37<text:s/></text:p>
          </table:table-cell>
          <table:table-cell office:value-type="float" office:value="236.05783225937338" table:formula="of:=SUM([.$C$2]-([.IS7]*[.$C$3]))" table:style-name="ce109">
            <text:p>$236.06<text:s/></text:p>
          </table:table-cell>
          <table:table-cell office:value-type="float" office:value="236.74633427012986" table:formula="of:=SUM([.$C$2]-([.IT7]*[.$C$3]))" table:style-name="ce109">
            <text:p>$236.75<text:s/></text:p>
          </table:table-cell>
          <table:table-cell office:value-type="float" office:value="237.43684441175111" table:formula="of:=SUM([.$C$2]-([.IU7]*[.$C$3]))" table:style-name="ce109">
            <text:p>$237.44<text:s/></text:p>
          </table:table-cell>
          <table:table-cell office:value-type="float" office:value="238.12936854128537" table:formula="of:=SUM([.$C$2]-([.IV7]*[.$C$3]))" table:style-name="ce109">
            <text:p>$238.13<text:s/></text:p>
          </table:table-cell>
          <table:table-cell office:value-type="float" office:value="238.82391253286411" table:formula="of:=SUM([.$C$2]-([.IW7]*[.$C$3]))" table:style-name="ce109">
            <text:p>$238.82<text:s/></text:p>
          </table:table-cell>
          <table:table-cell office:value-type="float" office:value="239.52048227775163" table:formula="of:=SUM([.$C$2]-([.IX7]*[.$C$3]))" table:style-name="ce109">
            <text:p>$239.52<text:s/></text:p>
          </table:table-cell>
          <table:table-cell office:value-type="float" office:value="240.21908368439509" table:formula="of:=SUM([.$C$2]-([.IY7]*[.$C$3]))" table:style-name="ce109">
            <text:p>$240.22<text:s/></text:p>
          </table:table-cell>
          <table:table-cell office:value-type="float" office:value="240.91972267847456" table:formula="of:=SUM([.$C$2]-([.IZ7]*[.$C$3]))" table:style-name="ce109">
            <text:p>$240.92<text:s/></text:p>
          </table:table-cell>
          <table:table-cell office:value-type="float" office:value="241.62240520295347" table:formula="of:=SUM([.$C$2]-([.JA7]*[.$C$3]))" table:style-name="ce109">
            <text:p>$241.62<text:s/></text:p>
          </table:table-cell>
          <table:table-cell office:value-type="float" office:value="242.32713721812874" table:formula="of:=SUM([.$C$2]-([.JB7]*[.$C$3]))" table:style-name="ce109">
            <text:p>$242.33<text:s/></text:p>
          </table:table-cell>
          <table:table-cell office:value-type="float" office:value="243.0339247016816" table:formula="of:=SUM([.$C$2]-([.JC7]*[.$C$3]))" table:style-name="ce109">
            <text:p>$243.03<text:s/></text:p>
          </table:table-cell>
          <table:table-cell office:value-type="float" office:value="243.74277364872819" table:formula="of:=SUM([.$C$2]-([.JD7]*[.$C$3]))" table:style-name="ce109">
            <text:p>$243.74<text:s/></text:p>
          </table:table-cell>
          <table:table-cell office:value-type="float" office:value="244.45369007187031" table:formula="of:=SUM([.$C$2]-([.JE7]*[.$C$3]))" table:style-name="ce109">
            <text:p>$244.45<text:s/></text:p>
          </table:table-cell>
          <table:table-cell office:value-type="float" office:value="245.16668000124662" table:formula="of:=SUM([.$C$2]-([.JF7]*[.$C$3]))" table:style-name="ce109">
            <text:p>$245.17<text:s/></text:p>
          </table:table-cell>
          <table:table-cell office:value-type="float" office:value="245.88174948458357" table:formula="of:=SUM([.$C$2]-([.JG7]*[.$C$3]))" table:style-name="ce109">
            <text:p>$245.88<text:s/></text:p>
          </table:table-cell>
          <table:table-cell office:value-type="float" office:value="246.59890458724692" table:formula="of:=SUM([.$C$2]-([.JH7]*[.$C$3]))" table:style-name="ce109">
            <text:p>$246.60<text:s/></text:p>
          </table:table-cell>
          <table:table-cell office:value-type="float" office:value="247.31815139229309" table:formula="of:=SUM([.$C$2]-([.JI7]*[.$C$3]))" table:style-name="ce109">
            <text:p>$247.32<text:s/></text:p>
          </table:table-cell>
          <table:table-cell office:value-type="float" office:value="248.03949600052061" table:formula="of:=SUM([.$C$2]-([.JJ7]*[.$C$3]))" table:style-name="ce109">
            <text:p>$248.04<text:s/></text:p>
          </table:table-cell>
          <table:table-cell office:value-type="float" office:value="248.76294453052213" table:formula="of:=SUM([.$C$2]-([.JK7]*[.$C$3]))" table:style-name="ce109">
            <text:p>$248.76<text:s/></text:p>
          </table:table-cell>
          <table:table-cell office:value-type="float" office:value="249.48850311873616" table:formula="of:=SUM([.$C$2]-([.JL7]*[.$C$3]))" table:style-name="ce109">
            <text:p>$249.49<text:s/></text:p>
          </table:table-cell>
          <table:table-cell office:value-type="float" office:value="250.21617791949913" table:formula="of:=SUM([.$C$2]-([.JM7]*[.$C$3]))" table:style-name="ce109">
            <text:p>$250.22<text:s/></text:p>
          </table:table-cell>
          <table:table-cell office:value-type="float" office:value="250.94597510509766" table:formula="of:=SUM([.$C$2]-([.JN7]*[.$C$3]))" table:style-name="ce109">
            <text:p>$250.95<text:s/></text:p>
          </table:table-cell>
          <table:table-cell office:value-type="float" office:value="251.67790086582085" table:formula="of:=SUM([.$C$2]-([.JO7]*[.$C$3]))" table:style-name="ce109">
            <text:p>$251.68<text:s/></text:p>
          </table:table-cell>
          <table:table-cell office:value-type="float" office:value="252.41196141001285" table:formula="of:=SUM([.$C$2]-([.JP7]*[.$C$3]))" table:style-name="ce109">
            <text:p>$252.41<text:s/></text:p>
          </table:table-cell>
          <table:table-cell office:value-type="float" office:value="253.14816296412536" table:formula="of:=SUM([.$C$2]-([.JQ7]*[.$C$3]))" table:style-name="ce109">
            <text:p>$253.15<text:s/></text:p>
          </table:table-cell>
          <table:table-cell office:value-type="float" office:value="253.88651177277075" table:formula="of:=SUM([.$C$2]-([.JR7]*[.$C$3]))" table:style-name="ce109">
            <text:p>$253.89<text:s/></text:p>
          </table:table-cell>
          <table:table-cell office:value-type="float" office:value="254.62701409877462" table:formula="of:=SUM([.$C$2]-([.JS7]*[.$C$3]))" table:style-name="ce109">
            <text:p>$254.63<text:s/></text:p>
          </table:table-cell>
          <table:table-cell office:value-type="float" office:value="255.36967622322942" table:formula="of:=SUM([.$C$2]-([.JT7]*[.$C$3]))" table:style-name="ce109">
            <text:p>$255.37<text:s/></text:p>
          </table:table-cell>
          <table:table-cell office:value-type="float" office:value="256.11450444554714" table:formula="of:=SUM([.$C$2]-([.JU7]*[.$C$3]))" table:style-name="ce109">
            <text:p>$256.11<text:s/></text:p>
          </table:table-cell>
          <table:table-cell office:value-type="float" office:value="256.86150508351335" table:formula="of:=SUM([.$C$2]-([.JV7]*[.$C$3]))" table:style-name="ce109">
            <text:p>$256.86<text:s/></text:p>
          </table:table-cell>
          <table:table-cell office:value-type="float" office:value="257.61068447334026" table:formula="of:=SUM([.$C$2]-([.JW7]*[.$C$3]))" table:style-name="ce109">
            <text:p>$257.61<text:s/></text:p>
          </table:table-cell>
          <table:table-cell office:value-type="float" office:value="258.36204896972083" table:formula="of:=SUM([.$C$2]-([.JX7]*[.$C$3]))" table:style-name="ce109">
            <text:p>$258.36<text:s/></text:p>
          </table:table-cell>
          <table:table-cell office:value-type="float" office:value="259.11560494588252" table:formula="of:=SUM([.$C$2]-([.JY7]*[.$C$3]))" table:style-name="ce109">
            <text:p>$259.12<text:s/></text:p>
          </table:table-cell>
          <table:table-cell office:value-type="float" office:value="259.87135879364132" table:formula="of:=SUM([.$C$2]-([.JZ7]*[.$C$3]))" table:style-name="ce109">
            <text:p>$259.87<text:s/></text:p>
          </table:table-cell>
          <table:table-cell office:value-type="float" office:value="260.62931692345614" table:formula="of:=SUM([.$C$2]-([.KA7]*[.$C$3]))" table:style-name="ce109">
            <text:p>$260.63<text:s/></text:p>
          </table:table-cell>
          <table:table-cell office:value-type="float" office:value="261.38948576448286" table:formula="of:=SUM([.$C$2]-([.KB7]*[.$C$3]))" table:style-name="ce109">
            <text:p>$261.39<text:s/></text:p>
          </table:table-cell>
          <table:table-cell office:value-type="float" office:value="262.15187176462928" table:formula="of:=SUM([.$C$2]-([.KC7]*[.$C$3]))" table:style-name="ce109">
            <text:p>$262.15<text:s/></text:p>
          </table:table-cell>
          <table:table-cell office:value-type="float" office:value="262.91648139060948" table:formula="of:=SUM([.$C$2]-([.KD7]*[.$C$3]))" table:style-name="ce109">
            <text:p>$262.92<text:s/></text:p>
          </table:table-cell>
          <table:table-cell office:value-type="float" office:value="263.68332112799874" table:formula="of:=SUM([.$C$2]-([.KE7]*[.$C$3]))" table:style-name="ce109">
            <text:p>$263.68<text:s/></text:p>
          </table:table-cell>
          <table:table-cell office:value-type="float" office:value="264.4523974812887" table:formula="of:=SUM([.$C$2]-([.KF7]*[.$C$3]))" table:style-name="ce109">
            <text:p>$264.45<text:s/></text:p>
          </table:table-cell>
          <table:table-cell office:value-type="float" office:value="265.22371697394249" table:formula="of:=SUM([.$C$2]-([.KG7]*[.$C$3]))" table:style-name="ce109">
            <text:p>$265.22<text:s/></text:p>
          </table:table-cell>
          <table:table-cell office:value-type="float" office:value="265.9972861484498" table:formula="of:=SUM([.$C$2]-([.KH7]*[.$C$3]))" table:style-name="ce109">
            <text:p>$266.00<text:s/></text:p>
          </table:table-cell>
          <table:table-cell office:value-type="float" office:value="266.77311156638279" table:formula="of:=SUM([.$C$2]-([.KI7]*[.$C$3]))" table:style-name="ce109">
            <text:p>$266.77<text:s/></text:p>
          </table:table-cell>
          <table:table-cell office:value-type="float" office:value="267.55119980845143" table:formula="of:=SUM([.$C$2]-([.KJ7]*[.$C$3]))" table:style-name="ce109">
            <text:p>$267.55<text:s/></text:p>
          </table:table-cell>
          <table:table-cell office:value-type="float" office:value="268.33155747455936" table:formula="of:=SUM([.$C$2]-([.KK7]*[.$C$3]))" table:style-name="ce109">
            <text:p>$268.33<text:s/></text:p>
          </table:table-cell>
          <table:table-cell office:value-type="float" office:value="269.11419118386016" table:formula="of:=SUM([.$C$2]-([.KL7]*[.$C$3]))" table:style-name="ce109">
            <text:p>$269.11<text:s/></text:p>
          </table:table-cell>
          <table:table-cell office:value-type="float" office:value="269.89910757481312" table:formula="of:=SUM([.$C$2]-([.KM7]*[.$C$3]))" table:style-name="ce109">
            <text:p>$269.90<text:s/></text:p>
          </table:table-cell>
          <table:table-cell office:value-type="float" office:value="270.68631330523965" table:formula="of:=SUM([.$C$2]-([.KN7]*[.$C$3]))" table:style-name="ce109">
            <text:p>$270.69<text:s/></text:p>
          </table:table-cell>
          <table:table-cell office:value-type="float" office:value="271.47581505237991" table:formula="of:=SUM([.$C$2]-([.KO7]*[.$C$3]))" table:style-name="ce109">
            <text:p>$271.48<text:s/></text:p>
          </table:table-cell>
          <table:table-cell office:value-type="float" office:value="272.26761951294941" table:formula="of:=SUM([.$C$2]-([.KP7]*[.$C$3]))" table:style-name="ce109">
            <text:p>$272.27<text:s/></text:p>
          </table:table-cell>
          <table:table-cell office:value-type="float" office:value="273.06173340319549" table:formula="of:=SUM([.$C$2]-([.KQ7]*[.$C$3]))" table:style-name="ce109">
            <text:p>$273.06<text:s/></text:p>
          </table:table-cell>
          <table:table-cell office:value-type="float" office:value="273.85816345895478" table:formula="of:=SUM([.$C$2]-([.KR7]*[.$C$3]))" table:style-name="ce109">
            <text:p>$273.86<text:s/></text:p>
          </table:table-cell>
          <table:table-cell office:value-type="float" office:value="274.65691643571006" table:formula="of:=SUM([.$C$2]-([.KS7]*[.$C$3]))" table:style-name="ce109">
            <text:p>$274.66<text:s/></text:p>
          </table:table-cell>
          <table:table-cell office:value-type="float" office:value="275.45799910864758" table:formula="of:=SUM([.$C$2]-([.KT7]*[.$C$3]))" table:style-name="ce109">
            <text:p>$275.46<text:s/></text:p>
          </table:table-cell>
          <table:table-cell office:value-type="float" office:value="276.26141827271448" table:formula="of:=SUM([.$C$2]-([.KU7]*[.$C$3]))" table:style-name="ce109">
            <text:p>$276.26<text:s/></text:p>
          </table:table-cell>
          <table:table-cell office:value-type="float" office:value="277.06718074267656" table:formula="of:=SUM([.$C$2]-([.KV7]*[.$C$3]))" table:style-name="ce109">
            <text:p>$277.07<text:s/></text:p>
          </table:table-cell>
          <table:table-cell office:value-type="float" office:value="277.875293353176" table:formula="of:=SUM([.$C$2]-([.KW7]*[.$C$3]))" table:style-name="ce109">
            <text:p>$277.88<text:s/></text:p>
          </table:table-cell>
          <table:table-cell office:value-type="float" office:value="278.68576295878944" table:formula="of:=SUM([.$C$2]-([.KX7]*[.$C$3]))" table:style-name="ce109">
            <text:p>$278.69<text:s/></text:p>
          </table:table-cell>
          <table:table-cell office:value-type="float" office:value="279.49859643408593" table:formula="of:=SUM([.$C$2]-([.KY7]*[.$C$3]))" table:style-name="ce109">
            <text:p>$279.50<text:s/></text:p>
          </table:table-cell>
          <table:table-cell office:value-type="float" office:value="280.31380067368536" table:formula="of:=SUM([.$C$2]-([.KZ7]*[.$C$3]))" table:style-name="ce109">
            <text:p>$280.31<text:s/></text:p>
          </table:table-cell>
          <table:table-cell office:value-type="float" office:value="281.13138259231692" table:formula="of:=SUM([.$C$2]-([.LA7]*[.$C$3]))" table:style-name="ce109">
            <text:p>$281.13<text:s/></text:p>
          </table:table-cell>
          <table:table-cell office:value-type="float" office:value="281.95134912487788" table:formula="of:=SUM([.$C$2]-([.LB7]*[.$C$3]))" table:style-name="ce109">
            <text:p>$281.95<text:s/></text:p>
          </table:table-cell>
          <table:table-cell office:value-type="float" office:value="282.77370722649209" table:formula="of:=SUM([.$C$2]-([.LC7]*[.$C$3]))" table:style-name="ce109">
            <text:p>$282.77<text:s/></text:p>
          </table:table-cell>
          <table:table-cell office:value-type="float" office:value="283.59846387256937" table:formula="of:=SUM([.$C$2]-([.LD7]*[.$C$3]))" table:style-name="ce109">
            <text:p>$283.60<text:s/></text:p>
          </table:table-cell>
          <table:table-cell office:value-type="float" office:value="284.42562605886434" table:formula="of:=SUM([.$C$2]-([.LE7]*[.$C$3]))" table:style-name="ce109">
            <text:p>$284.43<text:s/></text:p>
          </table:table-cell>
          <table:table-cell office:value-type="float" office:value="285.25520080153603" table:formula="of:=SUM([.$C$2]-([.LF7]*[.$C$3]))" table:style-name="ce109">
            <text:p>$285.26<text:s/></text:p>
          </table:table-cell>
          <table:table-cell office:value-type="float" office:value="286.08719513720717" table:formula="of:=SUM([.$C$2]-([.LG7]*[.$C$3]))" table:style-name="ce109">
            <text:p>$286.09<text:s/></text:p>
          </table:table-cell>
          <table:table-cell office:value-type="float" office:value="286.92161612302402" table:formula="of:=SUM([.$C$2]-([.LH7]*[.$C$3]))" table:style-name="ce109">
            <text:p>$286.92<text:s/></text:p>
          </table:table-cell>
          <table:table-cell office:value-type="float" office:value="287.75847083671619" table:formula="of:=SUM([.$C$2]-([.LI7]*[.$C$3]))" table:style-name="ce109">
            <text:p>$287.76<text:s/></text:p>
          </table:table-cell>
          <table:table-cell office:value-type="float" office:value="288.59776637665658" table:formula="of:=SUM([.$C$2]-([.LJ7]*[.$C$3]))" table:style-name="ce109">
            <text:p>$288.60<text:s/></text:p>
          </table:table-cell>
          <table:table-cell office:value-type="float" office:value="289.43950986192186" table:formula="of:=SUM([.$C$2]-([.LK7]*[.$C$3]))" table:style-name="ce109">
            <text:p>$289.44<text:s/></text:p>
          </table:table-cell>
          <table:table-cell office:value-type="float" office:value="290.28370843235246" table:formula="of:=SUM([.$C$2]-([.LL7]*[.$C$3]))" table:style-name="ce109">
            <text:p>$290.28<text:s/></text:p>
          </table:table-cell>
          <table:table-cell office:value-type="float" office:value="291.13036924861348" table:formula="of:=SUM([.$C$2]-([.LM7]*[.$C$3]))" table:style-name="ce109">
            <text:p>$291.13<text:s/></text:p>
          </table:table-cell>
          <table:table-cell office:value-type="float" office:value="291.97949949225529" table:formula="of:=SUM([.$C$2]-([.LN7]*[.$C$3]))" table:style-name="ce109">
            <text:p>$291.98<text:s/></text:p>
          </table:table-cell>
          <table:table-cell office:value-type="float" office:value="292.83110636577436" table:formula="of:=SUM([.$C$2]-([.LO7]*[.$C$3]))" table:style-name="ce109">
            <text:p>$292.83<text:s/></text:p>
          </table:table-cell>
          <table:table-cell office:value-type="float" office:value="293.68519709267451" table:formula="of:=SUM([.$C$2]-([.LP7]*[.$C$3]))" table:style-name="ce109">
            <text:p>$293.69<text:s/></text:p>
          </table:table-cell>
          <table:table-cell office:value-type="float" office:value="294.54177891752818" table:formula="of:=SUM([.$C$2]-([.LQ7]*[.$C$3]))" table:style-name="ce109">
            <text:p>$294.54<text:s/></text:p>
          </table:table-cell>
          <table:table-cell office:value-type="float" office:value="295.40085910603761" table:formula="of:=SUM([.$C$2]-([.LR7]*[.$C$3]))" table:style-name="ce109">
            <text:p>$295.40<text:s/></text:p>
          </table:table-cell>
          <table:table-cell office:value-type="float" office:value="296.26244494509689" table:formula="of:=SUM([.$C$2]-([.LS7]*[.$C$3]))" table:style-name="ce109">
            <text:p>$296.26<text:s/></text:p>
          </table:table-cell>
          <table:table-cell office:value-type="float" office:value="297.12654374285341" table:formula="of:=SUM([.$C$2]-([.LT7]*[.$C$3]))" table:style-name="ce109">
            <text:p>$297.13<text:s/></text:p>
          </table:table-cell>
          <table:table-cell office:value-type="float" office:value="297.9931628287701" table:formula="of:=SUM([.$C$2]-([.LU7]*[.$C$3]))" table:style-name="ce109">
            <text:p>$297.99<text:s/></text:p>
          </table:table-cell>
          <table:table-cell office:value-type="float" office:value="298.86230955368734" table:formula="of:=SUM([.$C$2]-([.LV7]*[.$C$3]))" table:style-name="ce109">
            <text:p>$298.86<text:s/></text:p>
          </table:table-cell>
          <table:table-cell office:value-type="float" office:value="299.73399128988558" table:formula="of:=SUM([.$C$2]-([.LW7]*[.$C$3]))" table:style-name="ce109">
            <text:p>$299.73<text:s/></text:p>
          </table:table-cell>
          <table:table-cell office:value-type="float" office:value="300.60821543114776" table:formula="of:=SUM([.$C$2]-([.LX7]*[.$C$3]))" table:style-name="ce109">
            <text:p>$300.61<text:s/></text:p>
          </table:table-cell>
          <table:table-cell office:value-type="float" office:value="301.48498939282194" table:formula="of:=SUM([.$C$2]-([.LY7]*[.$C$3]))" table:style-name="ce109">
            <text:p>$301.48<text:s/></text:p>
          </table:table-cell>
          <table:table-cell office:value-type="float" office:value="302.36432061188435" table:formula="of:=SUM([.$C$2]-([.LZ7]*[.$C$3]))" table:style-name="ce109">
            <text:p>$302.36<text:s/></text:p>
          </table:table-cell>
          <table:table-cell office:value-type="float" office:value="303.24621654700235" table:formula="of:=SUM([.$C$2]-([.MA7]*[.$C$3]))" table:style-name="ce109">
            <text:p>$303.25<text:s/></text:p>
          </table:table-cell>
          <table:table-cell office:value-type="float" office:value="304.13068467859773" table:formula="of:=SUM([.$C$2]-([.MB7]*[.$C$3]))" table:style-name="ce109">
            <text:p>$304.13<text:s/></text:p>
          </table:table-cell>
          <table:table-cell office:value-type="float" office:value="305.01773250891034" table:formula="of:=SUM([.$C$2]-([.MC7]*[.$C$3]))" table:style-name="ce109">
            <text:p>$305.02<text:s/></text:p>
          </table:table-cell>
          <table:table-cell office:value-type="float" office:value="305.90736756206132" table:formula="of:=SUM([.$C$2]-([.MD7]*[.$C$3]))" table:style-name="ce109">
            <text:p>$305.91<text:s/></text:p>
          </table:table-cell>
          <table:table-cell office:value-type="float" office:value="306.79959738411731" table:formula="of:=SUM([.$C$2]-([.ME7]*[.$C$3]))" table:style-name="ce109">
            <text:p>$306.80<text:s/></text:p>
          </table:table-cell>
          <table:table-cell office:value-type="float" office:value="307.69442954315434" table:formula="of:=SUM([.$C$2]-([.MF7]*[.$C$3]))" table:style-name="ce109">
            <text:p>$307.69<text:s/></text:p>
          </table:table-cell>
          <table:table-cell office:value-type="float" office:value="308.59187162932187" table:formula="of:=SUM([.$C$2]-([.MG7]*[.$C$3]))" table:style-name="ce109">
            <text:p>$308.59<text:s/></text:p>
          </table:table-cell>
          <table:table-cell office:value-type="float" office:value="309.4919312549074" table:formula="of:=SUM([.$C$2]-([.MH7]*[.$C$3]))" table:style-name="ce109">
            <text:p>$309.49<text:s/></text:p>
          </table:table-cell>
          <table:table-cell office:value-type="float" office:value="310.3946160544009" table:formula="of:=SUM([.$C$2]-([.MI7]*[.$C$3]))" table:style-name="ce109">
            <text:p>$310.39<text:s/></text:p>
          </table:table-cell>
          <table:table-cell office:value-type="float" office:value="311.29993368455956" table:formula="of:=SUM([.$C$2]-([.MJ7]*[.$C$3]))" table:style-name="ce109">
            <text:p>$311.30<text:s/></text:p>
          </table:table-cell>
          <table:table-cell office:value-type="float" office:value="312.20789182447282" table:formula="of:=SUM([.$C$2]-([.MK7]*[.$C$3]))" table:style-name="ce109">
            <text:p>$312.21<text:s/></text:p>
          </table:table-cell>
          <table:table-cell office:value-type="float" office:value="313.11849817562756" table:formula="of:=SUM([.$C$2]-([.ML7]*[.$C$3]))" table:style-name="ce109">
            <text:p>$313.12<text:s/></text:p>
          </table:table-cell>
          <table:table-cell office:value-type="float" office:value="314.03176046197314" table:formula="of:=SUM([.$C$2]-([.MM7]*[.$C$3]))" table:style-name="ce109">
            <text:p>$314.03<text:s/></text:p>
          </table:table-cell>
          <table:table-cell office:value-type="float" office:value="314.94768642998724" table:formula="of:=SUM([.$C$2]-([.MN7]*[.$C$3]))" table:style-name="ce109">
            <text:p>$314.95<text:s/></text:p>
          </table:table-cell>
          <table:table-cell office:value-type="float" office:value="315.86628384874138" table:formula="of:=SUM([.$C$2]-([.MO7]*[.$C$3]))" table:style-name="ce109">
            <text:p>$315.87<text:s/></text:p>
          </table:table-cell>
          <table:table-cell office:value-type="float" office:value="316.78756050996685" table:formula="of:=SUM([.$C$2]-([.MP7]*[.$C$3]))" table:style-name="ce109">
            <text:p>$316.79<text:s/></text:p>
          </table:table-cell>
          <table:table-cell office:value-type="float" office:value="317.71152422812094" table:formula="of:=SUM([.$C$2]-([.MQ7]*[.$C$3]))" table:style-name="ce109">
            <text:p>$317.71<text:s/></text:p>
          </table:table-cell>
          <table:table-cell office:value-type="float" office:value="318.63818284045294" table:formula="of:=SUM([.$C$2]-([.MR7]*[.$C$3]))" table:style-name="ce109">
            <text:p>$318.64<text:s/></text:p>
          </table:table-cell>
          <table:table-cell office:value-type="float" office:value="319.56754420707091" table:formula="of:=SUM([.$C$2]-([.MS7]*[.$C$3]))" table:style-name="ce109">
            <text:p>$319.57<text:s/></text:p>
          </table:table-cell>
          <table:table-cell office:value-type="float" office:value="320.49961621100823" table:formula="of:=SUM([.$C$2]-([.MT7]*[.$C$3]))" table:style-name="ce109">
            <text:p>$320.50<text:s/></text:p>
          </table:table-cell>
          <table:table-cell office:value-type="float" office:value="321.43440675829032" table:formula="of:=SUM([.$C$2]-([.MU7]*[.$C$3]))" table:style-name="ce109">
            <text:p>$321.43<text:s/></text:p>
          </table:table-cell>
          <table:table-cell office:value-type="float" office:value="322.37192377800199" table:formula="of:=SUM([.$C$2]-([.MV7]*[.$C$3]))" table:style-name="ce109">
            <text:p>$322.37<text:s/></text:p>
          </table:table-cell>
          <table:table-cell table:number-columns-repeated="16023"/>
        </table:table-row>
        <table:table-row table:style-name="ro2">
          <table:table-cell office:value-type="string" table:style-name="ce2">
            <text:p>Amt Left</text:p>
          </table:table-cell>
          <table:table-cell office:value-type="float" office:value="71886.687824777648" table:formula="of:=SUM([.C1]-[.B6])" table:style-name="ce109">
            <text:p>$71,886.69<text:s/></text:p>
          </table:table-cell>
          <table:table-cell office:value-type="float" office:value="71773.04515571089" table:formula="of:=SUM([.B7]-[.C6])" table:style-name="ce109">
            <text:p>$71,773.05<text:s/></text:p>
          </table:table-cell>
          <table:table-cell office:value-type="float" office:value="71659.071028859355" table:formula="of:=SUM([.C7]-[.D6])" table:style-name="ce109">
            <text:p>$71,659.07<text:s/></text:p>
          </table:table-cell>
          <table:table-cell office:value-type="float" office:value="71544.764477471181" table:formula="of:=SUM([.D7]-[.E6])" table:style-name="ce109">
            <text:p>$71,544.76<text:s/></text:p>
          </table:table-cell>
          <table:table-cell office:value-type="float" office:value="71430.124531974783" table:formula="of:=SUM([.E7]-[.F6])" table:style-name="ce109">
            <text:p>$71,430.12<text:s/></text:p>
          </table:table-cell>
          <table:table-cell office:value-type="float" office:value="71315.150219970688" table:formula="of:=SUM([.F7]-[.G6])" table:style-name="ce109">
            <text:p>$71,315.15<text:s/></text:p>
          </table:table-cell>
          <table:table-cell office:value-type="float" office:value="71199.840566223254" table:formula="of:=SUM([.G7]-[.H6])" table:style-name="ce109">
            <text:p>$71,199.84<text:s/></text:p>
          </table:table-cell>
          <table:table-cell office:value-type="float" office:value="71084.194592652391" table:formula="of:=SUM([.H7]-[.I6])" table:style-name="ce109">
            <text:p>$71,084.19<text:s/></text:p>
          </table:table-cell>
          <table:table-cell office:value-type="float" office:value="70968.21131832528" table:formula="of:=SUM([.I7]-[.J6])" table:style-name="ce109">
            <text:p>$70,968.21<text:s/></text:p>
          </table:table-cell>
          <table:table-cell office:value-type="float" office:value="70851.889759448037" table:formula="of:=SUM([.J7]-[.K6])" table:style-name="ce109">
            <text:p>$70,851.89<text:s/></text:p>
          </table:table-cell>
          <table:table-cell office:value-type="float" office:value="70735.228929357399" table:formula="of:=SUM([.K7]-[.L6])" table:style-name="ce109">
            <text:p>$70,735.23<text:s/></text:p>
          </table:table-cell>
          <table:table-cell office:value-type="float" office:value="70618.227838512335" table:formula="of:=SUM([.L7]-[.M6])" table:style-name="ce109">
            <text:p>$70,618.23<text:s/></text:p>
          </table:table-cell>
          <table:table-cell office:value-type="float" office:value="70500.885494485643" table:formula="of:=SUM([.M7]-[.N6])" table:style-name="ce109">
            <text:p>$70,500.89<text:s/></text:p>
          </table:table-cell>
          <table:table-cell office:value-type="float" office:value="70383.200901955541" table:formula="of:=SUM([.N7]-[.O6])" table:style-name="ce109">
            <text:p>$70,383.20<text:s/></text:p>
          </table:table-cell>
          <table:table-cell office:value-type="float" office:value="70265.173062697228" table:formula="of:=SUM([.O7]-[.P6])" table:style-name="ce109">
            <text:p>$70,265.17<text:s/></text:p>
          </table:table-cell>
          <table:table-cell office:value-type="float" office:value="70146.800975574413" table:formula="of:=SUM([.P7]-[.Q6])" table:style-name="ce109">
            <text:p>$70,146.80<text:s/></text:p>
          </table:table-cell>
          <table:table-cell office:value-type="float" office:value="70028.083636530821" table:formula="of:=SUM([.Q7]-[.R6])" table:style-name="ce109">
            <text:p>$70,028.08<text:s/></text:p>
          </table:table-cell>
          <table:table-cell office:value-type="float" office:value="69909.020038581686" table:formula="of:=SUM([.R7]-[.S6])" table:style-name="ce109">
            <text:p>$69,909.02<text:s/></text:p>
          </table:table-cell>
          <table:table-cell office:value-type="float" office:value="69789.60917180519" table:formula="of:=SUM([.S7]-[.T6])" table:style-name="ce109">
            <text:p>$69,789.61<text:s/></text:p>
          </table:table-cell>
          <table:table-cell office:value-type="float" office:value="69669.850023333929" table:formula="of:=SUM([.T7]-[.U6])" table:style-name="ce109">
            <text:p>$69,669.85<text:s/></text:p>
          </table:table-cell>
          <table:table-cell office:value-type="float" office:value="69549.7415773463" table:formula="of:=SUM([.U7]-[.V6])" table:style-name="ce109">
            <text:p>$69,549.74<text:s/></text:p>
          </table:table-cell>
          <table:table-cell office:value-type="float" office:value="69429.282815057872" table:formula="of:=SUM([.V7]-[.W6])" table:style-name="ce109">
            <text:p>$69,429.28<text:s/></text:p>
          </table:table-cell>
          <table:table-cell office:value-type="float" office:value="69308.472714712771" table:formula="of:=SUM([.W7]-[.X6])" table:style-name="ce109">
            <text:p>$69,308.47<text:s/></text:p>
          </table:table-cell>
          <table:table-cell office:value-type="float" office:value="69187.310251574992" table:formula="of:=SUM([.X7]-[.Y6])" table:style-name="ce109">
            <text:p>$69,187.31<text:s/></text:p>
          </table:table-cell>
          <table:table-cell office:value-type="float" office:value="69065.79439791973" table:formula="of:=SUM([.Y7]-[.Z6])" table:style-name="ce109">
            <text:p>$69,065.79<text:s/></text:p>
          </table:table-cell>
          <table:table-cell office:value-type="float" office:value="68943.924123024641" table:formula="of:=SUM([.Z7]-[.AA6])" table:style-name="ce109">
            <text:p>$68,943.92<text:s/></text:p>
          </table:table-cell>
          <table:table-cell office:value-type="float" office:value="68821.698393161103" table:formula="of:=SUM([.AA7]-[.AB6])" table:style-name="ce109">
            <text:p>$68,821.70<text:s/></text:p>
          </table:table-cell>
          <table:table-cell office:value-type="float" office:value="68699.116171585469" table:formula="of:=SUM([.AB7]-[.AC6])" table:style-name="ce109">
            <text:p>$68,699.12<text:s/></text:p>
          </table:table-cell>
          <table:table-cell office:value-type="float" office:value="68576.176418530245" table:formula="of:=SUM([.AC7]-[.AD6])" table:style-name="ce109">
            <text:p>$68,576.18<text:s/></text:p>
          </table:table-cell>
          <table:table-cell office:value-type="float" office:value="68452.878091195278" table:formula="of:=SUM([.AD7]-[.AE6])" table:style-name="ce109">
            <text:p>$68,452.88<text:s/></text:p>
          </table:table-cell>
          <table:table-cell office:value-type="float" office:value="68329.220143738916" table:formula="of:=SUM([.AE7]-[.AF6])" table:style-name="ce109">
            <text:p>$68,329.22<text:s/></text:p>
          </table:table-cell>
          <table:table-cell office:value-type="float" office:value="68205.201527269135" table:formula="of:=SUM([.AF7]-[.AG6])" table:style-name="ce109">
            <text:p>$68,205.20<text:s/></text:p>
          </table:table-cell>
          <table:table-cell office:value-type="float" office:value="68080.821189834649" table:formula="of:=SUM([.AG7]-[.AH6])" table:style-name="ce109">
            <text:p>$68,080.82<text:s/></text:p>
          </table:table-cell>
          <table:table-cell office:value-type="float" office:value="67956.078076415986" table:formula="of:=SUM([.AH7]-[.AI6])" table:style-name="ce109">
            <text:p>$67,956.08<text:s/></text:p>
          </table:table-cell>
          <table:table-cell office:value-type="float" office:value="67830.971128916513" table:formula="of:=SUM([.AI7]-[.AJ6])" table:style-name="ce109">
            <text:p>$67,830.97<text:s/></text:p>
          </table:table-cell>
          <table:table-cell office:value-type="float" office:value="67705.499286153499" table:formula="of:=SUM([.AJ7]-[.AK6])" table:style-name="ce109">
            <text:p>$67,705.50<text:s/></text:p>
          </table:table-cell>
          <table:table-cell office:value-type="float" office:value="67579.661483849093" table:formula="of:=SUM([.AK7]-[.AL6])" table:style-name="ce109">
            <text:p>$67,579.66<text:s/></text:p>
          </table:table-cell>
          <table:table-cell office:value-type="float" office:value="67453.456654621303" table:formula="of:=SUM([.AL7]-[.AM6])" table:style-name="ce109">
            <text:p>$67,453.46<text:s/></text:p>
          </table:table-cell>
          <table:table-cell office:value-type="float" office:value="67326.883727974928" table:formula="of:=SUM([.AM7]-[.AN6])" table:style-name="ce109">
            <text:p>$67,326.88<text:s/></text:p>
          </table:table-cell>
          <table:table-cell office:value-type="float" office:value="67199.941630292495" table:formula="of:=SUM([.AN7]-[.AO6])" table:style-name="ce109">
            <text:p>$67,199.94<text:s/></text:p>
          </table:table-cell>
          <table:table-cell office:value-type="float" office:value="67072.629284825161" table:formula="of:=SUM([.AO7]-[.AP6])" table:style-name="ce109">
            <text:p>$67,072.63<text:s/></text:p>
          </table:table-cell>
          <table:table-cell office:value-type="float" office:value="66944.94561168355" table:formula="of:=SUM([.AP7]-[.AQ6])" table:style-name="ce109">
            <text:p>$66,944.95<text:s/></text:p>
          </table:table-cell>
          <table:table-cell office:value-type="float" office:value="66816.889527828607" table:formula="of:=SUM([.AQ7]-[.AR6])" table:style-name="ce109">
            <text:p>$66,816.89<text:s/></text:p>
          </table:table-cell>
          <table:table-cell office:value-type="float" office:value="66688.459947062423" table:formula="of:=SUM([.AR7]-[.AS6])" table:style-name="ce109">
            <text:p>$66,688.46<text:s/></text:p>
          </table:table-cell>
          <table:table-cell office:value-type="float" office:value="66559.655780019006" table:formula="of:=SUM([.AS7]-[.AT6])" table:style-name="ce109">
            <text:p>$66,559.66<text:s/></text:p>
          </table:table-cell>
          <table:table-cell office:value-type="float" office:value="66430.475934155038" table:formula="of:=SUM([.AT7]-[.AU6])" table:style-name="ce109">
            <text:p>$66,430.48<text:s/></text:p>
          </table:table-cell>
          <table:table-cell office:value-type="float" office:value="66300.91931374064" table:formula="of:=SUM([.AU7]-[.AV6])" table:style-name="ce109">
            <text:p>$66,300.92<text:s/></text:p>
          </table:table-cell>
          <table:table-cell office:value-type="float" office:value="66170.984819850026" table:formula="of:=SUM([.AV7]-[.AW6])" table:style-name="ce109">
            <text:p>$66,170.98<text:s/></text:p>
          </table:table-cell>
          <table:table-cell office:value-type="float" office:value="66040.671350352233" table:formula="of:=SUM([.AW7]-[.AX6])" table:style-name="ce109">
            <text:p>$66,040.67<text:s/></text:p>
          </table:table-cell>
          <table:table-cell office:value-type="float" office:value="65909.977799901739" table:formula="of:=SUM([.AX7]-[.AY6])" table:style-name="ce109">
            <text:p>$65,909.98<text:s/></text:p>
          </table:table-cell>
          <table:table-cell office:value-type="float" office:value="65778.9030599291" table:formula="of:=SUM([.AY7]-[.AZ6])" table:style-name="ce109">
            <text:p>$65,778.90<text:s/></text:p>
          </table:table-cell>
          <table:table-cell office:value-type="float" office:value="65647.446018631541" table:formula="of:=SUM([.AZ7]-[.BA6])" table:style-name="ce109">
            <text:p>$65,647.45<text:s/></text:p>
          </table:table-cell>
          <table:table-cell office:value-type="float" office:value="65515.60556096353" table:formula="of:=SUM([.BA7]-[.BB6])" table:style-name="ce109">
            <text:p>$65,515.61<text:s/></text:p>
          </table:table-cell>
          <table:table-cell office:value-type="float" office:value="65383.380568627319" table:formula="of:=SUM([.BB7]-[.BC6])" table:style-name="ce109">
            <text:p>$65,383.38<text:s/></text:p>
          </table:table-cell>
          <table:table-cell office:value-type="float" office:value="65250.76992006346" table:formula="of:=SUM([.BC7]-[.BD6])" table:style-name="ce109">
            <text:p>$65,250.77<text:s/></text:p>
          </table:table-cell>
          <table:table-cell office:value-type="float" office:value="65117.77249044129" table:formula="of:=SUM([.BD7]-[.BE6])" table:style-name="ce109">
            <text:p>$65,117.77<text:s/></text:p>
          </table:table-cell>
          <table:table-cell office:value-type="float" office:value="64984.387151649389" table:formula="of:=SUM([.BE7]-[.BF6])" table:style-name="ce109">
            <text:p>$64,984.39<text:s/></text:p>
          </table:table-cell>
          <table:table-cell office:value-type="float" office:value="64850.612772286011" table:formula="of:=SUM([.BF7]-[.BG6])" table:style-name="ce109">
            <text:p>$64,850.61<text:s/></text:p>
          </table:table-cell>
          <table:table-cell office:value-type="float" office:value="64716.448217649493" table:formula="of:=SUM([.BG7]-[.BH6])" table:style-name="ce109">
            <text:p>$64,716.45<text:s/></text:p>
          </table:table-cell>
          <table:table-cell office:value-type="float" office:value="64581.892349728616" table:formula="of:=SUM([.BH7]-[.BI6])" table:style-name="ce109">
            <text:p>$64,581.89<text:s/></text:p>
          </table:table-cell>
          <table:table-cell office:value-type="float" office:value="64446.944027192971" table:formula="of:=SUM([.BI7]-[.BJ6])" table:style-name="ce109">
            <text:p>$64,446.94<text:s/></text:p>
          </table:table-cell>
          <table:table-cell office:value-type="float" office:value="64311.602105383266" table:formula="of:=SUM([.BJ7]-[.BK6])" table:style-name="ce109">
            <text:p>$64,311.60<text:s/></text:p>
          </table:table-cell>
          <table:table-cell office:value-type="float" office:value="64175.86543630161" table:formula="of:=SUM([.BK7]-[.BL6])" table:style-name="ce109">
            <text:p>$64,175.87<text:s/></text:p>
          </table:table-cell>
          <table:table-cell office:value-type="float" office:value="64039.732868601801" table:formula="of:=SUM([.BL7]-[.BM6])" table:style-name="ce109">
            <text:p>$64,039.73<text:s/></text:p>
          </table:table-cell>
          <table:table-cell office:value-type="float" office:value="63903.203247579535" table:formula="of:=SUM([.BM7]-[.BN6])" table:style-name="ce109">
            <text:p>$63,903.20<text:s/></text:p>
          </table:table-cell>
          <table:table-cell office:value-type="float" office:value="63766.275415162621" table:formula="of:=SUM([.BN7]-[.BO6])" table:style-name="ce109">
            <text:p>$63,766.28<text:s/></text:p>
          </table:table-cell>
          <table:table-cell office:value-type="float" office:value="63628.948209901158" table:formula="of:=SUM([.BO7]-[.BP6])" table:style-name="ce109">
            <text:p>$63,628.95<text:s/></text:p>
          </table:table-cell>
          <table:table-cell office:value-type="float" office:value="63491.220466957682" table:formula="of:=SUM([.BP7]-[.BQ6])" table:style-name="ce109">
            <text:p>$63,491.22<text:s/></text:p>
          </table:table-cell>
          <table:table-cell office:value-type="float" office:value="63353.091018097286" table:formula="of:=SUM([.BQ7]-[.BR6])" table:style-name="ce109">
            <text:p>$63,353.09<text:s/></text:p>
          </table:table-cell>
          <table:table-cell office:value-type="float" office:value="63214.558691677717" table:formula="of:=SUM([.BR7]-[.BS6])" table:style-name="ce109">
            <text:p>$63,214.56<text:s/></text:p>
          </table:table-cell>
          <table:table-cell office:value-type="float" office:value="63075.622312639425" table:formula="of:=SUM([.BS7]-[.BT6])" table:style-name="ce109">
            <text:p>$63,075.62<text:s/></text:p>
          </table:table-cell>
          <table:table-cell office:value-type="float" office:value="62936.280702495606" table:formula="of:=SUM([.BT7]-[.BU6])" table:style-name="ce109">
            <text:p>$62,936.28<text:s/></text:p>
          </table:table-cell>
          <table:table-cell office:value-type="float" office:value="62796.532679322198" table:formula="of:=SUM([.BU7]-[.BV6])" table:style-name="ce109">
            <text:p>$62,796.53<text:s/></text:p>
          </table:table-cell>
          <table:table-cell office:value-type="float" office:value="62656.377057747864" table:formula="of:=SUM([.BV7]-[.BW6])" table:style-name="ce109">
            <text:p>$62,656.38<text:s/></text:p>
          </table:table-cell>
          <table:table-cell office:value-type="float" office:value="62515.812648943938" table:formula="of:=SUM([.BW7]-[.BX6])" table:style-name="ce109">
            <text:p>$62,515.81<text:s/></text:p>
          </table:table-cell>
          <table:table-cell office:value-type="float" office:value="62374.838260614335" table:formula="of:=SUM([.BX7]-[.BY6])" table:style-name="ce109">
            <text:p>$62,374.84<text:s/></text:p>
          </table:table-cell>
          <table:table-cell office:value-type="float" office:value="62233.452696985441" table:formula="of:=SUM([.BY7]-[.BZ6])" table:style-name="ce109">
            <text:p>$62,233.45<text:s/></text:p>
          </table:table-cell>
          <table:table-cell office:value-type="float" office:value="62091.654758795965" table:formula="of:=SUM([.BZ7]-[.CA6])" table:style-name="ce109">
            <text:p>$62,091.65<text:s/></text:p>
          </table:table-cell>
          <table:table-cell office:value-type="float" office:value="61949.443243286769" table:formula="of:=SUM([.CA7]-[.CB6])" table:style-name="ce109">
            <text:p>$61,949.44<text:s/></text:p>
          </table:table-cell>
          <table:table-cell office:value-type="float" office:value="61806.816944190665" table:formula="of:=SUM([.CB7]-[.CC6])" table:style-name="ce109">
            <text:p>$61,806.82<text:s/></text:p>
          </table:table-cell>
          <table:table-cell office:value-type="float" office:value="61663.774651722197" table:formula="of:=SUM([.CC7]-[.CD6])" table:style-name="ce109">
            <text:p>$61,663.77<text:s/></text:p>
          </table:table-cell>
          <table:table-cell office:value-type="float" office:value="61520.315152567367" table:formula="of:=SUM([.CD7]-[.CE6])" table:style-name="ce109">
            <text:p>$61,520.32<text:s/></text:p>
          </table:table-cell>
          <table:table-cell office:value-type="float" office:value="61376.437229873336" table:formula="of:=SUM([.CE7]-[.CF6])" table:style-name="ce109">
            <text:p>$61,376.44<text:s/></text:p>
          </table:table-cell>
          <table:table-cell office:value-type="float" office:value="61232.139663238115" table:formula="of:=SUM([.CF7]-[.CG6])" table:style-name="ce109">
            <text:p>$61,232.14<text:s/></text:p>
          </table:table-cell>
          <table:table-cell office:value-type="float" office:value="61087.421228700208" table:formula="of:=SUM([.CG7]-[.CH6])" table:style-name="ce109">
            <text:p>$61,087.42<text:s/></text:p>
          </table:table-cell>
          <table:table-cell office:value-type="float" office:value="60942.280698728231" table:formula="of:=SUM([.CH7]-[.CI6])" table:style-name="ce109">
            <text:p>$60,942.28<text:s/></text:p>
          </table:table-cell>
          <table:table-cell office:value-type="float" office:value="60796.716842210502" table:formula="of:=SUM([.CI7]-[.CJ6])" table:style-name="ce109">
            <text:p>$60,796.72<text:s/></text:p>
          </table:table-cell>
          <table:table-cell office:value-type="float" office:value="60650.728424444598" table:formula="of:=SUM([.CJ7]-[.CK6])" table:style-name="ce109">
            <text:p>$60,650.73<text:s/></text:p>
          </table:table-cell>
          <table:table-cell office:value-type="float" office:value="60504.314207126874" table:formula="of:=SUM([.CK7]-[.CL6])" table:style-name="ce109">
            <text:p>$60,504.31<text:s/></text:p>
          </table:table-cell>
          <table:table-cell office:value-type="float" office:value="60357.472948341972" table:formula="of:=SUM([.CL7]-[.CM6])" table:style-name="ce109">
            <text:p>$60,357.47<text:s/></text:p>
          </table:table-cell>
          <table:table-cell office:value-type="float" office:value="60210.203402552281" table:formula="of:=SUM([.CM7]-[.CN6])" table:style-name="ce109">
            <text:p>$60,210.20<text:s/></text:p>
          </table:table-cell>
          <table:table-cell office:value-type="float" office:value="60062.504320587374" table:formula="of:=SUM([.CN7]-[.CO6])" table:style-name="ce109">
            <text:p>$60,062.50<text:s/></text:p>
          </table:table-cell>
          <table:table-cell office:value-type="float" office:value="59914.374449633397" table:formula="of:=SUM([.CO7]-[.CP6])" table:style-name="ce109">
            <text:p>$59,914.37<text:s/></text:p>
          </table:table-cell>
          <table:table-cell office:value-type="float" office:value="59765.812533222474" table:formula="of:=SUM([.CP7]-[.CQ6])" table:style-name="ce109">
            <text:p>$59,765.81<text:s/></text:p>
          </table:table-cell>
          <table:table-cell office:value-type="float" office:value="59616.817311222017" table:formula="of:=SUM([.CQ7]-[.CR6])" table:style-name="ce109">
            <text:p>$59,616.82<text:s/></text:p>
          </table:table-cell>
          <table:table-cell office:value-type="float" office:value="59467.387519824064" table:formula="of:=SUM([.CR7]-[.CS6])" table:style-name="ce109">
            <text:p>$59,467.39<text:s/></text:p>
          </table:table-cell>
          <table:table-cell office:value-type="float" office:value="59317.521891534532" table:formula="of:=SUM([.CS7]-[.CT6])" table:style-name="ce109">
            <text:p>$59,317.52<text:s/></text:p>
          </table:table-cell>
          <table:table-cell office:value-type="float" office:value="59167.219155162486" table:formula="of:=SUM([.CT7]-[.CU6])" table:style-name="ce109">
            <text:p>$59,167.22<text:s/></text:p>
          </table:table-cell>
          <table:table-cell office:value-type="float" office:value="59016.478035809356" table:formula="of:=SUM([.CU7]-[.CV6])" table:style-name="ce109">
            <text:p>$59,016.48<text:s/></text:p>
          </table:table-cell>
          <table:table-cell office:value-type="float" office:value="58865.297254858109" table:formula="of:=SUM([.CV7]-[.CW6])" table:style-name="ce109">
            <text:p>$58,865.30<text:s/></text:p>
          </table:table-cell>
          <table:table-cell office:value-type="float" office:value="58713.675529962427" table:formula="of:=SUM([.CW7]-[.CX6])" table:style-name="ce109">
            <text:p>$58,713.68<text:s/></text:p>
          </table:table-cell>
          <table:table-cell office:value-type="float" office:value="58561.6115750358" table:formula="of:=SUM([.CX7]-[.CY6])" table:style-name="ce109">
            <text:p>$58,561.61<text:s/></text:p>
          </table:table-cell>
          <table:table-cell office:value-type="float" office:value="58409.104100240635" table:formula="of:=SUM([.CY7]-[.CZ6])" table:style-name="ce109">
            <text:p>$58,409.10<text:s/></text:p>
          </table:table-cell>
          <table:table-cell office:value-type="float" office:value="58256.151811977317" table:formula="of:=SUM([.CZ7]-[.DA6])" table:style-name="ce109">
            <text:p>$58,256.15<text:s/></text:p>
          </table:table-cell>
          <table:table-cell office:value-type="float" office:value="58102.75341287323" table:formula="of:=SUM([.DA7]-[.DB6])" table:style-name="ce109">
            <text:p>$58,102.75<text:s/></text:p>
          </table:table-cell>
          <table:table-cell office:value-type="float" office:value="57948.907601771753" table:formula="of:=SUM([.DB7]-[.DC6])" table:style-name="ce109">
            <text:p>$57,948.91<text:s/></text:p>
          </table:table-cell>
          <table:table-cell office:value-type="float" office:value="57794.61307372123" table:formula="of:=SUM([.DC7]-[.DD6])" table:style-name="ce109">
            <text:p>$57,794.61<text:s/></text:p>
          </table:table-cell>
          <table:table-cell office:value-type="float" office:value="57639.868519963893" table:formula="of:=SUM([.DD7]-[.DE6])" table:style-name="ce109">
            <text:p>$57,639.87<text:s/></text:p>
          </table:table-cell>
          <table:table-cell office:value-type="float" office:value="57484.672627924767" table:formula="of:=SUM([.DE7]-[.DF6])" table:style-name="ce109">
            <text:p>$57,484.67<text:s/></text:p>
          </table:table-cell>
          <table:table-cell office:value-type="float" office:value="57329.024081200529" table:formula="of:=SUM([.DF7]-[.DG6])" table:style-name="ce109">
            <text:p>$57,329.02<text:s/></text:p>
          </table:table-cell>
          <table:table-cell office:value-type="float" office:value="57172.92155954834" table:formula="of:=SUM([.DG7]-[.DH6])" table:style-name="ce109">
            <text:p>$57,172.92<text:s/></text:p>
          </table:table-cell>
          <table:table-cell office:value-type="float" office:value="57016.363738874672" table:formula="of:=SUM([.DH7]-[.DI6])" table:style-name="ce109">
            <text:p>$57,016.36<text:s/></text:p>
          </table:table-cell>
          <table:table-cell office:value-type="float" office:value="56859.349291224033" table:formula="of:=SUM([.DI7]-[.DJ6])" table:style-name="ce109">
            <text:p>$56,859.35<text:s/></text:p>
          </table:table-cell>
          <table:table-cell office:value-type="float" office:value="56701.876884767749" table:formula="of:=SUM([.DJ7]-[.DK6])" table:style-name="ce109">
            <text:p>$56,701.88<text:s/></text:p>
          </table:table-cell>
          <table:table-cell office:value-type="float" office:value="56543.945183792632" table:formula="of:=SUM([.DK7]-[.DL6])" table:style-name="ce109">
            <text:p>$56,543.95<text:s/></text:p>
          </table:table-cell>
          <table:table-cell office:value-type="float" office:value="56385.552848689673" table:formula="of:=SUM([.DL7]-[.DM6])" table:style-name="ce109">
            <text:p>$56,385.55<text:s/></text:p>
          </table:table-cell>
          <table:table-cell office:value-type="float" office:value="56226.698535942662" table:formula="of:=SUM([.DM7]-[.DN6])" table:style-name="ce109">
            <text:p>$56,226.70<text:s/></text:p>
          </table:table-cell>
          <table:table-cell office:value-type="float" office:value="56067.380898116804" table:formula="of:=SUM([.DN7]-[.DO6])" table:style-name="ce109">
            <text:p>$56,067.38<text:s/></text:p>
          </table:table-cell>
          <table:table-cell office:value-type="float" office:value="55907.598583847292" table:formula="of:=SUM([.DO7]-[.DP6])" table:style-name="ce109">
            <text:p>$55,907.60<text:s/></text:p>
          </table:table-cell>
          <table:table-cell office:value-type="float" office:value="55747.350237827828" table:formula="of:=SUM([.DP7]-[.DQ6])" table:style-name="ce109">
            <text:p>$55,747.35<text:s/></text:p>
          </table:table-cell>
          <table:table-cell office:value-type="float" office:value="55586.63450079914" table:formula="of:=SUM([.DQ7]-[.DR6])" table:style-name="ce109">
            <text:p>$55,586.63<text:s/></text:p>
          </table:table-cell>
          <table:table-cell office:value-type="float" office:value="55425.450009537453" table:formula="of:=SUM([.DR7]-[.DS6])" table:style-name="ce109">
            <text:p>$55,425.45<text:s/></text:p>
          </table:table-cell>
          <table:table-cell office:value-type="float" office:value="55263.795396842914" table:formula="of:=SUM([.DS7]-[.DT6])" table:style-name="ce109">
            <text:p>$55,263.80<text:s/></text:p>
          </table:table-cell>
          <table:table-cell office:value-type="float" office:value="55101.669291528022" table:formula="of:=SUM([.DT7]-[.DU6])" table:style-name="ce109">
            <text:p>$55,101.67<text:s/></text:p>
          </table:table-cell>
          <table:table-cell office:value-type="float" office:value="54939.07031840596" table:formula="of:=SUM([.DU7]-[.DV6])" table:style-name="ce109">
            <text:p>$54,939.07<text:s/></text:p>
          </table:table-cell>
          <table:table-cell office:value-type="float" office:value="54775.99709827896" table:formula="of:=SUM([.DV7]-[.DW6])" table:style-name="ce109">
            <text:p>$54,776.00<text:s/></text:p>
          </table:table-cell>
          <table:table-cell office:value-type="float" office:value="54612.448247926586" table:formula="of:=SUM([.DW7]-[.DX6])" table:style-name="ce109">
            <text:p>$54,612.45<text:s/></text:p>
          </table:table-cell>
          <table:table-cell office:value-type="float" office:value="54448.422380094016" table:formula="of:=SUM([.DX7]-[.DY6])" table:style-name="ce109">
            <text:p>$54,448.42<text:s/></text:p>
          </table:table-cell>
          <table:table-cell office:value-type="float" office:value="54283.918103480268" table:formula="of:=SUM([.DY7]-[.DZ6])" table:style-name="ce109">
            <text:p>$54,283.92<text:s/></text:p>
          </table:table-cell>
          <table:table-cell office:value-type="float" office:value="54118.934022726397" table:formula="of:=SUM([.DZ7]-[.EA6])" table:style-name="ce109">
            <text:p>$54,118.93<text:s/></text:p>
          </table:table-cell>
          <table:table-cell office:value-type="float" office:value="53953.468738403659" table:formula="of:=SUM([.EA7]-[.EB6])" table:style-name="ce109">
            <text:p>$53,953.47<text:s/></text:p>
          </table:table-cell>
          <table:table-cell office:value-type="float" office:value="53787.520847001651" table:formula="of:=SUM([.EB7]-[.EC6])" table:style-name="ce109">
            <text:p>$53,787.52<text:s/></text:p>
          </table:table-cell>
          <table:table-cell office:value-type="float" office:value="53621.088940916386" table:formula="of:=SUM([.EC7]-[.ED6])" table:style-name="ce109">
            <text:p>$53,621.09<text:s/></text:p>
          </table:table-cell>
          <table:table-cell office:value-type="float" office:value="53454.171608438373" table:formula="of:=SUM([.ED7]-[.EE6])" table:style-name="ce109">
            <text:p>$53,454.17<text:s/></text:p>
          </table:table-cell>
          <table:table-cell office:value-type="float" office:value="53286.767433740628" table:formula="of:=SUM([.EE7]-[.EF6])" table:style-name="ce109">
            <text:p>$53,286.77<text:s/></text:p>
          </table:table-cell>
          <table:table-cell office:value-type="float" office:value="53118.874996866682" table:formula="of:=SUM([.EF7]-[.EG6])" table:style-name="ce109">
            <text:p>$53,118.87<text:s/></text:p>
          </table:table-cell>
          <table:table-cell office:value-type="float" office:value="52950.492873718526" table:formula="of:=SUM([.EG7]-[.EH6])" table:style-name="ce109">
            <text:p>$52,950.49<text:s/></text:p>
          </table:table-cell>
          <table:table-cell office:value-type="float" office:value="52781.619636044517" table:formula="of:=SUM([.EH7]-[.EI6])" table:style-name="ce109">
            <text:p>$52,781.62<text:s/></text:p>
          </table:table-cell>
          <table:table-cell office:value-type="float" office:value="52612.253851427296" table:formula="of:=SUM([.EI7]-[.EJ6])" table:style-name="ce109">
            <text:p>$52,612.25<text:s/></text:p>
          </table:table-cell>
          <table:table-cell office:value-type="float" office:value="52442.394083271603" table:formula="of:=SUM([.EJ7]-[.EK6])" table:style-name="ce109">
            <text:p>$52,442.39<text:s/></text:p>
          </table:table-cell>
          <table:table-cell office:value-type="float" office:value="52272.038890792122" table:formula="of:=SUM([.EK7]-[.EL6])" table:style-name="ce109">
            <text:p>$52,272.04<text:s/></text:p>
          </table:table-cell>
          <table:table-cell office:value-type="float" office:value="52101.186829001243" table:formula="of:=SUM([.EL7]-[.EM6])" table:style-name="ce109">
            <text:p>$52,101.19<text:s/></text:p>
          </table:table-cell>
          <table:table-cell office:value-type="float" office:value="51929.836448696806" table:formula="of:=SUM([.EM7]-[.EN6])" table:style-name="ce109">
            <text:p>$51,929.84<text:s/></text:p>
          </table:table-cell>
          <table:table-cell office:value-type="float" office:value="51757.986296449817" table:formula="of:=SUM([.EN7]-[.EO6])" table:style-name="ce109">
            <text:p>$51,757.99<text:s/></text:p>
          </table:table-cell>
          <table:table-cell office:value-type="float" office:value="51585.634914592105" table:formula="of:=SUM([.EO7]-[.EP6])" table:style-name="ce109">
            <text:p>$51,585.63<text:s/></text:p>
          </table:table-cell>
          <table:table-cell office:value-type="float" office:value="51412.780841203981" table:formula="of:=SUM([.EP7]-[.EQ6])" table:style-name="ce109">
            <text:p>$51,412.78<text:s/></text:p>
          </table:table-cell>
          <table:table-cell office:value-type="float" office:value="51239.422610101807" table:formula="of:=SUM([.EQ7]-[.ER6])" table:style-name="ce109">
            <text:p>$51,239.42<text:s/></text:p>
          </table:table-cell>
          <table:table-cell office:value-type="float" office:value="51065.558750825585" table:formula="of:=SUM([.ER7]-[.ES6])" table:style-name="ce109">
            <text:p>$51,065.56<text:s/></text:p>
          </table:table-cell>
          <table:table-cell office:value-type="float" office:value="50891.18778862647" table:formula="of:=SUM([.ES7]-[.ET6])" table:style-name="ce109">
            <text:p>$50,891.19<text:s/></text:p>
          </table:table-cell>
          <table:table-cell office:value-type="float" office:value="50716.308244454274" table:formula="of:=SUM([.ET7]-[.EU6])" table:style-name="ce109">
            <text:p>$50,716.31<text:s/></text:p>
          </table:table-cell>
          <table:table-cell office:value-type="float" office:value="50540.918634944916" table:formula="of:=SUM([.EU7]-[.EV6])" table:style-name="ce109">
            <text:p>$50,540.92<text:s/></text:p>
          </table:table-cell>
          <table:table-cell office:value-type="float" office:value="50365.017472407817" table:formula="of:=SUM([.EV7]-[.EW6])" table:style-name="ce109">
            <text:p>$50,365.02<text:s/></text:p>
          </table:table-cell>
          <table:table-cell office:value-type="float" office:value="50188.603264813319" table:formula="of:=SUM([.EW7]-[.EX6])" table:style-name="ce109">
            <text:p>$50,188.60<text:s/></text:p>
          </table:table-cell>
          <table:table-cell office:value-type="float" office:value="50011.674515780003" table:formula="of:=SUM([.EX7]-[.EY6])" table:style-name="ce109">
            <text:p>$50,011.67<text:s/></text:p>
          </table:table-cell>
          <table:table-cell office:value-type="float" office:value="49834.229724562007" table:formula="of:=SUM([.EY7]-[.EZ6])" table:style-name="ce109">
            <text:p>$49,834.23<text:s/></text:p>
          </table:table-cell>
          <table:table-cell office:value-type="float" office:value="49656.267386036292" table:formula="of:=SUM([.EZ7]-[.FA6])" table:style-name="ce109">
            <text:p>$49,656.27<text:s/></text:p>
          </table:table-cell>
          <table:table-cell office:value-type="float" office:value="49477.785990689874" table:formula="of:=SUM([.FA7]-[.FB6])" table:style-name="ce109">
            <text:p>$49,477.79<text:s/></text:p>
          </table:table-cell>
          <table:table-cell office:value-type="float" office:value="49298.784024607034" table:formula="of:=SUM([.FB7]-[.FC6])" table:style-name="ce109">
            <text:p>$49,298.78<text:s/></text:p>
          </table:table-cell>
          <table:table-cell office:value-type="float" office:value="49119.259969456449" table:formula="of:=SUM([.FC7]-[.FD6])" table:style-name="ce109">
            <text:p>$49,119.26<text:s/></text:p>
          </table:table-cell>
          <table:table-cell office:value-type="float" office:value="48939.212302478343" table:formula="of:=SUM([.FD7]-[.FE6])" table:style-name="ce109">
            <text:p>$48,939.21<text:s/></text:p>
          </table:table-cell>
          <table:table-cell office:value-type="float" office:value="48758.639496471551" table:formula="of:=SUM([.FE7]-[.FF6])" table:style-name="ce109">
            <text:p>$48,758.64<text:s/></text:p>
          </table:table-cell>
          <table:table-cell office:value-type="float" office:value="48577.540019780572" table:formula="of:=SUM([.FF7]-[.FG6])" table:style-name="ce109">
            <text:p>$48,577.54<text:s/></text:p>
          </table:table-cell>
          <table:table-cell office:value-type="float" office:value="48395.912336282578" table:formula="of:=SUM([.FG7]-[.FH6])" table:style-name="ce109">
            <text:p>$48,395.91<text:s/></text:p>
          </table:table-cell>
          <table:table-cell office:value-type="float" office:value="48213.754905374379" table:formula="of:=SUM([.FH7]-[.FI6])" table:style-name="ce109">
            <text:p>$48,213.75<text:s/></text:p>
          </table:table-cell>
          <table:table-cell office:value-type="float" office:value="48031.066181959366" table:formula="of:=SUM([.FI7]-[.FJ6])" table:style-name="ce109">
            <text:p>$48,031.07<text:s/></text:p>
          </table:table-cell>
          <table:table-cell office:value-type="float" office:value="47847.844616434391" table:formula="of:=SUM([.FJ7]-[.FK6])" table:style-name="ce109">
            <text:p>$47,847.84<text:s/></text:p>
          </table:table-cell>
          <table:table-cell office:value-type="float" office:value="47664.088654676634" table:formula="of:=SUM([.FK7]-[.FL6])" table:style-name="ce109">
            <text:p>$47,664.09<text:s/></text:p>
          </table:table-cell>
          <table:table-cell office:value-type="float" office:value="47479.796738030418" table:formula="of:=SUM([.FL7]-[.FM6])" table:style-name="ce109">
            <text:p>$47,479.80<text:s/></text:p>
          </table:table-cell>
          <table:table-cell office:value-type="float" office:value="47294.967303293983" table:formula="of:=SUM([.FM7]-[.FN6])" table:style-name="ce109">
            <text:p>$47,294.97<text:s/></text:p>
          </table:table-cell>
          <table:table-cell office:value-type="float" office:value="47109.598782706234" table:formula="of:=SUM([.FN7]-[.FO6])" table:style-name="ce109">
            <text:p>$47,109.60<text:s/></text:p>
          </table:table-cell>
          <table:table-cell office:value-type="float" office:value="46923.689603933439" table:formula="of:=SUM([.FO7]-[.FP6])" table:style-name="ce109">
            <text:p>$46,923.69<text:s/></text:p>
          </table:table-cell>
          <table:table-cell office:value-type="float" office:value="46737.23819005589" table:formula="of:=SUM([.FP7]-[.FQ6])" table:style-name="ce109">
            <text:p>$46,737.24<text:s/></text:p>
          </table:table-cell>
          <table:table-cell office:value-type="float" office:value="46550.242959554533" table:formula="of:=SUM([.FQ7]-[.FR6])" table:style-name="ce109">
            <text:p>$46,550.24<text:s/></text:p>
          </table:table-cell>
          <table:table-cell office:value-type="float" office:value="46362.702326297549" table:formula="of:=SUM([.FR7]-[.FS6])" table:style-name="ce109">
            <text:p>$46,362.70<text:s/></text:p>
          </table:table-cell>
          <table:table-cell office:value-type="float" office:value="46174.614699526894" table:formula="of:=SUM([.FS7]-[.FT6])" table:style-name="ce109">
            <text:p>$46,174.61<text:s/></text:p>
          </table:table-cell>
          <table:table-cell office:value-type="float" office:value="45985.978483844825" table:formula="of:=SUM([.FT7]-[.FU6])" table:style-name="ce109">
            <text:p>$45,985.98<text:s/></text:p>
          </table:table-cell>
          <table:table-cell office:value-type="float" office:value="45796.79207920035" table:formula="of:=SUM([.FU7]-[.FV6])" table:style-name="ce109">
            <text:p>$45,796.79<text:s/></text:p>
          </table:table-cell>
          <table:table-cell office:value-type="float" office:value="45607.053880875661" table:formula="of:=SUM([.FV7]-[.FW6])" table:style-name="ce109">
            <text:p>$45,607.05<text:s/></text:p>
          </table:table-cell>
          <table:table-cell office:value-type="float" office:value="45416.762279472525" table:formula="of:=SUM([.FW7]-[.FX6])" table:style-name="ce109">
            <text:p>$45,416.76<text:s/></text:p>
          </table:table-cell>
          <table:table-cell office:value-type="float" office:value="45225.91566089863" table:formula="of:=SUM([.FX7]-[.FY6])" table:style-name="ce109">
            <text:p>$45,225.92<text:s/></text:p>
          </table:table-cell>
          <table:table-cell office:value-type="float" office:value="45034.512406353897" table:formula="of:=SUM([.FY7]-[.FZ6])" table:style-name="ce109">
            <text:p>$45,034.51<text:s/></text:p>
          </table:table-cell>
          <table:table-cell office:value-type="float" office:value="44842.550892316744" table:formula="of:=SUM([.FZ7]-[.GA6])" table:style-name="ce109">
            <text:p>$44,842.55<text:s/></text:p>
          </table:table-cell>
          <table:table-cell office:value-type="float" office:value="44650.029490530316" table:formula="of:=SUM([.GA7]-[.GB6])" table:style-name="ce109">
            <text:p>$44,650.03<text:s/></text:p>
          </table:table-cell>
          <table:table-cell office:value-type="float" office:value="44456.946567988678" table:formula="of:=SUM([.GB7]-[.GC6])" table:style-name="ce109">
            <text:p>$44,456.95<text:s/></text:p>
          </table:table-cell>
          <table:table-cell office:value-type="float" office:value="44263.300486922955" table:formula="of:=SUM([.GC7]-[.GD6])" table:style-name="ce109">
            <text:p>$44,263.30<text:s/></text:p>
          </table:table-cell>
          <table:table-cell office:value-type="float" office:value="44069.089604787463" table:formula="of:=SUM([.GD7]-[.GE6])" table:style-name="ce109">
            <text:p>$44,069.09<text:s/></text:p>
          </table:table-cell>
          <table:table-cell office:value-type="float" office:value="43874.312274245742" table:formula="of:=SUM([.GE7]-[.GF6])" table:style-name="ce109">
            <text:p>$43,874.31<text:s/></text:p>
          </table:table-cell>
          <table:table-cell office:value-type="float" office:value="43678.966843156602" table:formula="of:=SUM([.GF7]-[.GG6])" table:style-name="ce109">
            <text:p>$43,678.97<text:s/></text:p>
          </table:table-cell>
          <table:table-cell office:value-type="float" office:value="43483.05165456012" table:formula="of:=SUM([.GG7]-[.GH6])" table:style-name="ce109">
            <text:p>$43,483.05<text:s/></text:p>
          </table:table-cell>
          <table:table-cell office:value-type="float" office:value="43286.565046663563" table:formula="of:=SUM([.GH7]-[.GI6])" table:style-name="ce109">
            <text:p>$43,286.57<text:s/></text:p>
          </table:table-cell>
          <table:table-cell office:value-type="float" office:value="43089.505352827313" table:formula="of:=SUM([.GI7]-[.GJ6])" table:style-name="ce109">
            <text:p>$43,089.51<text:s/></text:p>
          </table:table-cell>
          <table:table-cell office:value-type="float" office:value="42891.870901550705" table:formula="of:=SUM([.GJ7]-[.GK6])" table:style-name="ce109">
            <text:p>$42,891.87<text:s/></text:p>
          </table:table-cell>
          <table:table-cell office:value-type="float" office:value="42693.66001645787" table:formula="of:=SUM([.GK7]-[.GL6])" table:style-name="ce109">
            <text:p>$42,693.66<text:s/></text:p>
          </table:table-cell>
          <table:table-cell office:value-type="float" office:value="42494.87101628352" table:formula="of:=SUM([.GL7]-[.GM6])" table:style-name="ce109">
            <text:p>$42,494.87<text:s/></text:p>
          </table:table-cell>
          <table:table-cell office:value-type="float" office:value="42295.502214858658" table:formula="of:=SUM([.GM7]-[.GN6])" table:style-name="ce109">
            <text:p>$42,295.50<text:s/></text:p>
          </table:table-cell>
          <table:table-cell office:value-type="float" office:value="42095.55192109631" table:formula="of:=SUM([.GN7]-[.GO6])" table:style-name="ce109">
            <text:p>$42,095.55<text:s/></text:p>
          </table:table-cell>
          <table:table-cell office:value-type="float" office:value="41895.018438977153" table:formula="of:=SUM([.GO7]-[.GP6])" table:style-name="ce109">
            <text:p>$41,895.02<text:s/></text:p>
          </table:table-cell>
          <table:table-cell office:value-type="float" office:value="41693.900067535149" table:formula="of:=SUM([.GP7]-[.GQ6])" table:style-name="ce109">
            <text:p>$41,693.90<text:s/></text:p>
          </table:table-cell>
          <table:table-cell office:value-type="float" office:value="41492.195100843106" table:formula="of:=SUM([.GQ7]-[.GR6])" table:style-name="ce109">
            <text:p>$41,492.20<text:s/></text:p>
          </table:table-cell>
          <table:table-cell office:value-type="float" office:value="41289.901827998212" table:formula="of:=SUM([.GR7]-[.GS6])" table:style-name="ce109">
            <text:p>$41,289.90<text:s/></text:p>
          </table:table-cell>
          <table:table-cell office:value-type="float" office:value="41087.018533107519" table:formula="of:=SUM([.GS7]-[.GT6])" table:style-name="ce109">
            <text:p>$41,087.02<text:s/></text:p>
          </table:table-cell>
          <table:table-cell office:value-type="float" office:value="40883.543495273392" table:formula="of:=SUM([.GT7]-[.GU6])" table:style-name="ce109">
            <text:p>$40,883.54<text:s/></text:p>
          </table:table-cell>
          <table:table-cell office:value-type="float" office:value="40679.474988578921" table:formula="of:=SUM([.GU7]-[.GV6])" table:style-name="ce109">
            <text:p>$40,679.47<text:s/></text:p>
          </table:table-cell>
          <table:table-cell office:value-type="float" office:value="40474.811282073257" table:formula="of:=SUM([.GV7]-[.GW6])" table:style-name="ce109">
            <text:p>$40,474.81<text:s/></text:p>
          </table:table-cell>
          <table:table-cell office:value-type="float" office:value="40269.550639756948" table:formula="of:=SUM([.GW7]-[.GX6])" table:style-name="ce109">
            <text:p>$40,269.55<text:s/></text:p>
          </table:table-cell>
          <table:table-cell office:value-type="float" office:value="40063.691320567217" table:formula="of:=SUM([.GX7]-[.GY6])" table:style-name="ce109">
            <text:p>$40,063.69<text:s/></text:p>
          </table:table-cell>
          <table:table-cell office:value-type="float" office:value="39857.231578363186" table:formula="of:=SUM([.GY7]-[.GZ6])" table:style-name="ce109">
            <text:p>$39,857.23<text:s/></text:p>
          </table:table-cell>
          <table:table-cell office:value-type="float" office:value="39650.169661911059" table:formula="of:=SUM([.GZ7]-[.HA6])" table:style-name="ce109">
            <text:p>$39,650.17<text:s/></text:p>
          </table:table-cell>
          <table:table-cell office:value-type="float" office:value="39442.503814869277" table:formula="of:=SUM([.HA7]-[.HB6])" table:style-name="ce109">
            <text:p>$39,442.50<text:s/></text:p>
          </table:table-cell>
          <table:table-cell office:value-type="float" office:value="39234.232275773626" table:formula="of:=SUM([.HB7]-[.HC6])" table:style-name="ce109">
            <text:p>$39,234.23<text:s/></text:p>
          </table:table-cell>
          <table:table-cell office:value-type="float" office:value="39025.353278022281" table:formula="of:=SUM([.HC7]-[.HD6])" table:style-name="ce109">
            <text:p>$39,025.35<text:s/></text:p>
          </table:table-cell>
          <table:table-cell office:value-type="float" office:value="38815.865049860826" table:formula="of:=SUM([.HD7]-[.HE6])" table:style-name="ce109">
            <text:p>$38,815.87<text:s/></text:p>
          </table:table-cell>
          <table:table-cell office:value-type="float" office:value="38605.765814367231" table:formula="of:=SUM([.HE7]-[.HF6])" table:style-name="ce109">
            <text:p>$38,605.77<text:s/></text:p>
          </table:table-cell>
          <table:table-cell office:value-type="float" office:value="38395.053789436781" table:formula="of:=SUM([.HF7]-[.HG6])" table:style-name="ce109">
            <text:p>$38,395.05<text:s/></text:p>
          </table:table-cell>
          <table:table-cell office:value-type="float" office:value="38183.727187766948" table:formula="of:=SUM([.HG7]-[.HH6])" table:style-name="ce109">
            <text:p>$38,183.73<text:s/></text:p>
          </table:table-cell>
          <table:table-cell office:value-type="float" office:value="37971.78421684225" table:formula="of:=SUM([.HH7]-[.HI6])" table:style-name="ce109">
            <text:p>$37,971.78<text:s/></text:p>
          </table:table-cell>
          <table:table-cell office:value-type="float" office:value="37759.223078919022" table:formula="of:=SUM([.HI7]-[.HJ6])" table:style-name="ce109">
            <text:p>$37,759.22<text:s/></text:p>
          </table:table-cell>
          <table:table-cell office:value-type="float" office:value="37546.041971010185" table:formula="of:=SUM([.HJ7]-[.HK6])" table:style-name="ce109">
            <text:p>$37,546.04<text:s/></text:p>
          </table:table-cell>
          <table:table-cell office:value-type="float" office:value="37332.239084869943" table:formula="of:=SUM([.HK7]-[.HL6])" table:style-name="ce109">
            <text:p>$37,332.24<text:s/></text:p>
          </table:table-cell>
          <table:table-cell office:value-type="float" office:value="37117.812606978463" table:formula="of:=SUM([.HL7]-[.HM6])" table:style-name="ce109">
            <text:p>$37,117.81<text:s/></text:p>
          </table:table-cell>
          <table:table-cell office:value-type="float" office:value="36902.760718526464" table:formula="of:=SUM([.HM7]-[.HN6])" table:style-name="ce109">
            <text:p>$36,902.76<text:s/></text:p>
          </table:table-cell>
          <table:table-cell office:value-type="float" office:value="36687.08159539981" table:formula="of:=SUM([.HN7]-[.HO6])" table:style-name="ce109">
            <text:p>$36,687.08<text:s/></text:p>
          </table:table-cell>
          <table:table-cell office:value-type="float" office:value="36470.773408164037" table:formula="of:=SUM([.HO7]-[.HP6])" table:style-name="ce109">
            <text:p>$36,470.77<text:s/></text:p>
          </table:table-cell>
          <table:table-cell office:value-type="float" office:value="36253.834322048831" table:formula="of:=SUM([.HP7]-[.HQ6])" table:style-name="ce109">
            <text:p>$36,253.83<text:s/></text:p>
          </table:table-cell>
          <table:table-cell office:value-type="float" office:value="36036.262496932453" table:formula="of:=SUM([.HQ7]-[.HR6])" table:style-name="ce109">
            <text:p>$36,036.26<text:s/></text:p>
          </table:table-cell>
          <table:table-cell office:value-type="float" office:value="35818.056087326149" table:formula="of:=SUM([.HR7]-[.HS6])" table:style-name="ce109">
            <text:p>$35,818.06<text:s/></text:p>
          </table:table-cell>
          <table:table-cell office:value-type="float" office:value="35599.213242358499" table:formula="of:=SUM([.HS7]-[.HT6])" table:style-name="ce109">
            <text:p>$35,599.21<text:s/></text:p>
          </table:table-cell>
          <table:table-cell office:value-type="float" office:value="35379.732105759693" table:formula="of:=SUM([.HT7]-[.HU6])" table:style-name="ce109">
            <text:p>$35,379.73<text:s/></text:p>
          </table:table-cell>
          <table:table-cell office:value-type="float" office:value="35159.610815845808" table:formula="of:=SUM([.HU7]-[.HV6])" table:style-name="ce109">
            <text:p>$35,159.61<text:s/></text:p>
          </table:table-cell>
          <table:table-cell office:value-type="float" office:value="34938.847505503007" table:formula="of:=SUM([.HV7]-[.HW6])" table:style-name="ce109">
            <text:p>$34,938.85<text:s/></text:p>
          </table:table-cell>
          <table:table-cell office:value-type="float" office:value="34717.440302171701" table:formula="of:=SUM([.HW7]-[.HX6])" table:style-name="ce109">
            <text:p>$34,717.44<text:s/></text:p>
          </table:table-cell>
          <table:table-cell office:value-type="float" office:value="34495.387327830678" table:formula="of:=SUM([.HX7]-[.HY6])" table:style-name="ce109">
            <text:p>$34,495.39<text:s/></text:p>
          </table:table-cell>
          <table:table-cell office:value-type="float" office:value="34272.686698981161" table:formula="of:=SUM([.HY7]-[.HZ6])" table:style-name="ce109">
            <text:p>$34,272.69<text:s/></text:p>
          </table:table-cell>
          <table:table-cell office:value-type="float" office:value="34049.336526630832" table:formula="of:=SUM([.HZ7]-[.IA6])" table:style-name="ce109">
            <text:p>$34,049.34<text:s/></text:p>
          </table:table-cell>
          <table:table-cell office:value-type="float" office:value="33825.334916277818" table:formula="of:=SUM([.IA7]-[.IB6])" table:style-name="ce109">
            <text:p>$33,825.33<text:s/></text:p>
          </table:table-cell>
          <table:table-cell office:value-type="float" office:value="33600.679967894604" table:formula="of:=SUM([.IB7]-[.IC6])" table:style-name="ce109">
            <text:p>$33,600.68<text:s/></text:p>
          </table:table-cell>
          <table:table-cell office:value-type="float" office:value="33375.369775911946" table:formula="of:=SUM([.IC7]-[.ID6])" table:style-name="ce109">
            <text:p>$33,375.37<text:s/></text:p>
          </table:table-cell>
          <table:table-cell office:value-type="float" office:value="33149.402429202666" table:formula="of:=SUM([.ID7]-[.IE6])" table:style-name="ce109">
            <text:p>$33,149.40<text:s/></text:p>
          </table:table-cell>
          <table:table-cell office:value-type="float" office:value="32922.776011065485" table:formula="of:=SUM([.IE7]-[.IF6])" table:style-name="ce109">
            <text:p>$32,922.78<text:s/></text:p>
          </table:table-cell>
          <table:table-cell office:value-type="float" office:value="32695.48859920874" table:formula="of:=SUM([.IF7]-[.IG6])" table:style-name="ce109">
            <text:p>$32,695.49<text:s/></text:p>
          </table:table-cell>
          <table:table-cell office:value-type="float" office:value="32467.538265734078" table:formula="of:=SUM([.IG7]-[.IH6])" table:style-name="ce109">
            <text:p>$32,467.54<text:s/></text:p>
          </table:table-cell>
          <table:table-cell office:value-type="float" office:value="32238.923077120115" table:formula="of:=SUM([.IH7]-[.II6])" table:style-name="ce109">
            <text:p>$32,238.92<text:s/></text:p>
          </table:table-cell>
          <table:table-cell office:value-type="float" office:value="32009.641094206028" table:formula="of:=SUM([.II7]-[.IJ6])" table:style-name="ce109">
            <text:p>$32,009.64<text:s/></text:p>
          </table:table-cell>
          <table:table-cell office:value-type="float" office:value="31779.690372175108" table:formula="of:=SUM([.IJ7]-[.IK6])" table:style-name="ce109">
            <text:p>$31,779.69<text:s/></text:p>
          </table:table-cell>
          <table:table-cell office:value-type="float" office:value="31549.068960538265" table:formula="of:=SUM([.IK7]-[.IL6])" table:style-name="ce109">
            <text:p>$31,549.07<text:s/></text:p>
          </table:table-cell>
          <table:table-cell office:value-type="float" office:value="31317.774903117483" table:formula="of:=SUM([.IL7]-[.IM6])" table:style-name="ce109">
            <text:p>$31,317.77<text:s/></text:p>
          </table:table-cell>
          <table:table-cell office:value-type="float" office:value="31085.806238029221" table:formula="of:=SUM([.IM7]-[.IN6])" table:style-name="ce109">
            <text:p>$31,085.81<text:s/></text:p>
          </table:table-cell>
          <table:table-cell office:value-type="float" office:value="30853.160997667786" table:formula="of:=SUM([.IN7]-[.IO6])" table:style-name="ce109">
            <text:p>$30,853.16<text:s/></text:p>
          </table:table-cell>
          <table:table-cell office:value-type="float" office:value="30619.83720868863" table:formula="of:=SUM([.IO7]-[.IP6])" table:style-name="ce109">
            <text:p>$30,619.84<text:s/></text:p>
          </table:table-cell>
          <table:table-cell office:value-type="float" office:value="30385.832891991617" table:formula="of:=SUM([.IP7]-[.IQ6])" table:style-name="ce109">
            <text:p>$30,385.83<text:s/></text:p>
          </table:table-cell>
          <table:table-cell office:value-type="float" office:value="30151.14606270424" table:formula="of:=SUM([.IQ7]-[.IR6])" table:style-name="ce109">
            <text:p>$30,151.15<text:s/></text:p>
          </table:table-cell>
          <table:table-cell office:value-type="float" office:value="29915.774730164772" table:formula="of:=SUM([.IR7]-[.IS6])" table:style-name="ce109">
            <text:p>$29,915.77<text:s/></text:p>
          </table:table-cell>
          <table:table-cell office:value-type="float" office:value="29679.7168979054" table:formula="of:=SUM([.IS7]-[.IT6])" table:style-name="ce109">
            <text:p>$29,679.72<text:s/></text:p>
          </table:table-cell>
          <table:table-cell office:value-type="float" office:value="29442.97056363527" table:formula="of:=SUM([.IT7]-[.IU6])" table:style-name="ce109">
            <text:p>$29,442.97<text:s/></text:p>
          </table:table-cell>
          <table:table-cell office:value-type="float" office:value="29205.53371922352" table:formula="of:=SUM([.IU7]-[.IV6])" table:style-name="ce109">
            <text:p>$29,205.53<text:s/></text:p>
          </table:table-cell>
          <table:table-cell office:value-type="float" office:value="28967.404350682235" table:formula="of:=SUM([.IV7]-[.IW6])" table:style-name="ce109">
            <text:p>$28,967.40<text:s/></text:p>
          </table:table-cell>
          <table:table-cell office:value-type="float" office:value="28728.580438149369" table:formula="of:=SUM([.IW7]-[.IX6])" table:style-name="ce109">
            <text:p>$28,728.58<text:s/></text:p>
          </table:table-cell>
          <table:table-cell office:value-type="float" office:value="28489.059955871617" table:formula="of:=SUM([.IX7]-[.IY6])" table:style-name="ce109">
            <text:p>$28,489.06<text:s/></text:p>
          </table:table-cell>
          <table:table-cell office:value-type="float" office:value="28248.840872187222" table:formula="of:=SUM([.IY7]-[.IZ6])" table:style-name="ce109">
            <text:p>$28,248.84<text:s/></text:p>
          </table:table-cell>
          <table:table-cell office:value-type="float" office:value="28007.921149508747" table:formula="of:=SUM([.IZ7]-[.JA6])" table:style-name="ce109">
            <text:p>$28,007.92<text:s/></text:p>
          </table:table-cell>
          <table:table-cell office:value-type="float" office:value="27766.298744305794" table:formula="of:=SUM([.JA7]-[.JB6])" table:style-name="ce109">
            <text:p>$27,766.30<text:s/></text:p>
          </table:table-cell>
          <table:table-cell office:value-type="float" office:value="27523.971607087664" table:formula="of:=SUM([.JB7]-[.JC6])" table:style-name="ce109">
            <text:p>$27,523.97<text:s/></text:p>
          </table:table-cell>
          <table:table-cell office:value-type="float" office:value="27280.937682385982" table:formula="of:=SUM([.JC7]-[.JD6])" table:style-name="ce109">
            <text:p>$27,280.94<text:s/></text:p>
          </table:table-cell>
          <table:table-cell office:value-type="float" office:value="27037.194908737252" table:formula="of:=SUM([.JD7]-[.JE6])" table:style-name="ce109">
            <text:p>$27,037.19<text:s/></text:p>
          </table:table-cell>
          <table:table-cell office:value-type="float" office:value="26792.741218665382" table:formula="of:=SUM([.JE7]-[.JF6])" table:style-name="ce109">
            <text:p>$26,792.74<text:s/></text:p>
          </table:table-cell>
          <table:table-cell office:value-type="float" office:value="26547.574538664136" table:formula="of:=SUM([.JF7]-[.JG6])" table:style-name="ce109">
            <text:p>$26,547.57<text:s/></text:p>
          </table:table-cell>
          <table:table-cell office:value-type="float" office:value="26301.692789179553" table:formula="of:=SUM([.JG7]-[.JH6])" table:style-name="ce109">
            <text:p>$26,301.69<text:s/></text:p>
          </table:table-cell>
          <table:table-cell office:value-type="float" office:value="26055.093884592305" table:formula="of:=SUM([.JH7]-[.JI6])" table:style-name="ce109">
            <text:p>$26,055.09<text:s/></text:p>
          </table:table-cell>
          <table:table-cell office:value-type="float" office:value="25807.775733200011" table:formula="of:=SUM([.JI7]-[.JJ6])" table:style-name="ce109">
            <text:p>$25,807.78<text:s/></text:p>
          </table:table-cell>
          <table:table-cell office:value-type="float" office:value="25559.73623719949" table:formula="of:=SUM([.JJ7]-[.JK6])" table:style-name="ce109">
            <text:p>$25,559.74<text:s/></text:p>
          </table:table-cell>
          <table:table-cell office:value-type="float" office:value="25310.973292668968" table:formula="of:=SUM([.JK7]-[.JL6])" table:style-name="ce109">
            <text:p>$25,310.97<text:s/></text:p>
          </table:table-cell>
          <table:table-cell office:value-type="float" office:value="25061.484789550232" table:formula="of:=SUM([.JL7]-[.JM6])" table:style-name="ce109">
            <text:p>$25,061.48<text:s/></text:p>
          </table:table-cell>
          <table:table-cell office:value-type="float" office:value="24811.268611630734" table:formula="of:=SUM([.JM7]-[.JN6])" table:style-name="ce109">
            <text:p>$24,811.27<text:s/></text:p>
          </table:table-cell>
          <table:table-cell office:value-type="float" office:value="24560.322636525638" table:formula="of:=SUM([.JN7]-[.JO6])" table:style-name="ce109">
            <text:p>$24,560.32<text:s/></text:p>
          </table:table-cell>
          <table:table-cell office:value-type="float" office:value="24308.644735659818" table:formula="of:=SUM([.JO7]-[.JP6])" table:style-name="ce109">
            <text:p>$24,308.64<text:s/></text:p>
          </table:table-cell>
          <table:table-cell office:value-type="float" office:value="24056.232774249806" table:formula="of:=SUM([.JP7]-[.JQ6])" table:style-name="ce109">
            <text:p>$24,056.23<text:s/></text:p>
          </table:table-cell>
          <table:table-cell office:value-type="float" office:value="23803.084611285682" table:formula="of:=SUM([.JQ7]-[.JR6])" table:style-name="ce109">
            <text:p>$23,803.08<text:s/></text:p>
          </table:table-cell>
          <table:table-cell office:value-type="float" office:value="23549.198099512912" table:formula="of:=SUM([.JR7]-[.JS6])" table:style-name="ce109">
            <text:p>$23,549.20<text:s/></text:p>
          </table:table-cell>
          <table:table-cell office:value-type="float" office:value="23294.571085414136" table:formula="of:=SUM([.JS7]-[.JT6])" table:style-name="ce109">
            <text:p>$23,294.57<text:s/></text:p>
          </table:table-cell>
          <table:table-cell office:value-type="float" office:value="23039.201409190908" table:formula="of:=SUM([.JT7]-[.JU6])" table:style-name="ce109">
            <text:p>$23,039.20<text:s/></text:p>
          </table:table-cell>
          <table:table-cell office:value-type="float" office:value="22783.08690474536" table:formula="of:=SUM([.JU7]-[.JV6])" table:style-name="ce109">
            <text:p>$22,783.09<text:s/></text:p>
          </table:table-cell>
          <table:table-cell office:value-type="float" office:value="22526.225399661846" table:formula="of:=SUM([.JV7]-[.JW6])" table:style-name="ce109">
            <text:p>$22,526.23<text:s/></text:p>
          </table:table-cell>
          <table:table-cell office:value-type="float" office:value="22268.614715188505" table:formula="of:=SUM([.JW7]-[.JX6])" table:style-name="ce109">
            <text:p>$22,268.61<text:s/></text:p>
          </table:table-cell>
          <table:table-cell office:value-type="float" office:value="22010.252666218785" table:formula="of:=SUM([.JX7]-[.JY6])" table:style-name="ce109">
            <text:p>$22,010.25<text:s/></text:p>
          </table:table-cell>
          <table:table-cell office:value-type="float" office:value="21751.137061272901" table:formula="of:=SUM([.JY7]-[.JZ6])" table:style-name="ce109">
            <text:p>$21,751.14<text:s/></text:p>
          </table:table-cell>
          <table:table-cell office:value-type="float" office:value="21491.265702479261" table:formula="of:=SUM([.JZ7]-[.KA6])" table:style-name="ce109">
            <text:p>$21,491.27<text:s/></text:p>
          </table:table-cell>
          <table:table-cell office:value-type="float" office:value="21230.636385555805" table:formula="of:=SUM([.KA7]-[.KB6])" table:style-name="ce109">
            <text:p>$21,230.64<text:s/></text:p>
          </table:table-cell>
          <table:table-cell office:value-type="float" office:value="20969.24689979132" table:formula="of:=SUM([.KB7]-[.KC6])" table:style-name="ce109">
            <text:p>$20,969.25<text:s/></text:p>
          </table:table-cell>
          <table:table-cell office:value-type="float" office:value="20707.095028026692" table:formula="of:=SUM([.KC7]-[.KD6])" table:style-name="ce109">
            <text:p>$20,707.10<text:s/></text:p>
          </table:table-cell>
          <table:table-cell office:value-type="float" office:value="20444.178546636082" table:formula="of:=SUM([.KD7]-[.KE6])" table:style-name="ce109">
            <text:p>$20,444.18<text:s/></text:p>
          </table:table-cell>
          <table:table-cell office:value-type="float" office:value="20180.495225508083" table:formula="of:=SUM([.KE7]-[.KF6])" table:style-name="ce109">
            <text:p>$20,180.50<text:s/></text:p>
          </table:table-cell>
          <table:table-cell office:value-type="float" office:value="19916.042828026795" table:formula="of:=SUM([.KF7]-[.KG6])" table:style-name="ce109">
            <text:p>$19,916.04<text:s/></text:p>
          </table:table-cell>
          <table:table-cell office:value-type="float" office:value="19650.819111052853" table:formula="of:=SUM([.KG7]-[.KH6])" table:style-name="ce109">
            <text:p>$19,650.82<text:s/></text:p>
          </table:table-cell>
          <table:table-cell office:value-type="float" office:value="19384.821824904404" table:formula="of:=SUM([.KH7]-[.KI6])" table:style-name="ce109">
            <text:p>$19,384.82<text:s/></text:p>
          </table:table-cell>
          <table:table-cell office:value-type="float" office:value="19118.048713338023" table:formula="of:=SUM([.KI7]-[.KJ6])" table:style-name="ce109">
            <text:p>$19,118.05<text:s/></text:p>
          </table:table-cell>
          <table:table-cell office:value-type="float" office:value="18850.497513529572" table:formula="of:=SUM([.KJ7]-[.KK6])" table:style-name="ce109">
            <text:p>$18,850.50<text:s/></text:p>
          </table:table-cell>
          <table:table-cell office:value-type="float" office:value="18582.165956055011" table:formula="of:=SUM([.KK7]-[.KL6])" table:style-name="ce109">
            <text:p>$18,582.17<text:s/></text:p>
          </table:table-cell>
          <table:table-cell office:value-type="float" office:value="18313.05176487115" table:formula="of:=SUM([.KL7]-[.KM6])" table:style-name="ce109">
            <text:p>$18,313.05<text:s/></text:p>
          </table:table-cell>
          <table:table-cell office:value-type="float" office:value="18043.152657296338" table:formula="of:=SUM([.KM7]-[.KN6])" table:style-name="ce109">
            <text:p>$18,043.15<text:s/></text:p>
          </table:table-cell>
          <table:table-cell office:value-type="float" office:value="17772.466343991098" table:formula="of:=SUM([.KN7]-[.KO6])" table:style-name="ce109">
            <text:p>$17,772.47<text:s/></text:p>
          </table:table-cell>
          <table:table-cell office:value-type="float" office:value="17500.990528938717" table:formula="of:=SUM([.KO7]-[.KP6])" table:style-name="ce109">
            <text:p>$17,500.99<text:s/></text:p>
          </table:table-cell>
          <table:table-cell office:value-type="float" office:value="17228.722909425767" table:formula="of:=SUM([.KP7]-[.KQ6])" table:style-name="ce109">
            <text:p>$17,228.72<text:s/></text:p>
          </table:table-cell>
          <table:table-cell office:value-type="float" office:value="16955.661176022571" table:formula="of:=SUM([.KQ7]-[.KR6])" table:style-name="ce109">
            <text:p>$16,955.66<text:s/></text:p>
          </table:table-cell>
          <table:table-cell office:value-type="float" office:value="16681.803012563618" table:formula="of:=SUM([.KR7]-[.KS6])" table:style-name="ce109">
            <text:p>$16,681.80<text:s/></text:p>
          </table:table-cell>
          <table:table-cell office:value-type="float" office:value="16407.146096127908" table:formula="of:=SUM([.KS7]-[.KT6])" table:style-name="ce109">
            <text:p>$16,407.15<text:s/></text:p>
          </table:table-cell>
          <table:table-cell office:value-type="float" office:value="16131.68809701926" table:formula="of:=SUM([.KT7]-[.KU6])" table:style-name="ce109">
            <text:p>$16,131.69<text:s/></text:p>
          </table:table-cell>
          <table:table-cell office:value-type="float" office:value="15855.426678746546" table:formula="of:=SUM([.KU7]-[.KV6])" table:style-name="ce109">
            <text:p>$15,855.43<text:s/></text:p>
          </table:table-cell>
          <table:table-cell office:value-type="float" office:value="15578.359498003869" table:formula="of:=SUM([.KV7]-[.KW6])" table:style-name="ce109">
            <text:p>$15,578.36<text:s/></text:p>
          </table:table-cell>
          <table:table-cell office:value-type="float" office:value="15300.484204650693" table:formula="of:=SUM([.KW7]-[.KX6])" table:style-name="ce109">
            <text:p>$15,300.48<text:s/></text:p>
          </table:table-cell>
          <table:table-cell office:value-type="float" office:value="15021.798441691903" table:formula="of:=SUM([.KX7]-[.KY6])" table:style-name="ce109">
            <text:p>$15,021.80<text:s/></text:p>
          </table:table-cell>
          <table:table-cell office:value-type="float" office:value="14742.299845257816" table:formula="of:=SUM([.KY7]-[.KZ6])" table:style-name="ce109">
            <text:p>$14,742.30<text:s/></text:p>
          </table:table-cell>
          <table:table-cell office:value-type="float" office:value="14461.98604458413" table:formula="of:=SUM([.KZ7]-[.LA6])" table:style-name="ce109">
            <text:p>$14,461.99<text:s/></text:p>
          </table:table-cell>
          <table:table-cell office:value-type="float" office:value="14180.854661991812" table:formula="of:=SUM([.LA7]-[.LB6])" table:style-name="ce109">
            <text:p>$14,180.85<text:s/></text:p>
          </table:table-cell>
          <table:table-cell office:value-type="float" office:value="13898.903312866934" table:formula="of:=SUM([.LB7]-[.LC6])" table:style-name="ce109">
            <text:p>$13,898.90<text:s/></text:p>
          </table:table-cell>
          <table:table-cell office:value-type="float" office:value="13616.129605640443" table:formula="of:=SUM([.LC7]-[.LD6])" table:style-name="ce109">
            <text:p>$13,616.13<text:s/></text:p>
          </table:table-cell>
          <table:table-cell office:value-type="float" office:value="13332.531141767873" table:formula="of:=SUM([.LD7]-[.LE6])" table:style-name="ce109">
            <text:p>$13,332.53<text:s/></text:p>
          </table:table-cell>
          <table:table-cell office:value-type="float" office:value="13048.105515709009" table:formula="of:=SUM([.LE7]-[.LF6])" table:style-name="ce109">
            <text:p>$13,048.11<text:s/></text:p>
          </table:table-cell>
          <table:table-cell office:value-type="float" office:value="12762.850314907473" table:formula="of:=SUM([.LF7]-[.LG6])" table:style-name="ce109">
            <text:p>$12,762.85<text:s/></text:p>
          </table:table-cell>
          <table:table-cell office:value-type="float" office:value="12476.763119770267" table:formula="of:=SUM([.LG7]-[.LH6])" table:style-name="ce109">
            <text:p>$12,476.76<text:s/></text:p>
          </table:table-cell>
          <table:table-cell office:value-type="float" office:value="12189.841503647243" table:formula="of:=SUM([.LH7]-[.LI6])" table:style-name="ce109">
            <text:p>$12,189.84<text:s/></text:p>
          </table:table-cell>
          <table:table-cell office:value-type="float" office:value="11902.083032810528" table:formula="of:=SUM([.LI7]-[.LJ6])" table:style-name="ce109">
            <text:p>$11,902.08<text:s/></text:p>
          </table:table-cell>
          <table:table-cell office:value-type="float" office:value="11613.48526643387" table:formula="of:=SUM([.LJ7]-[.LK6])" table:style-name="ce109">
            <text:p>$11,613.49<text:s/></text:p>
          </table:table-cell>
          <table:table-cell office:value-type="float" office:value="11324.045756571948" table:formula="of:=SUM([.LK7]-[.LL6])" table:style-name="ce109">
            <text:p>$11,324.05<text:s/></text:p>
          </table:table-cell>
          <table:table-cell office:value-type="float" office:value="11033.762048139595" table:formula="of:=SUM([.LL7]-[.LM6])" table:style-name="ce109">
            <text:p>$11,033.76<text:s/></text:p>
          </table:table-cell>
          <table:table-cell office:value-type="float" office:value="10742.631678890983" table:formula="of:=SUM([.LM7]-[.LN6])" table:style-name="ce109">
            <text:p>$10,742.63<text:s/></text:p>
          </table:table-cell>
          <table:table-cell office:value-type="float" office:value="10450.652179398727" table:formula="of:=SUM([.LN7]-[.LO6])" table:style-name="ce109">
            <text:p>$10,450.65<text:s/></text:p>
          </table:table-cell>
          <table:table-cell office:value-type="float" office:value="10157.821073032952" table:formula="of:=SUM([.LO7]-[.LP6])" table:style-name="ce109">
            <text:p>$10,157.82<text:s/></text:p>
          </table:table-cell>
          <table:table-cell office:value-type="float" office:value="9864.1358759402774" table:formula="of:=SUM([.LP7]-[.LQ6])" table:style-name="ce109">
            <text:p>$9,864.14<text:s/></text:p>
          </table:table-cell>
          <table:table-cell office:value-type="float" office:value="9569.5940970227493" table:formula="of:=SUM([.LQ7]-[.LR6])" table:style-name="ce109">
            <text:p>$9,569.59<text:s/></text:p>
          </table:table-cell>
          <table:table-cell office:value-type="float" office:value="9274.193237916712" table:formula="of:=SUM([.LR7]-[.LS6])" table:style-name="ce109">
            <text:p>$9,274.19<text:s/></text:p>
          </table:table-cell>
          <table:table-cell office:value-type="float" office:value="8977.9307929716142" table:formula="of:=SUM([.LS7]-[.LT6])" table:style-name="ce109">
            <text:p>$8,977.93<text:s/></text:p>
          </table:table-cell>
          <table:table-cell office:value-type="float" office:value="8680.8042492287605" table:formula="of:=SUM([.LT7]-[.LU6])" table:style-name="ce109">
            <text:p>$8,680.80<text:s/></text:p>
          </table:table-cell>
          <table:table-cell office:value-type="float" office:value="8382.81108639999" table:formula="of:=SUM([.LU7]-[.LV6])" table:style-name="ce109">
            <text:p>$8,382.81<text:s/></text:p>
          </table:table-cell>
          <table:table-cell office:value-type="float" office:value="8083.9487768463023" table:formula="of:=SUM([.LV7]-[.LW6])" table:style-name="ce109">
            <text:p>$8,083.95<text:s/></text:p>
          </table:table-cell>
          <table:table-cell office:value-type="float" office:value="7784.2147855564162" table:formula="of:=SUM([.LW7]-[.LX6])" table:style-name="ce109">
            <text:p>$7,784.21<text:s/></text:p>
          </table:table-cell>
          <table:table-cell office:value-type="float" office:value="7483.6065701252683" table:formula="of:=SUM([.LX7]-[.LY6])" table:style-name="ce109">
            <text:p>$7,483.61<text:s/></text:p>
          </table:table-cell>
          <table:table-cell office:value-type="float" office:value="7182.1215807324461" table:formula="of:=SUM([.LY7]-[.LZ6])" table:style-name="ce109">
            <text:p>$7,182.12<text:s/></text:p>
          </table:table-cell>
          <table:table-cell office:value-type="float" office:value="6879.757260120562" table:formula="of:=SUM([.LZ7]-[.MA6])" table:style-name="ce109">
            <text:p>$6,879.76<text:s/></text:p>
          </table:table-cell>
          <table:table-cell office:value-type="float" office:value="6576.5110435735596" table:formula="of:=SUM([.MA7]-[.MB6])" table:style-name="ce109">
            <text:p>$6,576.51<text:s/></text:p>
          </table:table-cell>
          <table:table-cell office:value-type="float" office:value="6272.3803588949622" table:formula="of:=SUM([.MB7]-[.MC6])" table:style-name="ce109">
            <text:p>$6,272.38<text:s/></text:p>
          </table:table-cell>
          <table:table-cell office:value-type="float" office:value="5967.3626263860515" table:formula="of:=SUM([.MC7]-[.MD6])" table:style-name="ce109">
            <text:p>$5,967.36<text:s/></text:p>
          </table:table-cell>
          <table:table-cell office:value-type="float" office:value="5661.4552588239903" table:formula="of:=SUM([.MD7]-[.ME6])" table:style-name="ce109">
            <text:p>$5,661.46<text:s/></text:p>
          </table:table-cell>
          <table:table-cell office:value-type="float" office:value="5354.6556614398733" table:formula="of:=SUM([.ME7]-[.MF6])" table:style-name="ce109">
            <text:p>$5,354.66<text:s/></text:p>
          </table:table-cell>
          <table:table-cell office:value-type="float" office:value="5046.9612318967193" table:formula="of:=SUM([.MF7]-[.MG6])" table:style-name="ce109">
            <text:p>$5,046.96<text:s/></text:p>
          </table:table-cell>
          <table:table-cell office:value-type="float" office:value="4738.3693602673975" table:formula="of:=SUM([.MG7]-[.MH6])" table:style-name="ce109">
            <text:p>$4,738.37<text:s/></text:p>
          </table:table-cell>
          <table:table-cell office:value-type="float" office:value="4428.8774290124902" table:formula="of:=SUM([.MH7]-[.MI6])" table:style-name="ce109">
            <text:p>$4,428.88<text:s/></text:p>
          </table:table-cell>
          <table:table-cell office:value-type="float" office:value="4118.4828129580892" table:formula="of:=SUM([.MI7]-[.MJ6])" table:style-name="ce109">
            <text:p>$4,118.48<text:s/></text:p>
          </table:table-cell>
          <table:table-cell office:value-type="float" office:value="3807.1828792735296" table:formula="of:=SUM([.MJ7]-[.MK6])" table:style-name="ce109">
            <text:p>$3,807.18<text:s/></text:p>
          </table:table-cell>
          <table:table-cell office:value-type="float" office:value="3494.9749874490567" table:formula="of:=SUM([.MK7]-[.ML6])" table:style-name="ce109">
            <text:p>$3,494.97<text:s/></text:p>
          </table:table-cell>
          <table:table-cell office:value-type="float" office:value="3181.8564892734294" table:formula="of:=SUM([.ML7]-[.MM6])" table:style-name="ce109">
            <text:p>$3,181.86<text:s/></text:p>
          </table:table-cell>
          <table:table-cell office:value-type="float" office:value="2867.8247288114562" table:formula="of:=SUM([.MM7]-[.MN6])" table:style-name="ce109">
            <text:p>$2,867.82<text:s/></text:p>
          </table:table-cell>
          <table:table-cell office:value-type="float" office:value="2552.877042381469" table:formula="of:=SUM([.MN7]-[.MO6])" table:style-name="ce109">
            <text:p>$2,552.88<text:s/></text:p>
          </table:table-cell>
          <table:table-cell office:value-type="float" office:value="2237.0107585327278" table:formula="of:=SUM([.MO7]-[.MP6])" table:style-name="ce109">
            <text:p>$2,237.01<text:s/></text:p>
          </table:table-cell>
          <table:table-cell office:value-type="float" office:value="1920.2231980227609" table:formula="of:=SUM([.MP7]-[.MQ6])" table:style-name="ce109">
            <text:p>$1,920.22<text:s/></text:p>
          </table:table-cell>
          <table:table-cell office:value-type="float" office:value="1602.51167379464" table:formula="of:=SUM([.MQ7]-[.MR6])" table:style-name="ce109">
            <text:p>$1,602.51<text:s/></text:p>
          </table:table-cell>
          <table:table-cell office:value-type="float" office:value="1283.8734909541872" table:formula="of:=SUM([.MR7]-[.MS6])" table:style-name="ce109">
            <text:p>$1,283.87<text:s/></text:p>
          </table:table-cell>
          <table:table-cell office:value-type="float" office:value="964.30594674711631" table:formula="of:=SUM([.MS7]-[.MT6])" table:style-name="ce109">
            <text:p>$964.31<text:s/></text:p>
          </table:table-cell>
          <table:table-cell office:value-type="float" office:value="643.80633053610813" table:formula="of:=SUM([.MT7]-[.MU6])" table:style-name="ce109">
            <text:p>$643.81<text:s/></text:p>
          </table:table-cell>
          <table:table-cell office:value-type="float" office:value="322.37192377781781" table:formula="of:=SUM([.MU7]-[.MV6])" table:style-name="ce109">
            <text:p>$322.37<text:s/></text:p>
          </table:table-cell>
          <table:table-cell office:value-type="float" office:value="-1.8417267710901797E-10" table:formula="of:=SUM([.MV7]-[.MW6])" table:style-name="ce109">
            <text:p>($0.00)</text:p>
          </table:table-cell>
          <table:table-cell table:number-columns-repeated="16023"/>
        </table:table-row>
        <table:table-row table:style-name="ro2">
          <table:table-cell table:number-columns-repeated="1024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number-columns-spanned="2" table:number-rows-spanned="1" table:style-name="ce111">
            <text:p>Loan Amt Left</text:p>
          </table:table-cell>
          <table:covered-table-cell/>
          <table:table-cell office:value-type="string" table:style-name="ce2">
            <text:p>Equity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65">
            <text:p>Year 1</text:p>
          </table:table-cell>
          <table:table-cell office:value-type="float" office:value="70618.227838512335" table:formula="of:=[.M7]" table:style-name="ce109">
            <text:p>$70,618.23<text:s/></text:p>
          </table:table-cell>
          <table:table-cell table:style-name="ce2"/>
          <table:table-cell office:value-type="float" office:value="1381.7721614876646" table:formula="of:=SUM([.C1]-[.B10])" table:style-name="ce73">
            <text:p>$1,382<text:s/>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65">
            <text:p>Year 2</text:p>
          </table:table-cell>
          <table:table-cell office:value-type="float" office:value="69187.310251574992" table:formula="of:=[.Y7]" table:style-name="ce109">
            <text:p>$69,187.31<text:s/></text:p>
          </table:table-cell>
          <table:table-cell table:style-name="ce2"/>
          <table:table-cell office:value-type="float" office:value="1430.917586937343" table:formula="of:=SUM([.B10]-[.B11])" table:style-name="ce73">
            <text:p>$1,43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65">
            <text:p>Year 3</text:p>
          </table:table-cell>
          <table:table-cell office:value-type="float" office:value="67705.499286153499" table:formula="of:=[.AK7]" table:style-name="ce109">
            <text:p>$67,705.50<text:s/></text:p>
          </table:table-cell>
          <table:table-cell table:style-name="ce2"/>
          <table:table-cell office:value-type="float" office:value="1481.8109654214932" table:formula="of:=SUM([.B11]-[.B12])" table:style-name="ce73">
            <text:p>$1,482<text:s/>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65">
            <text:p>Year 4</text:p>
          </table:table-cell>
          <table:table-cell office:value-type="float" office:value="66170.984819850026" table:formula="of:=[.AW7]" table:style-name="ce109">
            <text:p>$66,170.98<text:s/></text:p>
          </table:table-cell>
          <table:table-cell table:style-name="ce2"/>
          <table:table-cell office:value-type="float" office:value="1534.5144663034735" table:formula="of:=SUM([.B12]-[.B13])" table:style-name="ce73">
            <text:p>$1,53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65">
            <text:p>Year 5</text:p>
          </table:table-cell>
          <table:table-cell office:value-type="float" office:value="64581.892349728616" table:formula="of:=[.BI7]" table:style-name="ce109">
            <text:p>$64,581.89<text:s/></text:p>
          </table:table-cell>
          <table:table-cell table:style-name="ce2"/>
          <table:table-cell office:value-type="float" office:value="1589.0924701214099" table:formula="of:=SUM([.B13]-[.B14])" table:style-name="ce73">
            <text:p>$1,58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65">
            <text:p>Year 6</text:p>
          </table:table-cell>
          <table:table-cell office:value-type="float" office:value="62936.280702495606" table:formula="of:=[.BU7]" table:style-name="ce109">
            <text:p>$62,936.28<text:s/></text:p>
          </table:table-cell>
          <table:table-cell table:style-name="ce2"/>
          <table:table-cell office:value-type="float" office:value="1645.6116472330104" table:formula="of:=SUM([.B14]-[.B15])" table:style-name="ce73">
            <text:p>$1,64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65">
            <text:p>Year 7</text:p>
          </table:table-cell>
          <table:table-cell office:value-type="float" office:value="61232.139663238115" table:formula="of:=[.CG7]" table:style-name="ce109">
            <text:p>$61,232.14<text:s/></text:p>
          </table:table-cell>
          <table:table-cell table:style-name="ce2"/>
          <table:table-cell office:value-type="float" office:value="1704.1410392574908" table:formula="of:=SUM([.B15]-[.B16])" table:style-name="ce73">
            <text:p>$1,70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65">
            <text:p>Year 8</text:p>
          </table:table-cell>
          <table:table-cell office:value-type="float" office:value="59467.387519824064" table:formula="of:=[.CS7]" table:style-name="ce109">
            <text:p>$59,467.39<text:s/></text:p>
          </table:table-cell>
          <table:table-cell table:style-name="ce2"/>
          <table:table-cell office:value-type="float" office:value="1764.7521434140508" table:formula="of:=SUM([.B16]-[.B17])" table:style-name="ce73">
            <text:p>$1,765<text:s/></text:p>
          </table:table-cell>
          <table:table-cell table:number-columns-repeated="16380"/>
        </table:table-row>
        <table:table-row table:style-name="ro2">
          <table:table-cell office:value-type="string" table:style-name="ce65">
            <text:p>Year 9</text:p>
          </table:table-cell>
          <table:table-cell office:value-type="float" office:value="57639.868519963893" table:formula="of:=[.DE7]" table:style-name="ce109">
            <text:p>$57,639.87<text:s/></text:p>
          </table:table-cell>
          <table:table-cell table:style-name="ce2"/>
          <table:table-cell office:value-type="float" office:value="1827.5189998601709" table:formula="of:=SUM([.B17]-[.B18])" table:style-name="ce73">
            <text:p>$1,828<text:s/></text:p>
          </table:table-cell>
          <table:table-cell table:number-columns-repeated="16380"/>
        </table:table-row>
        <table:table-row table:style-name="ro2">
          <table:table-cell office:value-type="string" table:style-name="ce65">
            <text:p>Year 10</text:p>
          </table:table-cell>
          <table:table-cell office:value-type="float" office:value="55747.350237827828" table:formula="of:=[.DQ7]" table:style-name="ce109">
            <text:p>$55,747.35<text:s/></text:p>
          </table:table-cell>
          <table:table-cell table:style-name="ce2"/>
          <table:table-cell office:value-type="float" office:value="1892.518282136065" table:formula="of:=SUM([.B18]-[.B19])" table:style-name="ce73">
            <text:p>$1,893<text:s/></text:p>
          </table:table-cell>
          <table:table-cell table:number-columns-repeated="16380"/>
        </table:table-row>
        <table:table-row table:style-name="ro2">
          <table:table-cell office:value-type="string" table:style-name="ce65">
            <text:p>Year 11</text:p>
          </table:table-cell>
          <table:table-cell office:value-type="float" office:value="53787.520847001651" table:formula="of:=[.EC7]" table:style-name="ce109">
            <text:p>$53,787.52<text:s/></text:p>
          </table:table-cell>
          <table:table-cell table:style-name="ce2"/>
          <table:table-cell office:value-type="float" office:value="1959.8293908261767" table:formula="of:=SUM([.B19]-[.B20])" table:style-name="ce73">
            <text:p>$1,960<text:s/></text:p>
          </table:table-cell>
          <table:table-cell table:number-columns-repeated="16380"/>
        </table:table-row>
        <table:table-row table:style-name="ro2">
          <table:table-cell office:value-type="string" table:style-name="ce65">
            <text:p>Year 12</text:p>
          </table:table-cell>
          <table:table-cell office:value-type="float" office:value="51757.986296449817" table:formula="of:=[.EO7]" table:style-name="ce109">
            <text:p>$51,757.99<text:s/></text:p>
          </table:table-cell>
          <table:table-cell table:style-name="ce2"/>
          <table:table-cell office:value-type="float" office:value="2029.5345505518344" table:formula="of:=SUM([.B20]-[.B21])" table:style-name="ce73">
            <text:p>$2,030<text:s/></text:p>
          </table:table-cell>
          <table:table-cell table:number-columns-repeated="16380"/>
        </table:table-row>
        <table:table-row table:style-name="ro2">
          <table:table-cell office:value-type="string" table:style-name="ce65">
            <text:p>Year 13</text:p>
          </table:table-cell>
          <table:table-cell office:value-type="float" office:value="49656.267386036292" table:formula="of:=[.FA7]" table:style-name="ce109">
            <text:p>$49,656.27<text:s/></text:p>
          </table:table-cell>
          <table:table-cell table:style-name="ce2"/>
          <table:table-cell office:value-type="float" office:value="2101.718910413525" table:formula="of:=SUM([.B21]-[.B22])" table:style-name="ce73">
            <text:p>$2,102<text:s/></text:p>
          </table:table-cell>
          <table:table-cell table:number-columns-repeated="16380"/>
        </table:table-row>
        <table:table-row table:style-name="ro2">
          <table:table-cell office:value-type="string" table:style-name="ce65">
            <text:p>Year 14</text:p>
          </table:table-cell>
          <table:table-cell office:value-type="float" office:value="47479.796738030418" table:formula="of:=[.FM7]" table:style-name="ce109">
            <text:p>$47,479.80<text:s/></text:p>
          </table:table-cell>
          <table:table-cell table:style-name="ce2"/>
          <table:table-cell office:value-type="float" office:value="2176.470648005874" table:formula="of:=SUM([.B22]-[.B23])" table:style-name="ce73">
            <text:p>$2,176<text:s/></text:p>
          </table:table-cell>
          <table:table-cell table:number-columns-repeated="16380"/>
        </table:table-row>
        <table:table-row table:style-name="ro2">
          <table:table-cell office:value-type="string" table:style-name="ce65">
            <text:p>Year 15</text:p>
          </table:table-cell>
          <table:table-cell office:value-type="float" office:value="45225.91566089863" table:formula="of:=[.FY7]" table:style-name="ce109">
            <text:p>$45,225.92<text:s/></text:p>
          </table:table-cell>
          <table:table-cell table:style-name="ce2"/>
          <table:table-cell office:value-type="float" office:value="2253.8810771317876" table:formula="of:=SUM([.B23]-[.B24])" table:style-name="ce73">
            <text:p>$2,254<text:s/></text:p>
          </table:table-cell>
          <table:table-cell table:number-columns-repeated="16380"/>
        </table:table-row>
        <table:table-row table:style-name="ro2">
          <table:table-cell office:value-type="string" table:style-name="ce65">
            <text:p>Year 16</text:p>
          </table:table-cell>
          <table:table-cell office:value-type="float" office:value="42891.870901550705" table:formula="of:=[.GK7]" table:style-name="ce109">
            <text:p>$42,891.87<text:s/></text:p>
          </table:table-cell>
          <table:table-cell table:style-name="ce2"/>
          <table:table-cell office:value-type="float" office:value="2334.0447593479257" table:formula="of:=SUM([.B24]-[.B25])" table:style-name="ce73">
            <text:p>$2,334<text:s/></text:p>
          </table:table-cell>
          <table:table-cell table:number-columns-repeated="16380"/>
        </table:table-row>
        <table:table-row table:style-name="ro2">
          <table:table-cell office:value-type="string" table:style-name="ce65">
            <text:p>Year 17</text:p>
          </table:table-cell>
          <table:table-cell office:value-type="float" office:value="40474.811282073257" table:formula="of:=[.GW7]" table:style-name="ce109">
            <text:p>$40,474.81<text:s/></text:p>
          </table:table-cell>
          <table:table-cell table:style-name="ce2"/>
          <table:table-cell office:value-type="float" office:value="2417.059619477448" table:formula="of:=SUM([.B25]-[.B26])" table:style-name="ce73">
            <text:p>$2,417<text:s/></text:p>
          </table:table-cell>
          <table:table-cell table:number-columns-repeated="16380"/>
        </table:table-row>
        <table:table-row table:style-name="ro2">
          <table:table-cell office:value-type="string" table:style-name="ce65">
            <text:p>Year 18</text:p>
          </table:table-cell>
          <table:table-cell office:value-type="float" office:value="37971.78421684225" table:formula="of:=[.HI7]" table:style-name="ce109">
            <text:p>$37,971.78<text:s/></text:p>
          </table:table-cell>
          <table:table-cell table:style-name="ce2"/>
          <table:table-cell office:value-type="float" office:value="2503.0270652310064" table:formula="of:=SUM([.B26]-[.B27])" table:style-name="ce73">
            <text:p>$2,503<text:s/></text:p>
          </table:table-cell>
          <table:table-cell table:number-columns-repeated="16380"/>
        </table:table-row>
        <table:table-row table:style-name="ro2">
          <table:table-cell office:value-type="string" table:style-name="ce65">
            <text:p>Year 19</text:p>
          </table:table-cell>
          <table:table-cell office:value-type="float" office:value="35379.732105759693" table:formula="of:=[.HU7]" table:style-name="ce109">
            <text:p>$35,379.73<text:s/></text:p>
          </table:table-cell>
          <table:table-cell table:style-name="ce2"/>
          <table:table-cell office:value-type="float" office:value="2592.0521110825575" table:formula="of:=SUM([.B27]-[.B28])" table:style-name="ce73">
            <text:p>$2,592<text:s/></text:p>
          </table:table-cell>
          <table:table-cell table:number-columns-repeated="16380"/>
        </table:table-row>
        <table:table-row table:style-name="ro2">
          <table:table-cell office:value-type="string" table:style-name="ce65">
            <text:p>Year 20</text:p>
          </table:table-cell>
          <table:table-cell office:value-type="float" office:value="32695.48859920874" table:formula="of:=[.IG7]" table:style-name="ce109">
            <text:p>$32,695.49<text:s/></text:p>
          </table:table-cell>
          <table:table-cell table:style-name="ce2"/>
          <table:table-cell office:value-type="float" office:value="2684.2435065509526" table:formula="of:=SUM([.B28]-[.B29])" table:style-name="ce73">
            <text:p>$2,684<text:s/></text:p>
          </table:table-cell>
          <table:table-cell table:number-columns-repeated="16380"/>
        </table:table-row>
        <table:table-row table:style-name="ro2">
          <table:table-cell office:value-type="string" table:style-name="ce65">
            <text:p>Year 21</text:p>
          </table:table-cell>
          <table:table-cell office:value-type="float" office:value="29915.774730164772" table:formula="of:=[.IS7]" table:style-name="ce109">
            <text:p>$29,915.77<text:s/></text:p>
          </table:table-cell>
          <table:table-cell table:style-name="ce2"/>
          <table:table-cell office:value-type="float" office:value="2779.7138690439679" table:formula="of:=SUM([.B29]-[.B30])" table:style-name="ce73">
            <text:p>$2,780<text:s/></text:p>
          </table:table-cell>
          <table:table-cell table:number-columns-repeated="16380"/>
        </table:table-row>
        <table:table-row table:style-name="ro2">
          <table:table-cell office:value-type="string" table:style-name="ce65">
            <text:p>Year 22</text:p>
          </table:table-cell>
          <table:table-cell office:value-type="float" office:value="27037.194908737252" table:formula="of:=[.JE7]" table:style-name="ce109">
            <text:p>$27,037.19<text:s/></text:p>
          </table:table-cell>
          <table:table-cell table:style-name="ce2"/>
          <table:table-cell office:value-type="float" office:value="2878.5798214275201" table:formula="of:=SUM([.B30]-[.B31])" table:style-name="ce73">
            <text:p>$2,879<text:s/></text:p>
          </table:table-cell>
          <table:table-cell table:number-columns-repeated="16380"/>
        </table:table-row>
        <table:table-row table:style-name="ro2">
          <table:table-cell office:value-type="string" table:style-name="ce65">
            <text:p>Year 23</text:p>
          </table:table-cell>
          <table:table-cell office:value-type="float" office:value="24056.232774249806" table:formula="of:=[.JQ7]" table:style-name="ce109">
            <text:p>$24,056.23<text:s/></text:p>
          </table:table-cell>
          <table:table-cell table:style-name="ce2"/>
          <table:table-cell office:value-type="float" office:value="2980.9621344874467" table:formula="of:=SUM([.B31]-[.B32])" table:style-name="ce73">
            <text:p>$2,981<text:s/></text:p>
          </table:table-cell>
          <table:table-cell table:number-columns-repeated="16380"/>
        </table:table-row>
        <table:table-row table:style-name="ro2">
          <table:table-cell office:value-type="string" table:style-name="ce65">
            <text:p>Year 24</text:p>
          </table:table-cell>
          <table:table-cell office:value-type="float" office:value="20969.24689979132" table:formula="of:=[.KC7]" table:style-name="ce109">
            <text:p>$20,969.25<text:s/></text:p>
          </table:table-cell>
          <table:table-cell table:style-name="ce2"/>
          <table:table-cell office:value-type="float" office:value="3086.9858744584853" table:formula="of:=SUM([.B32]-[.B33])" table:style-name="ce73">
            <text:p>$3,087<text:s/></text:p>
          </table:table-cell>
          <table:table-cell table:number-columns-repeated="16380"/>
        </table:table-row>
        <table:table-row table:style-name="ro2">
          <table:table-cell office:value-type="string" table:style-name="ce65">
            <text:p>Year 25</text:p>
          </table:table-cell>
          <table:table-cell office:value-type="float" office:value="17500.990528938717" table:formula="of:=[.KP7]" table:style-name="ce109">
            <text:p>$17,500.99<text:s/></text:p>
          </table:table-cell>
          <table:table-cell table:style-name="ce2"/>
          <table:table-cell office:value-type="float" office:value="3468.2563708526031" table:formula="of:=SUM([.B33]-[.B34])" table:style-name="ce73">
            <text:p>$3,468<text:s/></text:p>
          </table:table-cell>
          <table:table-cell table:number-columns-repeated="16380"/>
        </table:table-row>
        <table:table-row table:style-name="ro2">
          <table:table-cell office:value-type="string" table:style-name="ce65">
            <text:p>Year 26</text:p>
          </table:table-cell>
          <table:table-cell office:value-type="float" office:value="14461.98604458413" table:formula="of:=[.LA7]" table:style-name="ce109">
            <text:p>$14,461.99<text:s/></text:p>
          </table:table-cell>
          <table:table-cell table:style-name="ce2"/>
          <table:table-cell office:value-type="float" office:value="3039.0044843545875" table:formula="of:=SUM([.B34]-[.B35])" table:style-name="ce73">
            <text:p>$3,039<text:s/></text:p>
          </table:table-cell>
          <table:table-cell table:number-columns-repeated="16380"/>
        </table:table-row>
        <table:table-row table:style-name="ro2">
          <table:table-cell office:value-type="string" table:style-name="ce65">
            <text:p>Year 27</text:p>
          </table:table-cell>
          <table:table-cell office:value-type="float" office:value="11033.762048139595" table:formula="of:=[.LM7]" table:style-name="ce109">
            <text:p>$11,033.76<text:s/></text:p>
          </table:table-cell>
          <table:table-cell table:style-name="ce2"/>
          <table:table-cell office:value-type="float" office:value="3428.2239964445344" table:formula="of:=SUM([.B35]-[.B36])" table:style-name="ce73">
            <text:p>$3,428<text:s/></text:p>
          </table:table-cell>
          <table:table-cell table:number-columns-repeated="16380"/>
        </table:table-row>
        <table:table-row table:style-name="ro2">
          <table:table-cell office:value-type="string" table:style-name="ce65">
            <text:p>Year 28</text:p>
          </table:table-cell>
          <table:table-cell office:value-type="float" office:value="7483.6065701252683" table:formula="of:=[.LY7]" table:style-name="ce109">
            <text:p>$7,483.61<text:s/></text:p>
          </table:table-cell>
          <table:table-cell table:style-name="ce2"/>
          <table:table-cell office:value-type="float" office:value="3550.1554780143269" table:formula="of:=SUM([.B36]-[.B37])" table:style-name="ce73">
            <text:p>$3,550<text:s/></text:p>
          </table:table-cell>
          <table:table-cell table:number-columns-repeated="16380"/>
        </table:table-row>
        <table:table-row table:style-name="ro2">
          <table:table-cell office:value-type="string" table:style-name="ce65">
            <text:p>Year 29</text:p>
          </table:table-cell>
          <table:table-cell office:value-type="float" office:value="3807.1828792735296" table:formula="of:=[.MK7]" table:style-name="ce109">
            <text:p>$3,807.18<text:s/></text:p>
          </table:table-cell>
          <table:table-cell table:style-name="ce2"/>
          <table:table-cell office:value-type="float" office:value="3676.4236908517387" table:formula="of:=SUM([.B37]-[.B38])" table:style-name="ce73">
            <text:p>$3,676<text:s/></text:p>
          </table:table-cell>
          <table:table-cell table:number-columns-repeated="16380"/>
        </table:table-row>
        <table:table-row table:style-name="ro2">
          <table:table-cell office:value-type="string" table:style-name="ce65">
            <text:p>Year 30</text:p>
          </table:table-cell>
          <table:table-cell office:value-type="float" office:value="-1.8417267710901797E-10" table:formula="of:=[.MW7]" table:style-name="ce109">
            <text:p>($0.00)</text:p>
          </table:table-cell>
          <table:table-cell table:style-name="ce2"/>
          <table:table-cell office:value-type="float" office:value="3807.1828792737138" table:formula="of:=SUM([.B38]-[.B39])" table:style-name="ce73">
            <text:p>$3,807<text:s/></text:p>
          </table:table-cell>
          <table:table-cell table:number-columns-repeated="16380"/>
        </table:table-row>
        <table:table-row table:number-rows-repeated="1048537" table:style-name="ro3">
          <table:table-cell table:number-columns-repeated="16384"/>
        </table:table-row>
      </table:table>
      <table:table table:name="Display" table:style-name="ta1">
        <table:table-column table:style-name="co8" table:number-columns-repeated="3" table:default-cell-style-name="ce2"/>
        <table:table-column table:style-name="co13" table:default-cell-style-name="ce2"/>
        <table:table-column table:style-name="co4" table:default-cell-style-name="ce2"/>
        <table:table-column table:style-name="co8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1" table:default-cell-style-name="ce2"/>
        <table:table-column table:style-name="co4" table:default-cell-style-name="ce2"/>
        <table:table-column table:style-name="co17" table:default-cell-style-name="ce2"/>
        <table:table-column table:style-name="co8" table:default-cell-style-name="ce2"/>
        <table:table-column table:style-name="co18" table:default-cell-style-name="ce2"/>
        <table:table-column table:style-name="co19" table:default-cell-style-name="ce109"/>
        <table:table-column table:style-name="co4" table:default-cell-style-name="ce2"/>
        <table:table-column table:style-name="co8" table:default-cell-style-name="ce2"/>
        <table:table-column table:style-name="co20" table:default-cell-style-name="ce2"/>
        <table:table-column table:style-name="co11" table:default-cell-style-name="ce2"/>
        <table:table-column table:style-name="co8" table:number-columns-repeated="1005" table:default-cell-style-name="ce2"/>
        <table:table-column table:style-name="co9" table:number-columns-repeated="15360" table:default-cell-style-name="ce1"/>
        <table:table-row table:style-name="ro4">
          <table:table-cell/>
          <table:table-cell table:number-columns-repeated="13" table:style-name="ce2"/>
          <table:table-cell table:style-name="ce109"/>
          <table:table-cell table:number-columns-repeated="1009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3" table:number-rows-spanned="1" table:style-name="ce91">
            <text:p>Total Operating Expenses:</text:p>
          </table:table-cell>
          <table:covered-table-cell table:number-columns-repeated="2"/>
          <table:table-cell office:value-type="float" office:value="331.66666666666663" table:formula="of:=SUM([.Y2:.Y10])" table:style-name="ce113">
            <text:p>$331.67<text:s/></text:p>
          </table:table-cell>
          <table:table-cell table:style-name="ce2"/>
          <table:table-cell office:value-type="string" table:number-columns-spanned="4" table:number-rows-spanned="1" table:style-name="ce135">
            <text:p>Financial Info</text:p>
          </table:table-cell>
          <table:covered-table-cell table:number-columns-repeated="3"/>
          <table:table-cell table:number-columns-repeated="4" table:style-name="ce2"/>
          <table:table-cell table:style-name="ce109"/>
          <table:table-cell table:number-columns-repeated="8" table:style-name="ce2"/>
          <table:table-cell office:value-type="string" table:style-name="ce114">
            <text:p>Property Taxes</text:p>
          </table:table-cell>
          <table:table-cell office:value-type="float" office:value="131.66666666666666" table:formula="of:=SUM([Analysis.E24]/12)" table:style-name="ce115">
            <text:p>$131.67<text:s/></text:p>
          </table:table-cell>
          <table:table-cell table:number-columns-repeated="16359"/>
        </table:table-row>
        <table:table-row table:style-name="ro1">
          <table:table-cell/>
          <table:table-cell office:value-type="string" table:number-columns-spanned="3" table:number-rows-spanned="1" table:style-name="ce93">
            <text:p>Mortgage Expenses:</text:p>
          </table:table-cell>
          <table:covered-table-cell table:number-columns-repeated="2"/>
          <table:table-cell office:value-type="float" office:value="323.31217522235397" table:formula="of:=[.Y11]" table:style-name="ce116">
            <text:p>$323.31<text:s/></text:p>
          </table:table-cell>
          <table:table-cell table:style-name="ce2"/>
          <table:table-cell office:value-type="string" table:number-columns-spanned="3" table:number-rows-spanned="1" table:style-name="ce87">
            <text:p>Income-Expense Ratio (2% Rule)</text:p>
          </table:table-cell>
          <table:covered-table-cell table:number-columns-repeated="2"/>
          <table:table-cell office:value-type="percentage" office:value="0.02" table:formula="of:=SUM([Analysis.L4]/[Analysis.D3])" table:style-name="ce117">
            <text:p>2.00%</text:p>
          </table:table-cell>
          <table:table-cell table:number-columns-repeated="4" table:style-name="ce2"/>
          <table:table-cell table:style-name="ce109"/>
          <table:table-cell table:number-columns-repeated="8" table:style-name="ce2"/>
          <table:table-cell office:value-type="string" table:style-name="ce114">
            <text:p>Insurance</text:p>
          </table:table-cell>
          <table:table-cell office:value-type="float" office:value="0" table:formula="of:=SUM([Analysis.E25]/12)" table:style-name="ce118">
            <text:p>$0<text:s/></text:p>
          </table:table-cell>
          <table:table-cell table:number-columns-repeated="16359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3" table:number-rows-spanned="1" table:style-name="ce87">
            <text:p>Total Initial Equity</text:p>
          </table:table-cell>
          <table:covered-table-cell table:number-columns-repeated="2"/>
          <table:table-cell office:value-type="float" office:value="6500" table:formula="of:=SUM([Display.E12]-[Display.E8])" table:style-name="ce119">
            <text:p>$6,500.00<text:s/></text:p>
          </table:table-cell>
          <table:table-cell table:number-columns-repeated="4" table:style-name="ce2"/>
          <table:table-cell table:style-name="ce109"/>
          <table:table-cell table:number-columns-repeated="8" table:style-name="ce2"/>
          <table:table-cell office:value-type="string" table:style-name="ce114">
            <text:p>Property Mgmt</text:p>
          </table:table-cell>
          <table:table-cell office:value-type="float" office:value="0" table:formula="of:=SUM([Analysis.E17]*[Analysis.E26])" table:style-name="ce115">
            <text:p>$0.00<text:s/></text:p>
          </table:table-cell>
          <table:table-cell table:number-columns-repeated="16359"/>
        </table:table-row>
        <table:table-row table:style-name="ro1">
          <table:table-cell/>
          <table:table-cell office:value-type="string" table:number-columns-spanned="3" table:number-rows-spanned="1" table:style-name="ce95">
            <text:p>Total Monthly Income:</text:p>
          </table:table-cell>
          <table:covered-table-cell table:number-columns-repeated="2"/>
          <table:table-cell office:value-type="float" office:value="1500" table:formula="of:=[Analysis.L6]" table:style-name="ce120">
            <text:p>$1,500.00<text:s/></text:p>
          </table:table-cell>
          <table:table-cell table:style-name="ce2"/>
          <table:table-cell office:value-type="string" table:number-columns-spanned="3" table:number-rows-spanned="1" table:style-name="ce87">
            <text:p>Gross Rent Multiplier (GRM)</text:p>
          </table:table-cell>
          <table:covered-table-cell table:number-columns-repeated="2"/>
          <table:table-cell office:value-type="float" office:value="4.5277777777777777" table:formula="of:=[Analysis.P5]" table:style-name="ce121">
            <text:p>4.53<text:s/></text:p>
          </table:table-cell>
          <table:table-cell table:number-columns-repeated="4" table:style-name="ce2"/>
          <table:table-cell table:style-name="ce109"/>
          <table:table-cell table:number-columns-repeated="8" table:style-name="ce2"/>
          <table:table-cell office:value-type="string" table:style-name="ce114">
            <text:p>Maintenance &amp; Repairs</text:p>
          </table:table-cell>
          <table:table-cell office:value-type="float" office:value="100" table:formula="of:=SUM([Analysis.E27]/12)" table:style-name="ce115">
            <text:p>$100.00<text:s/></text:p>
          </table:table-cell>
          <table:table-cell table:number-columns-repeated="16359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3" table:number-rows-spanned="1" table:style-name="ce89">
            <text:p>Debt Service Coverage Ratio (DSCR)</text:p>
          </table:table-cell>
          <table:covered-table-cell table:number-columns-repeated="2"/>
          <table:table-cell office:value-type="float" office:value="2.4601051410990951" table:formula="of:=[Analysis.P8]" table:style-name="ce122">
            <text:p>2.46</text:p>
          </table:table-cell>
          <table:table-cell table:number-columns-repeated="4" table:style-name="ce2"/>
          <table:table-cell table:style-name="ce109"/>
          <table:table-cell table:number-columns-repeated="8" table:style-name="ce2"/>
          <table:table-cell office:value-type="string" table:style-name="ce114">
            <text:p>Advertising</text:p>
          </table:table-cell>
          <table:table-cell office:value-type="float" office:value="0" table:formula="of:=SUM([Analysis.E28]/12)" table:style-name="ce118">
            <text:p>$0<text:s/></text:p>
          </table:table-cell>
          <table:table-cell table:number-columns-repeated="16359"/>
        </table:table-row>
        <table:table-row table:style-name="ro1">
          <table:table-cell/>
          <table:table-cell office:value-type="string" table:number-columns-spanned="4" table:number-rows-spanned="1" table:style-name="ce136">
            <text:p>Breakdown</text:p>
          </table:table-cell>
          <table:covered-table-cell table:number-columns-repeated="3"/>
          <table:table-cell table:number-columns-repeated="9" table:style-name="ce2"/>
          <table:table-cell table:style-name="ce109"/>
          <table:table-cell table:number-columns-repeated="8" table:style-name="ce2"/>
          <table:table-cell office:value-type="string" table:style-name="ce114">
            <text:p>Utilities</text:p>
          </table:table-cell>
          <table:table-cell office:value-type="float" office:value="100" table:formula="of:=SUM([Analysis.E29]/12)" table:style-name="ce118">
            <text:p>$100<text:s/>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4">
            <text:p>Purchase Price</text:p>
          </table:table-cell>
          <table:table-cell table:style-name="ce2"/>
          <table:table-cell table:style-name="ce109"/>
          <table:table-cell office:value-type="float" office:value="75000" table:formula="of:=[Analysis.D3]" table:style-name="ce123">
            <text:p>$75,000.00<text:s/></text:p>
          </table:table-cell>
          <table:table-cell table:style-name="ce2"/>
          <table:table-cell office:value-type="string" table:number-columns-spanned="4" table:number-rows-spanned="1" table:style-name="ce137">
            <text:p>50% Rule</text:p>
          </table:table-cell>
          <table:covered-table-cell table:number-columns-repeated="3"/>
          <table:table-cell table:number-columns-repeated="4" table:style-name="ce2"/>
          <table:table-cell table:style-name="ce109"/>
          <table:table-cell table:number-columns-repeated="8" table:style-name="ce2"/>
          <table:table-cell office:value-type="string" table:style-name="ce114">
            <text:p>Other 1</text:p>
          </table:table-cell>
          <table:table-cell office:value-type="float" office:value="0" table:formula="of:=SUM([Analysis.E30]/12)" table:style-name="ce118">
            <text:p>$0<text:s/></text:p>
          </table:table-cell>
          <table:table-cell table:number-columns-repeated="16359"/>
        </table:table-row>
        <table:table-row table:style-name="ro2">
          <table:table-cell/>
          <table:table-cell office:value-type="string" table:style-name="ce4">
            <text:p>Purchase Closing Costs</text:p>
          </table:table-cell>
          <table:table-cell table:style-name="ce2"/>
          <table:table-cell table:style-name="ce109"/>
          <table:table-cell office:value-type="float" office:value="0" table:formula="of:=[Analysis.D7]" table:style-name="ce123">
            <text:p>$0.00<text:s/></text:p>
          </table:table-cell>
          <table:table-cell table:style-name="ce2"/>
          <table:table-cell office:value-type="string" table:number-columns-spanned="3" table:number-rows-spanned="1" table:style-name="ce138">
            <text:p>Total Monthly Income:</text:p>
          </table:table-cell>
          <table:covered-table-cell table:number-columns-repeated="2"/>
          <table:table-cell office:value-type="float" office:value="1500" table:formula="of:=[Analysis.L6]" table:style-name="ce123">
            <text:p>$1,500.00<text:s/></text:p>
          </table:table-cell>
          <table:table-cell table:number-columns-repeated="4" table:style-name="ce2"/>
          <table:table-cell table:style-name="ce109"/>
          <table:table-cell table:number-columns-repeated="8" table:style-name="ce2"/>
          <table:table-cell office:value-type="string" table:style-name="ce114">
            <text:p>Other 2</text:p>
          </table:table-cell>
          <table:table-cell office:value-type="float" office:value="0" table:formula="of:=[Analysis.E31]" table:style-name="ce118">
            <text:p>$0<text:s/></text:p>
          </table:table-cell>
          <table:table-cell table:number-columns-repeated="16359"/>
        </table:table-row>
        <table:table-row table:style-name="ro2">
          <table:table-cell/>
          <table:table-cell office:value-type="string" table:style-name="ce4">
            <text:p>Estimated Repairs</text:p>
          </table:table-cell>
          <table:table-cell table:style-name="ce2"/>
          <table:table-cell table:style-name="ce109"/>
          <table:table-cell office:value-type="float" office:value="6500" table:formula="of:=[Analysis.D6]" table:style-name="ce123">
            <text:p>$6,500.00<text:s/></text:p>
          </table:table-cell>
          <table:table-cell table:style-name="ce2"/>
          <table:table-cell office:value-type="string" table:number-columns-spanned="3" table:number-rows-spanned="1" table:style-name="ce87">
            <text:p>x50% for Expenses:</text:p>
          </table:table-cell>
          <table:covered-table-cell table:number-columns-repeated="2"/>
          <table:table-cell office:value-type="float" office:value="750" table:formula="of:=SUM([.J9]*0.5)" table:style-name="ce123">
            <text:p>$750.00<text:s/></text:p>
          </table:table-cell>
          <table:table-cell table:number-columns-repeated="4" table:style-name="ce2"/>
          <table:table-cell table:style-name="ce109"/>
          <table:table-cell table:number-columns-repeated="8" table:style-name="ce2"/>
          <table:table-cell office:value-type="string" table:style-name="ce114">
            <text:p>Other 3</text:p>
          </table:table-cell>
          <table:table-cell office:value-type="float" office:value="0" table:formula="of:=[Analysis.E32]" table:style-name="ce118">
            <text:p>$0<text:s/></text:p>
          </table:table-cell>
          <table:table-cell table:number-columns-repeated="16359"/>
        </table:table-row>
        <table:table-row table:style-name="ro2">
          <table:table-cell/>
          <table:table-cell office:value-type="string" table:style-name="ce4">
            <text:p>Total Projected Cost</text:p>
          </table:table-cell>
          <table:table-cell table:style-name="ce2"/>
          <table:table-cell table:style-name="ce109"/>
          <table:table-cell office:value-type="float" office:value="81500" table:formula="of:=SUM([.E8:.E10])" table:style-name="ce123">
            <text:p>$81,500.00<text:s/></text:p>
          </table:table-cell>
          <table:table-cell table:style-name="ce2"/>
          <table:table-cell office:value-type="string" table:number-columns-spanned="3" table:number-rows-spanned="1" table:style-name="ce87">
            <text:p>Monthly Payment/Interest Payment</text:p>
          </table:table-cell>
          <table:covered-table-cell table:number-columns-repeated="2"/>
          <table:table-cell office:value-type="float" office:value="323.31217522235397" table:formula="of:=[Analysis.H8]" table:style-name="ce123">
            <text:p>$323.31<text:s/></text:p>
          </table:table-cell>
          <table:table-cell table:number-columns-repeated="4" table:style-name="ce2"/>
          <table:table-cell table:style-name="ce109"/>
          <table:table-cell table:number-columns-repeated="8" table:style-name="ce2"/>
          <table:table-cell office:value-type="string" table:style-name="ce114">
            <text:p>P&amp;I</text:p>
          </table:table-cell>
          <table:table-cell office:value-type="float" office:value="323.31217522235397" table:formula="of:=[Analysis.H8]" table:style-name="ce118">
            <text:p>$323<text:s/>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13">
            <text:p>After Repair Value</text:p>
          </table:table-cell>
          <table:table-cell table:style-name="ce18"/>
          <table:table-cell table:style-name="ce124"/>
          <table:table-cell office:value-type="float" office:value="81500" table:formula="of:=[Analysis.V3]" table:style-name="ce125">
            <text:p>$81,500.00<text:s/></text:p>
          </table:table-cell>
          <table:table-cell table:style-name="ce2"/>
          <table:table-cell table:number-columns-spanned="3" table:number-rows-spanned="1" table:style-name="ce139"/>
          <table:covered-table-cell table:number-columns-repeated="2"/>
          <table:table-cell table:style-name="ce126"/>
          <table:table-cell table:number-columns-repeated="4" table:style-name="ce2"/>
          <table:table-cell table:style-name="ce109"/>
          <table:table-cell table:number-columns-repeated="1009" table:style-name="ce2"/>
          <table:table-cell table:number-columns-repeated="15360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3" table:number-rows-spanned="1" table:style-name="ce140">
            <text:p>Total Monthly Cashflow Using 50% Rule</text:p>
          </table:table-cell>
          <table:covered-table-cell table:number-columns-repeated="2"/>
          <table:table-cell office:value-type="float" office:value="426.68782477764603" table:formula="of:=SUM([.J9]-([.J10]+[.J11]))" table:style-name="ce127">
            <text:p>$426.69<text:s/></text:p>
          </table:table-cell>
          <table:table-cell table:number-columns-repeated="4" table:style-name="ce2"/>
          <table:table-cell table:style-name="ce109"/>
          <table:table-cell table:number-columns-repeated="1009" table:style-name="ce2"/>
          <table:table-cell table:number-columns-repeated="15360"/>
        </table:table-row>
        <table:table-row table:style-name="ro1">
          <table:table-cell/>
          <table:table-cell office:value-type="string" table:number-columns-spanned="4" table:number-rows-spanned="1" table:style-name="ce141">
            <text:p>Mortgage Breakdown</text:p>
          </table:table-cell>
          <table:covered-table-cell table:number-columns-repeated="3"/>
          <table:table-cell table:number-columns-repeated="9" table:style-name="ce2"/>
          <table:table-cell table:style-name="ce109"/>
          <table:table-cell table:number-columns-repeated="1009" table:style-name="ce2"/>
          <table:table-cell table:number-columns-repeated="15360"/>
        </table:table-row>
        <table:table-row table:style-name="ro1">
          <table:table-cell/>
          <table:table-cell office:value-type="string" table:style-name="ce4">
            <text:p><text:s text:c="4"/>Down Payment</text:p>
          </table:table-cell>
          <table:table-cell table:style-name="ce2"/>
          <table:table-cell table:style-name="ce109"/>
          <table:table-cell office:value-type="float" office:value="3000" table:formula="of:=[Analysis.H5]" table:style-name="ce123">
            <text:p>$3,000.00<text:s/></text:p>
          </table:table-cell>
          <table:table-cell table:style-name="ce2"/>
          <table:table-cell office:value-type="string" table:number-columns-spanned="3" table:number-rows-spanned="1" table:style-name="ce142">
            <text:p>Actual Monthly Cashflow:</text:p>
          </table:table-cell>
          <table:covered-table-cell table:number-columns-repeated="2"/>
          <table:table-cell office:value-type="float" office:value="472.06976922209049" table:formula="of:=[Analysis.E41]" table:style-name="ce128">
            <text:p>$472.07<text:s/></text:p>
          </table:table-cell>
          <table:table-cell table:number-columns-repeated="4" table:style-name="ce2"/>
          <table:table-cell table:style-name="ce109"/>
          <table:table-cell table:number-columns-repeated="1009" table:style-name="ce2"/>
          <table:table-cell table:number-columns-repeated="15360"/>
        </table:table-row>
        <table:table-row table:style-name="ro1">
          <table:table-cell/>
          <table:table-cell office:value-type="string" table:style-name="ce4">
            <text:p><text:s text:c="4"/>Loan Amount</text:p>
          </table:table-cell>
          <table:table-cell table:style-name="ce2"/>
          <table:table-cell table:style-name="ce109"/>
          <table:table-cell office:value-type="float" office:value="72000" table:formula="of:=[Analysis.H4]" table:style-name="ce123">
            <text:p>$72,000.00<text:s/></text:p>
          </table:table-cell>
          <table:table-cell table:number-columns-repeated="9" table:style-name="ce2"/>
          <table:table-cell table:style-name="ce109"/>
          <table:table-cell table:number-columns-repeated="1009" table:style-name="ce2"/>
          <table:table-cell table:number-columns-repeated="15360"/>
        </table:table-row>
        <table:table-row table:style-name="ro2">
          <table:table-cell/>
          <table:table-cell office:value-type="string" table:style-name="ce4">
            <text:p><text:s text:c="4"/>Loan Points</text:p>
          </table:table-cell>
          <table:table-cell table:style-name="ce2"/>
          <table:table-cell table:style-name="ce109"/>
          <table:table-cell office:value-type="float" office:value="0" table:style-name="ce123">
            <text:p>$0.00<text:s/></text:p>
          </table:table-cell>
          <table:table-cell table:style-name="ce2"/>
          <table:table-cell office:value-type="string" table:number-columns-spanned="3" table:number-rows-spanned="1" table:style-name="ce138">
            <text:p>Monthly Income</text:p>
          </table:table-cell>
          <table:covered-table-cell table:number-columns-repeated="2"/>
          <table:table-cell office:value-type="float" office:value="1320" table:formula="of:=[Analysis.E21]" table:style-name="ce129">
            <text:p>$1,320<text:s/></text:p>
          </table:table-cell>
          <table:table-cell table:number-columns-repeated="4" table:style-name="ce2"/>
          <table:table-cell table:number-columns-repeated="16370"/>
        </table:table-row>
        <table:table-row table:style-name="ro2">
          <table:table-cell/>
          <table:table-cell office:value-type="string" table:style-name="ce4">
            <text:p><text:s text:c="4"/>Loan Fees</text:p>
          </table:table-cell>
          <table:table-cell table:style-name="ce2"/>
          <table:table-cell table:style-name="ce109"/>
          <table:table-cell office:value-type="float" office:value="0" table:style-name="ce123">
            <text:p>$0.00<text:s/></text:p>
          </table:table-cell>
          <table:table-cell table:style-name="ce2"/>
          <table:table-cell office:value-type="string" table:number-columns-spanned="3" table:number-rows-spanned="1" table:style-name="ce87">
            <text:p>Monthly Expenses</text:p>
          </table:table-cell>
          <table:covered-table-cell table:number-columns-repeated="2"/>
          <table:table-cell office:value-type="float" office:value="524.61805555555554" table:formula="of:=[Analysis.E34]" table:style-name="ce130">
            <text:p>$525<text:s/></text:p>
          </table:table-cell>
          <table:table-cell table:number-columns-repeated="4" table:style-name="ce2"/>
          <table:table-cell table:number-columns-repeated="16370"/>
        </table:table-row>
        <table:table-row table:style-name="ro2">
          <table:table-cell/>
          <table:table-cell office:value-type="string" table:style-name="ce4">
            <text:p><text:s text:c="4"/>Amortized Over</text:p>
          </table:table-cell>
          <table:table-cell table:style-name="ce2"/>
          <table:table-cell table:style-name="ce109"/>
          <table:table-cell office:value-type="float" office:value="30" table:formula="of:=[Analysis.H7]" table:style-name="ce123">
            <text:p>$30.00<text:s/></text:p>
          </table:table-cell>
          <table:table-cell table:style-name="ce2"/>
          <table:table-cell office:value-type="string" table:number-columns-spanned="3" table:number-rows-spanned="1" table:style-name="ce87">
            <text:p>Monthly Cashflow</text:p>
          </table:table-cell>
          <table:covered-table-cell table:number-columns-repeated="2"/>
          <table:table-cell office:value-type="float" office:value="472.06976922209049" table:formula="of:=[Analysis.E41]" table:style-name="ce130">
            <text:p>$472<text:s/></text:p>
          </table:table-cell>
          <table:table-cell table:number-columns-repeated="4" table:style-name="ce2"/>
          <table:table-cell table:number-columns-repeated="16370"/>
        </table:table-row>
        <table:table-row table:style-name="ro2">
          <table:table-cell/>
          <table:table-cell office:value-type="string" table:style-name="ce4">
            <text:p><text:s text:c="4"/>Loan Interest Rate</text:p>
          </table:table-cell>
          <table:table-cell table:style-name="ce2"/>
          <table:table-cell table:style-name="ce109"/>
          <table:table-cell office:value-type="percentage" office:value="3.5000000000000003E-2" table:formula="of:=[Analysis.H6]" table:style-name="ce131">
            <text:p>3.50%</text:p>
          </table:table-cell>
          <table:table-cell table:style-name="ce2"/>
          <table:table-cell office:value-type="string" table:number-columns-spanned="3" table:number-rows-spanned="1" table:style-name="ce87">
            <text:p>NOI</text:p>
          </table:table-cell>
          <table:covered-table-cell table:number-columns-repeated="2"/>
          <table:table-cell office:value-type="float" office:value="9544.5833333333339" table:formula="of:=[Analysis.F36]" table:style-name="ce130">
            <text:p>$9,545<text:s/></text:p>
          </table:table-cell>
          <table:table-cell table:number-columns-repeated="4" table:style-name="ce2"/>
          <table:table-cell table:number-columns-repeated="16370"/>
        </table:table-row>
        <table:table-row table:style-name="ro2">
          <table:table-cell/>
          <table:table-cell office:value-type="string" table:number-columns-spanned="2" table:number-rows-spanned="1" table:style-name="ce143">
            <text:p><text:s text:c="4"/>Monthly P&amp;I</text:p>
          </table:table-cell>
          <table:covered-table-cell/>
          <table:table-cell table:style-name="ce132"/>
          <table:table-cell office:value-type="float" office:value="323.31217522235397" table:formula="of:=[Analysis.H8]" table:style-name="ce133">
            <text:p>$323.31<text:s/></text:p>
          </table:table-cell>
          <table:table-cell table:style-name="ce2"/>
          <table:table-cell office:value-type="string" table:number-columns-spanned="3" table:number-rows-spanned="1" table:style-name="ce87">
            <text:p>Cash on Cash ROI</text:p>
          </table:table-cell>
          <table:covered-table-cell table:number-columns-repeated="2"/>
          <table:table-cell office:value-type="percentage" office:value="0.59629865585948272" table:formula="of:=[Analysis.F42]" table:style-name="ce131">
            <text:p>59.63%</text:p>
          </table:table-cell>
          <table:table-cell table:number-columns-repeated="4" table:style-name="ce2"/>
          <table:table-cell table:number-columns-repeated="16370"/>
        </table:table-row>
        <table:table-row table:style-name="ro1">
          <table:table-cell/>
          <table:table-cell office:value-type="string" table:number-columns-spanned="2" table:number-rows-spanned="1" table:style-name="ce140">
            <text:p>Total Cash Needed</text:p>
          </table:table-cell>
          <table:covered-table-cell/>
          <table:table-cell table:style-name="ce124"/>
          <table:table-cell office:value-type="float" office:value="9500" table:formula="of:=[Analysis.H9]" table:style-name="ce116">
            <text:p>$9,500.00<text:s/></text:p>
          </table:table-cell>
          <table:table-cell table:style-name="ce2"/>
          <table:table-cell office:value-type="string" table:number-columns-spanned="3" table:number-rows-spanned="1" table:style-name="ce87">
            <text:p>Pro Forma Cap Rate</text:p>
          </table:table-cell>
          <table:covered-table-cell table:number-columns-repeated="2"/>
          <table:table-cell office:value-type="percentage" office:value="0.11711145194274029" table:formula="of:=SUM([Analysis.F36]/[Display.E12])" table:style-name="ce131">
            <text:p>11.71%</text:p>
          </table:table-cell>
          <table:table-cell table:number-columns-repeated="4" table:style-name="ce2"/>
          <table:table-cell table:number-columns-repeated="16370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3" table:number-rows-spanned="1" table:style-name="ce89">
            <text:p>Actual Cap Rate</text:p>
          </table:table-cell>
          <table:covered-table-cell table:number-columns-repeated="2"/>
          <table:table-cell office:value-type="percentage" office:value="0.11711145194274029" table:formula="of:=[Analysis.P4]" table:style-name="ce134">
            <text:p>11.71%</text:p>
          </table:table-cell>
          <table:table-cell table:number-columns-repeated="4" table:style-name="ce2"/>
          <table:table-cell table:number-columns-repeated="16370"/>
        </table:table-row>
        <table:table-row table:number-rows-repeated="2" table:style-name="ro2">
          <table:table-cell/>
          <table:table-cell table:number-columns-repeated="13" table:style-name="ce2"/>
          <table:table-cell table:number-columns-repeated="16370"/>
        </table:table-row>
        <table:table-row table:style-name="ro2">
          <table:table-cell/>
          <table:table-cell table:number-columns-repeated="11" table:style-name="ce2"/>
          <table:table-cell table:number-columns-spanned="2" table:number-rows-spanned="1" table:style-name="ce144"/>
          <table:covered-table-cell/>
          <table:table-cell table:number-columns-repeated="16370"/>
        </table:table-row>
        <table:table-row table:style-name="ro2">
          <table:table-cell/>
          <table:table-cell table:number-columns-repeated="11" table:style-name="ce2"/>
          <table:table-cell table:number-columns-spanned="2" table:number-rows-spanned="1" table:style-name="ce144"/>
          <table:covered-table-cell/>
          <table:table-cell table:number-columns-repeated="16370"/>
        </table:table-row>
        <table:table-row table:style-name="ro2">
          <table:table-cell/>
          <table:table-cell table:number-columns-repeated="11" table:style-name="ce2"/>
          <table:table-cell table:number-columns-spanned="2" table:number-rows-spanned="1" table:style-name="ce144"/>
          <table:covered-table-cell/>
          <table:table-cell table:number-columns-repeated="16370"/>
        </table:table-row>
        <table:table-row table:style-name="ro2">
          <table:table-cell/>
          <table:table-cell table:number-columns-repeated="11" table:style-name="ce2"/>
          <table:table-cell table:number-columns-spanned="2" table:number-rows-spanned="1" table:style-name="ce144"/>
          <table:covered-table-cell/>
          <table:table-cell table:number-columns-repeated="16370"/>
        </table:table-row>
        <table:table-row table:style-name="ro2">
          <table:table-cell/>
          <table:table-cell table:number-columns-repeated="11" table:style-name="ce2"/>
          <table:table-cell table:number-columns-spanned="2" table:number-rows-spanned="1" table:style-name="ce144"/>
          <table:covered-table-cell/>
          <table:table-cell table:number-columns-repeated="16370"/>
        </table:table-row>
        <table:table-row table:style-name="ro2">
          <table:table-cell/>
          <table:table-cell table:number-columns-repeated="11" table:style-name="ce2"/>
          <table:table-cell table:number-columns-spanned="2" table:number-rows-spanned="1" table:style-name="ce144"/>
          <table:covered-table-cell/>
          <table:table-cell table:number-columns-repeated="16370"/>
        </table:table-row>
        <table:table-row table:style-name="ro2">
          <table:table-cell/>
          <table:table-cell table:number-columns-repeated="11" table:style-name="ce2"/>
          <table:table-cell table:number-columns-spanned="2" table:number-rows-spanned="1" table:style-name="ce144"/>
          <table:covered-table-cell/>
          <table:table-cell table:number-columns-repeated="16370"/>
        </table:table-row>
        <table:table-row table:style-name="ro2">
          <table:table-cell table:number-columns-repeated="12"/>
          <table:table-cell table:number-columns-spanned="2" table:number-rows-spanned="1" table:style-name="ce144"/>
          <table:covered-table-cell/>
          <table:table-cell table:number-columns-repeated="16370"/>
        </table:table-row>
        <table:table-row table:style-name="ro3">
          <table:table-cell table:number-columns-repeated="16384"/>
        </table:table-row>
        <table:table-row table:style-name="ro3">
          <table:table-cell table:style-name="ce2">
            <draw:frame draw:z-index="3" draw:id="id2" draw:style-name="a2" draw:name="Chart 7" svg:x="0.0504in" svg:y="0.0114in" svg:width="5.7445in" svg:height="3.2654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2">
            <draw:frame draw:z-index="2" draw:id="id1" draw:style-name="a1" draw:name="Chart 5" svg:x="1.0606in" svg:y="0.0535in" svg:width="3.8197in" svg:height="3.223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16" table:style-name="ro3">
          <table:table-cell table:number-columns-repeated="16384"/>
        </table:table-row>
        <table:table-row table:style-name="ro3">
          <table:table-cell table:style-name="ce2">
            <draw:frame draw:z-index="4" draw:id="id3" draw:style-name="a3" draw:name="Chart 8" svg:x="0.0713in" svg:y="0.1354in" svg:width="5.7134in" svg:height="3.119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2">
            <draw:frame draw:z-index="1" draw:id="id0" draw:style-name="a0" draw:name="Chart 2" svg:x="1.0606in" svg:y="0.1354in" svg:width="3.8197in" svg:height="3.067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1048524" table:style-name="ro3">
          <table:table-cell table:number-columns-repeated="16384"/>
        </table:table-row>
      </table:table>
      <table:table table:name="CapEx" table:style-name="ta2">
        <table:table-column table:style-name="co21" table:default-cell-style-name="ce2"/>
        <table:table-column table:style-name="co2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8" table:number-columns-repeated="1019" table:default-cell-style-name="ce2"/>
        <table:table-column table:style-name="co9" table:number-columns-repeated="15360" table:default-cell-style-name="ce1"/>
        <table:table-row table:style-name="ro2">
          <table:table-cell office:value-type="string" table:style-name="ce145">
            <text:p>Item</text:p>
          </table:table-cell>
          <table:table-cell office:value-type="string" table:style-name="ce146">
            <text:p>Replacement Cost</text:p>
          </table:table-cell>
          <table:table-cell office:value-type="string" table:style-name="ce147">
            <text:p>Useful Life</text:p>
          </table:table-cell>
          <table:table-cell office:value-type="string" table:style-name="ce146">
            <text:p>Yearly Accrual</text:p>
          </table:table-cell>
          <table:table-cell office:value-type="string" table:style-name="ce148">
            <text:p>Monthly Accrual</text:p>
          </table:table-cell>
          <table:table-cell table:number-columns-repeated="16379"/>
        </table:table-row>
        <table:table-row table:style-name="ro2">
          <table:table-cell office:value-type="string" table:style-name="ce149">
            <text:p>Roof</text:p>
          </table:table-cell>
          <table:table-cell office:value-type="float" office:value="7000" table:style-name="ce150">
            <text:p><text:s/>$7,000.00<text:s/></text:p>
          </table:table-cell>
          <table:table-cell office:value-type="float" office:value="20" table:style-name="ce151">
            <text:p>20</text:p>
          </table:table-cell>
          <table:table-cell office:value-type="float" office:value="350" table:formula="of:=SUM([.B2]/[.C2])" table:style-name="ce152">
            <text:p><text:s/>$350.00<text:s/></text:p>
          </table:table-cell>
          <table:table-cell office:value-type="float" office:value="29.166666666666668" table:formula="of:=SUM([.D2]/12)" table:style-name="ce153">
            <text:p><text:s/>$29.17<text:s/></text:p>
          </table:table-cell>
          <table:table-cell table:number-columns-repeated="16379"/>
        </table:table-row>
        <table:table-row table:style-name="ro2">
          <table:table-cell office:value-type="string" table:style-name="ce149">
            <text:p>HVAC</text:p>
          </table:table-cell>
          <table:table-cell office:value-type="float" office:value="5000" table:style-name="ce150">
            <text:p><text:s/>$5,000.00<text:s/></text:p>
          </table:table-cell>
          <table:table-cell office:value-type="float" office:value="10" table:style-name="ce151">
            <text:p>10</text:p>
          </table:table-cell>
          <table:table-cell office:value-type="float" office:value="500" table:formula="of:=SUM([.B3]/[.C3])" table:style-name="ce152">
            <text:p><text:s/>$500.00<text:s/></text:p>
          </table:table-cell>
          <table:table-cell office:value-type="float" office:value="41.666666666666664" table:formula="of:=SUM([.D3]/12)" table:style-name="ce153">
            <text:p><text:s/>$41.67<text:s/></text:p>
          </table:table-cell>
          <table:table-cell table:number-columns-repeated="16379"/>
        </table:table-row>
        <table:table-row table:style-name="ro2">
          <table:table-cell office:value-type="string" table:style-name="ce149">
            <text:p>Flooring (Carpet &amp; Vinyl/Tile)</text:p>
          </table:table-cell>
          <table:table-cell office:value-type="float" office:value="750" table:style-name="ce150">
            <text:p><text:s/>$750.00<text:s/></text:p>
          </table:table-cell>
          <table:table-cell office:value-type="float" office:value="6" table:style-name="ce151">
            <text:p>6</text:p>
          </table:table-cell>
          <table:table-cell office:value-type="float" office:value="125" table:formula="of:=SUM([.B4]/[.C4])" table:style-name="ce152">
            <text:p><text:s/>$125.00<text:s/></text:p>
          </table:table-cell>
          <table:table-cell office:value-type="float" office:value="10.416666666666666" table:formula="of:=SUM([.D4]/12)" table:style-name="ce153">
            <text:p><text:s/>$10.42<text:s/></text:p>
          </table:table-cell>
          <table:table-cell table:number-columns-repeated="16379"/>
        </table:table-row>
        <table:table-row table:style-name="ro2">
          <table:table-cell office:value-type="string" table:style-name="ce149">
            <text:p>Plumbing (copper)</text:p>
          </table:table-cell>
          <table:table-cell office:value-type="float" office:value="750" table:style-name="ce150">
            <text:p><text:s/>$750.00<text:s/></text:p>
          </table:table-cell>
          <table:table-cell office:value-type="float" office:value="20" table:style-name="ce151">
            <text:p>20</text:p>
          </table:table-cell>
          <table:table-cell office:value-type="float" office:value="37.5" table:formula="of:=SUM([.B5]/[.C5])" table:style-name="ce152">
            <text:p><text:s/>$37.50<text:s/></text:p>
          </table:table-cell>
          <table:table-cell office:value-type="float" office:value="3.125" table:formula="of:=SUM([.D5]/12)" table:style-name="ce153">
            <text:p><text:s/>$3.13<text:s/></text:p>
          </table:table-cell>
          <table:table-cell table:number-columns-repeated="16379"/>
        </table:table-row>
        <table:table-row table:style-name="ro2">
          <table:table-cell office:value-type="string" table:style-name="ce149">
            <text:p>Fixtures (plumbing/electric)</text:p>
          </table:table-cell>
          <table:table-cell office:value-type="float" office:value="500" table:style-name="ce150">
            <text:p><text:s/>$500.00<text:s/></text:p>
          </table:table-cell>
          <table:table-cell office:value-type="float" office:value="10" table:style-name="ce151">
            <text:p>10</text:p>
          </table:table-cell>
          <table:table-cell office:value-type="float" office:value="50" table:formula="of:=SUM([.B6]/[.C6])" table:style-name="ce152">
            <text:p><text:s/>$50.00<text:s/></text:p>
          </table:table-cell>
          <table:table-cell office:value-type="float" office:value="4.166666666666667" table:formula="of:=SUM([.D6]/12)" table:style-name="ce153">
            <text:p><text:s/>$4.17<text:s/></text:p>
          </table:table-cell>
          <table:table-cell table:number-columns-repeated="16379"/>
        </table:table-row>
        <table:table-row table:style-name="ro2">
          <table:table-cell office:value-type="string" table:style-name="ce149">
            <text:p>Water Heater</text:p>
          </table:table-cell>
          <table:table-cell office:value-type="float" office:value="750" table:style-name="ce150">
            <text:p><text:s/>$750.00<text:s/></text:p>
          </table:table-cell>
          <table:table-cell office:value-type="float" office:value="8" table:style-name="ce151">
            <text:p>8</text:p>
          </table:table-cell>
          <table:table-cell office:value-type="float" office:value="93.75" table:formula="of:=SUM([.B7]/[.C7])" table:style-name="ce152">
            <text:p><text:s/>$93.75<text:s/></text:p>
          </table:table-cell>
          <table:table-cell office:value-type="float" office:value="7.8125" table:formula="of:=SUM([.D7]/12)" table:style-name="ce153">
            <text:p><text:s/>$7.81<text:s/></text:p>
          </table:table-cell>
          <table:table-cell table:number-columns-repeated="16379"/>
        </table:table-row>
        <table:table-row table:style-name="ro2">
          <table:table-cell office:value-type="string" table:style-name="ce149">
            <text:p>Appliances</text:p>
          </table:table-cell>
          <table:table-cell office:value-type="float" office:value="500" table:style-name="ce150">
            <text:p><text:s/>$500.00<text:s/></text:p>
          </table:table-cell>
          <table:table-cell office:value-type="float" office:value="8" table:style-name="ce151">
            <text:p>8</text:p>
          </table:table-cell>
          <table:table-cell office:value-type="float" office:value="62.5" table:formula="of:=SUM([.B8]/[.C8])" table:style-name="ce152">
            <text:p><text:s/>$62.50<text:s/></text:p>
          </table:table-cell>
          <table:table-cell office:value-type="float" office:value="5.208333333333333" table:formula="of:=SUM([.D8]/12)" table:style-name="ce153">
            <text:p><text:s/>$5.21<text:s/></text:p>
          </table:table-cell>
          <table:table-cell table:number-columns-repeated="16379"/>
        </table:table-row>
        <table:table-row table:style-name="ro2">
          <table:table-cell office:value-type="string" table:style-name="ce149">
            <text:p>Components (garage door/breakers, etc.)</text:p>
          </table:table-cell>
          <table:table-cell office:value-type="float" office:value="1200" table:style-name="ce150">
            <text:p><text:s/>$1,200.00<text:s/></text:p>
          </table:table-cell>
          <table:table-cell office:value-type="float" office:value="10" table:style-name="ce151">
            <text:p>10</text:p>
          </table:table-cell>
          <table:table-cell office:value-type="float" office:value="120" table:formula="of:=SUM([.B9]/[.C9])" table:style-name="ce152">
            <text:p><text:s/>$120.00<text:s/></text:p>
          </table:table-cell>
          <table:table-cell office:value-type="float" office:value="10" table:formula="of:=SUM([.D9]/12)" table:style-name="ce153">
            <text:p><text:s/>$10.00<text:s/></text:p>
          </table:table-cell>
          <table:table-cell table:number-columns-repeated="16379"/>
        </table:table-row>
        <table:table-row table:style-name="ro2">
          <table:table-cell office:value-type="string" table:style-name="ce149">
            <text:p>Structure (foundation, framing, drywall)</text:p>
          </table:table-cell>
          <table:table-cell office:value-type="float" office:value="7000" table:style-name="ce150">
            <text:p><text:s/>$7,000.00<text:s/></text:p>
          </table:table-cell>
          <table:table-cell office:value-type="float" office:value="30" table:style-name="ce151">
            <text:p>30</text:p>
          </table:table-cell>
          <table:table-cell office:value-type="float" office:value="233.33333333333334" table:formula="of:=SUM([.B10]/[.C10])" table:style-name="ce152">
            <text:p><text:s/>$233.33<text:s/></text:p>
          </table:table-cell>
          <table:table-cell office:value-type="float" office:value="19.444444444444446" table:formula="of:=SUM([.D10]/12)" table:style-name="ce153">
            <text:p><text:s/>$19.44<text:s/></text:p>
          </table:table-cell>
          <table:table-cell table:number-columns-repeated="16379"/>
        </table:table-row>
        <table:table-row table:style-name="ro2">
          <table:table-cell office:value-type="string" table:style-name="ce149">
            <text:p>Kitchen cabinets/countertop</text:p>
          </table:table-cell>
          <table:table-cell office:value-type="float" office:value="7000" table:style-name="ce150">
            <text:p><text:s/>$7,000.00<text:s/></text:p>
          </table:table-cell>
          <table:table-cell office:value-type="float" office:value="20" table:style-name="ce151">
            <text:p>20</text:p>
          </table:table-cell>
          <table:table-cell office:value-type="float" office:value="350" table:formula="of:=SUM([.B11]/[.C11])" table:style-name="ce152">
            <text:p><text:s/>$350.00<text:s/></text:p>
          </table:table-cell>
          <table:table-cell office:value-type="float" office:value="29.166666666666668" table:formula="of:=SUM([.D11]/12)" table:style-name="ce153">
            <text:p><text:s/>$29.17<text:s/></text:p>
          </table:table-cell>
          <table:table-cell table:number-columns-repeated="16379"/>
        </table:table-row>
        <table:table-row table:style-name="ro2">
          <table:table-cell office:value-type="string" table:style-name="ce149">
            <text:p>Windows</text:p>
          </table:table-cell>
          <table:table-cell office:value-type="float" office:value="5500" table:style-name="ce150">
            <text:p><text:s/>$5,500.00<text:s/></text:p>
          </table:table-cell>
          <table:table-cell office:value-type="float" office:value="30" table:style-name="ce151">
            <text:p>30</text:p>
          </table:table-cell>
          <table:table-cell office:value-type="float" office:value="183.33333333333334" table:formula="of:=SUM([.B12]/[.C12])" table:style-name="ce152">
            <text:p><text:s/>$183.33<text:s/></text:p>
          </table:table-cell>
          <table:table-cell office:value-type="float" office:value="15.277777777777779" table:formula="of:=SUM([.D12]/12)" table:style-name="ce153">
            <text:p><text:s/>$15.28<text:s/></text:p>
          </table:table-cell>
          <table:table-cell table:number-columns-repeated="16379"/>
        </table:table-row>
        <table:table-row table:style-name="ro2">
          <table:table-cell office:value-type="string" table:style-name="ce149">
            <text:p>Paint</text:p>
          </table:table-cell>
          <table:table-cell office:value-type="float" office:value="700" table:style-name="ce150">
            <text:p><text:s/>$700.00<text:s/></text:p>
          </table:table-cell>
          <table:table-cell office:value-type="float" office:value="5" table:style-name="ce151">
            <text:p>5</text:p>
          </table:table-cell>
          <table:table-cell office:value-type="float" office:value="140" table:formula="of:=SUM([.B13]/[.C13])" table:style-name="ce152">
            <text:p><text:s/>$140.00<text:s/></text:p>
          </table:table-cell>
          <table:table-cell office:value-type="float" office:value="11.666666666666666" table:formula="of:=SUM([.D13]/12)" table:style-name="ce153">
            <text:p><text:s/>$11.67<text:s/></text:p>
          </table:table-cell>
          <table:table-cell table:number-columns-repeated="16379"/>
        </table:table-row>
        <table:table-row table:style-name="ro2">
          <table:table-cell office:value-type="string" table:style-name="ce149">
            <text:p>Landscaping</text:p>
          </table:table-cell>
          <table:table-cell office:value-type="float" office:value="350" table:style-name="ce150">
            <text:p><text:s/>$350.00<text:s/></text:p>
          </table:table-cell>
          <table:table-cell office:value-type="float" office:value="5" table:style-name="ce151">
            <text:p>5</text:p>
          </table:table-cell>
          <table:table-cell office:value-type="float" office:value="70" table:formula="of:=SUM([.B14]/[.C14])" table:style-name="ce152">
            <text:p><text:s/>$70.00<text:s/></text:p>
          </table:table-cell>
          <table:table-cell office:value-type="float" office:value="5.833333333333333" table:formula="of:=SUM([.D14]/12)" table:style-name="ce153">
            <text:p><text:s/>$5.83<text:s/></text:p>
          </table:table-cell>
          <table:table-cell table:number-columns-repeated="16379"/>
        </table:table-row>
        <table:table-row table:style-name="ro2">
          <table:table-cell office:value-type="string" table:style-name="ce154">
            <text:p>Total</text:p>
          </table:table-cell>
          <table:table-cell office:value-type="float" office:value="37000" table:formula="of:=SUM([.B2:.B14])" table:style-name="ce155">
            <text:p><text:s/>$37,000.00<text:s/></text:p>
          </table:table-cell>
          <table:table-cell table:style-name="ce156"/>
          <table:table-cell office:value-type="float" office:value="2315.4166666666665" table:formula="of:=SUM([.D2:.D14])" table:style-name="ce155">
            <text:p><text:s/>$2,315.42<text:s/></text:p>
          </table:table-cell>
          <table:table-cell office:value-type="float" office:value="192.95138888888889" table:formula="of:=SUM([.E2:.E14])" table:style-name="ce157">
            <text:p><text:s/>$192.95<text:s/></text:p>
          </table:table-cell>
          <table:table-cell table:number-columns-repeated="16379"/>
        </table:table-row>
        <table:table-row table:style-name="ro2">
          <table:table-cell table:number-columns-repeated="1024" table:style-name="ce2"/>
          <table:table-cell table:number-columns-repeated="15360"/>
        </table:table-row>
        <table:table-row table:number-rows-repeated="2" table:style-name="ro2">
          <table:table-cell/>
          <table:table-cell table:number-columns-repeated="1023" table:style-name="ce2"/>
          <table:table-cell table:number-columns-repeated="15360"/>
        </table:table-row>
        <table:table-row table:number-rows-repeated="13" table:style-name="ro2">
          <table:table-cell/>
          <table:table-cell table:style-name="ce152"/>
          <table:table-cell table:number-columns-repeated="16382"/>
        </table:table-row>
        <table:table-row table:number-rows-repeated="104854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 $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$(</number:text>
      <number:number number:decimal-places="0" number:min-integer-digits="1" number:grouping="true">
        <number:embedded-text number:position="0">)</number:embedded-text>
      </number:number>
    </number:number-style>
    <number:text-style style:name="N36P2">
      <number:text> $- </number:text>
    </number:text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 number:language="en" number:country="US">
      <number:number number:min-integer-digits="1"/>
    </number:number-style>
    <number:currency-style style:name="N38P0">
      <number:currency-symbol>$</number:currency-symbol>
      <number:number number:decimal-places="0" number:min-integer-digits="1" number:grouping="true"/>
      <number:text> </number:text>
    </number:currency-style>
    <number:number-style style:name="N38">
      <number:text>($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percentage-style style:name="N39" number:language="en" number:country="US">
      <number:number number:decimal-places="0" number:min-integer-digits="1"/>
      <number:text>%</number:text>
    </number:percentage-style>
    <number:percentage-style style:name="N40" number:language="en" number:country="US">
      <number:number number:decimal-places="2" number:min-integer-digits="1"/>
      <number:text>%</number:text>
    </number:percentage-style>
    <number:currency-style style:name="N41P0">
      <number:currency-symbol>$</number:currency-symbol>
      <number:number number:decimal-places="2" number:min-integer-digits="1" number:grouping="true"/>
      <number:text> </number:text>
    </number:currency-style>
    <number:number-style style:name="N41">
      <number:text>($</number:text>
      <number:number number:decimal-places="2" number:min-integer-digits="1" number:grouping="true"/>
      <number:text>)</number:text>
      <style:map style:condition="value()&gt;=0" style:apply-style-name="N41P0"/>
    </number:number-style>
    <number:percentage-style style:name="N42">
      <number:number number:decimal-places="3" number:min-integer-digits="1"/>
      <number:text>%</number:text>
    </number:percentage-style>
    <number:number-style style:name="N43P0" number:language="en" number:country="US">
      <number:number number:decimal-places="2" number:min-integer-digits="1" number:grouping="true"/>
      <number:text> </number:text>
    </number:number-style>
    <number:number-style style:name="N4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43P0"/>
    </number:number-style>
    <number:number-style style:name="N44" number:language="en" number:country="US">
      <number:number number:decimal-places="2" number:min-integer-digits="1"/>
    </number:number-style>
    <number:number-style style:name="N45P0">
      <number:text> $</number:text>
      <number:number number:decimal-places="2" number:min-integer-digits="1" number:grouping="true"/>
      <number:text> </number:text>
    </number:number-style>
    <number:number-style style:name="N45P1">
      <number:text> $(</number:text>
      <number:number number:decimal-places="2" number:min-integer-digits="1" number:grouping="true"/>
      <number:text>)</number:text>
    </number:number-style>
    <number:number-style style:name="N45P2">
      <number:text> $-</number:text>
      <number:number number:decimal-places="0" number:min-integer-digits="0">
        <number:embedded-text number:position="0">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currency-style style:name="N46">
      <number:currency-symbol>$</number:currency-symbol>
      <number:number number:decimal-places="0" number:min-integer-digits="1" number:grouping="true"/>
    </number:currency-style>
    <number:percentage-style style:name="N47">
      <number:number number:decimal-places="1" number:min-integer-digits="1"/>
      <number:text>%</number:text>
    </number:percentage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cf1" style:family="table-cell" style:data-style-name="N0">
      <style:table-cell-properties fo:background-color="#002060"/>
      <style:text-properties fo:color="#FF0000" fo:font-weight="bold" style:font-weight-asian="bold" style:font-weight-complex="bold"/>
    </style:style>
    <style:style style:name="cf2" style:family="table-cell" style:data-style-name="N0"/>
    <style:style style:name="ConditionalStyle_1" style:family="table-cell" style:data-style-name="N0">
      <style:table-cell-properties style:vertical-align="automatic" fo:background-color="#002060"/>
      <style:text-properties fo:color="#FF0000" fo:font-weight="bold" style:font-weight-asian="bold" style:font-weight-complex="bold"/>
    </style:style>
    <style:style style:name="Excel_32_Built-in_32_Normal" style:display-name="Excel Built-in Normal" style:family="table-cell" style:data-style-name="N37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3" style:family="table-cell">
      <style:text-properties fo:color="#00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Oskar Mikolajczyk</meta:initial-creator>
    <dc:creator>Oskar Mikolajczyk</dc:creator>
    <meta:creation-date>2020-10-13T00:15:20Z</meta:creation-date>
    <dc:date>2020-10-13T02:31:2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currency-style style:name="N38">
      <number:currency-symbol>$</number:currency-symbol>
      <number:number number:decimal-places="0" number:min-integer-digits="1" number:grouping="true"/>
    </number:currency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solid" draw:fill-color="#ffffff" draw:opacity="100%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8064a2" draw:opacity="100%" draw:stroke="none"/>
    </style:style>
    <style:style style:family="chart" style:name="G0S0P4">
      <style:graphic-properties draw:fill="solid" draw:fill-color="#4bacc6" draw:opacity="100%" draw:stroke="none"/>
    </style:style>
    <style:style style:family="chart" style:name="G0S0" style:data-style-name="N38">
      <style:chart-properties chart:symbol-type="none" chart:connect-bars="false" chart:pie-offset="0" chart:solid-type="cuboid" chart:link-data-style-to-source="false" chart:data-label-number="value" chart:data-label-text="false" chart:data-label-symbol="false" chart:label-position="avoid-overlap">
        <chart:label-separator>
          <text:p text:style-name="a1" text:class-names="" text:cond-style-name="">;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270" chart:auto-position="true"/>
      <style:graphic-properties draw:fill="solid" draw:fill-color="#ffffff" draw:opacity="100%" draw:stroke="none"/>
    </style:style>
  </office:automatic-styles>
  <office:body>
    <office:chart>
      <chart:chart chart:class="chart:circle" svg:height="220.8455905511811pt" svg:width="275.0183464566929pt" chart:style-name="Crt0">
        <chart:title chart:style-name="CT00">
          <text:p text:style-name="a0" text:class-names="" text:cond-style-name="">Monthly Income</text:p>
        </chart:title>
        <chart:legend chart:legend-position="end" chart:legend-align="center" chart:style-name="Lgnd"/>
        <chart:plot-area chart:style-name="Plt0">
          <chart:axis chart:dimension="x">
            <chart:categories table:cell-range-address="Analysis.$R$3:.$R$7"/>
          </chart:axis>
          <chart:axis chart:dimension="y"/>
          <chart:series chart:values-cell-range-address="Analysis.$T$3:.$T$7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currency-style style:name="N37P0">
      <number:currency-symbol>$</number:currency-symbol>
      <number:number number:decimal-places="2" number:min-integer-digits="1" number:grouping="true"/>
      <number:text> </number:text>
    </number:currency-style>
    <number:number-style style:name="N37">
      <number:text>($</number:text>
      <number:number number:decimal-places="2" number:min-integer-digits="1" number:grouping="true"/>
      <number:text>)</number:text>
      <style:map style:condition="value()&gt;=0" style:apply-style-name="N37P0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37">
      <style:chart-properties chart:symbol-type="none" chart:connect-bars="false" chart:pie-offset="0" chart:solid-type="cuboid" chart:link-data-style-to-source="false" chart:data-label-number="value" chart:data-label-text="false" chart:data-label-symbol="false" chart:label-position="avoid-overlap">
        <chart:label-separator>
          <text:p text:style-name="a1" text:class-names="" text:cond-style-name="">;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P0">
      <style:graphic-properties draw:fill="solid" draw:fill-color="#4672a8" draw:opacity="100%" draw:stroke="none"/>
    </style:style>
    <style:style style:family="chart" style:name="G0S0P1">
      <style:graphic-properties draw:fill="solid" draw:fill-color="#ab4744" draw:opacity="100%" draw:stroke="none"/>
    </style:style>
    <style:style style:family="chart" style:name="G0S0P2">
      <style:graphic-properties draw:fill="solid" draw:fill-color="#8aa64f" draw:opacity="100%" draw:stroke="none"/>
    </style:style>
    <style:style style:family="chart" style:name="G0S0P3">
      <style:graphic-properties draw:fill="solid" draw:fill-color="#725990" draw:opacity="100%" draw:stroke="none"/>
    </style:style>
    <style:style style:family="chart" style:name="G0S0P4">
      <style:graphic-properties draw:fill="solid" draw:fill-color="#4299b0" draw:opacity="100%" draw:stroke="none"/>
    </style:style>
    <style:style style:family="chart" style:name="G0S0P5">
      <style:graphic-properties draw:fill="solid" draw:fill-color="#dc853e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6">
      <style:graphic-properties draw:fill="solid" draw:fill-color="#93a9ce" draw:opacity="100%" draw:stroke="non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7">
      <style:graphic-properties draw:fill="solid" draw:fill-color="#d09493" draw:opacity="100%" draw:stroke="none"/>
    </style:style>
    <style:style style:family="chart" style:name="G0S0P8">
      <style:graphic-properties draw:fill="solid" draw:fill-color="#b8cd97" draw:opacity="100%" draw:stroke="none"/>
    </style:style>
    <style:style style:family="chart" style:name="G0S0P9">
      <style:graphic-properties draw:fill="solid" draw:fill-color="#a99bbd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270" chart:auto-position="true"/>
      <style:graphic-properties draw:fill="solid" draw:fill-color="#ffffff" draw:opacity="100%" draw:stroke="none"/>
    </style:style>
  </office:automatic-styles>
  <office:body>
    <office:chart>
      <chart:chart chart:class="chart:circle" svg:height="232.0991338582677pt" svg:width="275.0183464566929pt" chart:style-name="Crt0">
        <chart:title chart:style-name="CT00">
          <text:p text:style-name="a0" text:class-names="" text:cond-style-name="">Monthly Expenses</text:p>
        </chart:title>
        <chart:legend chart:legend-position="end" chart:legend-align="center" chart:style-name="Lgnd"/>
        <chart:plot-area chart:style-name="Plt0">
          <chart:axis chart:dimension="x">
            <chart:categories table:cell-range-address="Display.$X$2:.$X$11"/>
          </chart:axis>
          <chart:axis chart:dimension="y"/>
          <chart:series chart:values-cell-range-address="Display.$Y$2:.$Y$11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9P0">
      <number:text> $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$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$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24in" svg:stroke-color="#878787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1in" svg:stroke-color="#98b85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35.1087401574803pt" svg:width="413.60393700787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Analysis.$F$21:.$AI$21" chart:class="chart:line" chart:attached-axis="primary-y" chart:style-name="G0S0">
            <chart:data-point chart:repeated="30"/>
          </chart:series>
          <chart:series chart:values-cell-range-address="Analysis.$F$34:.$AI$34" chart:class="chart:line" chart:attached-axis="primary-y" chart:style-name="G0S1">
            <chart:data-point chart:repeated="30"/>
          </chart:series>
          <chart:series chart:values-cell-range-address="Analysis.$F$41:.$AI$41" chart:class="chart:line" chart:attached-axis="primary-y" chart:style-name="G0S2">
            <chart:data-point chart:repeated="3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9P0">
      <number:text> $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$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$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24in" svg:stroke-color="#878787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5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00b050" draw:opacity="50%" draw:stroke="non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solid" draw:fill-color="#ff0000" draw:opacity="5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224.5895275590551pt" svg:width="411.364724409448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Amortization.$B$10:.$B$39" chart:class="chart:area" chart:attached-axis="primary-y" chart:style-name="G0S2">
            <chart:data-point chart:repeated="30"/>
          </chart:series>
          <chart:series chart:values-cell-range-address="Analysis.$F$50:.$AI$50" chart:class="chart:area" chart:attached-axis="primary-y" chart:style-name="G0S1">
            <chart:data-point chart:repeated="30"/>
          </chart:series>
          <chart:series chart:values-cell-range-address="Analysis.$F$49:.$AI$49" chart:class="chart:area" chart:attached-axis="primary-y" chart:style-name="G0S0">
            <chart:data-point chart:repeated="3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